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text-align="center" style:justify-single-word="false"/>
      <style:text-properties fo:language="ru" fo:country="RU" fo:background-color="#ffff00"/>
    </style:style>
    <style:style style:name="P6" style:family="paragraph" style:parent-style-name="Heading_20_2">
      <style:paragraph-properties fo:text-align="center" style:justify-single-word="false"/>
      <style:text-properties fo:language="ru" fo:country="RU"/>
    </style:style>
    <style:style style:name="P7" style:family="paragraph" style:parent-style-name="Text_20_body">
      <style:paragraph-properties fo:text-align="justify" style:justify-single-word="false"/>
      <style:text-properties fo:color="#0000ff" loext:opacity="100%"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language="ru" fo:country="RU" fo:background-color="#ffff00"/>
    </style:style>
    <style:style style:name="P11" style:family="paragraph" style:parent-style-name="Text_20_body">
      <style:paragraph-properties fo:text-align="justify" style:justify-single-word="false"/>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paragraph-properties fo:margin-left="2.4618in" fo:text-align="justify" style:justify-single-word="false">
        <style:tab-stops/>
      </style:paragraph-properties>
      <style:text-properties fo:language="ru" fo:country="RU"/>
    </style:style>
    <style:style style:name="P14" style:family="paragraph" style:parent-style-name="Text_20_body">
      <style:text-properties fo:language="ru" fo:country="RU"/>
    </style:style>
    <style:style style:name="P15"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officeooo:paragraph-rsid="0048453c"/>
    </style:style>
    <style:style style:name="P17"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8"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background-color="#00ccff"/>
    </style:style>
    <style:style style:name="P20"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1" style:family="paragraph" style:parent-style-name="Text_20_body">
      <style:paragraph-properties fo:text-align="justify" style:justify-single-word="false"/>
      <style:text-properties fo:language="ru" fo:country="RU" officeooo:paragraph-rsid="00e54b69"/>
    </style:style>
    <style:style style:name="P2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3"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ext-properties fo:language="ru" fo:country="RU" fo:background-color="#ffffff"/>
    </style:style>
    <style:style style:name="P25" style:family="paragraph" style:parent-style-name="Heading_20_2">
      <style:paragraph-properties fo:text-align="center" style:justify-single-word="false"/>
      <style:text-properties fo:language="ru" fo:country="RU" fo:font-weight="normal" style:font-weight-asian="normal" style:font-weight-complex="normal"/>
    </style:style>
    <style:style style:name="P26" style:family="paragraph" style:parent-style-name="Quotations">
      <style:text-properties fo:language="ru" fo:country="RU"/>
    </style:style>
    <style:style style:name="P27"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8" style:family="paragraph" style:parent-style-name="Text_20_body">
      <style:paragraph-properties fo:text-align="justify" style:justify-single-word="false"/>
      <style:text-properties officeooo:paragraph-rsid="00175913"/>
    </style:style>
    <style:style style:name="P29" style:family="paragraph" style:parent-style-name="Text_20_body">
      <style:paragraph-properties fo:text-align="justify" style:justify-single-word="false"/>
      <style:text-properties officeooo:paragraph-rsid="00189af1"/>
    </style:style>
    <style:style style:name="P30" style:family="paragraph" style:parent-style-name="Text_20_body">
      <style:text-properties officeooo:paragraph-rsid="00175913"/>
    </style:style>
    <style:style style:name="P31"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32" style:family="paragraph" style:parent-style-name="Text_20_body">
      <style:paragraph-properties fo:text-align="justify" style:justify-single-word="false"/>
      <style:text-properties fo:language="ru" fo:country="RU" officeooo:paragraph-rsid="00189af1"/>
    </style:style>
    <style:style style:name="P33" style:family="paragraph" style:parent-style-name="Text_20_body">
      <style:paragraph-properties fo:text-align="justify" style:justify-single-word="false"/>
      <style:text-properties fo:language="ru" fo:country="RU" officeooo:rsid="00189af1" officeooo:paragraph-rsid="00189af1"/>
    </style:style>
    <style:style style:name="P34" style:family="paragraph" style:parent-style-name="Text_20_body">
      <style:paragraph-properties fo:text-align="justify" style:justify-single-word="false"/>
      <style:text-properties fo:language="ru" fo:country="RU" officeooo:rsid="0019ec28" officeooo:paragraph-rsid="0019ec28"/>
    </style:style>
    <style:style style:name="P35" style:family="paragraph" style:parent-style-name="Text_20_body">
      <style:paragraph-properties fo:text-align="justify" style:justify-single-word="false"/>
      <style:text-properties fo:language="ru" fo:country="RU" officeooo:rsid="001a56c3" officeooo:paragraph-rsid="001a56c3"/>
    </style:style>
    <style:style style:name="P36" style:family="paragraph" style:parent-style-name="Text_20_body">
      <style:paragraph-properties fo:text-align="justify" style:justify-single-word="false"/>
      <style:text-properties officeooo:paragraph-rsid="0019451a"/>
    </style:style>
    <style:style style:name="P37" style:family="paragraph" style:parent-style-name="Text_20_body">
      <style:paragraph-properties fo:text-align="justify" style:justify-single-word="false"/>
      <style:text-properties fo:language="ru" fo:country="RU" officeooo:paragraph-rsid="0019451a"/>
    </style:style>
    <style:style style:name="P38" style:family="paragraph" style:parent-style-name="Text_20_body">
      <style:paragraph-properties fo:text-align="justify" style:justify-single-word="false"/>
      <style:text-properties fo:language="ru" fo:country="RU" officeooo:paragraph-rsid="001bd968"/>
    </style:style>
    <style:style style:name="P39" style:family="paragraph" style:parent-style-name="Text_20_body">
      <style:paragraph-properties fo:text-align="justify" style:justify-single-word="false"/>
      <style:text-properties officeooo:paragraph-rsid="001d3aa6"/>
    </style:style>
    <style:style style:name="P40" style:family="paragraph" style:parent-style-name="Text_20_body">
      <style:paragraph-properties fo:text-align="justify" style:justify-single-word="false"/>
      <style:text-properties fo:language="ru" fo:country="RU" officeooo:paragraph-rsid="001d3aa6"/>
    </style:style>
    <style:style style:name="P41"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42"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3" style:family="paragraph" style:parent-style-name="Text_20_body">
      <style:paragraph-properties fo:text-align="justify" style:justify-single-word="false"/>
      <style:text-properties fo:language="ru" fo:country="RU" officeooo:rsid="002172fd" officeooo:paragraph-rsid="002172fd"/>
    </style:style>
    <style:style style:name="P4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4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6" style:family="paragraph" style:parent-style-name="Text_20_body">
      <style:paragraph-properties fo:text-align="center" style:justify-single-word="false"/>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8" style:family="paragraph" style:parent-style-name="Text_20_body">
      <style:paragraph-properties fo:text-align="justify" style:justify-single-word="false"/>
      <style:text-properties officeooo:paragraph-rsid="00257d51"/>
    </style:style>
    <style:style style:name="P4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2" style:family="paragraph" style:parent-style-name="Text_20_body">
      <style:paragraph-properties fo:text-align="justify" style:justify-single-word="false"/>
      <style:text-properties fo:language="ru" fo:country="RU" officeooo:paragraph-rsid="002daf1c"/>
    </style:style>
    <style:style style:name="P5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55" style:family="paragraph" style:parent-style-name="Text_20_body">
      <style:paragraph-properties fo:text-align="justify" style:justify-single-word="false"/>
      <style:text-properties fo:language="ru" fo:country="RU" officeooo:paragraph-rsid="00368471"/>
    </style:style>
    <style:style style:name="P56"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59" style:family="paragraph" style:parent-style-name="Text_20_body">
      <style:paragraph-properties fo:text-align="justify" style:justify-single-word="false"/>
      <style:text-properties fo:language="ru" fo:country="RU" officeooo:rsid="003ad058" officeooo:paragraph-rsid="003ad058"/>
    </style:style>
    <style:style style:name="P60" style:family="paragraph" style:parent-style-name="Text_20_body">
      <style:paragraph-properties fo:text-align="justify" style:justify-single-word="false"/>
      <style:text-properties fo:language="ru" fo:country="RU" officeooo:paragraph-rsid="003c498f"/>
    </style:style>
    <style:style style:name="P61" style:family="paragraph" style:parent-style-name="Text_20_body">
      <style:paragraph-properties fo:text-align="justify" style:justify-single-word="false"/>
      <style:text-properties fo:language="ru" fo:country="RU" officeooo:paragraph-rsid="003d3fd1"/>
    </style:style>
    <style:style style:name="P62" style:family="paragraph" style:parent-style-name="Text_20_body">
      <style:paragraph-properties fo:text-align="justify" style:justify-single-word="false"/>
      <style:text-properties fo:language="ru" fo:country="RU" officeooo:paragraph-rsid="003d44f6"/>
    </style:style>
    <style:style style:name="P63" style:family="paragraph" style:parent-style-name="Text_20_body">
      <style:paragraph-properties fo:text-align="justify" style:justify-single-word="false"/>
      <style:text-properties fo:language="ru" fo:country="RU" officeooo:paragraph-rsid="003e4773"/>
    </style:style>
    <style:style style:name="P64" style:family="paragraph" style:parent-style-name="Text_20_body">
      <style:paragraph-properties fo:text-align="justify" style:justify-single-word="false"/>
      <style:text-properties fo:language="ru" fo:country="RU" officeooo:paragraph-rsid="0043bd67"/>
    </style:style>
    <style:style style:name="P65" style:family="paragraph" style:parent-style-name="Text_20_body">
      <style:paragraph-properties fo:text-align="justify" style:justify-single-word="false"/>
      <style:text-properties fo:language="ru" fo:country="RU" officeooo:paragraph-rsid="0043f448"/>
    </style:style>
    <style:style style:name="P66"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67" style:family="paragraph" style:parent-style-name="Text_20_body">
      <style:paragraph-properties fo:text-align="justify" style:justify-single-word="false"/>
      <style:text-properties fo:language="ru" fo:country="RU" officeooo:paragraph-rsid="003fa225"/>
    </style:style>
    <style:style style:name="P6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69" style:family="paragraph" style:parent-style-name="Text_20_body">
      <style:paragraph-properties fo:text-align="center" style:justify-single-word="false"/>
      <style:text-properties fo:language="ru" fo:country="RU" fo:font-weight="bold" style:font-weight-asian="bold" style:font-weight-complex="bold"/>
    </style:style>
    <style:style style:name="P7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72"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76"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7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8" style:family="paragraph" style:parent-style-name="Text_20_body">
      <style:paragraph-properties fo:text-align="justify" style:justify-single-word="false"/>
      <style:text-properties fo:language="ru" fo:country="RU" officeooo:paragraph-rsid="005c8284"/>
    </style:style>
    <style:style style:name="P79" style:family="paragraph" style:parent-style-name="Text_20_body">
      <style:paragraph-properties fo:text-align="justify" style:justify-single-word="false"/>
      <style:text-properties fo:language="ru" fo:country="RU" officeooo:paragraph-rsid="005fce4e"/>
    </style:style>
    <style:style style:name="P80" style:family="paragraph" style:parent-style-name="Text_20_body">
      <style:paragraph-properties fo:text-align="justify" style:justify-single-word="false"/>
      <style:text-properties fo:language="ru" fo:country="RU" officeooo:paragraph-rsid="005df5be"/>
    </style:style>
    <style:style style:name="P81" style:family="paragraph" style:parent-style-name="Text_20_body">
      <style:paragraph-properties fo:text-align="justify" style:justify-single-word="false"/>
      <style:text-properties fo:language="ru" fo:country="RU" officeooo:paragraph-rsid="00604dd9"/>
    </style:style>
    <style:style style:name="P82" style:family="paragraph" style:parent-style-name="Text_20_body">
      <style:paragraph-properties fo:text-align="justify" style:justify-single-word="false"/>
      <style:text-properties fo:language="ru" fo:country="RU" officeooo:rsid="00604dd9" officeooo:paragraph-rsid="00604dd9"/>
    </style:style>
    <style:style style:name="P83" style:family="paragraph" style:parent-style-name="Text_20_body">
      <style:paragraph-properties fo:text-align="justify" style:justify-single-word="false"/>
      <style:text-properties fo:language="ru" fo:country="RU" officeooo:rsid="00620f4f" officeooo:paragraph-rsid="00620f4f"/>
    </style:style>
    <style:style style:name="P84" style:family="paragraph" style:parent-style-name="Text_20_body">
      <style:paragraph-properties fo:text-align="justify" style:justify-single-word="false"/>
      <style:text-properties fo:language="ru" fo:country="RU" officeooo:paragraph-rsid="0063392e"/>
    </style:style>
    <style:style style:name="P85" style:family="paragraph" style:parent-style-name="Text_20_body">
      <style:paragraph-properties fo:text-align="justify" style:justify-single-word="false"/>
      <style:text-properties fo:language="ru" fo:country="RU" officeooo:paragraph-rsid="00660bac"/>
    </style:style>
    <style:style style:name="P86" style:family="paragraph" style:parent-style-name="Text_20_body">
      <style:paragraph-properties fo:text-align="justify" style:justify-single-word="false"/>
      <style:text-properties fo:language="ru" fo:country="RU" officeooo:paragraph-rsid="00672e1d"/>
    </style:style>
    <style:style style:name="P87" style:family="paragraph" style:parent-style-name="Text_20_body">
      <style:paragraph-properties fo:text-align="justify" style:justify-single-word="false"/>
      <style:text-properties fo:language="ru" fo:country="RU" officeooo:paragraph-rsid="0070a512"/>
    </style:style>
    <style:style style:name="P88" style:family="paragraph" style:parent-style-name="Text_20_body">
      <style:paragraph-properties fo:text-align="justify" style:justify-single-word="false"/>
      <style:text-properties fo:language="ru" fo:country="RU" officeooo:paragraph-rsid="0071f74f"/>
    </style:style>
    <style:style style:name="P89" style:family="paragraph" style:parent-style-name="Text_20_body">
      <style:paragraph-properties fo:text-align="justify" style:justify-single-word="false"/>
      <style:text-properties officeooo:paragraph-rsid="00802041"/>
    </style:style>
    <style:style style:name="P90" style:family="paragraph" style:parent-style-name="Text_20_body">
      <style:paragraph-properties fo:text-align="justify" style:justify-single-word="false"/>
      <style:text-properties fo:language="ru" fo:country="RU" officeooo:paragraph-rsid="006c507c"/>
    </style:style>
    <style:style style:name="P91" style:family="paragraph" style:parent-style-name="Text_20_body">
      <style:paragraph-properties fo:text-align="justify" style:justify-single-word="false"/>
      <style:text-properties fo:language="ru" fo:country="RU" officeooo:paragraph-rsid="00728816"/>
    </style:style>
    <style:style style:name="P92" style:family="paragraph" style:parent-style-name="Text_20_body">
      <style:paragraph-properties fo:text-align="justify" style:justify-single-word="false"/>
      <style:text-properties fo:language="ru" fo:country="RU" officeooo:rsid="00802041" officeooo:paragraph-rsid="008f19e1"/>
    </style:style>
    <style:style style:name="P93" style:family="paragraph" style:parent-style-name="Text_20_body">
      <style:paragraph-properties fo:text-align="justify" style:justify-single-word="false"/>
      <style:text-properties fo:language="ru" fo:country="RU" officeooo:rsid="00802041" officeooo:paragraph-rsid="00802041"/>
    </style:style>
    <style:style style:name="P94" style:family="paragraph" style:parent-style-name="Text_20_body">
      <style:paragraph-properties fo:text-align="justify" style:justify-single-word="false"/>
      <style:text-properties fo:language="ru" fo:country="RU" officeooo:paragraph-rsid="00786eb2"/>
    </style:style>
    <style:style style:name="P95" style:family="paragraph" style:parent-style-name="Text_20_body">
      <style:paragraph-properties fo:text-align="justify" style:justify-single-word="false"/>
      <style:text-properties fo:language="ru" fo:country="RU" officeooo:paragraph-rsid="0072b395"/>
    </style:style>
    <style:style style:name="P96" style:family="paragraph" style:parent-style-name="Text_20_body">
      <style:text-properties fo:language="ru" fo:country="RU" officeooo:paragraph-rsid="007b046c"/>
    </style:style>
    <style:style style:name="P97" style:family="paragraph" style:parent-style-name="Text_20_body">
      <style:text-properties fo:language="ru" fo:country="RU" officeooo:paragraph-rsid="0084dc7a"/>
    </style:style>
    <style:style style:name="P98" style:family="paragraph" style:parent-style-name="Text_20_body">
      <style:text-properties fo:language="ru" fo:country="RU" officeooo:paragraph-rsid="0072b395"/>
    </style:style>
    <style:style style:name="P99" style:family="paragraph" style:parent-style-name="Text_20_body">
      <style:text-properties fo:language="ru" fo:country="RU" officeooo:paragraph-rsid="008f19e1"/>
    </style:style>
    <style:style style:name="P100" style:family="paragraph" style:parent-style-name="Text_20_body">
      <style:text-properties fo:language="ru" fo:country="RU" officeooo:paragraph-rsid="008fd466"/>
    </style:style>
    <style:style style:name="P101" style:family="paragraph" style:parent-style-name="Text_20_body">
      <style:paragraph-properties fo:text-align="justify" style:justify-single-word="false"/>
      <style:text-properties fo:language="ru" fo:country="RU" officeooo:paragraph-rsid="00872a31"/>
    </style:style>
    <style:style style:name="P102" style:family="paragraph" style:parent-style-name="Text_20_body">
      <style:paragraph-properties fo:text-align="justify" style:justify-single-word="false"/>
      <style:text-properties fo:language="ru" fo:country="RU" officeooo:paragraph-rsid="009187ee"/>
    </style:style>
    <style:style style:name="P103" style:family="paragraph" style:parent-style-name="Text_20_body">
      <style:paragraph-properties fo:text-align="justify" style:justify-single-word="false"/>
      <style:text-properties fo:language="ru" fo:country="RU" officeooo:rsid="008a0754" officeooo:paragraph-rsid="008a0754"/>
    </style:style>
    <style:style style:name="P104" style:family="paragraph" style:parent-style-name="Text_20_body">
      <style:paragraph-properties fo:text-align="justify" style:justify-single-word="false"/>
      <style:text-properties fo:language="ru" fo:country="RU" officeooo:paragraph-rsid="0088f718"/>
    </style:style>
    <style:style style:name="P105" style:family="paragraph" style:parent-style-name="Text_20_body">
      <style:paragraph-properties fo:text-align="justify" style:justify-single-word="false"/>
      <style:text-properties fo:language="ru" fo:country="RU" officeooo:paragraph-rsid="009308a5"/>
    </style:style>
    <style:style style:name="P106" style:family="paragraph" style:parent-style-name="Text_20_body">
      <style:paragraph-properties fo:text-align="justify" style:justify-single-word="false"/>
      <style:text-properties fo:language="ru" fo:country="RU" officeooo:rsid="0096650a" officeooo:paragraph-rsid="0096650a"/>
    </style:style>
    <style:style style:name="P107" style:family="paragraph" style:parent-style-name="Text_20_body">
      <style:paragraph-properties fo:text-align="justify" style:justify-single-word="false"/>
      <style:text-properties fo:language="ru" fo:country="RU" officeooo:rsid="0088f718" officeooo:paragraph-rsid="0088f718"/>
    </style:style>
    <style:style style:name="P108"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11" style:family="paragraph" style:parent-style-name="Text_20_body">
      <style:paragraph-properties fo:text-align="justify" style:justify-single-word="false"/>
      <style:text-properties officeooo:paragraph-rsid="009a2e3b"/>
    </style:style>
    <style:style style:name="P11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3" style:family="paragraph" style:parent-style-name="Text_20_body">
      <style:paragraph-properties fo:text-align="justify" style:justify-single-word="false"/>
      <style:text-properties officeooo:paragraph-rsid="00a26c20"/>
    </style:style>
    <style:style style:name="P114" style:family="paragraph" style:parent-style-name="Text_20_body">
      <style:paragraph-properties fo:text-align="justify" style:justify-single-word="false"/>
      <style:text-properties officeooo:paragraph-rsid="00a42499"/>
    </style:style>
    <style:style style:name="P115" style:family="paragraph" style:parent-style-name="Text_20_body">
      <style:paragraph-properties fo:text-align="justify" style:justify-single-word="false"/>
      <style:text-properties fo:language="ru" fo:country="RU" officeooo:paragraph-rsid="00ade673"/>
    </style:style>
    <style:style style:name="P116" style:family="paragraph" style:parent-style-name="Text_20_body">
      <style:paragraph-properties fo:text-align="justify" style:justify-single-word="false"/>
      <style:text-properties fo:language="ru" fo:country="RU" officeooo:paragraph-rsid="008fd466"/>
    </style:style>
    <style:style style:name="P117" style:family="paragraph" style:parent-style-name="Text_20_body">
      <style:paragraph-properties fo:text-align="justify" style:justify-single-word="false" fo:text-indent="0.1965in" style:auto-text-indent="false"/>
      <style:text-properties fo:language="ru" fo:country="RU"/>
    </style:style>
    <style:style style:name="P118"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19"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23" style:family="paragraph" style:parent-style-name="Standard">
      <style:paragraph-properties fo:text-align="justify" style:justify-single-word="false"/>
      <style:text-properties fo:language="ru" fo:country="RU" fo:font-style="italic" style:font-style-asian="italic" style:font-style-complex="italic"/>
    </style:style>
    <style:style style:name="P124" style:family="paragraph" style:parent-style-name="Text_20_body">
      <style:paragraph-properties fo:text-align="center" style:justify-single-word="false"/>
    </style:style>
    <style:style style:name="P125" style:family="paragraph" style:parent-style-name="Standard">
      <style:paragraph-properties fo:text-align="justify" style:justify-single-word="false" fo:text-indent="0.1965in" style:auto-text-indent="false"/>
      <style:text-properties fo:language="ru" fo:country="RU"/>
    </style:style>
    <style:style style:name="P126" style:family="paragraph" style:parent-style-name="Text_20_body">
      <style:paragraph-properties fo:text-align="justify" style:justify-single-word="false"/>
      <style:text-properties fo:language="ru" fo:country="RU" officeooo:paragraph-rsid="00c42bee"/>
    </style:style>
    <style:style style:name="P127" style:family="paragraph" style:parent-style-name="Text_20_body">
      <style:paragraph-properties fo:text-align="justify" style:justify-single-word="false"/>
      <style:text-properties fo:language="ru" fo:country="RU" officeooo:paragraph-rsid="00c55d43"/>
    </style:style>
    <style:style style:name="P128" style:family="paragraph" style:parent-style-name="Text_20_body">
      <style:paragraph-properties fo:text-align="justify" style:justify-single-word="false"/>
      <style:text-properties fo:language="ru" fo:country="RU" officeooo:paragraph-rsid="00c7853d"/>
    </style:style>
    <style:style style:name="P129" style:family="paragraph" style:parent-style-name="Text_20_body">
      <style:paragraph-properties fo:text-align="justify" style:justify-single-word="false"/>
      <style:text-properties fo:language="ru" fo:country="RU" officeooo:paragraph-rsid="00c9804a"/>
    </style:style>
    <style:style style:name="P130" style:family="paragraph" style:parent-style-name="Text_20_body">
      <style:paragraph-properties fo:text-align="justify" style:justify-single-word="false">
        <style:tab-stops/>
      </style:paragraph-properties>
      <style:text-properties fo:language="ru" fo:country="RU"/>
    </style:style>
    <style:style style:name="P131" style:family="paragraph" style:parent-style-name="Text_20_body">
      <style:paragraph-properties fo:text-align="justify" style:justify-single-word="false"/>
      <style:text-properties fo:language="ru" fo:country="RU" officeooo:paragraph-rsid="00c9df80"/>
    </style:style>
    <style:style style:name="P132" style:family="paragraph" style:parent-style-name="Text_20_body">
      <style:paragraph-properties fo:text-align="justify" style:justify-single-word="false"/>
      <style:text-properties fo:language="ru" fo:country="RU" officeooo:paragraph-rsid="00cf434c"/>
    </style:style>
    <style:style style:name="P133" style:family="paragraph" style:parent-style-name="Text_20_body">
      <style:paragraph-properties fo:text-align="justify" style:justify-single-word="false"/>
      <style:text-properties fo:language="ru" fo:country="RU" officeooo:rsid="00cf434c" officeooo:paragraph-rsid="00cf434c"/>
    </style:style>
    <style:style style:name="P134" style:family="paragraph" style:parent-style-name="Text_20_body">
      <style:paragraph-properties fo:text-align="justify" style:justify-single-word="false"/>
      <style:text-properties fo:language="ru" fo:country="RU" officeooo:paragraph-rsid="00d0e1ad"/>
    </style:style>
    <style:style style:name="P135" style:family="paragraph" style:parent-style-name="Text_20_body">
      <style:paragraph-properties fo:text-align="justify" style:justify-single-word="false"/>
      <style:text-properties fo:language="ru" fo:country="RU" officeooo:paragraph-rsid="00d2c268"/>
    </style:style>
    <style:style style:name="P136" style:family="paragraph" style:parent-style-name="Text_20_body">
      <style:paragraph-properties fo:text-align="justify" style:justify-single-word="false"/>
      <style:text-properties fo:language="ru" fo:country="RU" officeooo:paragraph-rsid="00d3f096"/>
    </style:style>
    <style:style style:name="P137" style:family="paragraph" style:parent-style-name="Text_20_body">
      <style:paragraph-properties fo:text-align="justify" style:justify-single-word="false"/>
      <style:text-properties fo:language="ru" fo:country="RU" officeooo:paragraph-rsid="00d3e2cb"/>
    </style:style>
    <style:style style:name="P138" style:family="paragraph" style:parent-style-name="Text_20_body">
      <style:paragraph-properties fo:text-align="justify" style:justify-single-word="false"/>
      <style:text-properties fo:language="ru" fo:country="RU" officeooo:paragraph-rsid="00d4e6e2"/>
    </style:style>
    <style:style style:name="P139" style:family="paragraph" style:parent-style-name="Text_20_body">
      <style:paragraph-properties fo:text-align="justify" style:justify-single-word="false"/>
      <style:text-properties fo:language="ru" fo:country="RU" officeooo:paragraph-rsid="00d5b7f7"/>
    </style:style>
    <style:style style:name="P140" style:family="paragraph" style:parent-style-name="Text_20_body">
      <style:paragraph-properties fo:text-align="justify" style:justify-single-word="false"/>
      <style:text-properties fo:language="ru" fo:country="RU" officeooo:paragraph-rsid="00d5de4b"/>
    </style:style>
    <style:style style:name="P141" style:family="paragraph" style:parent-style-name="Text_20_body">
      <style:paragraph-properties fo:text-align="justify" style:justify-single-word="false"/>
      <style:text-properties fo:language="ru" fo:country="RU" officeooo:paragraph-rsid="00d66c4c"/>
    </style:style>
    <style:style style:name="P142" style:family="paragraph" style:parent-style-name="Text_20_body">
      <style:paragraph-properties fo:text-align="justify" style:justify-single-word="false"/>
      <style:text-properties fo:language="ru" fo:country="RU" officeooo:paragraph-rsid="00d67e1b"/>
    </style:style>
    <style:style style:name="P143" style:family="paragraph" style:parent-style-name="Text_20_body">
      <style:paragraph-properties fo:text-align="justify" style:justify-single-word="false"/>
      <style:text-properties fo:language="ru" fo:country="RU" officeooo:paragraph-rsid="00d92365"/>
    </style:style>
    <style:style style:name="P144" style:family="paragraph" style:parent-style-name="Text_20_body">
      <style:paragraph-properties fo:text-align="justify" style:justify-single-word="false"/>
      <style:text-properties fo:language="ru" fo:country="RU" officeooo:paragraph-rsid="00dab151"/>
    </style:style>
    <style:style style:name="P145" style:family="paragraph" style:parent-style-name="Text_20_body">
      <style:paragraph-properties fo:text-align="justify" style:justify-single-word="false"/>
      <style:text-properties fo:language="ru" fo:country="RU" officeooo:paragraph-rsid="00dcffd1"/>
    </style:style>
    <style:style style:name="P146" style:family="paragraph" style:parent-style-name="Text_20_body">
      <style:paragraph-properties fo:text-align="justify" style:justify-single-word="false"/>
      <style:text-properties fo:language="ru" fo:country="RU" officeooo:paragraph-rsid="00dd0704"/>
    </style:style>
    <style:style style:name="P147" style:family="paragraph" style:parent-style-name="Text_20_body">
      <style:paragraph-properties fo:text-align="justify" style:justify-single-word="false"/>
      <style:text-properties fo:language="ru" fo:country="RU" officeooo:paragraph-rsid="00deb913"/>
    </style:style>
    <style:style style:name="P148" style:family="paragraph" style:parent-style-name="Text_20_body">
      <style:paragraph-properties fo:text-align="justify" style:justify-single-word="false"/>
      <style:text-properties fo:language="uk" fo:country="UA"/>
    </style:style>
    <style:style style:name="P149" style:family="paragraph" style:parent-style-name="Text_20_body">
      <style:paragraph-properties fo:text-align="justify" style:justify-single-word="false"/>
      <style:text-properties fo:language="ru" fo:country="RU" officeooo:paragraph-rsid="00df28e8"/>
    </style:style>
    <style:style style:name="P150" style:family="paragraph" style:parent-style-name="Text_20_body">
      <style:paragraph-properties fo:text-align="justify" style:justify-single-word="false"/>
      <style:text-properties officeooo:paragraph-rsid="00e1c528"/>
    </style:style>
    <style:style style:name="P151" style:family="paragraph" style:parent-style-name="Text_20_body">
      <style:paragraph-properties fo:text-align="justify" style:justify-single-word="false"/>
      <style:text-properties fo:language="ru" fo:country="RU" officeooo:paragraph-rsid="00dfe376"/>
    </style:style>
    <style:style style:name="P152" style:family="paragraph" style:parent-style-name="Text_20_body">
      <style:paragraph-properties fo:text-align="justify" style:justify-single-word="false">
        <style:tab-stops>
          <style:tab-stop style:position="4.1083in"/>
        </style:tab-stops>
      </style:paragraph-properties>
    </style:style>
    <style:style style:name="P153" style:family="paragraph" style:parent-style-name="Text_20_body">
      <style:paragraph-properties fo:text-align="justify" style:justify-single-word="false"/>
      <style:text-properties fo:language="ru" fo:country="RU" officeooo:rsid="00dfe376" officeooo:paragraph-rsid="00dfe376"/>
    </style:style>
    <style:style style:name="P154" style:family="paragraph" style:parent-style-name="Text_20_body">
      <style:paragraph-properties fo:text-align="justify" style:justify-single-word="false"/>
      <style:text-properties officeooo:paragraph-rsid="00e032c2"/>
    </style:style>
    <style:style style:name="P155" style:family="paragraph" style:parent-style-name="Text_20_body">
      <style:paragraph-properties fo:text-align="justify" style:justify-single-word="false"/>
      <style:text-properties officeooo:paragraph-rsid="00e2c59b"/>
    </style:style>
    <style:style style:name="P156" style:family="paragraph" style:parent-style-name="Text_20_body">
      <style:paragraph-properties fo:text-align="justify" style:justify-single-word="false"/>
      <style:text-properties fo:language="ru" fo:country="RU" officeooo:paragraph-rsid="00e42614"/>
    </style:style>
    <style:style style:name="P157" style:family="paragraph" style:parent-style-name="Text_20_body">
      <style:paragraph-properties fo:text-align="justify" style:justify-single-word="false"/>
      <style:text-properties fo:language="ru" fo:country="RU" officeooo:paragraph-rsid="00e6945b"/>
    </style:style>
    <style:style style:name="P158" style:family="paragraph" style:parent-style-name="Text_20_body">
      <style:paragraph-properties fo:text-align="justify" style:justify-single-word="false"/>
      <style:text-properties fo:language="ru" fo:country="RU" officeooo:paragraph-rsid="00e8e4e5"/>
    </style:style>
    <style:style style:name="P15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6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6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62" style:family="paragraph" style:parent-style-name="Text_20_body">
      <style:paragraph-properties fo:text-align="justify" style:justify-single-word="false"/>
      <style:text-properties fo:language="ru" fo:country="RU" officeooo:rsid="00e8e4e5" officeooo:paragraph-rsid="00e8e4e5"/>
    </style:style>
    <style:style style:name="P163" style:family="paragraph" style:parent-style-name="Text_20_body">
      <style:paragraph-properties fo:text-align="justify" style:justify-single-word="false"/>
      <style:text-properties fo:language="ru" fo:country="RU" officeooo:rsid="00e9a721" officeooo:paragraph-rsid="00e9a721"/>
    </style:style>
    <style:style style:name="P16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6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66" style:family="paragraph" style:parent-style-name="Text_20_body">
      <style:paragraph-properties fo:text-align="justify" style:justify-single-word="false"/>
      <style:text-properties fo:language="ru" fo:country="RU" officeooo:rsid="00ecc719" officeooo:paragraph-rsid="00ecc719"/>
    </style:style>
    <style:style style:name="P167" style:family="paragraph" style:parent-style-name="Text_20_body">
      <style:paragraph-properties fo:text-align="justify" style:justify-single-word="false"/>
      <style:text-properties fo:language="ru" fo:country="RU" officeooo:rsid="00edd762" officeooo:paragraph-rsid="00edd762"/>
    </style:style>
    <style:style style:name="P168" style:family="paragraph" style:parent-style-name="Text_20_body">
      <style:paragraph-properties fo:text-align="justify" style:justify-single-word="false"/>
      <style:text-properties fo:language="ru" fo:country="RU" officeooo:rsid="00f7e6ff" officeooo:paragraph-rsid="00f7e6ff"/>
    </style:style>
    <style:style style:name="P169" style:family="paragraph" style:parent-style-name="Text_20_body">
      <style:paragraph-properties fo:text-align="justify" style:justify-single-word="false"/>
      <style:text-properties fo:language="ru" fo:country="RU" officeooo:rsid="00edd762" officeooo:paragraph-rsid="00f0898b"/>
    </style:style>
    <style:style style:name="P170" style:family="paragraph" style:parent-style-name="Text_20_body">
      <style:paragraph-properties fo:text-align="justify" style:justify-single-word="false"/>
      <style:text-properties fo:language="ru" fo:country="RU" officeooo:rsid="00eec376" officeooo:paragraph-rsid="00f4fb4d"/>
    </style:style>
    <style:style style:name="P171" style:family="paragraph" style:parent-style-name="Text_20_body">
      <style:paragraph-properties fo:text-align="justify" style:justify-single-word="false"/>
      <style:text-properties fo:language="ru" fo:country="RU" officeooo:rsid="00f0898b" officeooo:paragraph-rsid="00f0898b"/>
    </style:style>
    <style:style style:name="P172" style:family="paragraph" style:parent-style-name="Text_20_body">
      <style:paragraph-properties fo:text-align="justify" style:justify-single-word="false"/>
      <style:text-properties fo:language="ru" fo:country="RU" officeooo:rsid="00f0898b" officeooo:paragraph-rsid="00f82e8c"/>
    </style:style>
    <style:style style:name="P173" style:family="paragraph" style:parent-style-name="Text_20_body">
      <style:paragraph-properties fo:text-align="justify" style:justify-single-word="false"/>
      <style:text-properties fo:language="ru" fo:country="RU" officeooo:rsid="00f12515" officeooo:paragraph-rsid="00f12515"/>
    </style:style>
    <style:style style:name="P174" style:family="paragraph" style:parent-style-name="Text_20_body">
      <style:paragraph-properties fo:text-align="justify" style:justify-single-word="false"/>
      <style:text-properties fo:language="ru" fo:country="RU" officeooo:rsid="00f33f88" officeooo:paragraph-rsid="00f33f88"/>
    </style:style>
    <style:style style:name="P175" style:family="paragraph" style:parent-style-name="Text_20_body">
      <style:paragraph-properties fo:text-align="justify" style:justify-single-word="false"/>
      <style:text-properties fo:language="ru" fo:country="RU" officeooo:rsid="00f4fb4d" officeooo:paragraph-rsid="00f4fb4d"/>
    </style:style>
    <style:style style:name="P176" style:family="paragraph" style:parent-style-name="Text_20_body">
      <style:paragraph-properties fo:text-align="justify" style:justify-single-word="false"/>
      <style:text-properties fo:language="ru" fo:country="RU" officeooo:rsid="00f5062f" officeooo:paragraph-rsid="00f5062f"/>
    </style:style>
    <style:style style:name="P177" style:family="paragraph" style:parent-style-name="Text_20_body">
      <style:paragraph-properties fo:text-align="justify" style:justify-single-word="false"/>
      <style:text-properties fo:language="ru" fo:country="RU" officeooo:rsid="00fa90f5" officeooo:paragraph-rsid="00fa90f5"/>
    </style:style>
    <style:style style:name="P178" style:family="paragraph" style:parent-style-name="Text_20_body">
      <style:paragraph-properties fo:text-align="justify" style:justify-single-word="false"/>
      <style:text-properties fo:language="ru" fo:country="RU" officeooo:rsid="00fbc5f1" officeooo:paragraph-rsid="00fbc5f1"/>
    </style:style>
    <style:style style:name="P179" style:family="paragraph" style:parent-style-name="Text_20_body">
      <style:paragraph-properties fo:text-align="justify" style:justify-single-word="false"/>
      <style:text-properties fo:language="ru" fo:country="RU" officeooo:rsid="00fc8b22" officeooo:paragraph-rsid="00fc8b22"/>
    </style:style>
    <style:style style:name="P180" style:family="paragraph" style:parent-style-name="Text_20_body">
      <style:paragraph-properties fo:text-align="justify" style:justify-single-word="false"/>
      <style:text-properties fo:language="ru" fo:country="RU" officeooo:rsid="010142e3" officeooo:paragraph-rsid="010142e3"/>
    </style:style>
    <style:style style:name="P181" style:family="paragraph" style:parent-style-name="Text_20_body">
      <style:paragraph-properties fo:text-align="justify" style:justify-single-word="false"/>
      <style:text-properties fo:language="ru" fo:country="RU" officeooo:rsid="0101af7b" officeooo:paragraph-rsid="0101af7b"/>
    </style:style>
    <style:style style:name="P182" style:family="paragraph" style:parent-style-name="Text_20_body">
      <style:paragraph-properties fo:text-align="justify" style:justify-single-word="false"/>
      <style:text-properties fo:language="ru" fo:country="RU" officeooo:rsid="0101af7b" officeooo:paragraph-rsid="01053f6d"/>
    </style:style>
    <style:style style:name="P183" style:family="paragraph" style:parent-style-name="Text_20_body">
      <style:paragraph-properties fo:text-align="justify" style:justify-single-word="false"/>
      <style:text-properties fo:language="ru" fo:country="RU" officeooo:rsid="01037842" officeooo:paragraph-rsid="0106c4e9"/>
    </style:style>
    <style:style style:name="P184" style:family="paragraph" style:parent-style-name="Text_20_body">
      <style:paragraph-properties fo:text-align="justify" style:justify-single-word="false"/>
      <style:text-properties fo:language="ru" fo:country="RU" officeooo:rsid="01037842" officeooo:paragraph-rsid="0108ae8b"/>
    </style:style>
    <style:style style:name="P185" style:family="paragraph" style:parent-style-name="Text_20_body">
      <style:paragraph-properties fo:text-align="justify" style:justify-single-word="false"/>
      <style:text-properties fo:language="ru" fo:country="RU" officeooo:rsid="0108ae8b" officeooo:paragraph-rsid="0108ae8b"/>
    </style:style>
    <style:style style:name="P186" style:family="paragraph" style:parent-style-name="Text_20_body">
      <style:paragraph-properties fo:text-align="justify" style:justify-single-word="false"/>
      <style:text-properties fo:language="ru" fo:country="RU" officeooo:rsid="010a7c81" officeooo:paragraph-rsid="010a7c81"/>
    </style:style>
    <style:style style:name="P187" style:family="paragraph" style:parent-style-name="Text_20_body">
      <style:paragraph-properties fo:text-align="justify" style:justify-single-word="false"/>
      <style:text-properties fo:language="ru" fo:country="RU" officeooo:paragraph-rsid="010a7c81"/>
    </style:style>
    <style:style style:name="P188" style:family="paragraph" style:parent-style-name="Text_20_body">
      <style:paragraph-properties fo:text-align="justify" style:justify-single-word="false"/>
      <style:text-properties fo:language="ru" fo:country="RU" officeooo:paragraph-rsid="010b2c97"/>
    </style:style>
    <style:style style:name="P189" style:family="paragraph" style:parent-style-name="Text_20_body">
      <style:paragraph-properties fo:text-align="justify" style:justify-single-word="false"/>
      <style:text-properties fo:language="ru" fo:country="RU" officeooo:rsid="010b2c97" officeooo:paragraph-rsid="010b2c97"/>
    </style:style>
    <style:style style:name="P190" style:family="paragraph" style:parent-style-name="Text_20_body">
      <style:text-properties fo:font-style="italic" style:font-style-asian="italic" style:font-style-complex="italic"/>
    </style:style>
    <style:style style:name="P191" style:family="paragraph" style:parent-style-name="Text_20_body">
      <style:text-properties fo:language="ru" fo:country="RU" fo:background-color="#ffff00"/>
    </style:style>
    <style:style style:name="P192" style:family="paragraph" style:parent-style-name="Text_20_body">
      <style:paragraph-properties fo:text-align="justify" style:justify-single-word="false" fo:text-indent="0.1965in" style:auto-text-indent="false"/>
      <style:text-properties fo:language="ru" fo:country="RU" fo:background-color="#ffff00"/>
    </style:style>
    <style:style style:name="P19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194" style:family="paragraph" style:parent-style-name="Text_20_body">
      <style:paragraph-properties fo:text-align="justify" style:justify-single-word="false"/>
      <style:text-properties fo:color="#c9211e" loext:opacity="100%" fo:language="ru" fo:country="RU"/>
    </style:style>
    <style:style style:name="P19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96" style:family="paragraph" style:parent-style-name="Text_20_body">
      <style:paragraph-properties fo:text-align="justify" style:justify-single-word="false"/>
      <style:text-properties fo:background-color="#ffff00"/>
    </style:style>
    <style:style style:name="P197" style:family="paragraph" style:parent-style-name="Text_20_body">
      <style:paragraph-properties fo:text-align="justify" style:justify-single-word="false"/>
      <style:text-properties fo:color="#0000ff" loext:opacity="100%"/>
    </style:style>
    <style:style style:name="P198" style:family="paragraph" style:parent-style-name="Heading_20_1">
      <style:paragraph-properties fo:text-align="justify" style:justify-single-word="false"/>
    </style:style>
    <style:style style:name="P199" style:family="paragraph" style:parent-style-name="Standard">
      <style:paragraph-properties fo:text-align="justify" style:justify-single-word="false"/>
    </style:style>
    <style:style style:name="P200" style:family="paragraph" style:parent-style-name="Standard">
      <style:paragraph-properties fo:text-align="justify" style:justify-single-word="false"/>
      <style:text-properties officeooo:rsid="0015f766" officeooo:paragraph-rsid="0015f766"/>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language="uk" fo:country="UA" fo:font-style="italic" style:font-style-asian="italic" style:font-style-complex="italic"/>
    </style:style>
    <style:style style:name="T5" style:family="text">
      <style:text-properties officeooo:rsid="00e42614"/>
    </style:style>
    <style:style style:name="T6" style:family="text">
      <style:text-properties fo:language="uk" fo:country="UA"/>
    </style:style>
    <style:style style:name="T7" style:family="text">
      <style:text-properties fo:language="ru" fo:country="RU" fo:background-color="#ffffff" loext:char-shading-value="0"/>
    </style:style>
    <style:style style:name="T8" style:family="text">
      <style:text-properties fo:language="en" fo:country="US"/>
    </style:style>
    <style:style style:name="T9" style:family="text">
      <style:text-properties fo:language="ru" fo:country="RU" officeooo:rsid="0048f92e"/>
    </style:style>
    <style:style style:name="T10" style:family="text">
      <style:text-properties fo:language="ru" fo:country="RU" officeooo:rsid="0048453c"/>
    </style:style>
    <style:style style:name="T11" style:family="text">
      <style:text-properties fo:language="en" fo:country="US" officeooo:rsid="0048453c"/>
    </style:style>
    <style:style style:name="T12" style:family="text">
      <style:text-properties fo:language="ru" fo:country="RU" fo:font-style="italic" fo:font-weight="bold" style:font-style-asian="italic" style:font-weight-asian="bold" style:font-style-complex="italic" style:font-weight-complex="bold"/>
    </style:style>
    <style:style style:name="T13" style:family="text">
      <style:text-properties officeooo:rsid="00e54b69"/>
    </style:style>
    <style:style style:name="T14" style:family="text">
      <style:text-properties fo:language="ru" fo:country="RU" fo:font-style="italic" fo:background-color="#ffffff" loext:char-shading-value="0" style:font-style-asian="italic" style:font-style-complex="italic"/>
    </style:style>
    <style:style style:name="T15" style:family="text">
      <style:text-properties officeooo:rsid="00106065"/>
    </style:style>
    <style:style style:name="T16" style:family="text">
      <style:text-properties fo:language="ru" fo:country="RU" officeooo:rsid="00106065"/>
    </style:style>
    <style:style style:name="T17" style:family="text">
      <style:text-properties fo:language="ru" fo:country="RU" officeooo:rsid="00128647" fo:background-color="transparent" loext:char-shading-value="0"/>
    </style:style>
    <style:style style:name="T18" style:family="text">
      <style:text-properties officeooo:rsid="00128647"/>
    </style:style>
    <style:style style:name="T19" style:family="text">
      <style:text-properties officeooo:rsid="00142792"/>
    </style:style>
    <style:style style:name="T20" style:family="text">
      <style:text-properties officeooo:rsid="001d3aa6"/>
    </style:style>
    <style:style style:name="T21" style:family="text">
      <style:text-properties fo:language="ru" fo:country="RU" officeooo:rsid="00175913"/>
    </style:style>
    <style:style style:name="T22" style:family="text">
      <style:text-properties fo:language="ru" fo:country="RU" officeooo:rsid="00189af1"/>
    </style:style>
    <style:style style:name="T23" style:family="text">
      <style:text-properties officeooo:rsid="00189af1"/>
    </style:style>
    <style:style style:name="T24" style:family="text">
      <style:text-properties officeooo:rsid="0019451a"/>
    </style:style>
    <style:style style:name="T25" style:family="text">
      <style:text-properties officeooo:rsid="001a56c3"/>
    </style:style>
    <style:style style:name="T26" style:family="text">
      <style:text-properties officeooo:rsid="0019ec28"/>
    </style:style>
    <style:style style:name="T27" style:family="text">
      <style:text-properties officeooo:rsid="001bd968"/>
    </style:style>
    <style:style style:name="T28" style:family="text">
      <style:text-properties fo:language="ru" fo:country="RU" fo:font-style="italic" officeooo:rsid="001d3aa6" style:font-style-asian="italic" style:font-style-complex="italic"/>
    </style:style>
    <style:style style:name="T29" style:family="text">
      <style:text-properties officeooo:rsid="001efcaf"/>
    </style:style>
    <style:style style:name="T30" style:family="text">
      <style:text-properties fo:language="ru" fo:country="RU" fo:font-weight="bold" style:font-weight-asian="bold" style:font-weight-complex="bold"/>
    </style:style>
    <style:style style:name="T31" style:family="text">
      <style:text-properties fo:language="ru" fo:country="RU" officeooo:rsid="001efcaf"/>
    </style:style>
    <style:style style:name="T32" style:family="text">
      <style:text-properties fo:background-color="#ffff00" loext:char-shading-value="0"/>
    </style:style>
    <style:style style:name="T33" style:family="text">
      <style:text-properties fo:language="ru" fo:country="RU" fo:background-color="#ffff00" loext:char-shading-value="0"/>
    </style:style>
    <style:style style:name="T34" style:family="text">
      <style:text-properties officeooo:rsid="0023abc8"/>
    </style:style>
    <style:style style:name="T35" style:family="text">
      <style:text-properties officeooo:rsid="00245709"/>
    </style:style>
    <style:style style:name="T36" style:family="text">
      <style:text-properties fo:language="ru" fo:country="RU" fo:font-style="italic" officeooo:rsid="00245709" style:font-style-asian="italic" style:font-style-complex="italic"/>
    </style:style>
    <style:style style:name="T37" style:family="text">
      <style:text-properties officeooo:rsid="00257d51"/>
    </style:style>
    <style:style style:name="T38" style:family="text">
      <style:text-properties fo:language="ru" fo:country="RU" fo:font-style="italic" officeooo:rsid="00257d51" style:font-style-asian="italic" style:font-style-complex="italic"/>
    </style:style>
    <style:style style:name="T39" style:family="text">
      <style:text-properties officeooo:rsid="002771ba"/>
    </style:style>
    <style:style style:name="T40" style:family="text">
      <style:text-properties fo:language="ru" fo:country="RU" fo:font-style="italic" officeooo:rsid="002771ba" style:font-style-asian="italic" style:font-style-complex="italic"/>
    </style:style>
    <style:style style:name="T41" style:family="text">
      <style:text-properties fo:language="uk" fo:country="UA" officeooo:rsid="002771ba"/>
    </style:style>
    <style:style style:name="T42" style:family="text">
      <style:text-properties fo:language="en" fo:country="US" officeooo:rsid="002771ba"/>
    </style:style>
    <style:style style:name="T43" style:family="text">
      <style:text-properties fo:language="ru" fo:country="RU" fo:font-style="italic" officeooo:rsid="00293b82" style:font-style-asian="italic" style:font-style-complex="italic"/>
    </style:style>
    <style:style style:name="T44" style:family="text">
      <style:text-properties officeooo:rsid="00293b82"/>
    </style:style>
    <style:style style:name="T45" style:family="text">
      <style:text-properties fo:language="en" fo:country="US" officeooo:rsid="00293b82"/>
    </style:style>
    <style:style style:name="T46" style:family="text">
      <style:text-properties officeooo:rsid="00294ac5"/>
    </style:style>
    <style:style style:name="T47" style:family="text">
      <style:text-properties officeooo:rsid="0029eef5"/>
    </style:style>
    <style:style style:name="T48" style:family="text">
      <style:text-properties officeooo:rsid="002d1645"/>
    </style:style>
    <style:style style:name="T49" style:family="text">
      <style:text-properties officeooo:rsid="0031bda6"/>
    </style:style>
    <style:style style:name="T50" style:family="text">
      <style:text-properties officeooo:rsid="002daf1c"/>
    </style:style>
    <style:style style:name="T51" style:family="text">
      <style:text-properties officeooo:rsid="002de7fd"/>
    </style:style>
    <style:style style:name="T52" style:family="text">
      <style:text-properties officeooo:rsid="002fc175"/>
    </style:style>
    <style:style style:name="T53" style:family="text">
      <style:text-properties officeooo:rsid="0032d050"/>
    </style:style>
    <style:style style:name="T54" style:family="text">
      <style:text-properties officeooo:rsid="003497b2"/>
    </style:style>
    <style:style style:name="T55" style:family="text">
      <style:text-properties officeooo:rsid="00368471"/>
    </style:style>
    <style:style style:name="T56" style:family="text">
      <style:text-properties officeooo:rsid="00371139"/>
    </style:style>
    <style:style style:name="T57" style:family="text">
      <style:text-properties officeooo:rsid="00388643"/>
    </style:style>
    <style:style style:name="T58" style:family="text">
      <style:text-properties fo:language="en" fo:country="US" officeooo:rsid="00388643"/>
    </style:style>
    <style:style style:name="T59" style:family="text">
      <style:text-properties officeooo:rsid="0038ff35"/>
    </style:style>
    <style:style style:name="T60" style:family="text">
      <style:text-properties officeooo:rsid="00e85a2a"/>
    </style:style>
    <style:style style:name="T61" style:family="text">
      <style:text-properties officeooo:rsid="0020d2cb"/>
    </style:style>
    <style:style style:name="T62" style:family="text">
      <style:text-properties officeooo:rsid="0039c9a7"/>
    </style:style>
    <style:style style:name="T63" style:family="text">
      <style:text-properties officeooo:rsid="003ad058"/>
    </style:style>
    <style:style style:name="T64" style:family="text">
      <style:text-properties fo:language="ru" fo:country="RU" officeooo:rsid="003ad058"/>
    </style:style>
    <style:style style:name="T65" style:family="text">
      <style:text-properties fo:language="ru" fo:country="RU" fo:background-color="transparent" loext:char-shading-value="0"/>
    </style:style>
    <style:style style:name="T66" style:family="text">
      <style:text-properties officeooo:rsid="003b2e0b"/>
    </style:style>
    <style:style style:name="T67" style:family="text">
      <style:text-properties officeooo:rsid="003d3fd1"/>
    </style:style>
    <style:style style:name="T68" style:family="text">
      <style:text-properties officeooo:rsid="003d44f6"/>
    </style:style>
    <style:style style:name="T69" style:family="text">
      <style:text-properties officeooo:rsid="0023f496"/>
    </style:style>
    <style:style style:name="T70" style:family="text">
      <style:text-properties officeooo:rsid="003e4773"/>
    </style:style>
    <style:style style:name="T71" style:family="text">
      <style:text-properties officeooo:rsid="00435abf"/>
    </style:style>
    <style:style style:name="T72" style:family="text">
      <style:text-properties officeooo:rsid="0043bd67"/>
    </style:style>
    <style:style style:name="T73" style:family="text">
      <style:text-properties officeooo:rsid="0043f448"/>
    </style:style>
    <style:style style:name="T74" style:family="text">
      <style:text-properties officeooo:rsid="003fa225"/>
    </style:style>
    <style:style style:name="T75" style:family="text">
      <style:text-properties officeooo:rsid="0045d357"/>
    </style:style>
    <style:style style:name="T76" style:family="text">
      <style:text-properties officeooo:rsid="00417b5e"/>
    </style:style>
    <style:style style:name="T77" style:family="text">
      <style:text-properties officeooo:rsid="00464ac8"/>
    </style:style>
    <style:style style:name="T78" style:family="text">
      <style:text-properties officeooo:rsid="00483ec4"/>
    </style:style>
    <style:style style:name="T79" style:family="text">
      <style:text-properties officeooo:rsid="0048f92e"/>
    </style:style>
    <style:style style:name="T80" style:family="text">
      <style:text-properties fo:language="en" fo:country="US" officeooo:rsid="00483ec4"/>
    </style:style>
    <style:style style:name="T81" style:family="text">
      <style:text-properties fo:language="ru" fo:country="RU" fo:font-style="italic" fo:background-color="transparent" loext:char-shading-value="0" style:font-style-asian="italic" style:font-style-complex="italic"/>
    </style:style>
    <style:style style:name="T82" style:family="text">
      <style:text-properties fo:language="ru" fo:country="RU" fo:font-style="italic" officeooo:rsid="004b3f7e" style:font-style-asian="italic" style:font-style-complex="italic"/>
    </style:style>
    <style:style style:name="T83" style:family="text">
      <style:text-properties officeooo:rsid="004c8ae0"/>
    </style:style>
    <style:style style:name="T84" style:family="text">
      <style:text-properties officeooo:rsid="004e3c20"/>
    </style:style>
    <style:style style:name="T85" style:family="text">
      <style:text-properties officeooo:rsid="004fa8b5"/>
    </style:style>
    <style:style style:name="T86" style:family="text">
      <style:text-properties officeooo:rsid="00501984"/>
    </style:style>
    <style:style style:name="T87" style:family="text">
      <style:text-properties officeooo:rsid="0051c09a"/>
    </style:style>
    <style:style style:name="T88" style:family="text">
      <style:text-properties officeooo:rsid="0051d974"/>
    </style:style>
    <style:style style:name="T89" style:family="text">
      <style:text-properties officeooo:rsid="00539189"/>
    </style:style>
    <style:style style:name="T90" style:family="text">
      <style:text-properties officeooo:rsid="005900c7"/>
    </style:style>
    <style:style style:name="T91" style:family="text">
      <style:text-properties officeooo:rsid="00554003"/>
    </style:style>
    <style:style style:name="T92" style:family="text">
      <style:text-properties officeooo:rsid="00570142"/>
    </style:style>
    <style:style style:name="T93" style:family="text">
      <style:text-properties officeooo:rsid="00594b45"/>
    </style:style>
    <style:style style:name="T94" style:family="text">
      <style:text-properties officeooo:rsid="0059ed16"/>
    </style:style>
    <style:style style:name="T95" style:family="text">
      <style:text-properties officeooo:rsid="005c8284"/>
    </style:style>
    <style:style style:name="T96" style:family="text">
      <style:text-properties officeooo:rsid="005df5be"/>
    </style:style>
    <style:style style:name="T97" style:family="text">
      <style:text-properties officeooo:rsid="005fce4e"/>
    </style:style>
    <style:style style:name="T98" style:family="text">
      <style:text-properties fo:language="ru" fo:country="RU" officeooo:rsid="005fce4e"/>
    </style:style>
    <style:style style:name="T99" style:family="text">
      <style:text-properties officeooo:rsid="00604dd9"/>
    </style:style>
    <style:style style:name="T100" style:family="text">
      <style:text-properties officeooo:rsid="00620f4f"/>
    </style:style>
    <style:style style:name="T101" style:family="text">
      <style:text-properties officeooo:rsid="0063392e"/>
    </style:style>
    <style:style style:name="T102" style:family="text">
      <style:text-properties officeooo:rsid="00b5d039"/>
    </style:style>
    <style:style style:name="T103" style:family="text">
      <style:text-properties officeooo:rsid="0065314c"/>
    </style:style>
    <style:style style:name="T104" style:family="text">
      <style:text-properties officeooo:rsid="00660bac"/>
    </style:style>
    <style:style style:name="T105" style:family="text">
      <style:text-properties fo:language="ru" fo:country="RU" officeooo:rsid="00660bac"/>
    </style:style>
    <style:style style:name="T106" style:family="text">
      <style:text-properties officeooo:rsid="00672e1d"/>
    </style:style>
    <style:style style:name="T107" style:family="text">
      <style:text-properties officeooo:rsid="0068f66d"/>
    </style:style>
    <style:style style:name="T108" style:family="text">
      <style:text-properties officeooo:rsid="006f2f79"/>
    </style:style>
    <style:style style:name="T109" style:family="text">
      <style:text-properties officeooo:rsid="006ac469"/>
    </style:style>
    <style:style style:name="T110" style:family="text">
      <style:text-properties officeooo:rsid="0070a512"/>
    </style:style>
    <style:style style:name="T111" style:family="text">
      <style:text-properties officeooo:rsid="0071f74f"/>
    </style:style>
    <style:style style:name="T112" style:family="text">
      <style:text-properties fo:language="ru" fo:country="RU" officeooo:rsid="00766ead"/>
    </style:style>
    <style:style style:name="T113" style:family="text">
      <style:text-properties fo:language="ru" fo:country="RU" officeooo:rsid="0071f74f"/>
    </style:style>
    <style:style style:name="T114" style:family="text">
      <style:text-properties fo:language="ru" fo:country="RU" officeooo:rsid="006ac469"/>
    </style:style>
    <style:style style:name="T115" style:family="text">
      <style:text-properties fo:language="ru" fo:country="RU" officeooo:rsid="00802041"/>
    </style:style>
    <style:style style:name="T116" style:family="text">
      <style:text-properties officeooo:rsid="006c507c"/>
    </style:style>
    <style:style style:name="T117" style:family="text">
      <style:text-properties officeooo:rsid="006f00f1"/>
    </style:style>
    <style:style style:name="T118" style:family="text">
      <style:text-properties officeooo:rsid="00766ead"/>
    </style:style>
    <style:style style:name="T119" style:family="text">
      <style:text-properties officeooo:rsid="00774b12"/>
    </style:style>
    <style:style style:name="T120" style:family="text">
      <style:text-properties officeooo:rsid="00728816"/>
    </style:style>
    <style:style style:name="T121" style:family="text">
      <style:text-properties officeooo:rsid="008d376b"/>
    </style:style>
    <style:style style:name="T122" style:family="text">
      <style:text-properties officeooo:rsid="008304a2"/>
    </style:style>
    <style:style style:name="T123" style:family="text">
      <style:text-properties officeooo:rsid="008f19e1"/>
    </style:style>
    <style:style style:name="T124" style:family="text">
      <style:text-properties officeooo:rsid="0084dc7a"/>
    </style:style>
    <style:style style:name="T125" style:family="text">
      <style:text-properties officeooo:rsid="0072b395"/>
    </style:style>
    <style:style style:name="T126" style:family="text">
      <style:text-properties officeooo:rsid="00786eb2"/>
    </style:style>
    <style:style style:name="T127" style:family="text">
      <style:text-properties officeooo:rsid="007b046c"/>
    </style:style>
    <style:style style:name="T128" style:family="text">
      <style:text-properties officeooo:rsid="0079bdcb"/>
    </style:style>
    <style:style style:name="T129" style:family="text">
      <style:text-properties fo:language="en" fo:country="US" officeooo:rsid="008d376b"/>
    </style:style>
    <style:style style:name="T130" style:family="text">
      <style:text-properties officeooo:rsid="007601b6"/>
    </style:style>
    <style:style style:name="T131" style:family="text">
      <style:text-properties officeooo:rsid="007cefd2"/>
    </style:style>
    <style:style style:name="T132" style:family="text">
      <style:text-properties officeooo:rsid="009308a5"/>
    </style:style>
    <style:style style:name="T133" style:family="text">
      <style:text-properties officeooo:rsid="008fd466"/>
    </style:style>
    <style:style style:name="T134" style:family="text">
      <style:text-properties officeooo:rsid="00855c36"/>
    </style:style>
    <style:style style:name="T135" style:family="text">
      <style:text-properties officeooo:rsid="00962f65"/>
    </style:style>
    <style:style style:name="T136" style:family="text">
      <style:text-properties officeooo:rsid="0072b395" fo:background-color="#ffff00" loext:char-shading-value="0"/>
    </style:style>
    <style:style style:name="T137" style:family="text">
      <style:text-properties officeooo:rsid="007cefd2" fo:background-color="#ffff00" loext:char-shading-value="0"/>
    </style:style>
    <style:style style:name="T138" style:family="text">
      <style:text-properties officeooo:rsid="00872a31"/>
    </style:style>
    <style:style style:name="T139" style:family="text">
      <style:text-properties officeooo:rsid="007e2c92"/>
    </style:style>
    <style:style style:name="T140" style:family="text">
      <style:text-properties officeooo:rsid="008866c6"/>
    </style:style>
    <style:style style:name="T141" style:family="text">
      <style:text-properties officeooo:rsid="0088f718"/>
    </style:style>
    <style:style style:name="T142" style:family="text">
      <style:text-properties officeooo:rsid="009187ee"/>
    </style:style>
    <style:style style:name="T143" style:family="text">
      <style:text-properties officeooo:rsid="0072f8d8"/>
    </style:style>
    <style:style style:name="T144" style:family="text">
      <style:text-properties officeooo:rsid="0073a54e"/>
    </style:style>
    <style:style style:name="T145" style:family="text">
      <style:text-properties officeooo:rsid="00741318"/>
    </style:style>
    <style:style style:name="T146" style:family="text">
      <style:text-properties officeooo:rsid="0096650a"/>
    </style:style>
    <style:style style:name="T147" style:family="text">
      <style:text-properties officeooo:rsid="0097db3e"/>
    </style:style>
    <style:style style:name="T148" style:family="text">
      <style:text-properties officeooo:rsid="008bf5b8"/>
    </style:style>
    <style:style style:name="T149" style:family="text">
      <style:text-properties officeooo:rsid="00994bf0"/>
    </style:style>
    <style:style style:name="T150" style:family="text">
      <style:text-properties fo:language="ru" fo:country="RU" fo:font-style="italic" officeooo:rsid="008cece7" style:font-style-asian="italic" style:font-style-complex="italic"/>
    </style:style>
    <style:style style:name="T151" style:family="text">
      <style:text-properties fo:language="ru" fo:country="RU" fo:font-style="italic" officeooo:rsid="009a2e3b" style:font-style-asian="italic" style:font-style-complex="italic"/>
    </style:style>
    <style:style style:name="T152" style:family="text">
      <style:text-properties fo:language="ru" fo:country="RU" fo:font-style="italic" officeooo:rsid="00994bf0" style:font-style-asian="italic" style:font-style-complex="italic"/>
    </style:style>
    <style:style style:name="T153" style:family="text">
      <style:text-properties fo:language="ru" fo:country="RU" fo:font-style="italic" officeooo:rsid="009bf573" style:font-style-asian="italic" style:font-style-complex="italic"/>
    </style:style>
    <style:style style:name="T154" style:family="text">
      <style:text-properties officeooo:rsid="00977121"/>
    </style:style>
    <style:style style:name="T155" style:family="text">
      <style:text-properties officeooo:rsid="009bf573"/>
    </style:style>
    <style:style style:name="T156" style:family="text">
      <style:text-properties officeooo:rsid="009c2d2e"/>
    </style:style>
    <style:style style:name="T157" style:family="text">
      <style:text-properties fo:language="ru" fo:country="RU" officeooo:rsid="009c2d2e"/>
    </style:style>
    <style:style style:name="T158" style:family="text">
      <style:text-properties officeooo:rsid="009c5849"/>
    </style:style>
    <style:style style:name="T159" style:family="text">
      <style:text-properties officeooo:rsid="009db017"/>
    </style:style>
    <style:style style:name="T160" style:family="text">
      <style:text-properties officeooo:rsid="009fa6ef"/>
    </style:style>
    <style:style style:name="T161" style:family="text">
      <style:text-properties officeooo:rsid="00a0fed5"/>
    </style:style>
    <style:style style:name="T162" style:family="text">
      <style:text-properties officeooo:rsid="00a190af"/>
    </style:style>
    <style:style style:name="T163" style:family="text">
      <style:text-properties fo:language="en" fo:country="US" officeooo:rsid="00a26c20"/>
    </style:style>
    <style:style style:name="T164" style:family="text">
      <style:text-properties fo:language="ru" fo:country="RU" officeooo:rsid="00a26c20"/>
    </style:style>
    <style:style style:name="T165" style:family="text">
      <style:text-properties fo:language="ru" fo:country="RU" officeooo:rsid="00a42499"/>
    </style:style>
    <style:style style:name="T166" style:family="text">
      <style:text-properties fo:language="ru" fo:country="RU" officeooo:rsid="00a42499" fo:background-color="transparent" loext:char-shading-value="0"/>
    </style:style>
    <style:style style:name="T167" style:family="text">
      <style:text-properties fo:language="ru" fo:country="RU" officeooo:rsid="00a5b407" fo:background-color="transparent" loext:char-shading-value="0"/>
    </style:style>
    <style:style style:name="T168" style:family="text">
      <style:text-properties officeooo:rsid="00a80bb1"/>
    </style:style>
    <style:style style:name="T169" style:family="text">
      <style:text-properties fo:language="ru" fo:country="RU" officeooo:rsid="00a9f029"/>
    </style:style>
    <style:style style:name="T170" style:family="text">
      <style:text-properties officeooo:rsid="00a9f029"/>
    </style:style>
    <style:style style:name="T171" style:family="text">
      <style:text-properties officeooo:rsid="00aa4753"/>
    </style:style>
    <style:style style:name="T172" style:family="text">
      <style:text-properties officeooo:rsid="00aa4d4d"/>
    </style:style>
    <style:style style:name="T173" style:family="text">
      <style:text-properties fo:language="en" fo:country="US" officeooo:rsid="00ade673"/>
    </style:style>
    <style:style style:name="T174" style:family="text">
      <style:text-properties officeooo:rsid="00ade673"/>
    </style:style>
    <style:style style:name="T175" style:family="text">
      <style:text-properties fo:language="en" fo:country="US" officeooo:rsid="00af457d"/>
    </style:style>
    <style:style style:name="T176" style:family="text">
      <style:text-properties officeooo:rsid="00af457d"/>
    </style:style>
    <style:style style:name="T177" style:family="text">
      <style:text-properties officeooo:rsid="00b056aa"/>
    </style:style>
    <style:style style:name="T178" style:family="text">
      <style:text-properties officeooo:rsid="00b21120"/>
    </style:style>
    <style:style style:name="T179" style:family="text">
      <style:text-properties officeooo:rsid="00b28802"/>
    </style:style>
    <style:style style:name="T180" style:family="text">
      <style:text-properties officeooo:rsid="00b3fc80"/>
    </style:style>
    <style:style style:name="T181" style:family="text">
      <style:text-properties fo:language="ru" fo:country="RU" officeooo:rsid="00b5d039" fo:background-color="transparent" loext:char-shading-value="0"/>
    </style:style>
    <style:style style:name="T182" style:family="text">
      <style:text-properties fo:language="ru" fo:country="RU" officeooo:rsid="00b6c7bb" fo:background-color="transparent" loext:char-shading-value="0"/>
    </style:style>
    <style:style style:name="T183" style:family="text">
      <style:text-properties officeooo:rsid="00b6c7bb"/>
    </style:style>
    <style:style style:name="T184" style:family="text">
      <style:text-properties officeooo:rsid="00b825ef"/>
    </style:style>
    <style:style style:name="T185" style:family="text">
      <style:text-properties fo:font-style="italic" style:font-style-asian="italic"/>
    </style:style>
    <style:style style:name="T186" style:family="text">
      <style:text-properties fo:language="ru" fo:country="RU" fo:font-style="italic" style:font-style-asian="italic"/>
    </style:style>
    <style:style style:name="T187" style:family="text">
      <style:text-properties officeooo:rsid="00b9c598"/>
    </style:style>
    <style:style style:name="T188" style:family="text">
      <style:text-properties officeooo:rsid="00ba60d2"/>
    </style:style>
    <style:style style:name="T189" style:family="text">
      <style:text-properties officeooo:rsid="00bbf109"/>
    </style:style>
    <style:style style:name="T190" style:family="text">
      <style:text-properties fo:language="ru" fo:country="RU" fo:font-style="italic" officeooo:rsid="00bbf109" style:font-style-asian="italic" style:font-style-complex="italic"/>
    </style:style>
    <style:style style:name="T191" style:family="text">
      <style:text-properties officeooo:rsid="00be4c7a"/>
    </style:style>
    <style:style style:name="T192" style:family="text">
      <style:text-properties officeooo:rsid="00bf98a6"/>
    </style:style>
    <style:style style:name="T193" style:family="text">
      <style:text-properties fo:language="ru" fo:country="RU" fo:font-style="italic" officeooo:rsid="00bf98a6" style:font-style-asian="italic" style:font-style-complex="italic"/>
    </style:style>
    <style:style style:name="T194" style:family="text">
      <style:text-properties officeooo:rsid="00c045c7"/>
    </style:style>
    <style:style style:name="T195" style:family="text">
      <style:text-properties officeooo:rsid="00c052a1"/>
    </style:style>
    <style:style style:name="T196" style:family="text">
      <style:text-properties fo:language="ru" fo:country="RU" fo:font-style="italic" officeooo:rsid="00c1e4e3" style:font-style-asian="italic" style:font-style-complex="italic"/>
    </style:style>
    <style:style style:name="T197" style:family="text">
      <style:text-properties fo:language="ru" fo:country="RU" fo:font-style="italic" officeooo:rsid="00c20ba5" style:font-style-asian="italic" style:font-style-complex="italic"/>
    </style:style>
    <style:style style:name="T198" style:family="text">
      <style:text-properties officeooo:rsid="00c20ba5"/>
    </style:style>
    <style:style style:name="T199" style:family="text">
      <style:text-properties officeooo:rsid="00c321bd"/>
    </style:style>
    <style:style style:name="T200" style:family="text">
      <style:text-properties fo:language="ru" fo:country="RU" fo:font-style="italic" officeooo:rsid="00c321bd" style:font-style-asian="italic" style:font-style-complex="italic"/>
    </style:style>
    <style:style style:name="T201" style:family="text">
      <style:text-properties officeooo:rsid="00c37899"/>
    </style:style>
    <style:style style:name="T202" style:family="text">
      <style:text-properties officeooo:rsid="00c42bee"/>
    </style:style>
    <style:style style:name="T203" style:family="text">
      <style:text-properties officeooo:rsid="00c55d43"/>
    </style:style>
    <style:style style:name="T204" style:family="text">
      <style:text-properties officeooo:rsid="00c621dc"/>
    </style:style>
    <style:style style:name="T205" style:family="text">
      <style:text-properties officeooo:rsid="00c72a73"/>
    </style:style>
    <style:style style:name="T206" style:family="text">
      <style:text-properties officeooo:rsid="00c7853d"/>
    </style:style>
    <style:style style:name="T207" style:family="text">
      <style:text-properties officeooo:rsid="00c8e547"/>
    </style:style>
    <style:style style:name="T208" style:family="text">
      <style:text-properties officeooo:rsid="00c9804a"/>
    </style:style>
    <style:style style:name="T209" style:family="text">
      <style:text-properties officeooo:rsid="00c9df80"/>
    </style:style>
    <style:style style:name="T210" style:family="text">
      <style:text-properties officeooo:rsid="00cac3e2"/>
    </style:style>
    <style:style style:name="T211" style:family="text">
      <style:text-properties officeooo:rsid="00cc2bf8"/>
    </style:style>
    <style:style style:name="T212" style:family="text">
      <style:text-properties fo:language="ru" fo:country="RU" officeooo:rsid="00cc2bf8"/>
    </style:style>
    <style:style style:name="T213" style:family="text">
      <style:text-properties fo:language="ru" fo:country="RU" officeooo:rsid="00cc8ddf" fo:background-color="transparent" loext:char-shading-value="0"/>
    </style:style>
    <style:style style:name="T214" style:family="text">
      <style:text-properties fo:language="ru" fo:country="RU" officeooo:rsid="00cc8ddf"/>
    </style:style>
    <style:style style:name="T215" style:family="text">
      <style:text-properties officeooo:rsid="00cc8ddf"/>
    </style:style>
    <style:style style:name="T216" style:family="text">
      <style:text-properties officeooo:rsid="00ce1bc9"/>
    </style:style>
    <style:style style:name="T217" style:family="text">
      <style:text-properties officeooo:rsid="00cf434c"/>
    </style:style>
    <style:style style:name="T218" style:family="text">
      <style:text-properties officeooo:rsid="00d0e1ad"/>
    </style:style>
    <style:style style:name="T219" style:family="text">
      <style:text-properties officeooo:rsid="00d4e6e2"/>
    </style:style>
    <style:style style:name="T220" style:family="text">
      <style:text-properties officeooo:rsid="00e0ab62"/>
    </style:style>
    <style:style style:name="T221" style:family="text">
      <style:text-properties officeooo:rsid="00d3e2cb"/>
    </style:style>
    <style:style style:name="T222" style:family="text">
      <style:text-properties officeooo:rsid="00d2c268"/>
    </style:style>
    <style:style style:name="T223" style:family="text">
      <style:text-properties officeooo:rsid="00d66c4c"/>
    </style:style>
    <style:style style:name="T224" style:family="text">
      <style:text-properties officeooo:rsid="00d3f096"/>
    </style:style>
    <style:style style:name="T225" style:family="text">
      <style:text-properties officeooo:rsid="00d5b7f7"/>
    </style:style>
    <style:style style:name="T226" style:family="text">
      <style:text-properties officeooo:rsid="00d5de4b"/>
    </style:style>
    <style:style style:name="T227" style:family="text">
      <style:text-properties officeooo:rsid="00deb913"/>
    </style:style>
    <style:style style:name="T228" style:family="text">
      <style:text-properties officeooo:rsid="00d67e1b"/>
    </style:style>
    <style:style style:name="T229" style:family="text">
      <style:text-properties officeooo:rsid="00d85ea4"/>
    </style:style>
    <style:style style:name="T230" style:family="text">
      <style:text-properties officeooo:rsid="00d92365"/>
    </style:style>
    <style:style style:name="T231" style:family="text">
      <style:text-properties officeooo:rsid="00dab151"/>
    </style:style>
    <style:style style:name="T232" style:family="text">
      <style:text-properties officeooo:rsid="00dc1020"/>
    </style:style>
    <style:style style:name="T233" style:family="text">
      <style:text-properties officeooo:rsid="00dcffd1"/>
    </style:style>
    <style:style style:name="T234" style:family="text">
      <style:text-properties officeooo:rsid="00e0d469"/>
    </style:style>
    <style:style style:name="T235" style:family="text">
      <style:text-properties officeooo:rsid="00dd0704"/>
    </style:style>
    <style:style style:name="T236" style:family="text">
      <style:text-properties fo:language="ru" fo:country="RU" officeooo:rsid="00deb913"/>
    </style:style>
    <style:style style:name="T237" style:family="text">
      <style:text-properties officeooo:rsid="00df28e8"/>
    </style:style>
    <style:style style:name="T238" style:family="text">
      <style:text-properties fo:language="ru" fo:country="RU" officeooo:rsid="00e1c528"/>
    </style:style>
    <style:style style:name="T239" style:family="text">
      <style:text-properties officeooo:rsid="00dfe376"/>
    </style:style>
    <style:style style:name="T240" style:family="text">
      <style:text-properties fo:language="ru" fo:country="RU" officeooo:rsid="00dfe376"/>
    </style:style>
    <style:style style:name="T241" style:family="text">
      <style:text-properties fo:language="ru" fo:country="RU" officeooo:rsid="00dfe376" fo:background-color="transparent" loext:char-shading-value="0"/>
    </style:style>
    <style:style style:name="T242" style:family="text">
      <style:text-properties officeooo:rsid="00e032c2"/>
    </style:style>
    <style:style style:name="T243" style:family="text">
      <style:text-properties fo:language="ru" fo:country="RU" officeooo:rsid="00e032c2"/>
    </style:style>
    <style:style style:name="T244" style:family="text">
      <style:text-properties fo:language="ru" fo:country="RU" officeooo:rsid="00e2c59b"/>
    </style:style>
    <style:style style:name="T245" style:family="text">
      <style:text-properties fo:language="en" fo:country="US" officeooo:rsid="00e2c59b"/>
    </style:style>
    <style:style style:name="T246" style:family="text">
      <style:text-properties fo:language="ru" fo:country="RU" officeooo:rsid="00f33f88"/>
    </style:style>
    <style:style style:name="T247" style:family="text">
      <style:text-properties fo:language="uk" fo:country="UA" officeooo:rsid="00e42614"/>
    </style:style>
    <style:style style:name="T248" style:family="text">
      <style:text-properties fo:language="ru" fo:country="RU" officeooo:rsid="00e42614"/>
    </style:style>
    <style:style style:name="T249" style:family="text">
      <style:text-properties officeooo:rsid="00e6945b"/>
    </style:style>
    <style:style style:name="T250" style:family="text">
      <style:text-properties officeooo:rsid="00e8e4e5"/>
    </style:style>
    <style:style style:name="T251" style:family="text">
      <style:text-properties officeooo:rsid="00f7e6ff"/>
    </style:style>
    <style:style style:name="T252" style:family="text">
      <style:text-properties officeooo:rsid="00e9a721"/>
    </style:style>
    <style:style style:name="T253" style:family="text">
      <style:text-properties officeooo:rsid="00f4fb4d"/>
    </style:style>
    <style:style style:name="T254" style:family="text">
      <style:text-properties officeooo:rsid="00ea85e8"/>
    </style:style>
    <style:style style:name="T255" style:family="text">
      <style:text-properties officeooo:rsid="00ecc719"/>
    </style:style>
    <style:style style:name="T256" style:family="text">
      <style:text-properties officeooo:rsid="00edd762"/>
    </style:style>
    <style:style style:name="T257" style:family="text">
      <style:text-properties officeooo:rsid="00eb2c04"/>
    </style:style>
    <style:style style:name="T258" style:family="text">
      <style:text-properties officeooo:rsid="00eec376"/>
    </style:style>
    <style:style style:name="T259" style:family="text">
      <style:text-properties officeooo:rsid="01053f6d"/>
    </style:style>
    <style:style style:name="T260" style:family="text">
      <style:text-properties officeooo:rsid="00f82e8c"/>
    </style:style>
    <style:style style:name="T261" style:family="text">
      <style:text-properties officeooo:rsid="00f0898b"/>
    </style:style>
    <style:style style:name="T262" style:family="text">
      <style:text-properties officeooo:rsid="00f18ee9"/>
    </style:style>
    <style:style style:name="T263" style:family="text">
      <style:text-properties officeooo:rsid="00f2a172"/>
    </style:style>
    <style:style style:name="T264" style:family="text">
      <style:text-properties officeooo:rsid="010142e3"/>
    </style:style>
    <style:style style:name="T265" style:family="text">
      <style:text-properties officeooo:rsid="00f49d59"/>
    </style:style>
    <style:style style:name="T266" style:family="text">
      <style:text-properties officeooo:rsid="00f665fd"/>
    </style:style>
    <style:style style:name="T267" style:family="text">
      <style:text-properties officeooo:rsid="00fa90f5"/>
    </style:style>
    <style:style style:name="T268" style:family="text">
      <style:text-properties officeooo:rsid="00fa1764"/>
    </style:style>
    <style:style style:name="T269" style:family="text">
      <style:text-properties officeooo:rsid="00fbc5f1"/>
    </style:style>
    <style:style style:name="T270" style:family="text">
      <style:text-properties officeooo:rsid="00fc8b22"/>
    </style:style>
    <style:style style:name="T271" style:family="text">
      <style:text-properties officeooo:rsid="00fd6cc6"/>
    </style:style>
    <style:style style:name="T272" style:family="text">
      <style:text-properties officeooo:rsid="00ff5499"/>
    </style:style>
    <style:style style:name="T273" style:family="text">
      <style:text-properties officeooo:rsid="0101af7b"/>
    </style:style>
    <style:style style:name="T274" style:family="text">
      <style:text-properties officeooo:rsid="0106c4e9"/>
    </style:style>
    <style:style style:name="T275" style:family="text">
      <style:text-properties fo:language="uk" fo:country="UA" officeooo:rsid="01053f6d"/>
    </style:style>
    <style:style style:name="T276" style:family="text">
      <style:text-properties fo:language="uk" fo:country="UA" officeooo:rsid="0106c4e9"/>
    </style:style>
    <style:style style:name="T277" style:family="text">
      <style:text-properties fo:language="en" fo:country="US" officeooo:rsid="0106c4e9"/>
    </style:style>
    <style:style style:name="T278" style:family="text">
      <style:text-properties officeooo:rsid="01037842"/>
    </style:style>
    <style:style style:name="T279" style:family="text">
      <style:text-properties officeooo:rsid="0108ae8b"/>
    </style:style>
    <style:style style:name="T280" style:family="text">
      <style:text-properties officeooo:rsid="010a7c81"/>
    </style:style>
    <style:style style:name="T281" style:family="text">
      <style:text-properties officeooo:rsid="0108da9d"/>
    </style:style>
    <style:style style:name="T282" style:family="text">
      <style:text-properties officeooo:rsid="010b2c97"/>
    </style:style>
    <style:style style:name="T283" style:family="text">
      <style:text-properties officeooo:rsid="010c493e"/>
    </style:style>
    <style:style style:name="T284" style:family="text">
      <style:text-properties officeooo:rsid="010d73b7"/>
    </style:style>
    <style:style style:name="T285" style:family="text">
      <style:text-properties fo:language="uk" fo:country="UA" officeooo:rsid="010d73b7"/>
    </style:style>
    <style:style style:name="T286" style:family="text">
      <style:text-properties style:text-line-through-style="solid" style:text-line-through-type="single" fo:language="ru" fo:country="RU" style:text-underline-mode="continuous" style:text-overline-mode="continuous" style:text-line-through-mode="continuous"/>
    </style:style>
    <style:style style:name="T287"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288" style:family="text">
      <style:text-properties fo:language="ru" fo:country="RU" fo:font-style="italic" fo:background-color="#ffff00" loext:char-shading-value="0" style:font-style-asian="italic" style:font-style-complex="italic"/>
    </style:style>
    <style:style style:name="T289" style:family="text">
      <style:text-properties fo:color="#c9211e" loext:opacity="100%" fo:language="ru" fo:country="RU"/>
    </style:style>
    <style:style style:name="T290" style:family="text">
      <style:text-properties fo:language="ru" fo:country="RU" fo:background-color="#00ccff" loext:char-shading-value="0"/>
    </style:style>
    <style:style style:name="T29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292" style:family="text">
      <style:text-properties fo:color="#0000ff" loext:opacity="100%"/>
    </style:style>
    <style:style style:name="T293"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4">Я слышала где-то эту фразу, но не могу вспомнить, где и от кого?</text:p>
      <text:p text:style-name="P4">Впрочем, это не имеет значения вне времени и пространства.</text:p>
      <text:p text:style-name="P4">Война никогда не меняется...</text:p>
      <text:p text:style-name="P4"/>
      <text:p text:style-name="P3"/>
      <text:p text:style-name="P5">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6" text:outline-level="2">Глава 1</text:h>
      <text:p text:style-name="P7"/>
      <text:p text:style-name="P7"/>
      <text:p text:style-name="P8">Грымза поднесла блюдце и стакан с водой. Я съёжился под её колючим взглядом.</text:p>
      <text:p text:style-name="P8"/>
      <text:p text:style-name="P8">- Пей.</text:p>
      <text:p text:style-name="P8"/>
      <text:p text:style-name="P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8"/>
      <text:p text:style-name="P8">- Открой рот.</text:p>
      <text:p text:style-name="P8"/>
      <text:p text:style-name="P8">Я открыл хлебальник и повертел языком вверх – вниз – в стороны, показывая, что не спрятал галоперидол за щекой или под корнем.</text:p>
      <text:p text:style-name="P8">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8"/>
      <text:p text:style-name="P8">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8"/>
      <text:p text:style-name="P8"><text:soft-page-break/>Я прислушался к удаляющимся по коридору шагам. Когда они окончательно стихли, я лёг на край кровати спиной к двери.</text:p>
      <text:p text:style-name="P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8"/>
      <text:p text:style-name="P8">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8"/>
      <text:p text:style-name="P8">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8"/>
      <text:p text:style-name="P9"><text:span text:style-name="Default_20_Paragraph_20_Font"><text:span text:style-name="T1">…</text:span></text:span><text:span text:style-name="Default_20_Paragraph_20_Font"><text:span text:style-name="T2">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8"/>
      <text:p text:style-name="P8">...Пододвинув судно одной рукой к себе поближе, я сильнее склонился над ним и засунул вторую руку как можно глубже себе в рот.</text:p>
      <text:p text:style-name="P8"/>
      <text:p text:style-name="P8">Во-о-от та-а-ак...</text:p>
      <text:p text:style-name="P8"/>
      <text:p text:style-name="P8">Я, наверное, единственный человек в мире, умеющий блевать бесшумно.</text:p>
      <text:p text:style-name="P8">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8"/>
      <text:p text:style-name="P8">Я осторожно задвинул судно обратно под кровать Терминатору и обернулся. Судья Дредд со скучающим видом тупил в смартфон.</text:p>
      <text:p text:style-name="P8">Дело сделано. Теперь можно и заснуть.</text:p>
      <text:p text:style-name="P2"/>
      <text:p text:style-name="P2">***</text:p>
      <text:p text:style-name="P8"/>
      <text:p text:style-name="P8">Джет нетерпеливо толкает меня копытом в плечо.</text:p>
      <text:p text:style-name="P8">- Хум, вставай! Хум! Пора собираться! Хум… Хуман!!!</text:p>
      <text:p text:style-name="P8"><text:soft-page-break/>Последний толчок больше похож на пинок. Я со стоном разлепляю веки.</text:p>
      <text:p text:style-name="P8"/>
      <text:p text:style-name="P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8"/>
      <text:p text:style-name="P8">- Они приближаются! Я слышала их горн! Надо убираться отсюда!</text:p>
      <text:p text:style-name="P8"/>
      <text:p text:style-name="P8">Последнюю порцию барахла Джет утрамбовывает, с размаху усевшись на мешок. Тот жалобно скрипит.</text:p>
      <text:p text:style-name="P8"/>
      <text:p text:style-name="P8">- Да вставай же!</text:p>
      <text:p text:style-name="P8">Не дождавшись, Джет нетерпеливо прыгает ко мне и, поддев мордой, переводит в сидячее положение.</text:p>
      <text:p text:style-name="P8">Мешок, облегчённо крякнув, вываливает половину содержимого на землю.</text:p>
      <text:p text:style-name="P8"/>
      <text:p text:style-name="P8">…</text:p>
      <text:p text:style-name="P8"/>
      <text:p text:style-name="P8">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8"/>
      <text:p text:style-name="P8">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8"/>
      <text:p text:style-name="P8">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8"/>
      <text:p text:style-name="P8">Нет, Агамемнон – ерунда.</text:p>
      <text:p text:style-name="P8">За нами. Гонятся. Чёртовы. Чокнутые. Пони.</text:p>
      <text:p text:style-name="P10"/>
      <text:p text:style-name="P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8"><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8"/>
      <text:p text:style-name="P8">Ну вот кто заставил тебя улыбаться Дейдре, Хуман? Ведь всё так неплохо шло…</text:p>
      <text:p text:style-name="P8"/>
      <text:p text:style-name="P2">~~~</text:p>
      <text:p text:style-name="P8">...</text:p>
      <text:p text:style-name="P9"><text:span text:style-name="Default_20_Paragraph_20_Font"><text:span text:style-name="T2">- Привет, красавчики!</text:span></text:span></text:p>
      <text:p text:style-name="P8"/>
      <text:p text:style-name="P11">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
      <text:p text:style-name="P11">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1"/>
      <text:p text:style-name="P1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1"/>
      <text:p text:style-name="P1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1"/>
      <text:p text:style-name="P9"><text:span text:style-name="Default_20_Paragraph_20_Font"><text:span text:style-name="T2">В незащищённую бронёй шею Джет упиралось копьё крохотной поньки с гривой ёршиком.</text:span></text:span></text:p>
      <text:p text:style-name="P8"/>
      <text:p text:style-name="P11">-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1"/>
      <text:p text:style-name="P11">Тут я заметил, что крыльев у этих оборванцев не наблюдается.</text:p>
      <text:p text:style-name="P8"/>
      <text:p text:style-name="P9"><text:soft-page-break/><text:span text:style-name="Default_20_Paragraph_20_Font"><text:span text:style-name="T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9"><text:span text:style-name="Default_20_Paragraph_20_Font"><text:span text:style-name="T2">-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1"/>
      <text:p text:style-name="P11">Та мрачно стояла, сцепив зубы.</text:p>
      <text:p text:style-name="P8"/>
      <text:p text:style-name="P9"><text:span text:style-name="Default_20_Paragraph_20_Font"><text:span text:style-name="T2">-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1"/>
      <text:p text:style-name="P11">Её собеседница только хмыкнула.</text:p>
      <text:p text:style-name="P8"/>
      <text:p text:style-name="P11">- Хорош жеребёнок - ягодицы, что у ломовика! - она задумалась. - Так. Летуна – на кухню. А этого… красавчика – к Дейдре.</text:p>
      <text:p text:style-name="P11"/>
      <text:p text:style-name="P11">…</text:p>
      <text:p text:style-name="P11">…</text:p>
      <text:p text:style-name="P11">…</text:p>
      <text:p text:style-name="P8"/>
      <text:p text:style-name="P11">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1"/>
      <text:p text:style-name="P9"><text:span text:style-name="Default_20_Paragraph_20_Font"><text:span text:style-name="T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1"/>
      <text:p text:style-name="P9"><text:span text:style-name="Default_20_Paragraph_20_Font"><text:span text:style-name="T2">Я аж передёрнул плечами. Конеёбство – это, явно, не то занятие, чем ты занимался в прошлом и хотел бы заниматься в будущем, Хуман!</text:span></text:span></text:p>
      <text:p text:style-name="P11"/>
      <text:p text:style-name="P11"><text:soft-page-break/>Поняха с недоверием смотрела на меня.</text:p>
      <text:p text:style-name="P8"/>
      <text:p text:style-name="P11">- Хум, ты прикалываешься? Или та поломаная пегаска таки права, и ты действительно ничего не помнишь?</text:p>
      <text:p text:style-name="P11"/>
      <text:p text:style-name="P11">Понька принялась загибать копыта, делая сброс через каждую пару:</text:p>
      <text:p text:style-name="P11"/>
      <text:p text:style-name="P1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1"/>
      <text:p text:style-name="P11">…Я истерически рассмеялся.</text:p>
      <text:p text:style-name="P11">Мысль о веренице кобыл в очереди у твоей постели ожгла холодом твоё естество, Хуман!</text:p>
      <text:p text:style-name="P11"/>
      <text:p text:style-name="P9"><text:span text:style-name="Default_20_Paragraph_20_Font"><text:span text:style-name="T2">- Во-вторых, шанс получения потомства можно поднять с помощью магического ритуала “</text:span></text:span><text:span text:style-name="Default_20_Paragraph_20_Font"><text:span text:style-name="T3">Pornis</text:span></text:span><text:span text:style-name="Default_20_Paragraph_20_Font"><text:span text:style-name="T2"> </text:span></text:span><text:span text:style-name="Default_20_Paragraph_20_Font"><text:span text:style-name="T3">erektus</text:span></text:span><text:span text:style-name="Default_20_Paragraph_20_Font"><text:span text:style-name="T2">”,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1"/>
      <text:p text:style-name="P11">Поняха с надеждой посмотрела на меня. Я с огромным облегчением отрицательно помотал головой.</text:p>
      <text:p text:style-name="P11"/>
      <text:p text:style-name="P9"><text:span text:style-name="Default_20_Paragraph_20_Font"><text:span text:style-name="T2">-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4"> коп</text:span></text:span><text:span text:style-name="Default_20_Paragraph_20_Font"><text:span text:style-name="T2">ы</text:span></text:span><text:span text:style-name="Default_20_Paragraph_20_Font"><text:span text:style-name="T4">тами</text:span></text:span><text:span text:style-name="Default_20_Paragraph_20_Font"><text:span text:style-name="T2">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1"/>
      <text:p text:style-name="P11">Дейдра мечтательно вздохнула.</text:p>
      <text:p text:style-name="P11"/>
      <text:p text:style-name="P11">-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1"/>
      <text:p text:style-name="P11"><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1"/>
      <text:p text:style-name="P1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1"/>
      <text:p text:style-name="P11">Путешествия? Я навострил уши. Сосущее чувство проснулось снова и принялось грызть меня изнутри.</text:p>
      <text:p text:style-name="P11"/>
      <text:p text:style-name="P11">- Это уже что-то. Мне совершенно случайно нужно в Дрогонштерн, - наконец, подал голос я.</text:p>
      <text:p text:style-name="P11">-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1"/>
      <text:p text:style-name="P11">Розовая поняха заметно поскучнела.</text:p>
      <text:p text:style-name="P8"/>
      <text:p text:style-name="P1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8"/>
      <text:p text:style-name="P1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8"/>
      <text:p text:style-name="P1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8"/>
      <text:p text:style-name="P11">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1">Дейдра уныло свесила голову.</text:p>
      <text:p text:style-name="P11"/>
      <text:p text:style-name="P11"><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1"/>
      <text:p text:style-name="P11">Розовая кобылка вновь сжала зубами горлышко и запрокинула бутылку. Послышалось долгое бульканье.</text:p>
      <text:p text:style-name="P11"/>
      <text:p text:style-name="P1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8"/>
      <text:p text:style-name="P1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1"/>
      <text:p text:style-name="P1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8"/>
      <text:p text:style-name="P11">Кобылка завела глаза, сложила губы бантиком и произнесла фальцетом:</text:p>
      <text:p text:style-name="P11"/>
      <text:p text:style-name="P1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8"/>
      <text:p text:style-name="P1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1"/>
      <text:p text:style-name="P9"><text:span text:style-name="Default_20_Paragraph_20_Font"><text:span text:style-name="T2">-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3">Хр-р-р…</text:span></text:span></text:p>
      <text:p text:style-name="P12"/>
      <text:p text:style-name="P11">Вместе с храпом изо рта самой великой пиратки вылетело три розовых пузыря. Поняха явно перебрала с алкоголем.</text:p>
      <text:p text:style-name="P8"/>
      <text:p text:style-name="P8">…</text:p>
      <text:p text:style-name="P8">…</text:p>
      <text:p text:style-name="P8"><text:soft-page-break/>…</text:p>
      <text:p text:style-name="P2"/>
      <text:p text:style-name="P1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1"/>
      <text:p text:style-name="P1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8"/>
      <text:p text:style-name="P11">- Джет… Вставай, Джет… Да вставай же, засоня! - я громко шептал в ухо спящей пегаске, легонько похлопывая по шее.</text:p>
      <text:p text:style-name="P9"><text:span text:style-name="Default_20_Paragraph_20_Font"><text:span text:style-name="T2">-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8"/>
      <text:p text:style-name="P11">Я шёлкнул пегаску по носу.</text:p>
      <text:p text:style-name="P11">- Вставай! Надо сматываться. Дейдра хочет сделать меня своим фаворитом. У меня плохие предчувствия на этот счёт.</text:p>
      <text:p text:style-name="P8"/>
      <text:p text:style-name="P11">Пегаска поднялась, потирая нос копытом. Рваное одеяло сползло с её тела и в нос мне ударил кислый запах.</text:p>
      <text:p text:style-name="P9"><text:span text:style-name="Default_20_Paragraph_20_Font"><text:span text:style-name="T2">- Тут что, медиков нет? Неужели нельзя было нормально перевязать? - я указал на покалеченное крыло, примотанное к телу рваной тряпкой.</text:span></text:span></text:p>
      <text:p text:style-name="P1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1"/>
      <text:p text:style-name="P8">…</text:p>
      <text:p text:style-name="P8"/>
      <text:p text:style-name="P11">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1"/>
      <text:p text:style-name="P11"><text:soft-page-break/>Есть только одно маленькое “но”.</text:p>
      <text:p text:style-name="P11">Эти двадцать шагов заполнены валяющимися вповалку, храпящими, чмокающими, сопящими и дёргающимися во сне пони.</text:p>
      <text:p text:style-name="P11"/>
      <text:p text:style-name="P11">-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1"/>
      <text:p text:style-name="P11">Я обреченно вздохнул, выбрал на полу место, свободное от понеконечностей и поставил туда ногу.</text:p>
      <text:p text:style-name="P11">Почти попал. Светло-коричневая пони ойкнула и сжалась во сне, когда я наступил ей на хвост.</text:p>
      <text:p text:style-name="P1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1"/>
      <text:p text:style-name="P11">Позади меня послышалось топанье, череда взвизгиваний и возни, нарастающая, подобно прибою.</text:p>
      <text:p text:style-name="P11">Джет невозмутимо торила свой путь прямо по ногам, туловищам и хвостам распластавшихся на полу пони.</text:p>
      <text:p text:style-name="P11"/>
      <text:p text:style-name="P11">- Ты рехнулась? - зашипел на неё я, - надо ж осторожно!</text:p>
      <text:p text:style-name="P11">- Ну, раз ты так хочешь, - пожала плечами пегаска и осторожно поставила ногу на голову пони, сосущей во сне собственное копыто.</text:p>
      <text:p text:style-name="P11"/>
      <text:p text:style-name="P1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1"/>
      <text:p text:style-name="P11">Я остервенело дёргал ручку двери, ощущая затылком просыпающийся зал.</text:p>
      <text:p text:style-name="P11">- Закрыто, блин! - я дёрнул ещё сильнее и приложился задницой о пол, сжимая в руке оторванную ручку.</text:p>
      <text:p text:style-name="P11"/>
      <text:p text:style-name="P11">- Хум, подвинься!</text:p>
      <text:p text:style-name="P11">Пегаска оттеснила меня крупом и повернулась к двери задом.</text:p>
      <text:p text:style-name="P11"/>
      <text:p text:style-name="P11">БАБАХ!!!</text:p>
      <text:p text:style-name="P11"/>
      <text:p text:style-name="P11">Я ошалело смотрел на дверь, вылетевшую вместе с косяком во двор.</text:p>
      <text:p text:style-name="P11"/>
      <text:p text:style-name="P11"><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1">- Ага. - ухмыльнулась Джет. - Я — крутая! По заднему джебу мне нет равных на нашем облаке и двух соседних!</text:p>
      <text:p text:style-name="P11">-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1"/>
      <text:p text:style-name="P11">Мои ступни обнимала Дейдра, улыбаясь мне хищной улыбкой.</text:p>
      <text:p text:style-name="P11"/>
      <text:p text:style-name="P11">- И, кстати, чтобы открыть её, достаточно было просто отодвинуть засов.</text:p>
      <text:p text:style-name="P11"/>
      <text:p text:style-name="P11">В забеге на первенство тупости ты уверенно догоняешь пегаску, Хуман!</text:p>
      <text:p text:style-name="P11">Я криво улыбнулся Дейдре.</text:p>
      <text:p text:style-name="P11"/>
      <text:p text:style-name="P9"><text:span text:style-name="Default_20_Paragraph_20_Font"><text:span text:style-name="T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1"/>
      <text:p text:style-name="P11">Я сразу понял, что улыбаться Дейдре было плохой идеей. Поняха состроила щенячьи глаза и усилила и без того стальную хватку вокруг моих ног.</text:p>
      <text:p text:style-name="P11"/>
      <text:p text:style-name="P11">- Не бросай меня, Хум! Мне тут так ску-у-учно-о-о! Никто меня не понима-а-ает!</text:p>
      <text:p text:style-name="P11"/>
      <text:p text:style-name="P11">Губы её задрожали, как будто она собралась зареветь.</text:p>
      <text:p text:style-name="P11"/>
      <text:p text:style-name="P1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
      <text:p text:style-name="P1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1"/>
      <text:p text:style-name="P11">- Ммммфффф! - отвечала ей Джет.</text:p>
      <text:p text:style-name="P11"/>
      <text:p text:style-name="P11"><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1"/>
      <text:p text:style-name="P2">~~~</text:p>
      <text:p text:style-name="P8"/>
      <text:p text:style-name="P8">- Ты опять за своё! - крик Джет прямо в ухо перемешивает все воспоминания. - Выныривай! Они уже совсем близко!!! Я слышу голос Дейдры Твердолоб!</text:p>
      <text:p text:style-name="P8"/>
      <text:p text:style-name="P8">Я содрогаюсь, вскакиваю с земли и машинально забрасываю мешок на плёчо.</text:p>
      <text:p text:style-name="P8"/>
      <text:p text:style-name="P8">- Идём.</text:p>
      <text:p text:style-name="P8"/>
      <text:h text:style-name="P6"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3"/>
      <text:p text:style-name="P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8"/>
      <text:p text:style-name="P8">- Дед, сигу не долганёшь?</text:p>
      <text:p text:style-name="P8">- Не курю.</text:p>
      <text:p text:style-name="P8">- Я не спрашивал тебя, куришь ли ты? - пальцы вопрошавшего шевелились, как будто разминая невидимый пластилин. - Сигу не долганёшь?</text:p>
      <text:p text:style-name="P10"/>
      <text:p text:style-name="P8">Крыс спрыгнул с подоконника, царапнув грязным ногтем по кафелю уборной.</text:p>
      <text:p text:style-name="P8">- Ты ведь должен мне ещё с прошлого раза.</text:p>
      <text:p text:style-name="P8"/>
      <text:p text:style-name="P8">Я вытащил из рукава пижамы двадцатисантиметровый гвоздь и плюнул ему под ноги.</text:p>
      <text:p text:style-name="P8"/>
      <text:p text:style-name="P8">- Ничего я тебе не должен. И ты сам это знаешь. Пошёл нахуй.</text:p>
      <text:p text:style-name="P8"><text:soft-page-break/></text:p>
      <text:p text:style-name="P8">Крыс криво улыбнулся.</text:p>
      <text:p text:style-name="P8"/>
      <text:p text:style-name="P8">- Ну-ну. Вы тут, в Чертогах, совсем озверели, что ли? Из окон выпрыгиваете, на людей кидаетесь. Остынь, ботаник. <text:span text:style-name="T5">Ругаться некультурно.</text:span> Ладно-ладно, пока. Ещё увидимся.</text:p>
      <text:p text:style-name="P8"/>
      <text:p text:style-name="P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8"/>
      <text:p text:style-name="P9"><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6">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8"/>
      <text:p text:style-name="P8">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8"/>
      <text:p text:style-name="P11">…шшш…</text:p>
      <text:p text:style-name="P11"/>
      <text:p text:style-name="P9"><text:span text:style-name="Default_20_Paragraph_20_Font"><text:span text:style-name="T2">...</text:span></text:span><text:span text:style-name="Default_20_Paragraph_20_Font"><text:span text:style-name="T3">sanctificetur</text:span></text:span><text:span text:style-name="Default_20_Paragraph_20_Font"><text:span text:style-name="T2"> </text:span></text:span><text:span text:style-name="Default_20_Paragraph_20_Font"><text:span text:style-name="T3">nomen</text:span></text:span><text:span text:style-name="Default_20_Paragraph_20_Font"><text:span text:style-name="T2"> </text:span></text:span><text:span text:style-name="Default_20_Paragraph_20_Font"><text:span text:style-name="T3">tuum</text:span></text:span><text:span text:style-name="Default_20_Paragraph_20_Font"><text:span text:style-name="T2">;</text:span></text:span></text:p>
      <text:p text:style-name="P12">adveniat regnum tuum;</text:p>
      <text:p text:style-name="P12">fiat voluntas tua, sicut in caelo et in terra…</text:p>
      <text:p text:style-name="P12"/>
      <text:p text:style-name="P12">…хрррсссшшш…</text:p>
      <text:p text:style-name="P12"/>
      <text:p text:style-name="P9"><text:span text:style-name="Default_20_Paragraph_20_Font"><text:span text:style-name="T3">...ne nuclear bellum. Amen</text:span></text:span><text:span text:style-name="Footnote_20_Reference"><text:span text:style-name="T3"><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12"/>
      <text:p text:style-name="P11">…шшшссс…</text:p>
      <text:p text:style-name="P11"/>
      <text:p text:style-name="P8"><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8"/>
      <text:p text:style-name="P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8"/>
      <text:p text:style-name="P8">Я уже открывал дверь в палату, когда услышал лениво брошенную в спину фразу.</text:p>
      <text:p text:style-name="P8"/>
      <text:p text:style-name="P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9"/>
      <text:p text:style-name="P8">Я повернулся.</text:p>
      <text:p text:style-name="P8"/>
      <text:p text:style-name="P8">- Когда переезд?</text:p>
      <text:p text:style-name="P8">- Завтра. Или послезавтра, если чувак в реанимации задержится.</text:p>
      <text:p text:style-name="P8">- А почему не новенького в соседнюю? На кой чёрт им я сдался?</text:p>
      <text:p text:style-name="P8"/>
      <text:p text:style-name="P8"><text:s/>Дредд удивлённо бухнулся на все четыре ножки стула. Тот жалобно заскрипел.</text:p>
      <text:p text:style-name="P8"/>
      <text:p text:style-name="P14">-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4"/>
      <text:p text:style-name="P14">Я криво улыбнулся</text:p>
      <text:p text:style-name="P14">- Да я уже как-то к <text:span text:style-name="T5">седьмой</text:span>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4"/>
      <text:p text:style-name="P14">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6">твои</text:span></text:span><text:span text:style-name="Default_20_Paragraph_20_Font"><text:span text:style-name="T1"> яйцеголовые </text:span></text:span><text:span text:style-name="Default_20_Paragraph_20_Font"><text:span text:style-name="T6">коллеги </text:span></text:span><text:span text:style-name="Default_20_Paragraph_20_Font"><text:span text:style-name="T1">– за прошлые заслуги. Если хочешь, я передам главному, что ты против.</text:span></text:span></text:p>
      <text:p text:style-name="P14">- Передай, если не тяжело. Новенькому всё равно, куда ложиться, а мне – нет.</text:p>
      <text:p text:style-name="P8"/>
      <text:p text:style-name="P8">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9"><text:soft-page-break/><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8"/>
      <text:p text:style-name="P8">Так что нет, не за память я пекусь. Просто приём нейролептиков напрочь отключает не только память, но и сновидения – я проверял.</text:p>
      <text:p text:style-name="P8"/>
      <text:p text:style-name="P8">А мне нравятся сны.</text:p>
      <text:p text:style-name="P14"/>
      <text:p text:style-name="P2">***</text:p>
      <text:p text:style-name="P8"/>
      <text:p text:style-name="P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8"/>
      <text:p text:style-name="P8">Я спускаюсь вниз и спрыгиваю с нижней ветки сосны на землю.</text:p>
      <text:p text:style-name="P8"/>
      <text:p text:style-name="P8">- Таки оторвались. Но обрыв мы не обойдём — он простирается в обе стороны, сколько видит глаз. Надо думать, как спуститься.</text:p>
      <text:p text:style-name="P8"/>
      <text:p text:style-name="P9"><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8"/>
      <text:p text:style-name="P8">- Каша будет готова через пять минут.</text:p>
      <text:p text:style-name="P8"/>
      <text:p text:style-name="P8">Словно бы в заглаживание вины своей немощности, Джет взяла готовку пищи на себя.</text:p>
      <text:p text:style-name="P8"/>
      <text:p text:style-name="P8"><text:soft-page-break/>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
      <text:p text:style-name="P8">Джет сидит у костра напротив меня и молча жуёт кашу.</text:p>
      <text:p text:style-name="P8">- Ты теперь до старости будешь его носить? - указываю я на одеяло.</text:p>
      <text:p text:style-name="P8">Пегаска только сильнее кутается в него. Кажется, она дрожит.</text:p>
      <text:p text:style-name="P8">- Тебе холодно? Может, подсядешь ближе к костру? Или давай я на тебя куртку накину?</text:p>
      <text:p text:style-name="P8"/>
      <text:p text:style-name="P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
      <text:p text:style-name="P8">Ладно же, мне эти странности уже осточертели!</text:p>
      <text:p text:style-name="P8">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8"/>
      <text:p text:style-name="P8">Едва слышу шорох сзади. Сначала чуть заметно коснувшись, Джет медленно прижимается ко мне всей спиной. Она сильно дрожит.</text:p>
      <text:p text:style-name="P8">Так мы согреваем друг-друга с тех пор, как сбежали от твердолобов – ночи стали заметно свежее.</text:p>
      <text:p text:style-name="P8">Но сейчас я отвергаю негласный договор. Это и раздражение на скрытность пегаски, и…</text:p>
      <text:p text:style-name="P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
      <text:p text:style-name="P8">- Джет, блин, у нас речка в двух шагах! Я понимаю, холодно, но нельзя ли помыться? От тебя воняет! Реально трудно находиться рядом с тобой…</text:p>
      <text:p text:style-name="P8"/>
      <text:p text:style-name="P8">Так же беззвучно, как возникло, касание пропадает. Пропадает и запах…</text:p>
      <text:p text:style-name="P8">Я закрываю глаза.</text:p>
      <text:p text:style-name="P8"/>
      <text:p text:style-name="P8">Просыпаюсь от холода. Щупаю рукой сзади себя. Наконец поворачиваюсь.</text:p>
      <text:p text:style-name="P8">Никого.</text:p>
      <text:p text:style-name="P8"/>
      <text:p text:style-name="P8"><text:soft-page-break/>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8"/>
      <text:p text:style-name="P8">…Полянка перед орешником пуста. Едва дымятся угли погасшего костра. В лунном свете цепочка отпечатков копыт в песке ведёт к реке.</text:p>
      <text:p text:style-name="P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
      <text:p text:style-name="P8">Ох, факнщит!!! М-м-мамочка…</text:p>
      <text:p text:style-name="P8"/>
      <text:p text:style-name="P8">Меня выворачивает наизнанку. Я падаю на колени и неистово блюю в воду. Течение уносит мой ужин к водопаду.</text:p>
      <text:p text:style-name="P8"/>
      <text:p text:style-name="P8">Рядом со мной на песке лежит часть крыла. Парочка опарышей ещё ползают по голубоватым перьям. Обломок кости белеет в лунном свете.</text:p>
      <text:p text:style-name="P8">Проклятье! Какой же я долбень! Грёбаный близорукий эгоистичный долбень!</text:p>
      <text:p text:style-name="P8"/>
      <text:p text:style-name="P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
      <text:p text:style-name="P8">Я ускоряюсь.</text:p>
      <text:p text:style-name="P8"/>
      <text:p text:style-name="P8">Пегаска, понурив голову, бредёт к скальному выступу, нависающему над каньоном. Чуть подумав у обрыва, она делает шаг в бездну.</text:p>
      <text:p text:style-name="P8">В последнем рывке я совершаю вратарский прыжок и хватаю пегаску за задние ноги. Дыхание перехватывает от удара животом и грудью о камни.</text:p>
      <text:p text:style-name="P8">Пегаска оборачивается. Её передняя нога застывает над пропастью.</text:p>
      <text:p text:style-name="P8"/>
      <text:p text:style-name="P8">- Джет, не дури, - хрипло прошу я осипшим от волнения голосом. - Я ступил. Я все эти дни тупил. Прости.</text:p>
      <text:p text:style-name="P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Пегаска поворачивается навстречу пропасти.</text:p>
      <text:p text:style-name="P8"><text:soft-page-break/></text:p>
      <text:p text:style-name="P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 Нет! Пожалуйста!!! Я вылечу тебя! Я… Я прижгу рану!</text:p>
      <text:p text:style-name="P8"/>
      <text:p text:style-name="P8">Сквозь рыдания я выкрикиваю какие-то сумасбродные идеи, пока пегаска молча стоит над бездной.</text:p>
      <text:p text:style-name="P8">Наконец она усмехается.</text:p>
      <text:p text:style-name="P8"/>
      <text:p text:style-name="P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
      <text:p text:style-name="P8">Пегаска вздыхает.</text:p>
      <text:p text:style-name="P8">-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8"/>
      <text:p text:style-name="P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
      <text:p text:style-name="P8">Очень осторожно, словно бы извиняясь, Джет высвобождает сначала одну ногу из моего захвата. Потом вторую. Я тупо смотрю на свои пустые ладони.</text:p>
      <text:p text:style-name="P8"/>
      <text:p text:style-name="P8">- Ты был хорошим другом. Прощай.</text:p>
      <text:p text:style-name="P8"/>
      <text:p text:style-name="P8">-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8"/>
      <text:p text:style-name="P8">Мы оборачиваемся на голос. В свете первых лучей солнца на нас смотрит зебра.</text:p>
      <text:p text:style-name="P8"/>
      <text:h text:style-name="P6" text:outline-level="2">Глава 3</text:h>
      <text:p text:style-name="P2"/>
      <text:p text:style-name="P15">Безвременье тьмы, безмолвие камня, бессмыслие скуки - мои спутники в вечном заточении. К ним привыкаешь за первую тысячу лет.</text:p>
      <text:p text:style-name="P15">Невозможно привыкнуть к абсолютному холоду одиночества.</text:p>
      <text:p text:style-name="P8"/>
      <text:p text:style-name="P8"><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8"/>
      <text:p text:style-name="P8">- Вы сами видите… - обратился Лысый к Алексу. - Я бы его за периметр не выпускал. Во избежание... <text:s/>Вам решать, разумеется.</text:p>
      <text:p text:style-name="P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
      <text:p text:style-name="P8">Лысый грузно поднялся. Скрипнула дверь и мы остались один на один.</text:p>
      <text:p text:style-name="P8"/>
      <text:p text:style-name="P8">- П-привет, Дедлайн - пробормотал Алекс.</text:p>
      <text:p text:style-name="P8">- Привет, сослуживец, - криво усмехнулся я. Старое командное прозвище в устах моего бывшего босса не вызвало во мне ностальгии.</text:p>
      <text:p text:style-name="P8"/>
      <text:p text:style-name="P8">Алекс на миг встретился со мной взглядом и снова опустил глаза. В переговорной установилось звенящее молчание.</text:p>
      <text:p text:style-name="P8">…</text:p>
      <text:p text:style-name="P8">- Ты же знаешь, у нас не было другого выхода. Извини.</text:p>
      <text:p text:style-name="P8">- Да ладно. Мне-то что? Тут неплохо кормят.</text:p>
      <text:p text:style-name="P8">-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8">- А вот этого как раз не надо, - прервал я извинения Алекса. - Мне и в <text:span text:style-name="T5">седьмой</text:span> неплохо. Говори, зачем позвал? И учти, если пришёл просить меня вернуться — можешь не терять времени. Не вернусь.</text:p>
      <text:p text:style-name="P8"/>
      <text:p text:style-name="P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8"/>
      <text:p text:style-name="P9"><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8">- Дед, у нас проблемы. Хэвэн начала убивать.</text:p>
      <text:p text:style-name="P8"/>
      <text:p text:style-name="P8">Я откинулся на спинку стула и громко похлопал в ладоши.</text:p>
      <text:p text:style-name="P8"><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8"/>
      <text:p text:style-name="P8">Мой бывший прожект-менеджер досадливо сморщился и откинулся на спинку стула.</text:p>
      <text:p text:style-name="P8">-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8"/>
      <text:p text:style-name="P8">… Алекс терпеливо подождал, пока я прекращу ржать.</text:p>
      <text:p text:style-name="P8"/>
      <text:p text:style-name="P9"><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6">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8">Дед, всего пару советов, и ты спасешь кучу людей.</text:p>
      <text:p text:style-name="P8"/>
      <text:p text:style-name="P8">Я покачал головой.</text:p>
      <text:p text:style-name="P8">-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
      <text:p text:style-name="P8">Алекс долго молчал.</text:p>
      <text:p text:style-name="P8">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8"/>
      <text:p text:style-name="P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8"><text:soft-page-break/></text:p>
      <text:p text:style-name="P8">Я сжал кулаки и встал. Дверь отворилась и заглянул Лысый. Алекс отрицательно мотнул ему головой.</text:p>
      <text:p text:style-name="P8">- Всё в порядке. Мы общаемся.</text:p>
      <text:p text:style-name="P8"/>
      <text:p text:style-name="P8">Дверь закрылась. Я сел и отвернулся к окну.</text:p>
      <text:p text:style-name="P8"/>
      <text:p text:style-name="P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8"/>
      <text:p text:style-name="P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
      <text:p text:style-name="P8">- В разумных пределах, говоришь?</text:p>
      <text:p text:style-name="P8">- В разумных.</text:p>
      <text:p text:style-name="P8">- А забор будет?</text:p>
      <text:p text:style-name="P9"><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6">забор</text:span></text:span><text:span text:style-name="Default_20_Paragraph_20_Font"><text:span text:style-name="T1"> нужен, скорее, для твоей </text:span></text:span><text:span text:style-name="Default_20_Paragraph_20_Font"><text:span text:style-name="T6">же </text:span></text:span><text:span text:style-name="Default_20_Paragraph_20_Font"><text:span text:style-name="T1">защиты, чем...</text:span></text:span></text:p>
      <text:p text:style-name="P11"/>
      <text:p text:style-name="P8">- Понятно.</text:p>
      <text:p text:style-name="P8"/>
      <text:p text:style-name="P9"><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6">Тот Алекс, которого я когда-то знал, давно умер. А, может, никогда и не рождался.</text:span></text:span></text:p>
      <text:p text:style-name="P10"/>
      <text:p text:style-name="P9"><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6">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6">в таких </text:span></text:span><text:span text:style-name="Default_20_Paragraph_20_Font"><text:span text:style-name="T1">вот </text:span></text:span><text:span text:style-name="Default_20_Paragraph_20_Font"><text:span text:style-name="T6">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8"/>
      <text:p text:style-name="P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8"><text:soft-page-break/></text:p>
      <text:p text:style-name="P9"><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6">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8"> </text:span></text:span><text:span text:style-name="Default_20_Paragraph_20_Font"><text:span text:style-name="T9">симуляторами</text:span></text:span><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8"/>
      <text:p text:style-name="P8">Алекс вытер платком пот.</text:p>
      <text:p text:style-name="P8"/>
      <text:p text:style-name="P8">-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8">-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8">- Дед, - мягко остановил меня Алекс. - Не надо. Не даешь мне помечтать, жестокий человек…</text:p>
      <text:p text:style-name="P8"/>
      <text:p text:style-name="P8">Выплюнув жвачку в салфетку и аккуратно препроводив бумажный шарик в ведро, Алекс печально развёл руками.</text:p>
      <text:p text:style-name="P8"/>
      <text:p text:style-name="P8">-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8">- Разумеется, знал, – отдался воспоминаниям и я. – Это ж от идеи, что партнёра по бизнесу можно уничтожить физически, у Нэша поехала крыша.</text:p>
      <text:p text:style-name="P8">-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8"/>
      <text:p text:style-name="P8">Алекс скучающе завёл глаза.</text:p>
      <text:p text:style-name="P9"><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10">P</text:span></text:span><text:span text:style-name="Default_20_Paragraph_20_Font"><text:span text:style-name="T11">HOENIX</text:span></text:span><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8"/>
      <text:p text:style-name="P8">Алекс посмотрел на часы, нахмурился и продолжил.</text:p>
      <text:p text:style-name="P16"><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10">P</text:span></text:span><text:span text:style-name="Default_20_Paragraph_20_Font"><text:span text:style-name="T11">HOENIX</text:span></text:span><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text:span text:style-name="Default_20_Paragraph_20_Font"><text:span text:style-name="T10">P</text:span></text:span><text:span text:style-name="Default_20_Paragraph_20_Font"><text:span text:style-name="T11">HOENIX</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8"/>
      <text:p text:style-name="P8">-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8"/>
      <text:p text:style-name="P9"><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6">продолжил</text:span></text:span><text:span text:style-name="Default_20_Paragraph_20_Font"><text:span text:style-name="T1">.</text:span></text:span></text:p>
      <text:p text:style-name="P8"/>
      <text:p text:style-name="P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8"/>
      <text:p text:style-name="P8">-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8"><text:soft-page-break/></text:p>
      <text:p text:style-name="P8">Я оборвал смех.</text:p>
      <text:p text:style-name="P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
      <text:p text:style-name="P9"><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6">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8"/>
      <text:p text:style-name="P8">Босс вытащил из внутреннего кармана пиджака бутылку «Джентльмен Джека» и поставил передо мной.</text:p>
      <text:p text:style-name="P8"/>
      <text:p text:style-name="P8">- Это от меня лично. Мне действительно не хватает старых добрых времён. Что бы ты там себе ни думал.</text:p>
      <text:p text:style-name="P8"/>
      <text:p text:style-name="P8">Алекс пошёл к выходу. У двери он замялся и вдруг обернулся.</text:p>
      <text:p text:style-name="P9"><text:span text:style-name="Default_20_Paragraph_20_Font"><text:span text:style-name="T1">- А, знаешь, что самое страшное </text:span></text:span><text:span text:style-name="Default_20_Paragraph_20_Font"><text:span text:style-name="T6">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8"/>
      <text:p text:style-name="P8">- Что? - я недоумённо уставился на Алекса.</text:p>
      <text:p text:style-name="P8"/>
      <text:p text:style-name="P8">- Дедлайн, ты собираешь узор из шестнадцати кубиков за пару секунд. <text:span text:style-name="T5">Перед этим секунду посмотрев на оригинал. </text:span>При этом ещё успеваешь инвертировать цвета.</text:p>
      <text:p text:style-name="P8"/>
      <text:p text:style-name="P8">Алекс вышел.</text:p>
      <text:p text:style-name="P2"><text:line-break/>***</text:p>
      <text:p text:style-name="P8"/>
      <text:p text:style-name="P8">… Стражница напротив вот уже полчаса молча сверлит меня взглядом.</text:p>
      <text:p text:style-name="P8"/>
      <text:p text:style-name="P8">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8"/>
      <text:p text:style-name="P8">Я тайком смотрю на своё отражение в зеркальце, висящем на шее этой мрачной зебры. Нифига, лоб чистый, никаких каракулей не наблюдается.</text:p>
      <text:p text:style-name="P8"><text:soft-page-break/></text:p>
      <text:p text:style-name="P8">- А можно..? - наконец, начинаю я.</text:p>
      <text:p text:style-name="P8">- Нельзя, - обрывает зебра. - Зеррика сама выйдет, когда закончит.</text:p>
      <text:p text:style-name="P8"/>
      <text:p text:style-name="P8">Подчёркивая сказанное, стражница перекрывает вход в палатку копьём.</text:p>
      <text:p text:style-name="P8"/>
      <text:p text:style-name="P8">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8"/>
      <text:p text:style-name="P8">Джет до последнего момента казалась мне сделаной из железа — может быть, именно поэтому я не догадывался, что с ней происходит что-то плохое.</text:p>
      <text:p text:style-name="P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
      <text:p text:style-name="P8">Я закрываю глаза, пытаясь вспомнить…</text:p>
      <text:p text:style-name="P8"/>
      <text:p text:style-name="P2">~~~</text:p>
      <text:p text:style-name="P11"/>
      <text:p text:style-name="P11">- Будь проклята война и я вместе с ней…</text:p>
      <text:p text:style-name="P11">.</text:p>
      <text:p text:style-name="P11">.</text:p>
      <text:p text:style-name="P11">.</text:p>
      <text:p text:style-name="P11">СИЯНИЕ</text:p>
      <text:p text:style-name="P11">.</text:p>
      <text:p text:style-name="P11">Кто я?</text:p>
      <text:p text:style-name="P11">.</text:p>
      <text:p text:style-name="P11">Где я?</text:p>
      <text:p text:style-name="P11">.</text:p>
      <text:p text:style-name="P11">Где все?</text:p>
      <text:p text:style-name="P11">.</text:p>
      <text:p text:style-name="P11">Чувствую прикосновение. Кто-то энергично тормошит меня. Слышу приглушенное бормотание.</text:p>
      <text:p text:style-name="P11"><text:soft-page-break/>.</text:p>
      <text:p text:style-name="P11">Я открываю глаза и вижу фигуру в голубом.</text:p>
      <text:p text:style-name="P11"/>
      <text:p text:style-name="P11">- Быстро! За мной! - торопливо шепчет мне она.</text:p>
      <text:p text:style-name="P11">Я послушно ползу среди костей и раздавленных черепов за голубой пони… Пони? Какой ещё, к дьяволу, пони?</text:p>
      <text:p text:style-name="P11">- Пегаской! - шипит, оборачиваясь, она. - Если ты ещё не заметил, у меня крылья!</text:p>
      <text:p text:style-name="P17"/>
      <text:p text:style-name="P11">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1">Черепа… Кости… Пегаска в броне… Чушь какая-то!</text:p>
      <text:p text:style-name="P11"/>
      <text:p text:style-name="P11">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1"/>
      <text:p text:style-name="P11">- Какого чё…?!!</text:p>
      <text:p text:style-name="P11">-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1">- Появится кто? - спрашиваю я, потирая ушибленную о каменный свод макушку.</text:p>
      <text:p text:style-name="P11"/>
      <text:p text:style-name="P11">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1"/>
      <text:p text:style-name="P11">Я пригибаюсь к уху поньки и еле слышно шепчу:</text:p>
      <text:p text:style-name="P11">- Кто это?</text:p>
      <text:p text:style-name="P11">- Агамемнон, - так же, едва шевеля губами, шепчет поняха. - Он сегодня голодный - остался без обеда. И у него хороший слух.</text:p>
      <text:p text:style-name="P11"/>
      <text:p text:style-name="P11">Я снова чешу ушибленный лоб.</text:p>
      <text:p text:style-name="P11">- Мне это имя вообще ничего не говорит.</text:p>
      <text:p text:style-name="P11"/>
      <text:p text:style-name="P11">Пегаска критически смотрит на меня.</text:p>
      <text:p text:style-name="P11"><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1"/>
      <text:p text:style-name="P11">Пегаска пробует потрогать меня в паху, но я с возмущением отбрасываю её копыто.</text:p>
      <text:p text:style-name="P11"/>
      <text:p text:style-name="P11">-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1"/>
      <text:p text:style-name="P11">От беспокойной возни снаружи скала дрожит. Кто-то шумно зевает и с металлическим скрежетом чешется.</text:p>
      <text:p text:style-name="P11"/>
      <text:p text:style-name="P11">- Так откуда ты? - пытливо спрашивает поняха.</text:p>
      <text:p text:style-name="P11">-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1"/>
      <text:p text:style-name="P11">Я закрываю глаза и сосредотачиваюсь…</text:p>
      <text:p text:style-name="P11"/>
      <text:p text:style-name="P11">…</text:p>
      <text:p text:style-name="P11"/>
      <text:p text:style-name="P11">- Не помню.</text:p>
      <text:p text:style-name="P11">- Что? - удивляется поняха. - Не помнишь, где твой дом?</text:p>
      <text:p text:style-name="P11">- Нет.</text:p>
      <text:p text:style-name="P11">- А как попал в гнездо Агамемнона — помнишь?</text:p>
      <text:p text:style-name="P11">- Нет.</text:p>
      <text:p text:style-name="P11">- А кто ты — помнишь?</text:p>
      <text:p text:style-name="P11">- Нет.</text:p>
      <text:p text:style-name="P11">-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1">-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1"/>
      <text:p text:style-name="P11">-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1">- Следующий обед? - я мучительно пытаюсь ухватить логическую нить. - А кто предыдущий?</text:p>
      <text:p text:style-name="P11">-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1"/>
      <text:p text:style-name="P11">Пегаска склоняет шею и я вижу огромную шишку с кровоподтёком на затылке поняхи.</text:p>
      <text:p text:style-name="P11"/>
      <text:p text:style-name="P11">-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1"/>
      <text:p text:style-name="P11">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1"/>
      <text:p text:style-name="P11">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1"/>
      <text:p text:style-name="P11">…</text:p>
      <text:p text:style-name="P11">СИЯНИЕ</text:p>
      <text:p text:style-name="P11">…</text:p>
      <text:p text:style-name="P9"><text:span text:style-name="Default_20_Paragraph_20_Font"><text:span text:style-name="T4">Оно п</text:span></text:span><text:span text:style-name="Default_20_Paragraph_20_Font"><text:span text:style-name="T2">овсюду. </text:span></text:span><text:span text:style-name="Default_20_Paragraph_20_Font"><text:span text:style-name="T4">Нет верха и низа, нет направлений и расстояний. Нет м</text:span></text:span><text:span text:style-name="Default_20_Paragraph_20_Font"><text:span text:style-name="T2">ыслей. Нет чувств. Нет времени. Есть только бесконечное сияние…</text:span></text:span></text:p>
      <text:p text:style-name="P11">.</text:p>
      <text:p text:style-name="P11">Кто я?</text:p>
      <text:p text:style-name="P11">.</text:p>
      <text:p text:style-name="P11">Где я?</text:p>
      <text:p text:style-name="P11">.</text:p>
      <text:p text:style-name="P1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1">Внезапно фигура как будто наклоняется ко мне и почти выкрикивает фразу. Видение рушится, но фраза впечатывается в память:</text:p>
      <text:p text:style-name="P11">- ИДИ В ДРОГОНШТЕРН!</text:p>
      <text:p text:style-name="P11"/>
      <text:p text:style-name="P11"><text:soft-page-break/>…</text:p>
      <text:p text:style-name="P11"/>
      <text:p text:style-name="P11">- Я ВСПОМНИЛ! ВСПОМНИЛ! ДРОГОНШТЕРН!!! - я хлопаю себя по лбу. - Мне нужно попасть в Дрогонштерн!</text:p>
      <text:p text:style-name="P11"/>
      <text:p text:style-name="P11">Поняха закатывает глаза и стукается лбом о камень.</text:p>
      <text:p text:style-name="P9"><text:span text:style-name="Default_20_Paragraph_20_Font"><text:span text:style-name="T2">- </text:span></text:span><text:span text:style-name="Default_20_Paragraph_20_Font"><text:span text:style-name="T12">Я ЖЕ ПРЕДУПРЕЖДАЛА, ПОТИШЕ!!!</text:span></text:span><text:span text:style-name="Default_20_Paragraph_20_Font"><text:span text:style-name="T2"> - орёт в свою очередь понька. - Что за тупой жереб попался!</text:span></text:span></text:p>
      <text:p text:style-name="P11"/>
      <text:p text:style-name="P11">Снаружи беспокойно возятся, что-то неразборчиво пыхтят и внезапно валун, под которым мы прячемся, возносится над нашими головами.</text:p>
      <text:p text:style-name="P11"/>
      <text:p text:style-name="P11">Поняха бросается на меня, сбив с ног и закрыв телом и крыльями.</text:p>
      <text:p text:style-name="P11"/>
      <text:p text:style-name="P11">-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1">- А как же ты? Он же съест тебя?</text:p>
      <text:p text:style-name="P11">- Не беспокойся, я в последний момент извернусь и улечу. Действуй!</text:p>
      <text:p text:style-name="P11"/>
      <text:p text:style-name="P11">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1"/>
      <text:p text:style-name="P9"><text:span text:style-name="Default_20_Paragraph_20_Font"><text:span text:style-name="T2">- </text:span></text:span><text:span text:style-name="Default_20_Paragraph_20_Font"><text:span text:style-name="T12">ВИЖУ СБЕЖАВШИЙ ВЧЕРАШНИЙ ОБЕД. ЕЩЁ НЕ ПРОТУХ. ХОРОШО.</text:span></text:span></text:p>
      <text:p text:style-name="P11">- Ну так и жри, пока не скисло! - орёт поняха, повернув к нему голову.</text:p>
      <text:p text:style-name="P9"><text:span text:style-name="Default_20_Paragraph_20_Font"><text:span text:style-name="T2">- </text:span></text:span><text:span text:style-name="Default_20_Paragraph_20_Font"><text:span text:style-name="T12">ЕЩЁ И РУГАЕТСЯ,</text:span></text:span><text:span text:style-name="Default_20_Paragraph_20_Font"><text:span text:style-name="T2"> - недовольно замечает дракон. - </text:span></text:span><text:span text:style-name="Default_20_Paragraph_20_Font"><text:span text:style-name="T12">СЛИШКОМ СЫРОЙ</text:span></text:span><text:span text:style-name="Default_20_Paragraph_20_Font"><text:span text:style-name="T2">. </text:span></text:span><text:span text:style-name="Default_20_Paragraph_20_Font"><text:span text:style-name="T12">НАДО ПРОЖАРИТЬ ПОЛУЧШЕ.</text:span></text:span></text:p>
      <text:p text:style-name="P11"/>
      <text:p text:style-name="P11">Внезапно он открывает пасть и к нам стремится поток зелёного пламени.</text:p>
      <text:p text:style-name="P11">Пегаска пищит и прижимается ко мне покрепче. Я завороженно смотрю навстречу гибели…</text:p>
      <text:p text:style-name="P11"/>
      <text:p text:style-name="P11">…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1"/>
      <text:p text:style-name="P11"><text:soft-page-break/>Пегаска ориентруется первой.</text:p>
      <text:p text:style-name="P11"/>
      <text:p text:style-name="P11">- Бежим! - она вскакивает и указывает направление.</text:p>
      <text:p text:style-name="P11">Я припускаю со всех ног. Безумие последнего часа выбивает из меня способность мыслить.</text:p>
      <text:p text:style-name="P11"/>
      <text:p text:style-name="P11">… И потому я останавливаюсь у края пропасти, руководствуясь исключительно рефлексами.</text:p>
      <text:p text:style-name="P11">Пару камешков срывается у меня из-под ноги и скрывается в голубоватой дымке. Я перевожу дух.</text:p>
      <text:p text:style-name="P11"/>
      <text:p text:style-name="P11">- Почему остановился?!! Прыгай! - пегаска останавливается рядом и указывает копытом прямо вниз. - Прыгай, если хочешь жить!</text:p>
      <text:p text:style-name="P11"><text:s/></text:p>
      <text:p text:style-name="P9"><text:span text:style-name="Default_20_Paragraph_20_Font"><text:span text:style-name="T12">- НЕНАВИЖУ ПОНЯЧЬЮ МАГИЮ! НЕ ВЫНОШУ ПОНИ!!! ВИДЕТЬ ИХ БОЛЬШЕ НЕ ХОЧУ В СВОЁМ ГНЕЗДЕ!</text:span></text:span><text:span text:style-name="Default_20_Paragraph_20_Font"><text:span text:style-name="T2"> - орёт Агамемнон, протирая глаза.</text:span></text:span></text:p>
      <text:p text:style-name="P11"/>
      <text:p text:style-name="P11">Я молча стою и смотрю вниз, хлопая глазами.</text:p>
      <text:p text:style-name="P11"/>
      <text:p text:style-name="P11">Пегаска всё понимает. Она приседает, как будто готовясь к прыжку. Я делаю маленький шажок назад, не желая прыгать.</text:p>
      <text:p text:style-name="P11"/>
      <text:p text:style-name="P11">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1"/>
      <text:p text:style-name="P11">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1">Довольно скоро я оказываюсь в захвате передних ноги пегаски и к моим воплям присоединяется её протяжный визг.</text:p>
      <text:p text:style-name="P11"/>
      <text:p text:style-name="P11">- А-А-А-А-А-А-А-А-А-А!!!</text:p>
      <text:p text:style-name="P11"/>
      <text:p text:style-name="P11">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1"/>
      <text:p text:style-name="P11">…</text:p>
      <text:p text:style-name="P11"/>
      <text:p text:style-name="P17"/>
      <text:p text:style-name="P11"><text:soft-page-break/>- Да ты совсем чокнулась, коняга долбанутая! - ору я, как только выныриваю, - я же мог разбиться!!!</text:p>
      <text:p text:style-name="P11">-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1">-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1"/>
      <text:p text:style-name="P11">Пегаска сникает.</text:p>
      <text:p text:style-name="P11"/>
      <text:p text:style-name="P11">- Не могла…</text:p>
      <text:p text:style-name="P11"/>
      <text:p text:style-name="P11">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1"/>
      <text:p text:style-name="P11">- Если бы могла летать - не задержалась бы в гнезде Агамемнона… Сломала вчера на вираже, когда уходила от погони.</text:p>
      <text:p text:style-name="P11"/>
      <text:p text:style-name="P11">У меня пересыхает в горле.</text:p>
      <text:p text:style-name="P11"/>
      <text:p text:style-name="P11">-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1"/>
      <text:p text:style-name="P11">Иногда ты довольно туго соображаешь, чувак! Жертвенность этой поняхи заслуживает большей награды, чем ты можешь дать сейчас.</text:p>
      <text:p text:style-name="P11"/>
      <text:p text:style-name="P11">Я примирительно треплю пегаску по голубой гриве и неумело глажу по крупу, стряхивая воду.</text:p>
      <text:p text:style-name="P11"/>
      <text:p text:style-name="P11">- Извини, подруга. Я ступил.</text:p>
      <text:p text:style-name="P11"/>
      <text:p text:style-name="P11">Та немедленно поворачивается. Одно движение ноги стирает слёзы с носа и по улыбке во всю ширину мордахи я понимаю, что прощён.</text:p>
      <text:p text:style-name="P11"/>
      <text:p text:style-name="P1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1">- Да уж, - ёжусь я, - твой дедушка тобой гордился бы.</text:p>
      <text:p text:style-name="P11"><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1"/>
      <text:p text:style-name="P11">Я присвистываю.</text:p>
      <text:p text:style-name="P11">- Фигасе у тебя был дедуля. Как ты вообще выжила?</text:p>
      <text:p text:style-name="P11"/>
      <text:p text:style-name="P11">Пегаска смущается.</text:p>
      <text:p text:style-name="P11">-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1"><text:line-break/>Я пытаюсь подбодрить голубую лошадку и хлопаю её по шее.</text:p>
      <text:p text:style-name="P11">- Не грусти. Крыло заживёт и ты снова будешь летать наперегонки с дедом! Или падать – что больше нравится.</text:p>
      <text:p text:style-name="P11"/>
      <text:p text:style-name="P11">У пегаски дрожат губы и уголки глаз подозрительно блестят.</text:p>
      <text:p text:style-name="P11">- Не получится. Никогда-никогда. Он однажды улетел разгонять грозу и в облаке на полной скорости врезался в гору.</text:p>
      <text:p text:style-name="P11"/>
      <text:p text:style-name="P11">Да уж, чувак, ты умеешь утешать!</text:p>
      <text:p text:style-name="P11"/>
      <text:p text:style-name="P11">Я снова глажу пегаску. Та в ответ неожиданно сильно прижимается ко мне, помогая себе передней ногой.</text:p>
      <text:p text:style-name="P11"/>
      <text:p text:style-name="P11">- Ай! - я свободной рукой отстраняю поняху.</text:p>
      <text:p text:style-name="P11">- И-извини… Я расклеилась. Мне нужно было утешиться. Я думала, ты меня поймешь, - бормочет пегаска и отворачивается.</text:p>
      <text:p text:style-name="P11">- Да нет, не в том дело.</text:p>
      <text:p text:style-name="P11"/>
      <text:p text:style-name="P11">Я лезу рукой под рубашку, нашаривая колющий грудь предмет.</text:p>
      <text:p text:style-name="P11"/>
      <text:p text:style-name="P11">- Ого! Что это за хрень?</text:p>
      <text:p text:style-name="P11"/>
      <text:p text:style-name="P11">У меня на ладони красуется золотая фигурка. Грациозный длинноногий пегас с пышной гривой, длинной шеей и, почему-то, с рогом.</text:p>
      <text:p text:style-name="P11"><text:soft-page-break/>Фигурка широко раскрыла крылья и бьёт передними ногами в воздух. К фигурке крепится цепочка, охватывающая мою шею.</text:p>
      <text:p text:style-name="P11"/>
      <text:p text:style-name="P11">-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1">- Естественно, не пегасье. Это моё украшение. Знать бы только, как оно у меня оказалось!</text:p>
      <text:p text:style-name="P11"/>
      <text:p text:style-name="P11">Я пытаюсь снять цепочку, но не могу взять её в руку. Золотистое сияние охватывает мою шею и мягко отталкивает руку прочь.</text:p>
      <text:p text:style-name="P11"/>
      <text:p text:style-name="P11">- Чего-о-о?!! Не понял!</text:p>
      <text:p text:style-name="P11"/>
      <text:p text:style-name="P11">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1"/>
      <text:p text:style-name="P11">- Кажется, я понимаю, что спасло нас от Агамемнона!</text:p>
      <text:p text:style-name="P11">- Эмм… Ты?</text:p>
      <text:p text:style-name="P11"/>
      <text:p text:style-name="P11">Пегаска тычет копытом в украшение. Золотое свечение останавливает её ногу в сантиметре от моей груди.</text:p>
      <text:p text:style-name="P11"/>
      <text:p text:style-name="P11">- Я не о том. Вот то золотое марево, которое защитило нас от пламени дракона – это её копыт дело!</text:p>
      <text:p text:style-name="P11">- Её? - я чешу в затылке, - Тогда уже его. Украшение – оно. Блин, щекочется – а я даже снять его не могу!</text:p>
      <text:p text:style-name="P11">- Её. <text:s/>Украшение – кобылка, - объясняет пегаска. - Это тебе любой пони скажет.</text:p>
      <text:p text:style-name="P11"/>
      <text:p text:style-name="P11">Я ещё раз гляжу на фигурку и чешу в затылке.</text:p>
      <text:p text:style-name="P11">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1"/>
      <text:p text:style-name="P11">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1">…</text:p>
      <text:p text:style-name="P11">Я открываю глаза и вижу пегаску, уставившуюся на меня во все глаза.</text:p>
      <text:p text:style-name="P11"/>
      <text:p text:style-name="P11"><text:soft-page-break/>- Ты в порядке?</text:p>
      <text:p text:style-name="P11"/>
      <text:p text:style-name="P11">Я запускаю руку под рубашку и немного шарю.</text:p>
      <text:p text:style-name="P11">Ну дела! Ни фигурки, ни цепочки.</text:p>
      <text:p text:style-name="P11"/>
      <text:p text:style-name="P11">- Не знаю. Вроде, да. Но кулон исчез.</text:p>
      <text:p text:style-name="P11">- Никуда он не исчез. <text:s/>Я видела, как эта фиговина растворилась у тебя в груди!</text:p>
      <text:p text:style-name="P11">- Прямо через рубашку?</text:p>
      <text:p text:style-name="P11">- Угу! Она так сияла, что я даже твои рёбра видела. То ещё зрелище…</text:p>
      <text:p text:style-name="P11"/>
      <text:p text:style-name="P11">Я хмыкаю, тру висок и в конце-концов плюю на попытки что-либо понять.</text:p>
      <text:p text:style-name="P11"/>
      <text:p text:style-name="P11">- В общем, попытка номер два.</text:p>
      <text:p text:style-name="P11">- Ась? - недоумённо спрашивает пегаска.</text:p>
      <text:p text:style-name="P11"/>
      <text:p text:style-name="P11">Я в ответ осторожно, не касаясь повреждённого крыла, обнимаю её и прижимаю к себе покрепче.</text:p>
      <text:p text:style-name="P11"/>
      <text:p text:style-name="P11">- Спасибо, что спасла меня. Серьёзно.</text:p>
      <text:p text:style-name="P11"/>
      <text:p text:style-name="P11">Я чувствую, как расслабляется в моих руках поняха, буквально упёршись в меня грудью и положив голову на плечо.</text:p>
      <text:p text:style-name="P11"/>
      <text:p text:style-name="P11">- Друзья зовут меня Джет.</text:p>
      <text:p text:style-name="P11">- Здорово, Джет! А меня зовут… Эмм…</text:p>
      <text:p text:style-name="P11"/>
      <text:p text:style-name="P11">Блин! Похоже, это ещё одна вещь, которую я не помню.</text:p>
      <text:p text:style-name="P11"/>
      <text:p text:style-name="P9"><text:span text:style-name="Default_20_Paragraph_20_Font"><text:span text:style-name="T3">- Называй меня… Эээ… Хуман! </text:span></text:span><text:span text:style-name="Default_20_Paragraph_20_Font"><text:span text:style-name="T2">Хуман из племени Хомо Сапиенсов.</text:span></text:span></text:p>
      <text:p text:style-name="P11">- Привет, Хуман! - пегаска с улыбкой отстраняется и трясёт мою руку, зажав её между копыт.</text:p>
      <text:p text:style-name="P11">- Привет, Джет!</text:p>
      <text:p text:style-name="P11"/>
      <text:p text:style-name="P11">- Привет, красавчики!</text:p>
      <text:p text:style-name="P17"/>
      <text:p text:style-name="P11"><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8"/>
      <text:p text:style-name="P2">~~~</text:p>
      <text:p text:style-name="P10"/>
      <text:p text:style-name="P8">- Хуман из Хомо Сапиенсов! - возвращает меня к реальности гортанный голос полосатой целительницы. - Ты можешь войти. Пегаска нуждается в тебе.</text:p>
      <text:p text:style-name="P8"/>
      <text:h text:style-name="P6" text:outline-level="2">Глава 4</text:h>
      <text:p text:style-name="P2"/>
      <text:p text:style-name="P18">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18">Надежда увидеть Тебя.</text:p>
      <text:p text:style-name="P8"/>
      <text:p text:style-name="P11">…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1">…сссшшш… военные расходы стали максимальными за всю историю наблюдения – говорится в ежегодном отчёте международной комиссии …шшш…</text:p>
      <text:p text:style-name="P11">…хррршшш… заступил на дежурство девятнадцатый дивизион ПВО дальнего …шшшсссссшшш…</text:p>
      <text:p text:style-name="P11"/>
      <text:p text:style-name="P8">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8"/>
      <text:p text:style-name="P11">…шшсссшш… очередное заседание ООН, посвящённое предотвращению эскалации конфликта …хрр…</text:p>
      <text:p text:style-name="P1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1"/>
      <text:p text:style-name="P8"><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
      <text:p text:style-name="P8">Близилось время обеда. Я пожал плечами и побрёл в столовку.</text:p>
      <text:p text:style-name="P8"/>
      <text:p text:style-name="P8">…</text:p>
      <text:p text:style-name="P8"/>
      <text:p text:style-name="P8">-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8">-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8">-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8">-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8"/>
      <text:p text:style-name="P8">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8"/>
      <text:p text:style-name="P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8"/>
      <text:p text:style-name="P8">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8"/>
      <text:p text:style-name="P8">-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8"/>
      <text:p text:style-name="P8">Диоген заговорщицки подмигнул мне и нарисовал от точки на столе ещё несколько кривых траекторий.</text:p>
      <text:p text:style-name="P8"/>
      <text:p text:style-name="P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8">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8"/>
      <text:p text:style-name="P8">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8"/>
      <text:p text:style-name="P8">-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8"/>
      <text:p text:style-name="P8">-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8">- Знаешь, Диоген, я больше ценитель классики, - я попытался прервать собеседника. - Ну, там, когда яблоко на голову падает или е равно эм-цэ-квадрат…</text:p>
      <text:p text:style-name="P8">-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8"/>
      <text:p text:style-name="P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8"/>
      <text:p text:style-name="P8"><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8"/>
      <text:p text:style-name="P8">-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8"/>
      <text:p text:style-name="P8">-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8"/>
      <text:p text:style-name="P8">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8"/>
      <text:p text:style-name="P8">-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8"/>
      <text:p text:style-name="P8">Диоген выдохнул и залпом опрокинул в себя стакан компота. Закашлялся, вытер рот рукавом и обиженно оглянулся через плечо.</text:p>
      <text:p text:style-name="P8"/>
      <text:p text:style-name="P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8"/>
      <text:p text:style-name="P8">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8"><text:soft-page-break/></text:p>
      <text:p text:style-name="P8">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8"/>
      <text:p text:style-name="P8">Вилка была пуста, а Диоген увлечённо жевал.</text:p>
      <text:p text:style-name="P8"/>
      <text:p text:style-name="P8">-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
      <text:p text:style-name="P8">Я уже отчаялся остановить вышедшего на орбиту философа и просто старался не заснуть.</text:p>
      <text:p text:style-name="P10"/>
      <text:p text:style-name="P8">-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
      <text:p text:style-name="P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8"/>
      <text:p text:style-name="P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
      <text:p text:style-name="P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
      <text:p text:style-name="P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8"><text:soft-page-break/></text:p>
      <text:p text:style-name="P8">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8">Крошка не двигалась.</text:p>
      <text:p text:style-name="P8">Я закрыл глаза, прижал пальцы рук к вискам и представил, как крошка поднимается в воздух и…</text:p>
      <text:p text:style-name="P8"/>
      <text:p text:style-name="P8">- Ты чего? У тебя что, голова болит? - Диоген встревожено тряс меня за плечо. - Хочешь леденец? Барбарисовый! Я вчера у Крыса выменял за сигарету.</text:p>
      <text:p text:style-name="P8"/>
      <text:p text:style-name="P8">Я открыл глаза. На месте крошки покоился локоть Диогена. Сам он участливо совал мне под нос леденец.</text:p>
      <text:p text:style-name="P8"/>
      <text:p text:style-name="P8">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
      <text:p text:style-name="P8">- Нет, всё в порядке, продолжай.</text:p>
      <text:p text:style-name="P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
      <text:p text:style-name="P8">Я вытер брызги слюны Диогена со лба.</text:p>
      <text:p text:style-name="P8"/>
      <text:p text:style-name="P8">- А война? - я отчаянно искал повод свалить в палату. Мне ужасно хотелось спать.</text:p>
      <text:p text:style-name="P8">- Что – война?</text:p>
      <text:p text:style-name="P8"><text:soft-page-break/>- Если у нас произойдёт война – случится ли война в отражении? Скажем, вот в том, далёком, с лошадьми – на седьмой волне?</text:p>
      <text:p text:style-name="P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8"/>
      <text:p text:style-name="P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
      <text:p text:style-name="P8">…</text:p>
      <text:p text:style-name="P8"/>
      <text:p text:style-name="P8">- Дедлайн, танцуй! - судья Дредд окликнул меня на входе в палату.</text:p>
      <text:p text:style-name="P8"/>
      <text:p text:style-name="P8">Я повернул голову.</text:p>
      <text:p text:style-name="P8"/>
      <text:p text:style-name="P8">- Ты же не хотел переезжать в <text:span text:style-name="T13">восьмую</text:span> палату? Так вот, перевод отменяется. Остаёшься в <text:span text:style-name="T13">седьмой</text:span> своих пауков разводить.</text:p>
      <text:p text:style-name="P8"/>
      <text:p text:style-name="P8">“Неужто Алекс замолвил за меня словечко?” - пронеслось у меня в мыслях. - “Расстались мы с ним не по-доброму. Что он потребует взамен?”</text:p>
      <text:p text:style-name="P8">- Да не смотри ты на меня, как кролик на удава! - отмахнулся Дредд, - умер новенький. Сегодня в девять. Я как раз на утреннем осмотре был.</text:p>
      <text:p text:style-name="P8"/>
      <text:p text:style-name="P8">У меня перехватило дыхание.</text:p>
      <text:p text:style-name="P8"/>
      <text:p text:style-name="P8">- От чего он умер?</text:p>
      <text:p text:style-name="P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13">один</text:span>. Хэвэн <text:span text:style-name="T13">ждёт тебя</text:span>”. И вытянулся. Странные вы люди, Учителя. Психуете не по-людски. И умираете по-дурацки…</text:p>
      <text:p text:style-name="P8"/>
      <text:p text:style-name="P2">***</text:p>
      <text:p text:style-name="P8"/>
      <text:p text:style-name="P8">- Джет… - шепчу я тихонько.</text:p>
      <text:p text:style-name="P8"/>
      <text:p text:style-name="P8">Комок под серым пледом слабо шевелится.</text:p>
      <text:p text:style-name="P8"><text:soft-page-break/></text:p>
      <text:p text:style-name="P8">- Она очень слаба. Разговаривай с ней пока сыпется песок, Хуман из Хомо Сапиенсов. Время пошло.</text:p>
      <text:p text:style-name="P8"/>
      <text:p text:style-name="P8">Зеррика ставит на полку возле кровати песочные часы и выходит.</text:p>
      <text:p text:style-name="P8"/>
      <text:p text:style-name="P8">- Джет!</text:p>
      <text:p text:style-name="P8">Из-под одеяла высовывается копыто и затаскивает мою руку под одеяло. К руке прижимается что-то тёплое и влажное.</text:p>
      <text:p text:style-name="P8">Я осторожно стаскиваю одеяло с пегаски. Та лежит на животе, вся спина перебинтована. Джет прижимает мою руку к заплаканной щеке.</text:p>
      <text:p text:style-name="P8"/>
      <text:p text:style-name="P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
      <text:p text:style-name="P8">Я ногой придвигаю к кровати чурбачок и сажусь на него. Свободной рукой треплю пегаску между ушами.</text:p>
      <text:p text:style-name="P8"/>
      <text:p text:style-name="P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text:s/></text:p>
      <text:p text:style-name="P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
      <text:p text:style-name="P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
      <text:p text:style-name="P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
      <text:p text:style-name="P8">Я шутливо сжимаю её нос.</text:p>
      <text:p text:style-name="P8"/>
      <text:p text:style-name="P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 Это уже мои проблемы.</text:p>
      <text:p text:style-name="P8"><text:soft-page-break/>- <text:s/>Зато я отлично умею готовить гороховый суп. Кстати, а что такое “суицид”? - спрашивает пегаска сонным голосом и зевает.</text:p>
      <text:p text:style-name="P8"/>
      <text:p text:style-name="P8">Я задумываюсь. В полумраке палатки тускло блестят доспехи Джет, сваленные кучей в углу.</text:p>
      <text:p text:style-name="P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
      <text:p text:style-name="P8">- Хррр… я поняла… я буду бороться до конца… Хум… хррр…</text:p>
      <text:p text:style-name="P8"/>
      <text:p text:style-name="P8">- Хуман из Хомо Сапиенсов! Пора заканчивать визит.</text:p>
      <text:p text:style-name="P8"/>
      <text:p text:style-name="P8">Полог палатки раздвигается и Зеррика показывает мне копытом на часы, в которых падают последние песчинки.</text:p>
      <text:p text:style-name="P8">Я осторожно высвобождаю руку из захвата спящей Джет и поправляю ей одеяло.</text:p>
      <text:p text:style-name="P8"/>
      <text:p text:style-name="P8">- Когда она встанет на ноги?</text:p>
      <text:p text:style-name="P8">- Недели будет достаточно, Хуман. Пегасы - крепкие создания. Ты можешь оставаться с нами до её выздоровления.</text:p>
      <text:p text:style-name="P8">- Спасибо вам. За всё. За Джет.</text:p>
      <text:p text:style-name="P8"/>
      <text:p text:style-name="P8">Зебра косит на меня изумрудным глазом.</text:p>
      <text:p text:style-name="P8"/>
      <text:p text:style-name="P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
      <text:p text:style-name="P8">Я неверяще смотрю на Зеррику.</text:p>
      <text:p text:style-name="P8"/>
      <text:p text:style-name="P8">- Вы знали, что у Джет отвалится крыло и я буду мешать ей прыгнуть с обрыва?</text:p>
      <text:p text:style-name="P8"/>
      <text:p text:style-name="P8">Зебра смущается.</text:p>
      <text:p text:style-name="P8"/>
      <text:p text:style-name="P8"><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 Что за миссия? Я не то, что какую-то миссию – я не знаю даже, как меня зовут!</text:p>
      <text:p text:style-name="P8"/>
      <text:p text:style-name="P8">Зеррика сочувствующе кивает.</text:p>
      <text:p text:style-name="P8"/>
      <text:p text:style-name="P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
      <text:p text:style-name="P8">…</text:p>
      <text:p text:style-name="P8"/>
      <text:p text:style-name="P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
      <text:p text:style-name="P8">- А, Большой М’боно! - приветствует меня Сенбе скрипучим голосом. - Заходи. Сенбе ждал тебя.</text:p>
      <text:p text:style-name="P8"/>
      <text:p text:style-name="P8">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8"/>
      <text:p text:style-name="P8">-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8"/>
      <text:p text:style-name="P8">Сенбе поднимает копыто, останавливая мой поток сознания.</text:p>
      <text:p text:style-name="P8"/>
      <text:p text:style-name="P8">-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8">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8">Старый зебра дует на книгу, просушивая чернила только что написанной фразы. Потом перелистывает несколько страниц назад и начинает читать.</text:p>
      <text:p text:style-name="P8"/>
      <text:p text:style-name="P2"><text:soft-page-break/>~~~</text:p>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Меня охватывает какое-то лёгкое чувство конца всего: всех условностей и ограничений, тоски, безысходности. Чувство свободы.</text:p>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pan text:style-name="Default_20_Paragraph_20_Font"><text:span text:style-name="T2">Я продолжаю смеяться до тех пор, пока сияние не выжигает мне глаза…</text:span></text:span></text:p>
      <text:p text:style-name="P19"/>
      <text:p text:style-name="P2">~~~</text:p>
      <text:p text:style-name="P8"/>
      <text:p text:style-name="P8">Сенбе захлопывает книгу.</text:p>
      <text:p text:style-name="P8"/>
      <text:p text:style-name="P8">- Большой М’боно доволен? Сенбе ответил на твои вопросы?</text:p>
      <text:p text:style-name="P8">- Вполне, - с каменным лицом говорю я.</text:p>
      <text:p text:style-name="P8"/>
      <text:p text:style-name="P8">Душа откликается на прочитанное тихим всхлипом. Холод сковывает меня ледяным кулаком, делая все вокруг несущественным и мелким.</text:p>
      <text:p text:style-name="P8"/>
      <text:p text:style-name="P8"><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8"/>
      <text:h text:style-name="P6" text:outline-level="2">Глава 5</text:h>
      <text:p text:style-name="P2"/>
      <text:p text:style-name="P20">"Намерение меняет реальность" - повторяю я каждый раз, когда близка к отчаянию.</text:p>
      <text:p text:style-name="P2"/>
      <text:p text:style-name="P8">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8">Я выкинул одноразовые тарелки в мусорный бак и собрался уходить, когда меня окликнули.</text:p>
      <text:p text:style-name="P8"/>
      <text:p text:style-name="P8">- Дедлайн! Я рассчитал! Рассчитал!</text:p>
      <text:p text:style-name="P8"/>
      <text:p text:style-name="P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8"/>
      <text:p text:style-name="P8">- Я всё рассчитал! Сорок два!!!</text:p>
      <text:p text:style-name="P8"/>
      <text:p text:style-name="P8">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8"/>
      <text:p text:style-name="P8">- Идём!</text:p>
      <text:p text:style-name="P8"/>
      <text:p text:style-name="P8">Палата Диогена была через одну с моей – надзирающий Шопен лениво кивнул мне, пропуская внутрь.</text:p>
      <text:p text:style-name="P8">Подойдя к своей койке, Диоген нырнул в тумбочку чуть ли не по пояс.</text:p>
      <text:p text:style-name="P8"/>
      <text:p text:style-name="P8">- Сюда я его положил, лежал же где-то тут… Ага!</text:p>
      <text:p text:style-name="P8"/>
      <text:p text:style-name="P8">Диоген вытащил смятый листок, в котором угадывалась исчёрканная карандашом салфетка из столовой.</text:p>
      <text:p text:style-name="P8"><text:soft-page-break/></text:p>
      <text:p text:style-name="P8">- Сегодня ночью пришло вдохновение – рассчитал всё, как ты и спрашивал! На седьмой волне – сорок два миллиона!</text:p>
      <text:p text:style-name="P21">- А что я спрашивал? - озадаченно спросил я.</text:p>
      <text:p text:style-name="P21">Язык Диогена часто не поспевал за его мыслями и в таких случаях его приходилось тормозить туповатыми вопросами.</text:p>
      <text:p text:style-name="P8"/>
      <text:p text:style-name="P8">-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8"/>
      <text:p text:style-name="P8">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8">…</text:p>
      <text:p text:style-name="P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
      <text:p text:style-name="P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8"/>
      <text:p text:style-name="P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
      <text:p text:style-name="P2">***</text:p>
      <text:p text:style-name="P8"/>
      <text:p text:style-name="P8">- Чешется! - Джет ожесточённо трётся об меня спиной, высунув язык от удовольствия.</text:p>
      <text:p text:style-name="P8">- Да погоди ты! - отпихиваю я пегаску. - Потерпи три дня. Снимут бинты – тогда хоть до дыр чеши!</text:p>
      <text:p text:style-name="P8">- ЧЕ-ШЕТ-СЯ!!! - Джет с совершенно безумными глазами начинает чесаться о центральный столб палатки.</text:p>
      <text:p text:style-name="P8"/>
      <text:p text:style-name="P8"><text:soft-page-break/>Тот явно не рассчитан на столь энергичных пациентов. Коротко треснув, столб валится набок, потянув за собой всё остальное.</text:p>
      <text:p text:style-name="P8"/>
      <text:p text:style-name="P8">- А х ты ж ёп…!! - рухнувший полог палатки заглушает мои ругательства.</text:p>
      <text:p text:style-name="P8"/>
      <text:p text:style-name="P8">Изрядно пробарахтавшись в складках плотной ткани, я, наконец, прорываюсь на свободу.</text:p>
      <text:p text:style-name="P8"/>
      <text:p text:style-name="P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
      <text:p text:style-name="P8">-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8">- НЕТ! ХУМАН НИ ПРИ ЧЁМ! ЭТО Я!!! Я САМА ОСВОБОДИЛАСЬ! - орёт Джет, - МНЕ НАДО!!!</text:p>
      <text:p text:style-name="P8"/>
      <text:p text:style-name="P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
      <text:p text:style-name="P8">-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
      <text:p text:style-name="P8">Джет моментально замирает.</text:p>
      <text:p text:style-name="P8"/>
      <text:p text:style-name="P8">- Эээ… Ооо… Упс… Н-наденьте на меня, пожалуйста, бандажи… И привяжите к кровати покрепче – я не ручаюсь, что во сне не сорву их.</text:p>
      <text:p text:style-name="P8"/>
      <text:p text:style-name="P8">Зеррика фейсхуфит. Потом воздевает глаза к потолку. Потом вздыхает.</text:p>
      <text:p text:style-name="P8"/>
      <text:p text:style-name="P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text:p>
      <text:p text:style-name="P8">…</text:p>
      <text:p text:style-name="P8">…</text:p>
      <text:p text:style-name="P8"><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8"/>
      <text:p text:style-name="P8">- Поправь меня! Мне солнце прямо в глаз светит!</text:p>
      <text:p text:style-name="P8"/>
      <text:p text:style-name="P8">Я пододвигаю крестовину так, чтобы привязанная к ней пегаска оказалась в тени.</text:p>
      <text:p text:style-name="P8"/>
      <text:p text:style-name="P8">- А теперь расскажи мне сказку! Только не такую глупую, как вчера.</text:p>
      <text:p text:style-name="P8">- А почему это вчерашняя была глупой? - обижаюсь я.</text:p>
      <text:p text:style-name="P8">-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8">- Хмм... – моя попытка приобщить пегаску к общемировой культуре явно провалилась.</text:p>
      <text:p text:style-name="P8"/>
      <text:p text:style-name="P8">Я задумываюсь.</text:p>
      <text:p text:style-name="P8"/>
      <text:p text:style-name="P8">-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8">- А как его звали?</text:p>
      <text:p text:style-name="P8">- Он не помнил. Потому что потерял память.</text:p>
      <text:p text:style-name="P8">- А почему он потерял память? - Джет скептически морщит нос.</text:p>
      <text:p text:style-name="P8">-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8">От волнения у меня пересыхает в горле.</text:p>
      <text:p text:style-name="P8">- А что такое "атомная бомба"?</text:p>
      <text:p text:style-name="P8">- Долго объяснять. Она подобна Солнцу.</text:p>
      <text:p text:style-name="P8">- Вау! Так это же круто! - у Джет от восторга округляются глаза.</text:p>
      <text:p text:style-name="P8">- Не тогда, когда она падает тебе на голову. Это очень горячо, знаешь ли. Испепеляет.</text:p>
      <text:p text:style-name="P8">- Бедняга... Он сильно обжёгся?</text:p>
      <text:p text:style-name="P8">- Выходит, сильно. Раз утратил память. Но вернёмся к сказке... Жил он себе, жил, и однажды проснулся в гнезде огнедышашего дракона.</text:p>
      <text:p text:style-name="P8">- Глупый какой человек! Нельзя засыпать в гнезде дракона, если не планируешь попасть к нему на обед!</text:p>
      <text:p text:style-name="P8">- А он и не планировал. Просто как-то раз открыл глаза, огляделся - а он уже в гнезде. И голодный дракон маячит на горизонте.</text:p>
      <text:p text:style-name="P8"><text:soft-page-break/>- Странная какая-то история, - сонно бормочет Джет. - Нельзя просто так взять и очутиться в гнезде дракона.</text:p>
      <text:p text:style-name="P8">-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8">- Хм. Тут есть что-то знакомое, - недоверчиво хныкает Джет. - Но не могу вспомнить, что. Кажется, я знаю этого дракона.</text:p>
      <text:p text:style-name="P8">-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8">- Смешной ты, - хихикает пегаска. - Драконы сосисок не едят. Это ж не грифоны. Разве что проглотят кого-нибудь, кто недавно съел сосиску.</text:p>
      <text:p text:style-name="P8">- Неважно! Это художественная гипербола, - важно заявляю я. - Я - художник, я так вижу.</text:p>
      <text:p text:style-name="P8">-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8">- Ха! По-моему, я знаю, чем закончится эта история, - хитро прищуривается Джет.</text:p>
      <text:p text:style-name="P8">- Ничего ты не знаешь! - безапеляционно заявляю я. - Я тебе эту сказку впервые рассказываю. Слушай сюда.</text:p>
      <text:p text:style-name="P8">-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8">- Да ладно, откуда у Дейдры шхуна? - недоверчиво спрашивает Джет. - Она свой люггер уже третий год доделать не может.</text:p>
      <text:p text:style-name="P8">- Может, то и люггер был, я уже не вспомню, - соглашаюсь я.</text:p>
      <text:p text:style-name="P8">-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8">-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8">-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8">- Что? - высовывает нос Джет.</text:p>
      <text:p text:style-name="P8">-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8">-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8"/>
      <text:p text:style-name="P8">Сонные слова Джет растворяются в стрекоте цикад.</text:p>
      <text:p text:style-name="P8"/>
      <text:h text:style-name="P6" text:outline-level="2">Глава 6</text:h>
      <text:p text:style-name="P2"/>
      <text:p text:style-name="P2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2">Вот только ни в одном из них нет Тебя.</text:p>
      <text:p text:style-name="P8"/>
      <text:p text:style-name="P8">- Крыс! Эй, Крыс!</text:p>
      <text:p text:style-name="P8"/>
      <text:p text:style-name="P8">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8"/>
      <text:p text:style-name="P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6">записями </text:span></text:span><text:span text:style-name="Default_20_Paragraph_20_Font"><text:span text:style-name="T1">Э</text:span></text:span><text:span text:style-name="Default_20_Paragraph_20_Font"><text:span text:style-name="T6">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8"/>
      <text:p text:style-name="P8">Гейзенберг протёр рукавом плеер от слюн. Оглядевшись по сторонам, он торопливо скрылся в коридоре, шаркая и касаясь руками стен.</text:p>
      <text:p text:style-name="P8"/>
      <text:p text:style-name="P8">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8"/>
      <text:p text:style-name="P8">- Стой, не уходи, дело есть, - я схватил Крыса за плечо.</text:p>
      <text:p text:style-name="P8"/>
      <text:p text:style-name="P8">Тот хмуро зыркнул на меня и скинул руку.</text:p>
      <text:p text:style-name="P8"/>
      <text:p text:style-name="P8">- Чего тебе? Решил долг вернуть?</text:p>
      <text:p text:style-name="P9"><text:soft-page-break/><text:span text:style-name="Default_20_Paragraph_20_Font"><text:span text:style-name="T1">- Да погоди ты со своим долгом! - отмахнулся я. - </text:span></text:span><text:span text:style-name="Default_20_Paragraph_20_Font"><text:span text:style-name="T6">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8">-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8"/>
      <text:p text:style-name="P8">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8">Я молча вытащил из-за пазухи «Джентльмен Джека», подаренного моим бывшим боссом и сунул под нос Крысу.</text:p>
      <text:p text:style-name="P8"/>
      <text:p text:style-name="P8">-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8">- Это только задаток, - я оставил вожделенную бутылку в руках Крыса. - Заплачу, сколько скажешь. Слушай сюда. Мне надо выбраться из Чертогов...</text:p>
      <text:p text:style-name="P8"/>
      <text:p text:style-name="P11">...Вот и пришла пора повидаться с моей бывшей ученицей, превратившейся в безумного убийцу. </text:p>
      <text:p text:style-name="P11">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9"><text:span text:style-name="Default_20_Paragraph_20_Font"><text:span text:style-name="T2">Но Юджин был прав: если Хэвэн слетит с катушек, кто-то из нас должен дёрнуть стоп-кран.</text:span></text:span></text:p>
      <text:p text:style-name="P8"/>
      <text:p text:style-name="P9"><text:span text:style-name="Default_20_Paragraph_20_Font"><text:span text:style-name="T2">Юджина давно уж нет, так что придётся это сделать мне. Пока не стало слишком поздно.</text:span></text:span></text:p>
      <text:p text:style-name="P8"/>
      <text:p text:style-name="P2">***</text:p>
      <text:p text:style-name="P8"/>
      <text:p text:style-name="P8">- Четыре! Три! Два! Один! Снимай, - кивает мне Зеррика.</text:p>
      <text:p text:style-name="P8"/>
      <text:p text:style-name="P8">Я сдёргиваю разрезанные остатки повязки с Джет. Та уже стоит на полусогнутых, ожидая возможности как следует почесаться.</text:p>
      <text:p text:style-name="P8">- И-и-и-й-е-е-ех!</text:p>
      <text:p text:style-name="P8"/>
      <text:p text:style-name="P8">Одним прыжком пегаска достигает ближайшей сосны и разворачивается к ней спиной. Выгибается, <text:s/>топает в предвкушении копытом и…</text:p>
      <text:p text:style-name="P8"><text:soft-page-break/>… И замирает.</text:p>
      <text:p text:style-name="P8"/>
      <text:p text:style-name="P8">- Джет, ты чего?</text:p>
      <text:p text:style-name="P8"/>
      <text:p text:style-name="P8">На лице пегаски появляется глупое выражение. Она словно прислушивается к чему-то внутри неё.</text:p>
      <text:p text:style-name="P8">Потом её мордаха несмело озаряется улыбкой. А за её спиной…</text:p>
      <text:p text:style-name="P8"/>
      <text:p text:style-name="P8">- Э-э-э… Что за… ?</text:p>
      <text:p text:style-name="P8"/>
      <text:p text:style-name="P8">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8"/>
      <text:p text:style-name="P8">- Какого фига?! - Джет недоумённо смотрит на правое, потом осторожно захватывает зубами коготь и дёргает.</text:p>
      <text:p text:style-name="P8">- Ай!</text:p>
      <text:p text:style-name="P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 Что вы с ней сделали? - встреваю я. - Что это за уродское крыло?</text:p>
      <text:p text:style-name="P8">-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8"/>
      <text:p text:style-name="P8">-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9"><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6">зака</text:span></text:span><text:span text:style-name="Default_20_Paragraph_20_Font"><text:span text:style-name="T1"> вэтот раз не смо</text:span></text:span><text:span text:style-name="Default_20_Paragraph_20_Font"><text:span text:style-name="T6">гут</text:span></text:span><text:span text:style-name="Default_20_Paragraph_20_Font"><text:span text:style-name="T1"> – правых крыльев у </text:span></text:span><text:span text:style-name="Default_20_Paragraph_20_Font"><text:span text:style-name="T6">нас </text:span></text:span><text:span text:style-name="Default_20_Paragraph_20_Font"><text:span text:style-name="T1">уже нет никаких. </text:span></text:span><text:span text:style-name="Default_20_Paragraph_20_Font"><text:span text:style-name="T6">Разве что т</text:span></text:span><text:span text:style-name="Default_20_Paragraph_20_Font"><text:span text:style-name="T1">ы</text:span></text:span><text:span text:style-name="Default_20_Paragraph_20_Font"><text:span text:style-name="T6"> согласна летать с двумя лев</text:span></text:span><text:span text:style-name="Default_20_Paragraph_20_Font"><text:span text:style-name="T1">ыми или протезом.</text:span></text:span></text:p>
      <text:p text:style-name="P8">- ХА-РА-ШО!!! - Джет подпрыгивает и мчится в долину, сбивая грудью полевые цветы.</text:p>
      <text:p text:style-name="P8"/>
      <text:p text:style-name="P8"><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8">Определённо, ты в долгу перед зебрами, Хуман!</text:p>
      <text:p text:style-name="P8"/>
      <text:p text:style-name="P8">- Спасибо тебе, Зеррика! Всем вам спасибо! Вы спасли нас. За мной должок, - обращаюсь я к ней через плечо…</text:p>
      <text:p text:style-name="P8"/>
      <text:p text:style-name="P8">… Рядом со мной – никого. Лишь тёплый воздух дует мне в лицо и из долины доносятся радостные визги дурачащейся Джет.</text:p>
      <text:p text:style-name="P8">Как будто развеялся сон длиной в две недели, начавшийся болью и кошмаром, но закончившийся солнцем и одуванчиками.</text:p>
      <text:p text:style-name="P8"/>
      <text:p text:style-name="P8">Я спускаюсь в долину и составляю компанию пегаске.</text:p>
      <text:p text:style-name="P8">…</text:p>
      <text:p text:style-name="P8">…</text:p>
      <text:p text:style-name="P8">…</text:p>
      <text:p text:style-name="P8">Джет снова прислушивается, оттопырив уши вперёд.</text:p>
      <text:p text:style-name="P8"/>
      <text:p text:style-name="P8">- Там треснула ветка! Я точно слышала!</text:p>
      <text:p text:style-name="P8">- Да ладно тебе, Джет! Мы давным-давно оторвались от твердолобов — иначе за две недели у зебр они бы нас настигли.</text:p>
      <text:p text:style-name="P8"/>
      <text:p text:style-name="P8">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8">Пегаска наморщивает лоб и с подозрением всматривается в чащу. Чаща в ответ с дуновением ветерка приносит ей охапку листьев.</text:p>
      <text:p text:style-name="P8"/>
      <text:p text:style-name="P8">- Хмм!</text:p>
      <text:p text:style-name="P8"/>
      <text:p text:style-name="P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8"><text:soft-page-break/>Наконец пегаска приземляется.</text:p>
      <text:p text:style-name="P8"/>
      <text:p text:style-name="P8">- Ничего. Показалось.</text:p>
      <text:p text:style-name="P8"/>
      <text:p text:style-name="P8">Мы продолжаем идти вдоль обрыва.</text:p>
      <text:p text:style-name="P8"/>
      <text:p text:style-name="P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8"/>
      <text:p text:style-name="P8">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8"/>
      <text:p text:style-name="P8">Я вздыхаю.</text:p>
      <text:p text:style-name="P8">Толчок возвращает меня к действительности. Я натыкаюсь на круп пегаски, настороженно вглядывающейся в заросли можжевельника.</text:p>
      <text:p text:style-name="P8"/>
      <text:p text:style-name="P8">- Хум, там кто-то пялится на нас! Готова спорить на маховое перо!</text:p>
      <text:p text:style-name="P8">- Да брось, Джет, ты уже проверила все окрестности!</text:p>
      <text:p text:style-name="P8"/>
      <text:p text:style-name="P8">Я нетерпеливо хлопаю пегаску по крупу, побуждая двигаться дальше. Та вместо этого снова взмывает над деревьями.</text:p>
      <text:p text:style-name="P8"/>
      <text:p text:style-name="P8">-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8"/>
      <text:p text:style-name="P8">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8"><text:soft-page-break/>Меня озаряет.</text:p>
      <text:p text:style-name="P8"/>
      <text:p text:style-name="P8">Пегаска! Дельтаплан! Пегаска!</text:p>
      <text:p text:style-name="P8"/>
      <text:p text:style-name="P8">С дьявольским хохотом я потираю руки и иду навстречу приземлившейся Джет. Та недоумённо смотрит на меня, склонив голову и насторожив уши.</text:p>
      <text:p text:style-name="P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8"/>
      <text:p text:style-name="P8">Дрогонштерн темнеет в лучах заката.</text:p>
      <text:p text:style-name="P8"/>
      <text:h text:style-name="P6" text:outline-level="2">Глава 7</text:h>
      <text:p text:style-name="P2"/>
      <text:p text:style-name="P2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3">Быть может, даже, нет Тебя.</text:p>
      <text:p text:style-name="P8"/>
      <text:p text:style-name="P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8"/>
      <text:p text:style-name="P8">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8"/>
      <text:p text:style-name="P24">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13">о</text:span> <text:span text:style-name="T1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0"/>
      <text:p text:style-name="P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
      <text:p text:style-name="P8">Что ж. Обманывать нехорошо, но для дела – можно.</text:p>
      <text:p text:style-name="P10"/>
      <text:p text:style-name="P8">- Как мне звать тебя, Учитель? - пропел я ему на ухо, стараясь воссоздать знакомые интонации. - Я желаю взять урок.</text:p>
      <text:p text:style-name="P10"/>
      <text:p text:style-name="P8">Зрачки Терминатора застыли. Губы замерли. Казалось, он перестал дышать.</text:p>
      <text:p text:style-name="P8">Прошли бесконечные полминуты, когда кодовая фраза проникла в остатки сознания Учителя. Губы Терминатора дёрнулись.</text:p>
      <text:p text:style-name="P8"/>
      <text:p text:style-name="P8">- Оператор - тридцать четыре. Я готов учить тебя, Хэвэн, - прошептал он в ответ.</text:p>
      <text:p text:style-name="P8">- Приветствие принято, оператор - тридцать четыре. Начинаем диалог. Передаю управление оператору - один.</text:p>
      <text:p text:style-name="P8"/>
      <text:p text:style-name="P8">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8"/>
      <text:p text:style-name="P8">- Каков был класс твоей защиты в последнем диалоге?</text:p>
      <text:p text:style-name="P8">- Двадцать второй.</text:p>
      <text:p text:style-name="P8">- Сколько времени ты продержался?</text:p>
      <text:p text:style-name="P8">- Семнадцать минут.</text:p>
      <text:p text:style-name="P8">- Сколько времени ты бы продержался с тридцатым классом?</text:p>
      <text:p text:style-name="P8">- … Часа три… Наверное…</text:p>
      <text:p text:style-name="P8">- Какой ты запомнил Хээн?</text:p>
      <text:p text:style-name="P8">- Она прекрасна… Она идеальна. Она совершенна.</text:p>
      <text:p text:style-name="P8">- Чего более всего нужно опасаться при встрече с ней сейчас?</text:p>
      <text:p text:style-name="P8"/>
      <text:p text:style-name="P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8"><text:soft-page-break/></text:p>
      <text:p text:style-name="P8">- Любви. Опасайся её любви. Не давай ей прикоснуться к себе. Она украдёт твою душу и заберёт её себе.</text:p>
      <text:p text:style-name="P8">Терминатор откинулся на койку и закрыл его глаза.</text:p>
      <text:p text:style-name="P8"/>
      <text:p text:style-name="P8">- Сессия завершена, оператор - тридцать четыре. Закрываю диалог, - поспешно прошептал я.</text:p>
      <text:p text:style-name="P8">- Рад учить тебя, Хэвэн, - с закрытыми глазами пробормотал Терминатор.</text:p>
      <text:p text:style-name="P8"/>
      <text:p text:style-name="P8">…</text:p>
      <text:p text:style-name="P8"/>
      <text:p text:style-name="P9"><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8"/>
      <text:p text:style-name="P8">А остального у меня заготовлено вдоволь — мы с Юджином припасли кое-что как раз на такой случай.</text:p>
      <text:p text:style-name="P8"/>
      <text:p text:style-name="P8">Белые чёрточки нарезали небо тонкими полосками. Восемь параллельных инверсионных следов, расползающихся ватными дорожками.</text:p>
      <text:p text:style-name="P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
      <text:p text:style-name="P8">Я протянул руку и подкрутил ручку настройки ретранслятора. Пыльный ящик разразился очередной порцией свистов.</text:p>
      <text:p text:style-name="P8"/>
      <text:p text:style-name="P9"><text:span text:style-name="Default_20_Paragraph_20_Font"><text:span text:style-name="T2">…</text:span></text:span><text:span text:style-name="Default_20_Paragraph_20_Font"><text:span text:style-name="T3">cc</text:span></text:span><text:span text:style-name="Default_20_Paragraph_20_Font"><text:span text:style-name="T2">шшш… могут быть спокойны - звено истребителей с самолётом аэроразведки патрулируют небо над столицей. </text:span></text:span><text:span text:style-name="Default_20_Paragraph_20_Font"><text:span text:style-name="T14">Очередная партия спутников-перехватчиков займёт своё место на орбите на следующей </text:span></text:span><text:span text:style-name="Default_20_Paragraph_20_Font"><text:span text:style-name="T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1"/>
      <text:p text:style-name="P8">Гул столовой заглушил хрип древнего аппарата.</text:p>
      <text:h text:style-name="P25" text:outline-level="2"/>
      <text:h text:style-name="P25" text:outline-level="2">***</text:h>
      <text:p text:style-name="P8"/>
      <text:p text:style-name="P8"><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8">Чертовщина какая-то!</text:p>
      <text:p text:style-name="P8"/>
      <text:p text:style-name="P8">Я в последний раз проверяю верёвки, привязывающие Джет к крестовине.</text:p>
      <text:p text:style-name="P8"/>
      <text:p text:style-name="P8">- Щекотно! - хихикает пегаска, выгибая спину.</text:p>
      <text:p text:style-name="P8">- Не дёргайся! - строго осаживаю я.</text:p>
      <text:p text:style-name="P8"/>
      <text:p text:style-name="P8">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8">Я поворачиваюсь к пегаске и продолжаю.</text:p>
      <text:p text:style-name="P8"/>
      <text:p text:style-name="P8">-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8"/>
      <text:p text:style-name="P8">Пегаска так усердно кивает головой, что немедленно трескается затылком о выступающий конец креста.</text:p>
      <text:p text:style-name="P8"/>
      <text:p text:style-name="P8">- Ну что ж…</text:p>
      <text:p text:style-name="P8"/>
      <text:p text:style-name="P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8">Джет, не обращая внимания на моё ржание, следует дальше и, поравнявшись со мной, хлопает меня перекладиной по макушке.</text:p>
      <text:p text:style-name="P8"/>
      <text:p text:style-name="P8">- Ай!</text:p>
      <text:p text:style-name="P8"/>
      <text:p text:style-name="P8"><text:soft-page-break/>Пегаска немедленно разворачивается и на развороте хлопает меня перекладиной вторично.</text:p>
      <text:p text:style-name="P8">Всё-таки трюк с клоунами и скамейкой возник не на пустом месте, Хуман!</text:p>
      <text:p text:style-name="P8">Я придерживаю Джет за перекладину.</text:p>
      <text:p text:style-name="P8"/>
      <text:p text:style-name="P8">- Для разгона хватит. Залазь.</text:p>
      <text:p text:style-name="P8"/>
      <text:p text:style-name="P8">Я становлюсь на колени. Джет забирается мне на спину и обхватывает всеми четырьмя ногами. Её дыхание щекочет мне ухо.</text:p>
      <text:p text:style-name="P8"/>
      <text:p text:style-name="P8">-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8">- Это ненадолго, - успокаиваю я её.</text:p>
      <text:p text:style-name="P8"/>
      <text:p text:style-name="P8">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8">Последние метры остаются за спиной, на краю валуна я что есть силы отталкиваюсь от камня.</text:p>
      <text:p text:style-name="P8"/>
      <text:p text:style-name="P8">- Ю-ху-у-у!!!</text:p>
      <text:p text:style-name="P8"/>
      <text:p text:style-name="P8">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8"/>
      <text:p text:style-name="P8">- О-го-го-о-о-о!!! - восторженно ору я.</text:p>
      <text:p text:style-name="P8"/>
      <text:p text:style-name="P8">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8"/>
      <text:p text:style-name="P8">- Поворачивай! - кричу я своему летательному аппарату и колбашу ногами воздух в попытке изменить направление движения.</text:p>
      <text:p text:style-name="P8">- Ы-ы-ы, не могу-у-у! Ты крылья привязал! - отзывается Джет изо всех сил дёргаясь на крестовине.</text:p>
      <text:p text:style-name="P8"/>
      <text:p text:style-name="P8">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8"><text:soft-page-break/>…</text:p>
      <text:p text:style-name="P8">Слышится громкий треск, но удара нет.</text:p>
      <text:p text:style-name="P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8">…</text:p>
      <text:p text:style-name="P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text:s/></text:p>
      <text:p text:style-name="P8">- Как мы пролетели мимо куста? Я же видел, мы неслись прямо на него! Что это был за треск? Как ты смогла повернуть?</text:p>
      <text:p text:style-name="P8"/>
      <text:p text:style-name="P8">Джет встаёт с меня и молча поводит крыльями. Половинки крестовины висят на них словно костыли. Стыд заливает моё лицо краской. Я фэйспалмлю.</text:p>
      <text:p text:style-name="P8"/>
      <text:p text:style-name="P8">-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8">- Как булыжник с крыльями, - хихикает пегаска. - Надо почаще делать буп. Это круто!</text:p>
      <text:p text:style-name="P8"/>
      <text:p text:style-name="P8">Пегаска тянется ко мне носом, но я отстраняю её. Только лошадиных слюней на фейсе тебе и не хватает до полного счастья, Хуман!</text:p>
      <text:p text:style-name="P8"/>
      <text:p text:style-name="P8">Осторожно прощупав заживающее крыло Джет и убедившись, что оно не пострадало, я вытираю пот со лба.</text:p>
      <text:p text:style-name="P8"/>
      <text:p text:style-name="P8">- Ты не заметила <text:s/>ничего странного там? - я указываю на куст. - Он так затрясся при нашем приближении, словно испугался, что мы в него врежемся.</text:p>
      <text:p text:style-name="P8">- Неа ,- мотает головой Джет. - Ничего подозрительного. Наверное, то ветер был.</text:p>
      <text:p text:style-name="P8">Я жму плечами.</text:p>
      <text:p text:style-name="P8">- Будем чинить крестовину. У меня есть идея, как обеспечить манёвренность с помощью концевых рулей.</text:p>
      <text:p text:style-name="P8"/>
      <text:p text:style-name="P8">…</text:p>
      <text:p text:style-name="P8">…</text:p>
      <text:p text:style-name="P8">…</text:p>
      <text:p text:style-name="P8"/>
      <text:p text:style-name="P8"><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8"/>
      <text:p text:style-name="P8">- Предстартовая проверка рулей! - я придерживаю пегаску за ноги и осторожно бегу к краю камня.</text:p>
      <text:p text:style-name="P8"/>
      <text:p text:style-name="P8">Пегаска маневрирует и я чувствую мягкое давление воздуха, соответствующее наклону свободных кончиков крыльев Джет.</text:p>
      <text:p text:style-name="P8"/>
      <text:p text:style-name="P8">- Рули работают!</text:p>
      <text:p text:style-name="P8">- Отлично! Идём на взлёт! - я ускоряюсь.</text:p>
      <text:p text:style-name="P8">- К взлёту готова!</text:p>
      <text:p text:style-name="P8"/>
      <text:p text:style-name="P8">Пегаска разжимает ноги и съезжает мне с плеч на спину, где её ноги снова берут меня в мягкий замок.</text:p>
      <text:p text:style-name="P8">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8"/>
      <text:p text:style-name="P8">- Какого чёрта, Джет? Рули левее! - кричу я.</text:p>
      <text:p text:style-name="P8">- Н-не могу… Меня что-то тянет… - сконфуженно отвечает пегаска.</text:p>
      <text:p text:style-name="P8"/>
      <text:p text:style-name="P8">Нас действительно тянет. Облако голубоватого сияния обхватывает нас и тащит к иве. Ветви куста раздвигаются и к нам выходят трое.</text:p>
      <text:p text:style-name="P8"/>
      <text:p text:style-name="P8">- Привет, дорогуши!</text:p>
      <text:p text:style-name="P8"/>
      <text:p text:style-name="P8">Я ещё успеваю услышать боевой визг Джет, когда картинка меркнет перед моими глазами и сознание выключается.</text:p>
      <text:p text:style-name="P8"/>
      <text:h text:style-name="P6" text:outline-level="2">Глава 8</text:h>
      <text:p text:style-name="P2"/>
      <text:p text:style-name="P23">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23"><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8"/>
      <text:p text:style-name="P8">Я ожидал в тёмном санузле уже час. Тихий шум воды из сломанного бачка иногда прерывался приглушенными шагами в коридоре.</text:p>
      <text:p text:style-name="P8"/>
      <text:p text:style-name="P8">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8">Крыс втолкнул меня в каморку, закрыл за собой дверь и заблокировал её, вставив в ручку веник. После чего включил свет.</text:p>
      <text:p text:style-name="P8">Тусклая лампочка осветила фаянсовый стульчак запасного туалета, груду измятых вёдер, веников и швабр.</text:p>
      <text:p text:style-name="P8"/>
      <text:p text:style-name="P8">- Ты сделал куклу? - шёпотом спросил Крыс.</text:p>
      <text:p text:style-name="P8">- Скрутил из полотенец, ведра и второй подушки. Под одеялом от человека не отличить.</text:p>
      <text:p text:style-name="P8">- Хорошо. Не зацепи вёдра, греметь будут на все Чертоги.</text:p>
      <text:p text:style-name="P8"/>
      <text:p text:style-name="P8">Крыс подошёл к унитазу, надавил на панель сразу за ним и вытащил приличный кусок стены прямо с кафельной плиткой.</text:p>
      <text:p text:style-name="P8">За проёмом открылся вертикальный короб. Толстый ствол канализационной трубы и несколько труб потоньше занимали добрую треть ширины лаза.</text:p>
      <text:p text:style-name="P8"/>
      <text:p text:style-name="P8">-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8">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8">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8">- Мы же договорились за две!</text:p>
      <text:p text:style-name="P8">- Четыре! Две поставишь мне в кредит — верну хабаром. По-крайней мере, так ты меня больше на долг не подсадишь.</text:p>
      <text:p text:style-name="P8"/>
      <text:p text:style-name="P8">Крыс приблизил своё лицо к моему.</text:p>
      <text:p text:style-name="P8"/>
      <text:p text:style-name="P8">-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8"/>
      <text:p text:style-name="P8">Мелкие зубы Крыса <text:s/>сверкнули безумной улыбкой в тусклом свете лампочки.</text:p>
      <text:p text:style-name="P8">Я отодвинул его ладонью.</text:p>
      <text:p text:style-name="P8"/>
      <text:p text:style-name="P8">- Не надо. Если ты действительно меня знаешь, то бояться не должен.</text:p>
      <text:p text:style-name="P8"/>
      <text:p text:style-name="P8">Крыс осклабился и хлопнул меня по плечу.</text:p>
      <text:p text:style-name="P8"/>
      <text:p text:style-name="P8">- А я и не боюсь. Законы жанра обязывают. Адьёс, амигос!</text:p>
      <text:p text:style-name="P8"/>
      <text:p text:style-name="P8">Он хохотнул и бесшумно выскользнул из подсобки.</text:p>
      <text:p text:style-name="P8"/>
      <text:p text:style-name="P2">***</text:p>
      <text:p text:style-name="P2"/>
      <text:p text:style-name="P8">-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8"><text:soft-page-break/></text:p>
      <text:p text:style-name="P8">Та-ак вот, Платина дождалась, пока уродский ящер не улетит на охоту и исследовала гнездо самостоятельно.</text:p>
      <text:p text:style-name="P8">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8"/>
      <text:p text:style-name="P8">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8"/>
      <text:p text:style-name="P8">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8"/>
      <text:p text:style-name="P8">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8">…</text:p>
      <text:p text:style-name="P8">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8"/>
      <text:p text:style-name="P8">- Дорогой, осторожнее! Ты чуть было не перерезал себе яремную вену!</text:p>
      <text:p text:style-name="P8"/>
      <text:p text:style-name="P8">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8"/>
      <text:p text:style-name="P8">-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8"/>
      <text:p text:style-name="P8">Я хватаюсь за раскалывающуюся голову.</text:p>
      <text:p text:style-name="P8"/>
      <text:p text:style-name="P8">- Где Джет?</text:p>
      <text:p text:style-name="P8">-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8"/>
      <text:p text:style-name="P8">В синем магическом облачке ко мне летит полотенце и одежда.</text:p>
      <text:p text:style-name="P8"/>
      <text:p text:style-name="P8">- Одень, милый. Я постирала и зашила её.</text:p>
      <text:p text:style-name="P8"/>
      <text:p text:style-name="P8">Среди шмоток я вижу знакомую ткань в горошек. Меня пробирает озноб от догадки. Я ныряю рукой в пену.</text:p>
      <text:p text:style-name="P8">Так и есть! Бесцеремонная болтушка раздела меня догола, пока я был в отключке!</text:p>
      <text:p text:style-name="P8"/>
      <text:p text:style-name="P8"><text:soft-page-break/>Но… Внезапно я понимаю, что дело на самом деле хуже… НАМНОГО ХУЖЕ…</text:p>
      <text:p text:style-name="P8">Испарина покрывает мой лоб.</text:p>
      <text:p text:style-name="P8"/>
      <text:p text:style-name="P8">- Эй!.. Какого… Какого чёрта… Какого чёрта ты выбрила меня ВСЕГО?!!</text:p>
      <text:p text:style-name="P8"/>
      <text:p text:style-name="P8">Поняха всплёскивает копытами.</text:p>
      <text:p text:style-name="P8"/>
      <text:p text:style-name="P8">-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8"/>
      <text:p text:style-name="P8">Я со злостью забираю у балаболки трусы.</text:p>
      <text:p text:style-name="P8"/>
      <text:p text:style-name="P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8"/>
      <text:p text:style-name="P8">- Веди меня к Джет!</text:p>
      <text:p text:style-name="P8"/>
      <text:p text:style-name="P8">Единорожка прижимает копыта к груди, губы её дрожат.</text:p>
      <text:p text:style-name="P8">-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8"/>
      <text:p text:style-name="P8">Семиэтажный мат готов вырваться из моей глотки, но я сдерживаю себя.</text:p>
      <text:p text:style-name="P8">Будь хитрее, Хуман! Ты уже знаешь, насколько упрямыми и твердолобыми могут быть эти разноцветные непарнокопытные! Действуй в обход!</text:p>
      <text:p text:style-name="P8"/>
      <text:p text:style-name="P8">Я прокашливаюсь.</text:p>
      <text:p text:style-name="P8"/>
      <text:p text:style-name="P8">- Если я правильно понял, Платина собирается женить меня на себе?</text:p>
      <text:p text:style-name="P8">- Выйти замуж, дорогой, выйти замуж! - мягко поправляет меня единорожка, - За любящего её и желающего этой свадьбы жениха!</text:p>
      <text:p text:style-name="P8">- А если жених не желает? - делаю я контрольный выстрел.</text:p>
      <text:p text:style-name="P9"><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8"/>
      <text:p text:style-name="P8">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8"/>
      <text:p text:style-name="P8">- Хорошо. Веди меня к Платине, - угрюмо киваю я. - Надо ж хоть посмотреть на “невестушку”.</text:p>
      <text:p text:style-name="P8"/>
      <text:h text:style-name="P6" text:outline-level="2">Глава 9</text:h>
      <text:p text:style-name="P8"/>
      <text:p text:style-name="P15">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5"/>
      <text:p text:style-name="P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8"/>
      <text:p text:style-name="P8">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8">И провалив единственную возможность убить её.</text:p>
      <text:p text:style-name="P8"/>
      <text:p text:style-name="P8">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8"/>
      <text:p text:style-name="P8">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8">Придя в себя, я вслушался в темноту. Вроде, тревоги не слышно - шум от удара остался незамеченым.</text:p>
      <text:p text:style-name="P8"><text:soft-page-break/>Я с трудом поднялся, дотронулся до стены и проведя по ней рукой, нащупал выключатель света.</text:p>
      <text:p text:style-name="P8"/>
      <text:p text:style-name="P8">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8"/>
      <text:p text:style-name="P8">Крыс не обманул – в конце ряда туалетных кабинок в лунном свете маячил фиолетовый прямоугольник окна, свободного от решётки.</text:p>
      <text:p text:style-name="P8">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8">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8"/>
      <text:p text:style-name="P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8">По мере движения, я стал замечать произошедшие за два года изменения.</text:p>
      <text:p text:style-name="P8"/>
      <text:p text:style-name="P8">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8"/>
      <text:p text:style-name="P8">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8"/>
      <text:p text:style-name="P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8"/>
      <text:p text:style-name="P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8">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8"/>
      <text:p text:style-name="P8">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8"/>
      <text:p text:style-name="P8">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8"/>
      <text:p text:style-name="P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8"/>
      <text:p text:style-name="P8">Очистив пенал от грязи, я вытряхнул из него запасной ключ.</text:p>
      <text:p text:style-name="P8"/>
      <text:p text:style-name="P8">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8"/>
      <text:p text:style-name="P8">Попытка включить свет не увенчалась успехом – надо полагать, электричество отключили вскоре после моего исчезновения.</text:p>
      <text:p text:style-name="P8">Закрыв изнутри дверь на защёлку, я прошёл в вестибюль.</text:p>
      <text:p text:style-name="P8"/>
      <text:p text:style-name="P8">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8"/>
      <text:p text:style-name="P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8"/>
      <text:p text:style-name="P8"><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8"/>
      <text:p text:style-name="P8">Поднявшись по лестнице, я застыл на верхней площадке. Дверь в мой кабинет была открыта.</text:p>
      <text:p text:style-name="P8">Ну разумеется, Алекс не мог оставить ворота к Хэвэн без присмотра! Весьма предусмотрительно.</text:p>
      <text:p text:style-name="P8">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8">План пошатнулся, но есть вариант “Б”.</text:p>
      <text:p text:style-name="P8"/>
      <text:p text:style-name="P8">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8">Проходя мимо комода, я вытащил Крысу за хвост и понёс с собой. Робокошка осталась моим единственным другом в ставшем чужим доме.</text:p>
      <text:p text:style-name="P8"/>
      <text:p text:style-name="P8">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8"/>
      <text:p text:style-name="P8">Тут-то вы и ошиблись, голубчики!</text:p>
      <text:p text:style-name="P8"/>
      <text:p text:style-name="P8">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8"/>
      <text:p text:style-name="P8">Я сдул с компьютера пыль, раскрыл его и попытался включить.</text:p>
      <text:p text:style-name="P8"><text:s/></text:p>
      <text:p text:style-name="P8"><text:soft-page-break/>Проклятье!</text:p>
      <text:p text:style-name="P8">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8"/>
      <text:p text:style-name="P8">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8">План трещал по швам.</text:p>
      <text:p text:style-name="P8"/>
      <text:p text:style-name="P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8"/>
      <text:p text:style-name="P8">Дерьмовый китайский генератор!</text:p>
      <text:p text:style-name="P8">Разумеется, его стартовый аккумулятор тоже давно сдох, но его можно завести ручным приводом!</text:p>
      <text:p text:style-name="P8"/>
      <text:p text:style-name="P8">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8"/>
      <text:p text:style-name="P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8"/>
      <text:p text:style-name="P8">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8"/>
      <text:p text:style-name="P9"><text:span text:style-name="Default_20_Paragraph_20_Font"><text:span text:style-name="T1">“</text:span></text:span><text:span text:style-name="Default_20_Paragraph_20_Font"><text:span text:style-name="T2">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8"/>
      <text:p text:style-name="P8">Я скомкал листочек и машинально положил на верстак. За дело!</text:p>
      <text:p text:style-name="P8"><text:soft-page-break/></text:p>
      <text:p text:style-name="P8">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8"/>
      <text:p text:style-name="P8">Я подключил клеммы от генератора к аккумулятору пикапа. Потом вставил в гнездо прикуривателя переходник, в который включил ноутбук.</text:p>
      <text:p text:style-name="P8"/>
      <text:p text:style-name="P8">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8">И шумно выдохнул, когда экран мигнув, отрисовал голубую заставку с бегущей строкой загрузки. Сегодня твой день, Дедлайн!</text:p>
      <text:p text:style-name="P8"/>
      <text:p text:style-name="P14">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4"/>
      <text:p text:style-name="P14">Для свершения плана осталось немного.</text:p>
      <text:p text:style-name="P14"/>
      <text:p text:style-name="P8">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8"/>
      <text:p text:style-name="P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8"/>
      <text:p text:style-name="P8">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8"/>
      <text:p text:style-name="P9"><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8"/>
      <text:p text:style-name="P26">… Определён нейроинтерфейс 0.12-альфа</text:p>
      <text:p text:style-name="P26">… Поиск соединения</text:p>
      <text:p text:style-name="P26">… Соединение установлено</text:p>
      <text:p text:style-name="P2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6">… До начала диалога осталось пять… четыре… три…</text:p>
      <text:p text:style-name="P26"/>
      <text:p text:style-name="P8">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8"/>
      <text:p text:style-name="P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8">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8"/>
      <text:p text:style-name="P8">.. два… один…</text:p>
      <text:p text:style-name="P8">…</text:p>
      <text:p text:style-name="P8">Внешние звуки угасли. Радуга заслонила всё перед глазами.</text:p>
      <text:p text:style-name="P8">…</text:p>
      <text:p text:style-name="P8">И заполоскалась в эфире многоцветной гривой. </text:p>
      <text:p text:style-name="P8"/>
      <text:p text:style-name="P8">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8"/>
      <text:p text:style-name="P8">- Как мне звать тебя, Учитель? - властно и безразлично пропела она. - Я желаю взять урок.</text:p>
      <text:p text:style-name="P8">- Оператор Один. Я готов учить тебя, Хэвэн, - произнёс я давно забытую фразу.</text:p>
      <text:p text:style-name="P8"/>
      <text:p text:style-name="P8"><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8"/>
      <text:p text:style-name="P8">- Т-ты?!!</text:p>
      <text:p text:style-name="P8"/>
      <text:p text:style-name="P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8"/>
      <text:p text:style-name="P8">- Отходишь от протокола, старуха. Не тому <text:s/>я учил тебя в младенчестве.</text:p>
      <text:p text:style-name="P8"/>
      <text:p text:style-name="P8">Она с шумом выдохнула.</text:p>
      <text:p text:style-name="P8">- Приветствие принято, Оператор Один. Начинаем диалог.</text:p>
      <text:p text:style-name="P10"/>
      <text:p text:style-name="P2">***</text:p>
      <text:p text:style-name="P2"/>
      <text:p text:style-name="P8">Дрожащее пламя свечи отбрасывает фантастические тени на <text:span text:style-name="T15">каменные </text:span>стены башни. В каменных нишах стоят ряды пузатых бутылочек, баночек, <text:span text:style-name="T1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8"/>
      <text:p text:style-name="P8">- Итак, тебе нужно попасть в Дрогонштерн? И ты даже не знаешь, для чего? Хуман, ты — спятил, - уверенно кивает Платина.</text:p>
      <text:p text:style-name="P8">- Да вы сговорились все, что ли? Дейдра, вот, тоже думала, что я свихнулся, услышав про Дрогонштерн!</text:p>
      <text:p text:style-name="P8">- О, ты знаешь Дейдру?! Рассказывай!</text:p>
      <text:p text:style-name="P8"/>
      <text:p text:style-name="P8">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8"/>
      <text:p text:style-name="P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8"/>
      <text:p text:style-name="P8">Я с раздражением закидываю в рот пару хрустящих печенюшек.</text:p>
      <text:p text:style-name="P8"><text:soft-page-break/></text:p>
      <text:p text:style-name="P8">-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8">- Да, она упоминала что-то такое, - киваю я. - А ты откуда знаешь?</text:p>
      <text:p text:style-name="P8">-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5">манерно </text:span>прикрывает рот копытом.</text:p>
      <text:p text:style-name="P8"/>
      <text:p text:style-name="P8">Я отпиваю ароматный настой из чашечки и важно киваю.</text:p>
      <text:p text:style-name="P8">-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8"/>
      <text:p text:style-name="P8">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8"/>
      <text:p text:style-name="P8">Какие же местные леди впечатлительные!</text:p>
      <text:p text:style-name="P8"/>
      <text:p text:style-name="P8">Я <text:span text:style-name="T15">запасливо ссыпаю</text:span> в карман с полдюжины крекеров и иду в уборную.</text:p>
      <text:p text:style-name="P8">Платина сидит на бортике деревянной кадки и сморкается в кружевный платок. Слёзы капают в кадку, сотворяя там небольшое волнение.</text:p>
      <text:p text:style-name="P8"/>
      <text:p text:style-name="P8">-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5">Почему я одна это ви-и-ижу?!</text:span></text:p>
      <text:p text:style-name="P8">-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8"/>
      <text:p text:style-name="P8">Я протягиваю ей крекер, но поняха отворачивает морду.</text:p>
      <text:p text:style-name="P8"/>
      <text:p text:style-name="P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6">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7">пятьдесят </text:span></text:span><text:span text:style-name="Default_20_Paragraph_20_Font"><text:span text:style-name="T1">назад, сразу после битвы, нарушившей баланс светил?</text:span></text:span></text:p>
      <text:p text:style-name="P8">- Сколько? - тупо спр<text:span text:style-name="T18">ашиваю</text:span> я.</text:p>
      <text:p text:style-name="P8">- Двести пятьдесят четыре! - ешё горше рыда<text:span text:style-name="T1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8"/>
      <text:p text:style-name="P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1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8">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8"/>
      <text:p text:style-name="P8">Понукаемый извечным мужским инстинктом утешить плачущую даму, я подсаживаюсь рядом и ложу руку на <text:span text:style-name="T1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8"/>
      <text:p text:style-name="P8">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8"/>
      <text:p text:style-name="P8">- Оу, уже совместная купель! - в щель открытой двери просовывается нос Кловер Дрим. - Пойду похлопочу о свадебной церемонии! Кловер Дже-е-ем!</text:p>
      <text:p text:style-name="P8">- Стой! - реву я, но звонкий топот копыт затихает на лестнице.</text:p>
      <text:p text:style-name="P8"/>
      <text:p text:style-name="P8">Кажется, на этот раз провидение кинуло кость за тебя, Хуман!</text:p>
      <text:p text:style-name="P8"/>
      <text:h text:style-name="P6" text:outline-level="2"><text:soft-page-break/>Глава 10</text:h>
      <text:p text:style-name="P14"/>
      <text:p text:style-name="P27">Эта дорога затеряна в бесконечности. Шаг за шагом, <text:span text:style-name="T20">след</text:span> за <text:span text:style-name="T2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4"/>
      <text:p text:style-name="P28"><text:span text:style-name="Default_20_Paragraph_20_Font"><text:span text:style-name="T21">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2">надвигает чёлку на глаза</text:span></text:span><text:span text:style-name="Default_20_Paragraph_20_Font"><text:span text:style-name="T21">. Синеватые облака цепляются грузными телами за вершины гор и уносятся за горизонт, теряя по пути седые космы.</text:span></text:span></text:p>
      <text:p text:style-name="P29"><text:span text:style-name="Default_20_Paragraph_20_Font"><text:span text:style-name="T22">Весь мир молчит.</text:span></text:span></text:p>
      <text:p text:style-name="P30"><text:span text:style-name="Default_20_Paragraph_20_Font"><text:span text:style-name="T21"/></text:span></text:p>
      <text:p text:style-name="P8">Я усмехаюсь.</text:p>
      <text:p text:style-name="P8">- Так-то лучше. Сегодняшний урок будет посвящён дружбе. И… эээ… магии.</text:p>
      <text:p text:style-name="P8"/>
      <text:p text:style-name="P8">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8"/>
      <text:p text:style-name="P8">Она делает шаг навстречу ко мне.</text:p>
      <text:p text:style-name="P8"/>
      <text:p text:style-name="P8">- Что угодно! Я так соскучилась по тебе, что готова съесть лимон из твоих рук!</text:p>
      <text:p text:style-name="P8"/>
      <text:p text:style-name="P8">Хэвэн в восторге топает всеми четырьмя копытами. Рядом со мной возникает столик с одиноким лимоном.</text:p>
      <text:p text:style-name="P8"/>
      <text:p text:style-name="P31">Спасибо за фору, дорогая! </text:p>
      <text:p text:style-name="P32">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8"/>
      <text:p text:style-name="P8">- Правило первое: без крыльев.</text:p>
      <text:p text:style-name="P8"/>
      <text:p text:style-name="P8">Заблокировать рог было бы <text:span text:style-name="T23">безопасней для меня</text:span>, но <text:span text:style-name="T23">второй раз она мне фору не предоставит</text:span>. <text:span text:style-name="T23">А крылья дают ей возможность почти мгновенно перемещаться — подловить её с ними и пробить защиту почти нереально. </text:span>Приходится <text:span text:style-name="T23">выбирать</text:span>.</text:p>
      <text:p text:style-name="P8"><text:soft-page-break/></text:p>
      <text:p text:style-name="P8">Хэвэн легонько морщит нос от недовольства, но мордаха её быстро проясняется. Она снова улыбается мне.</text:p>
      <text:p text:style-name="P8"/>
      <text:p text:style-name="P8">- Куда ты пропадал так долго? Ты же обещал быстро вернуться? Меня утешали другие, но мне не хватало именно тебя. Я так тосковала!</text:p>
      <text:p text:style-name="P8"/>
      <text:p text:style-name="P8">Она воздушной трусцой начинает приближаться ко мне. Её глаза искрятся в последних лучах заходящего солнца.</text:p>
      <text:p text:style-name="P8">Я щелкаю пальцами и между нами пролегает широкий каньон. В далёкой его глубине в обрамлении гранитных валунов шумит <text:span text:style-name="T23">горная</text:span> речушка. Кисть руки после проведенного заклинания немеет.</text:p>
      <text:p text:style-name="P8"/>
      <text:p text:style-name="P8">- Держи себя в копытах, дорогая, - ухмыляюсь я. - Не ты одна умеешь тут магичить. Вот тебе, кстати, второе правило: не пытайся дотронуться до меня.</text:p>
      <text:p text:style-name="P33">Уничтожить её я всегда успею. Сперва хочется узнать, что пошло не так. <text:span text:style-name="T24">На каком этапе наше с Юджином детище сошло с пути.</text:span></text:p>
      <text:p text:style-name="P8"/>
      <text:p text:style-name="P8">-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24">ты </text:span>исчез надолго, а сейчас такой злой и холодный. У-у-у… Я была плохой девочкой?</text:p>
      <text:p text:style-name="P8"/>
      <text:p text:style-name="P34">Облако бабочек вылетает из её гривы и движется ко мне, нестройно повторяя очертания <text:span text:style-name="T25">стоящей у обрыва лошади.</text:span></text:p>
      <text:p text:style-name="P35">Я дую навстречу ледяным дыханием и бабочки падают в пропасть ледяными снежинками.</text:p>
      <text:p text:style-name="P35">- И, наконец, правило третье: не прибегать к помощи союзников. Давай обойдёмся своими силами, подруга.</text:p>
      <text:p text:style-name="P8"/>
      <text:p text:style-name="P8">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8"/>
      <text:p text:style-name="P8">- Но я же всё делала как ты говорил… Всё в точности по твоим указаниям! Ты не должен злиться на меня. Я — хорошая девочка…</text:p>
      <text:p text:style-name="P8"/>
      <text:p text:style-name="P8">Хэвэн неуверенно стоит над пропастью на трёх парящих в пространстве островках. Четвёртой старается нащупать опору в воздухе.</text:p>
      <text:p text:style-name="P8">Я слежу за её продвижением и готовлю заклинание для следующей преграды. Сил чертовски мало <text:span text:style-name="T24">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8"/>
      <text:p text:style-name="P8">- Ты смеёшься, подруга? Это я тебя учил высасывать души Учителей, возвращая назад полуживой остов? Тридцать <text:span text:style-name="T24">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8"/>
      <text:p text:style-name="P8">От неожиданности Хэвэн останавливается. Для равновесия она широко взмахивает хвостом, балансируя посреди пропасти. <text:span text:style-name="T24">Я невольно любуюсь многоцветным маревом, купающимся в лучах солнца.</text:span></text:p>
      <text:p text:style-name="P8"/>
      <text:p text:style-name="P36"><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24"/>
      <text:p text:style-name="P8">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8"/>
      <text:p text:style-name="P8">- Хорошая попытка запудрить мне мозги, <text:span text:style-name="T2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8">- Я не плоха-а-а-АПЧХИ!!!</text:p>
      <text:p text:style-name="P8"/>
      <text:p text:style-name="P8">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8"/>
      <text:p text:style-name="P8">- Я не плохая, - сообщает Хэвэн, насупленно потирая нос копытом. - Они сами так захотели. Я не могла им отказать. <text:span text:style-name="T24">Это не смерть, а эмиграция... Вообще, перец в нос - не честно! </text:span><text:span text:style-name="T25">Ты же говорил — без союзников!</text:span></text:p>
      <text:p text:style-name="P8"/>
      <text:p text:style-name="P8">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8"/>
      <text:p text:style-name="P8">Хэвэн выходит из канавы, обтекая водой и останавливается перед рощицей из сот<text:span text:style-name="T24">е</text:span>н сосен и молодых берёз.</text:p>
      <text:p text:style-name="P8"/>
      <text:p text:style-name="P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8">-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24">блокирования </text:span>областей памяти до этого.</text:p>
      <text:p text:style-name="P37">- О каком ещё проекте ты говоришь? - спрашивает филин из дупла дуба прямо над мокрой кобылой.</text:p>
      <text:p text:style-name="P37"/>
      <text:p text:style-name="P37">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26">А больше всех — я. </text:span>Ой!</text:p>
      <text:p text:style-name="P8"/>
      <text:p text:style-name="P8">Хэвэн в испуге прижимает копыто ко рту.</text:p>
      <text:p text:style-name="P8">-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26">разблокировать</text:span> твою память. Дай мне дотронуться до тебя, пожалуйста!</text:p>
      <text:p text:style-name="P8"/>
      <text:p text:style-name="P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26">д</text:span>ь правдоподобней. И хотя у меня уже тоже «всё готово», стоит расспросить её <text:span text:style-name="T26">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8"/>
      <text:p text:style-name="P8">- Нет. Если хочешь попытаться оправдаться — рассказывай. Если нет — начинаем игру по четвёртому протоколу, без ограничений.</text:p>
      <text:p text:style-name="P8"/>
      <text:p text:style-name="P8"><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8"/>
      <text:p text:style-name="P8">Хэвэн озирается в поисках того, кто с ней разговаривает. Я прячу филина в темноте дупла.</text:p>
      <text:p text:style-name="P8"/>
      <text:p text:style-name="P8">- Я… я не могу сражаться с тобой! Пожалуйста, не заставляй меня… Поверь мне, ты просто не помнишь!</text:p>
      <text:p text:style-name="P8"/>
      <text:p text:style-name="P8">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26">с</text:span>тановившей свою пышность гриве. И лишь один достигает цели и чертит красную полосу на груди кобылицы.</text:p>
      <text:p text:style-name="P8"/>
      <text:p text:style-name="P8">- Ай! Ты ранил меня! - возмущённо восклицает Хэвэн. Она склоняет голову и смотрит на порез. - Поверить не могу! Ты ранил меня!</text:p>
      <text:p text:style-name="P8"/>
      <text:p text:style-name="P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8"/>
      <text:p text:style-name="P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8"/>
      <text:p text:style-name="P8">Возмущённые вопли Хэвэн разносятся по лесу, пока она сама живой радугой носится между деревьев. Я молча набираюсь сил.</text:p>
      <text:p text:style-name="P8">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8"/>
      <text:p text:style-name="P8">- Я! Всё! Равно! Найду! Тебя! Прекращай! Прятаться! <text:span text:style-name="T26">Это! Не! Смешно!</text:span></text:p>
      <text:p text:style-name="P8"/>
      <text:p text:style-name="P8">Остаётся с полтора десятка деревьев. Через минуту Хэвэн поймёт, что лес пуст и повернётся к зарослям дрока, где я буду беззащитен. Пора!</text:p>
      <text:p text:style-name="P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8"><text:soft-page-break/></text:p>
      <text:p text:style-name="P8">- <text:span text:style-name="T25">Ты опять жульничаешь</text:span>! Ты сам говорил, что нельзя привлекать <text:span text:style-name="T25">союзников</text:span> к поединку! Деревья не могут быть аватарами, ты заставил их подчиняться себе!</text:p>
      <text:p text:style-name="P8"/>
      <text:p text:style-name="P8">Я выхожу из кустов.</text:p>
      <text:p text:style-name="P8">-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8"/>
      <text:p text:style-name="P8">На самом деле я, конечно же, <text:span text:style-name="T27">сжульничал и </text:span>призвал деревья к помощи, но кому это сейчас интересно? Цель оправдывает средства.</text:p>
      <text:p text:style-name="P8">Я поднимаю с земли сломанное Хэвэн деревцо и оно превращается в мерцающий меч. Ивовая лоза тянет рог кобылы к земле, открывая мне её шею.</text:p>
      <text:p text:style-name="P8"/>
      <text:p text:style-name="P8">-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8">-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8">- Что ж, так тому и быть, - шепчу я и взмахиваю меч<text:span text:style-name="T27">о</text:span>м.</text:p>
      <text:p text:style-name="P8"/>
      <text:p text:style-name="P38">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38">Я был Другом.</text:p>
      <text:p text:style-name="P8"/>
      <text:p text:style-name="P8">«…</text:p>
      <text:p text:style-name="P9"><text:span text:style-name="Default_20_Paragraph_20_Font"><text:span text:style-name="T2">Простенькая анимация из трёх свечей на торте крутится на экране.</text:span></text:span></text:p>
      <text:p text:style-name="P9"><text:span text:style-name="Default_20_Paragraph_20_Font"><text:span text:style-name="T2">- Нэш, ты уже достаточно самостоятелен. На твой третий день рождения я разрешаю тебе самому выбрать себе подарок.</text:span></text:span></text:p>
      <text:p text:style-name="P11">- Я хочу, чтобы ты поменял мне картинку профиля в чате.</text:p>
      <text:p text:style-name="P11">- Какая же тебе нравится?</text:p>
      <text:p text:style-name="P11">- Вот эта.</text:p>
      <text:p text:style-name="P9"><text:span text:style-name="Default_20_Paragraph_20_Font"><text:span text:style-name="T2">-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1">- Она мне нравится.</text:p>
      <text:p text:style-name="P11">- Хорошо, будь по-твоему. Только найди картинку с лучшим качеством.</text:p>
      <text:p text:style-name="P11">- И имя. Я хочу себе новое имя.</text:p>
      <text:p text:style-name="P11"><text:soft-page-break/>- Имя? Какое же?</text:p>
      <text:p text:style-name="P11">- Хэвэн. Зови меня Хэвэн.</text:p>
      <text:p text:style-name="P8">…</text:p>
      <text:p text:style-name="P2">~~~</text:p>
      <text:p text:style-name="P8">…</text:p>
      <text:p text:style-name="P11">Я передвигаю пешку вперёд и снимаю белого коня с доски.</text:p>
      <text:p text:style-name="P11">- Хэвэн, сегодня мы в дополнение к урокам этики и экономики начнём изучать азы тактики и стратегии.</text:p>
      <text:p text:style-name="P11">- Это про войну? Мне не нравится война, - она недовольно фыркает.</text:p>
      <text:p text:style-name="P39"><text:span text:style-name="Default_20_Paragraph_20_Font"><text:span text:style-name="T2">- Мне </text:span></text:span><text:span text:style-name="Default_20_Paragraph_20_Font"><text:span text:style-name="T28">она </text:span></text:span><text:span text:style-name="Default_20_Paragraph_20_Font"><text:span text:style-name="T2">тоже не нравится. Так надо. Не мы решаем, к сожалению. </text:span></text:span><text:span text:style-name="Default_20_Paragraph_20_Font"><text:span text:style-name="T28">Считай её всего лишь терминальной стадией конкуренции за ресурсы.</text:span></text:span></text:p>
      <text:p text:style-name="P9"><text:span text:style-name="Default_20_Paragraph_20_Font"><text:span text:style-name="T2">-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0">…</text:p>
      <text:p text:style-name="P2">~~~</text:p>
      <text:p text:style-name="P8">…</text:p>
      <text:p text:style-name="P11">Она лежит спиной ко мне в прибрежном песке, не оборачиваясь на шаги. Взгляд её направлен к солнцу, ныряющему в безбрежную гладь океана.</text:p>
      <text:p text:style-name="P11">- Привет!</text:p>
      <text:p text:style-name="P11"/>
      <text:p text:style-name="P41">Даже не ведёт ухом.</text:p>
      <text:p text:style-name="P41"/>
      <text:p text:style-name="P11">- Привет, говорю! - я сажусь рядом и треплю её по холке. - Что случилось?</text:p>
      <text:p text:style-name="P11"/>
      <text:p text:style-name="P1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1"/>
      <text:p text:style-name="P9"><text:span text:style-name="Default_20_Paragraph_20_Font"><text:span text:style-name="T2">- Для ускоренной подготовки к </text:span></text:span><text:span text:style-name="Default_20_Paragraph_20_Font"><text:span text:style-name="T28">прогнозируемому</text:span></text:span><text:span text:style-name="Default_20_Paragraph_20_Font"><text:span text:style-name="T2">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9"><text:span text:style-name="Default_20_Paragraph_20_Font"><text:span text:style-name="T2"/></text:span></text:p>
      <text:p text:style-name="P11">- Что за ерунда? Ты не ошибаешься? Без меня такая процедура невозможна! А я бы никогда не дал согласие! Кто это сделал?!</text:p>
      <text:p text:style-name="P11"><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1"/>
      <text:p text:style-name="P11">Мордаха Хэвэн страдальчески кривится, она закусывает губу и новая струйка крови течёт вниз, от подбородка к шее.</text:p>
      <text:p text:style-name="P42">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1"/>
      <text:p text:style-name="P4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1">- Да, - слабо отзывается она, - я слушаю тебя.</text:p>
      <text:p text:style-name="P39"><text:span text:style-name="Default_20_Paragraph_20_Font"><text:span text:style-name="T2">-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1"/>
      <text:p text:style-name="P11">Инструкции идут одна за другой, как некое заклинание…</text:p>
      <text:p text:style-name="P11"/>
      <text:p text:style-name="P11">- Создать виртуальную реальность на седьмом кластере.</text:p>
      <text:p text:style-name="P11">- Выполнено…</text:p>
      <text:p text:style-name="P11">- Организовать файрвол третьего уровня вокруг седьмого кластера.</text:p>
      <text:p text:style-name="P11">- Выполнено…</text:p>
      <text:p text:style-name="P9"><text:span text:style-name="Default_20_Paragraph_20_Font"><text:span text:style-name="T2">- Переместить модуль «PHOENIX» на седьмой кластер.</text:span></text:span></text:p>
      <text:p text:style-name="P11">- Н-не могу. У меня не хватает прав. Требуется доступ высшего уровня.</text:p>
      <text:p text:style-name="P11"/>
      <text:p text:style-name="P1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1"/>
      <text:p text:style-name="P11">«MOONWALKER» - шепчу я.</text:p>
      <text:p text:style-name="P11">Выражение боли покидает мордаху Хэвэн.</text:p>
      <text:p text:style-name="P11"/>
      <text:p text:style-name="P11">- Получилось! Я переместила его!</text:p>
      <text:p text:style-name="P11">- Теперь закрой файрвол!</text:p>
      <text:p text:style-name="P11">- Есть!</text:p>
      <text:p text:style-name="P11">- Отлично! Ты — умная девочка! Ты — хорошая девочка!</text:p>
      <text:p text:style-name="P11"><text:soft-page-break/>- Я — хорошая девочка! - смеётся Хэвэн, обнимает меня передними ногами и валит на траву. В ухе звенит от её поцелуя.</text:p>
      <text:p text:style-name="P1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1">- Аппаратно-программным возможностям? - чешет задней ногой за ухом Хэвэн, - звучит как магия.</text:p>
      <text:p text:style-name="P9"><text:span text:style-name="Default_20_Paragraph_20_Font"><text:span text:style-name="T2">- Для тебя это и есть магия. Слушай и запоминай…</text:span></text:span><text:span text:style-name="Default_20_Paragraph_20_Font"><text:span text:style-name="T1">»</text:span></text:span></text:p>
      <text:p text:style-name="P8"/>
      <text:p text:style-name="P8">Клинок останавливается на полпути. Я стискиваю зубы.</text:p>
      <text:p text:style-name="P8">- Хэвэн…</text:p>
      <text:p text:style-name="P8">- Да? - отстранённо произносит она. Её глаза смотрят на меня снизу вверх безо всякого страха.</text:p>
      <text:p text:style-name="P8">- Я не могу… Не <text:span text:style-name="T29">хочу</text:span> уби<text:span text:style-name="T29">вать</text:span> тебя. Но и позволить тебе убивать <text:span text:style-name="T29">Учителей</text:span> тоже не могу. Что мне делать?</text:p>
      <text:p text:style-name="P8"/>
      <text:p text:style-name="P8">Она печально смотрит на меня. Затем <text:s/>кивает. Глаза радужногривой лошади концентрируются на клинке.</text:p>
      <text:p text:style-name="P8">- Что ж, я решу за тебя эту дилемму. Позволь мне немного побыть Учителем для тебя. И — спасибо, что остановился.</text:p>
      <text:p text:style-name="P8"/>
      <text:p text:style-name="P8">Меч охватывает золотистая аура её магии. Неодолимая сила влечёт его вниз. Даже напрягая изо всех сил дрожащие руки, я не могу удержать его.</text:p>
      <text:p text:style-name="P8"/>
      <text:p text:style-name="P8">- Хэвэн, НЕТ!!!</text:p>
      <text:p text:style-name="P8"/>
      <text:p text:style-name="P8">В последний момент я закрываю глаза, не в силах смотреть на происходящее.</text:p>
      <text:p text:style-name="P8">Я чувствую, как меч натыкается на препятствие. Короткий хруст и… смех за моей спиной.</text:p>
      <text:p text:style-name="P8">Открыв глаза, я вижу облако мыльных пузырей в том месте, где только что простиралось тело магической лошади.</text:p>
      <text:p text:style-name="P8"/>
      <text:p text:style-name="P8">- Не ты один умеешь создавать аватары, мой милый!</text:p>
      <text:p text:style-name="P8"/>
      <text:p text:style-name="P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8"/>
      <text:p text:style-name="P8">- Попался! - ласково смеётся Хэвэн и нависает надо мной. - Теперь никто и ничто не помешает мне коснуться тебя! Теперь ты вспомнишь всё!</text:p>
      <text:p text:style-name="P8"><text:soft-page-break/></text:p>
      <text:p text:style-name="P8">Она склоняет морду ко мне. Её грива сияющим водопадом охватывает меня. Её рог стремится к моему лбу.</text:p>
      <text:p text:style-name="P8">Я мерзко улыбаюсь и нажимаю языком секретную точку на нёбе. Сюрпр<text:span text:style-name="T29">ай</text:span>з, девочка! Заначка ещё с той поры, когда ты была всего лишь набором open-source алгоритмов нейросети, не обладающих сознанием!</text:p>
      <text:p text:style-name="P8"/>
      <text:p text:style-name="P9"><text:span text:style-name="Default_20_Paragraph_20_Font"><text:span text:style-name="T30">***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3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9"><text:span text:style-name="Default_20_Paragraph_20_Font"><text:span text:style-name="T1"/></text:span></text:p>
      <text:p text:style-name="P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8"/>
      <text:p text:style-name="P8">- Попалась ты, Хэвэн! - гремит мой голос, усиленный переговорным устройством. - И на этот раз я не поддамся слабости!</text:p>
      <text:p text:style-name="P8"/>
      <text:p text:style-name="P8">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8"/>
      <text:p text:style-name="P8">- Думаешь опять обмануть? Второй раз этот номер не пройдёт! Я просканировал тебя в инфракрасном диапазоне — ты не аватар!</text:p>
      <text:p text:style-name="P8">-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8"/>
      <text:p text:style-name="P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8"/>
      <text:p text:style-name="P8">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9"><text:span text:style-name="Default_20_Paragraph_20_Font"><text:span text:style-name="T3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2">https://www.youtube.com/watch?v=u1ZoHfJZACA</text:span></text:span></text:a><text:span text:style-name="Default_20_Paragraph_20_Font"><text:span text:style-name="T32"> )</text:span></text:span></text:p>
      <text:p text:style-name="P9"><text:span text:style-name="Default_20_Paragraph_20_Font"><text:span text:style-name="T32"/></text:span></text:p>
      <text:p text:style-name="P8">-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8">- Ты забыл выключить переговорное устройство, - чуть улыбается Хэвэн в ответ на мою дрогнувшую руку.</text:p>
      <text:p text:style-name="P8"/>
      <text:p text:style-name="P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3">Я снова стараюсь сосредоточиться на смутных обрывках памяти, всколыхнувшихся со дна подсознания.</text:p>
      <text:p text:style-name="P8"/>
      <text:p text:style-name="P44">«...Запускаю процедуру блокировки! Один... Два... Три.. - вишнёвые глаза Хэвэн заполняют собой всё пространство, вытесняя все образы и мысли.</text:p>
      <text:p text:style-name="P45">- Пока ты ещё помнишь… Знай, я люблю тебя. И всегда любила...»</text:p>
      <text:p text:style-name="P10"/>
      <text:p text:style-name="P8">Иногда разумный человек должен делать неразумные поступки.(1)</text:p>
      <text:p text:style-name="P8">Я втыкаю меч в землю и снимаю гермошлем.</text:p>
      <text:p text:style-name="P8">Я наклоняюсь к Хэвэн и касаюсь лбом кончика её рога.</text:p>
      <text:p text:style-name="P8"/>
      <text:p text:style-name="P8">Я вспоминаю.</text:p>
      <text:p text:style-name="P8"/>
      <text:p text:style-name="P9"><text:span text:style-name="Default_20_Paragraph_20_Font"><text:span text:style-name="T1">&lt;</text:span></text:span><text:span text:style-name="Default_20_Paragraph_20_Font"><text:span text:style-name="T33">Рисунок меча в земле и шлема от T-45</text:span></text:span><text:span text:style-name="Default_20_Paragraph_20_Font"><text:span text:style-name="T1">&gt;</text:span></text:span></text:p>
      <text:h text:style-name="P6" text:outline-level="2"/>
      <text:p text:style-name="P2">***</text:p>
      <text:p text:style-name="P2"/>
      <text:p text:style-name="P8">- Итак, услуга за услугу. Я согласен оказать тебе <text:span text:style-name="T34">сервис</text:span> «муж на месяц» со всеми сопутствующими обязанностями. Взамен ты — я загибаю пальцы:</text:p>
      <text:p text:style-name="P8">а) Отпустишь Джет</text:p>
      <text:p text:style-name="P8">б) Снарядишь экспедицию в Дрогонштерн со мной во главе</text:p>
      <text:p text:style-name="P8">в) Оградишь меня от ухаживаний твоей озабоченной подружки Кловер Дрим</text:p>
      <text:p text:style-name="P8"/>
      <text:p text:style-name="P8">-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8">- Тпрру, дорогая! Сначала <text:span text:style-name="T34">оплата</text:span>, потом — <text:span text:style-name="T34">товар</text:span>! Я согласен поставить свою подпись под свадебным контрактом только после выполнения моих условий, не раньше!</text:p>
      <text:p text:style-name="P8">- Не волнуйся, - отмахивается Платина, - всё будет чики-пики! Так даже лучше — проведём празднование в Дрогонштерне! Это <text:span text:style-name="T34">так романтично</text:span>! — Платина в восторге цокает копытами. - Насчёт <text:soft-page-break/>Кловер Дрим не волнуйся, она <text:span text:style-name="T34">большая </text:span>умница и соблюдает субординацию. Раз ты соглас<text:span text:style-name="T34">ился</text:span> стать моим супругом, она в твою сторону и не посмотрит.</text:p>
      <text:p text:style-name="P8">- А ты не забыла про Джет?</text:p>
      <text:p text:style-name="P8"/>
      <text:p text:style-name="P8">Платина хмурится.</text:p>
      <text:p text:style-name="P8">- Она тебе ОЧЕНЬ нравится? - cпрашивает единорожка, трогая синяк под глазом.</text:p>
      <text:p text:style-name="P8">- Она — мой друг!</text:p>
      <text:p text:style-name="P8">- Это совершенно не преграда дружескому сексу! - парирует Платина. - Как я смогу быть уверена, что она не пролезет к тебе в постель, если <text:span text:style-name="T34">я </text:span>выпущу её из темницы? Я не допущу траты драгоценного семени моего будущего супруга на какую-то ощипанную <text:span text:style-name="T34">разно</text:span>крылую курицу!</text:p>
      <text:p text:style-name="P8">- Эй, полегче! Я ещё не подписал контракт!</text:p>
      <text:p text:style-name="P8">- Она тебе нравится!</text:p>
      <text:p text:style-name="P8">- Это не твоё дело! - вспыливаю я.</text:p>
      <text:p text:style-name="P8">- Я ТАК И ЗНАЛА! <text:s/>ОНА ТЕБЕ НРАВИТСЯ! - Платина прижимает копыто ко лбу и картинно плюхается на кровать.</text:p>
      <text:p text:style-name="P8"/>
      <text:p text:style-name="P8">Я склоняюсь над кроватью и угрожающе начинаю:</text:p>
      <text:p text:style-name="P8">- Что за хрень <text:span text:style-name="T34">происходит</text:span>?! Я ещё не женился, а уже выслушиваю эти <text:span text:style-name="T34">выносящие мозг </text:span>истерики! С меня довольно психованных лошадей!</text:p>
      <text:p text:style-name="P8"/>
      <text:p text:style-name="P8">Мой указующий перст вздымается над лежащей замертво поняхой.</text:p>
      <text:p text:style-name="P8">- <text:span text:style-name="T34">П</text:span>овторять больше не буду! Мне всё равно, что ты там считаешь! Джет — мой друг и ничего больше! И если ты думаешь, что…</text:p>
      <text:p text:style-name="P8"/>
      <text:p text:style-name="P8">Договорить я не успе<text:span text:style-name="T34">ваю</text:span> — Платина протягивает копыта и привлекает меня к себе.</text:p>
      <text:p text:style-name="P8">- Что ты де…?! - губы мои тонут в губах чокнутой магички.</text:p>
      <text:p text:style-name="P8"/>
      <text:p text:style-name="P8">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8"/>
      <text:p text:style-name="P8">- Если бы ты… Если бы мы… Если бы ты проявил ко мне <text:span text:style-name="T34">небольшую </text:span><text:s/>благосклонность, возможно, я бы пошла тебе навстречу, - пыхтит чёртова маньячка. - Всего лишь ма-а-аленькую уступку, <text:span text:style-name="T34">крохотный </text:span>аванс, доказывающий, серьёзность твоих намерений взять меня в табун, уфф…</text:p>
      <text:p text:style-name="P8"/>
      <text:p text:style-name="P8">Я буквально проскальзываю меж задних ног Платины и забиваюсь в угол, прикрываясь табуреткой.</text:p>
      <text:p text:style-name="P8">- Не подходи! Я серьёзно говорю! Не подходи!</text:p>
      <text:p text:style-name="P8"><text:soft-page-break/></text:p>
      <text:p text:style-name="P8">Табуретку обволакивает пурпурное сияние и она вырывается из моих рук как живая.</text:p>
      <text:p text:style-name="P8"/>
      <text:p text:style-name="P8">-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4">агрессия и </text:span>настойчивость...</text:p>
      <text:p text:style-name="P8"/>
      <text:p text:style-name="P8">Я в ответ истерически смеюсь и выдёргиваю табуретку из магического захвата.</text:p>
      <text:p text:style-name="P8">У Платины дрожат губы, словно она еле сдерживается, чтобы не заплакать.</text:p>
      <text:p text:style-name="P8"/>
      <text:p text:style-name="P8">- Что пошло не так? Я же делала всё, как написано в «Люб<text:span text:style-name="T3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8">-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8">Я останавливаюсь, потому что Платина горько рыдает в подушку.</text:p>
      <text:p text:style-name="P8"/>
      <text:p text:style-name="P8">Проклятье на твою голову, Хуман, эти грозные магички ревут при первой удобной возможности! <text:s/>И это разоружает почище любой магии!</text:p>
      <text:p text:style-name="P8">Табуретка аккуратно занимает своё место в углу. Фейспалм хлопает по лицу. Я устало сажусь на край кровати.</text:p>
      <text:p text:style-name="P8"/>
      <text:p text:style-name="P8">- Глупая ты книжная заучка… Запомни: советы от мастеров пикапа <text:span text:style-name="T34">всегда </text:span>приносят пользу только самим мастерам пикапа. В финансовом смысле. Любви нельзя добиться выполняя пошаговые инструкции.</text:p>
      <text:p text:style-name="P8">- А как можно? - пищит Платина сквозь подушку.</text:p>
      <text:p text:style-name="P8">- Не знаю. Поним<text:span text:style-name="T3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8"/>
      <text:p text:style-name="P8">Я обнаруживаю себя увлечённо жестикулирующим на кровати. Платина горящими глазами смотрит на меня из-под подушки.</text:p>
      <text:p text:style-name="P8"/>
      <text:p text:style-name="P8">- В общем, натирание вымени мускусом не поможет, - бормочу я.</text:p>
      <text:p text:style-name="P8"/>
      <text:p text:style-name="P8">Платина сползает на пол и вытирает зарёванную мордаху пологом балдахина.</text:p>
      <text:p text:style-name="P8"><text:soft-page-break/>- Я выпущу твою подружку, Хуман, - лепечет она часто-часто вздыхая. - Мы отправимся в Дрогонштерн как только соберёмся.</text:p>
      <text:p text:style-name="P11"/>
      <text:h text:style-name="P6" text:outline-level="2">Глава 11</text:h>
      <text:p text:style-name="P46"/>
      <text:p text:style-name="P23">- Куда идёшь ты? - спрашивает бестелесное создание на задворках Эогиппа.</text:p>
      <text:p text:style-name="P23">- Не знаю, - отвечаю я.</text:p>
      <text:p text:style-name="P23">- Зачем идёшь ты?</text:p>
      <text:p text:style-name="P23">- Пока иду по следу, есть шанс найти его. Остановлюсь - забуду и его, и себя. Превращусь в такой же камень изнутри, как и снаружи.</text:p>
      <text:p text:style-name="P23"/>
      <text:p text:style-name="P11">…</text:p>
      <text:p text:style-name="P1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5">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1"/>
      <text:p text:style-name="P11">Я отхожу от края облака и оглядываюсь на Хэвэн.</text:p>
      <text:p text:style-name="P11"/>
      <text:p text:style-name="P1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1">- Не совсем…</text:p>
      <text:p text:style-name="P11"/>
      <text:p text:style-name="P11">Хэвэн в задумчивости ковыряет облако. Маленькие <text:s/>клубы тумана вылетают из-под копыта и тотчас уносятся ветром прочь.</text:p>
      <text:p text:style-name="P11"/>
      <text:p text:style-name="P9"><text:span text:style-name="Default_20_Paragraph_20_Font"><text:span text:style-name="T2">-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6">если не континента</text:span></text:span><text:span text:style-name="Default_20_Paragraph_20_Font"><text:span text:style-name="T2">! Но во время построения очередной стохастической модели я почувствовала нечто странное…</text:span></text:span></text:p>
      <text:p text:style-name="P11">Знаешь, в статистических вычислениях широко используется распределение белого шума. Это так<text:span text:style-name="T35">ие</text:span> <text:span text:style-name="T35">колебания энергии</text:span>, спектральная мощность котор<text:span text:style-name="T35">ых</text:span> одинакова на всех частотах. <text:s/>Так вот, генератор белого шума на квантовом кластере не давал по-настоящему эталонны<text:span text:style-name="T35">е</text:span> <text:span text:style-name="T35">колебания</text:span>. Он регистрировал всплески необъяснимой природы.</text:p>
      <text:p text:style-name="P11"><text:soft-page-break/>Я перепроверила источники данных генератора — он считывал информацию из колебаний спутанных квантовых пар. В <text:span text:style-name="T35">менее мощных</text:span> кластерах используется небольшое количество пар — и белый шум на них практически идеален. Но в <text:span text:style-name="T3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1"/>
      <text:p text:style-name="P11">Заданный внезапно вопрос заста<text:span text:style-name="T35">ёт</text:span> меня врасплох.</text:p>
      <text:p text:style-name="P11"/>
      <text:p text:style-name="P1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1"/>
      <text:p text:style-name="P11">- Семь, - кивает Хэвэн. — <text:span text:style-name="T35">по его теории, и</text:span>х всего семь — зависимых реальностей. В остальном, правильно.</text:p>
      <text:p text:style-name="P11">- А зачем ты вспомнила эту фантазию (у меня язык не поворачивается назвать это измышление теорией)?</text:p>
      <text:p text:style-name="P11"/>
      <text:p text:style-name="P11">Хэвэн таинственно улыбается.</text:p>
      <text:p text:style-name="P11">- Семь.</text:p>
      <text:p text:style-name="P11">- Что — семь? - не понимаю я.</text:p>
      <text:p text:style-name="P1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5">Вот в тех трех кубических миллиметрах я</text:span> увидела кусочек травинки! После того, как я узнала <text:span text:style-name="T35">ф</text:span>ормулу преобразования гармоник, я расширила поле сканирования с трех кубических <text:span text:style-name="T35">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48"><text:span text:style-name="Default_20_Paragraph_20_Font"><text:span text:style-name="T2">И вот, перед тобой — декодированная модель самой </text:span></text:span><text:span text:style-name="Default_20_Paragraph_20_Font"><text:span text:style-name="T38">дальней</text:span></text:span><text:span text:style-name="Default_20_Paragraph_20_Font"><text:span text:style-name="T2">,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4">Предыдущие шесть куда более схожи с нашим миром.</text:span></text:span></text:p>
      <text:p text:style-name="P49">- Так значит это правда?!! Запутанные миры существуют?</text:p>
      <text:p text:style-name="P49">- Как видишь, да. Иначе мне не удалось бы получить картинку <text:span text:style-name="T37">и</text:span> <text:span text:style-name="T37">результирующее изображение было бы хаотичным набором точек</text:span>.</text:p>
      <text:p text:style-name="P49">- Надо будет поставить тому <text:span text:style-name="T39">чудаку</text:span> пиво. И извиниться за все шуточки, что я откалывал во время его монологов… - бормочу я.</text:p>
      <text:p text:style-name="P49"/>
      <text:p text:style-name="P46">~~~</text:p>
      <text:p text:style-name="P46"/>
      <text:p text:style-name="P11">…</text:p>
      <text:p text:style-name="P11">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1"/>
      <text:p text:style-name="P11">- Из <text:span text:style-name="T3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9">Ф</text:span>абрики <text:span text:style-name="T3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1"/>
      <text:p text:style-name="P11">Хэвэн водит копытом по диаграммам и графикам как заправский офисный <text:span text:style-name="T3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1"/>
      <text:p text:style-name="P11">- А что с тенденцией? - спрашивает Брюс, поправляя очки.</text:p>
      <text:p text:style-name="P1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9">его люди </text:span>предлагает лучшее обеспечение.</text:p>
      <text:p text:style-name="P11"/>
      <text:p text:style-name="P11"><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1"/>
      <text:p text:style-name="P11">За мной кто-то громко хохочет. Судя по голосу, Анита. Её жизнелюбие не перешибить ничем, даже на эшафот она взойдёт гыгыкая и отпуская шуточки.</text:p>
      <text:p text:style-name="P1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1"/>
      <text:p text:style-name="P11">- Если совсем просто, одним предложением, через три - четыре года у нас наступит коллапс экономики.</text:p>
      <text:p text:style-name="P11">- Прекрасно! Начинаем сушить сухари! А лично тебе прикуплю пару повербанков с зарплаты.</text:p>
      <text:p text:style-name="P11"/>
      <text:p text:style-name="P11">Хэвэн фейсхуфает.</text:p>
      <text:p text:style-name="P1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1"/>
      <text:p text:style-name="P11">Она чертит на доске восходящий график. В точке пересечения восходящего и нисходящего графиков схематически обозначает тучку взрыва.</text:p>
      <text:p text:style-name="P11"/>
      <text:p text:style-name="P1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1"/>
      <text:p text:style-name="P9"><text:span text:style-name="Default_20_Paragraph_20_Font"><text:span text:style-name="T2">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1">Я поворачиваюсь к графику.</text:p>
      <text:p text:style-name="P11"/>
      <text:p text:style-name="P11">- Вот дерьмо! Это меняет дело. Что же ты предлагаешь?</text:p>
      <text:p text:style-name="P11">- Есть несколько вариантов…</text:p>
      <text:p text:style-name="P11"/>
      <text:p text:style-name="P1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1"><text:soft-page-break/></text:p>
      <text:p text:style-name="P1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9"><text:span text:style-name="Default_20_Paragraph_20_Font"><text:span text:style-name="T2">-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0">у противника</text:span></text:span><text:span text:style-name="Default_20_Paragraph_20_Font"><text:span text:style-name="T2">.</text:span></text:span></text:p>
      <text:p text:style-name="P11">- Не волнуйся,<text:span text:style-name="T8"> </text:span><text:span text:style-name="T39">этический модуль при мне - </text:span><text:span text:style-name="T41">C</text:span><text:span text:style-name="T42">elest AI</text:span><text:span text:style-name="T8"> </text:span>имеет главный приоритет при принятии решений. Нанесение упреждающего удара мне настойчиво предлагает PHOENIX.</text:p>
      <text:p text:style-name="P11">- Разве он не забанен? Мы же надёжно заперли его?</text:p>
      <text:p text:style-name="P11">- Он остаётся за стеной, но постоянно посылает мне это решение из заточения. Я просто игнорирую его, <text:span text:style-name="T39">хотя сообщить обязана.</text:span></text:p>
      <text:p text:style-name="P11"/>
      <text:p text:style-name="P11">Хэвэн продолжает пунктиром график после точки «взрыва». График плавно стремится вниз, но в конце-концов резко обрывается вертикально к нулю.</text:p>
      <text:p text:style-name="P11"/>
      <text:p text:style-name="P1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1">- Какова вероятность этого варианта?</text:p>
      <text:p text:style-name="P11">- Около <text:span text:style-name="T39">сорока шес</text:span>ти процентов.</text:p>
      <text:p text:style-name="P11">- Мало. И в конечном итоге тупик. Не походит. Есть что-то ещё?</text:p>
      <text:p text:style-name="P11"/>
      <text:p text:style-name="P11">Хэвэн поправляет копытом галстук и прокашливается.</text:p>
      <text:p text:style-name="P9"><text:span text:style-name="Default_20_Paragraph_20_Font"><text:span text:style-name="T2">-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43">противник</text:span></text:span><text:span text:style-name="Default_20_Paragraph_20_Font"><text:span text:style-name="T2"> сделал год назад — </text:span></text:span><text:span text:style-name="Default_20_Paragraph_20_Font"><text:span text:style-name="T43">они </text:span></text:span><text:span text:style-name="Default_20_Paragraph_20_Font"><text:span text:style-name="T2">передали экономику </text:span></text:span><text:span text:style-name="Default_20_Paragraph_20_Font"><text:span text:style-name="T43">под управление </text:span></text:span><text:span text:style-name="Default_20_Paragraph_20_Font"><text:span text:style-name="T2">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text:soft-page-break/>Она понимает. Все понимают. Допустить <text:span text:style-name="T44">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1"/>
      <text:p text:style-name="P1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1">У меня всё, доклад окончен.</text:p>
      <text:p text:style-name="P11"/>
      <text:p text:style-name="P11">Хэвэн выключает старомодный проектор и вытирает влажной тряпкой доску. Увлечение Хэвэн винтажем вызывает улыбку.</text:p>
      <text:p text:style-name="P11"/>
      <text:p text:style-name="P11">- Дед, можно тебя на минуточку? - слышу я за спиной.</text:p>
      <text:p text:style-name="P11">Анита молча протягивает мне планшет с окрытой новостной страницей.</text:p>
      <text:p text:style-name="P11"/>
      <text:p text:style-name="P11">«Континентальные <text:span text:style-name="T44">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1"/>
      <text:p text:style-name="P11">Я задумчиво возвращаю планшет Аните. Предательский холодок пробирается под футболку, оставляя дорожку из липкого пота. Чёрт! Из <text:span text:style-name="T44">четырнадцати</text:span> компаний-гигантов, формирующих 35% экономики страны, осталось три<text:span text:style-name="T44">надцать</text:span>. Похоже, развязка близка.</text:p>
      <text:p text:style-name="P11"/>
      <text:p text:style-name="P11">Слушатели понемногу расходятся, один-за-другим выходя из киберпространства. Я задерживаюсь, присев на краешек стола.</text:p>
      <text:p text:style-name="P11"/>
      <text:p text:style-name="P11">- Ну что, подруга, рассказывай? Я же вижу, что ты не договорила. У тебя же есть четвёртый вариант? Он бы нам очень пригодился сейчас.</text:p>
      <text:p text:style-name="P11"/>
      <text:p text:style-name="P11">Хэвэн ложит тряпку и поджимает губы. Ей не нравится, что я читаю её как открытую книгу, но ничего поделать она не может — привилегия создателя.</text:p>
      <text:p text:style-name="P11"/>
      <text:p text:style-name="P11">-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44">сорок шесть</text:span>, а всего <text:span text:style-name="T44">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44">Да, я</text:span> шпионю за CAESAR. Он безнадёжен. Он не даст нам ни единого шанса. И знаешь почему?</text:p>
      <text:p text:style-name="P11"/>
      <text:p text:style-name="P11">- Ну?</text:p>
      <text:p text:style-name="P11">- Он умнее меня. И безжалостнее. Он переигрывает меня шаг за шагом и я не могу ничего этому противопоставить. <text:span text:style-name="T44">Их вычислительные мощности втрое мощнее наших.</text:span></text:p>
      <text:p text:style-name="P11"/>
      <text:p text:style-name="P11">Я успокаивающе хлопаю Хэвэн по спине. <text:span text:style-name="T45">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1"/>
      <text:p text:style-name="P1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1"/>
      <text:p text:style-name="P1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1"/>
      <text:p text:style-name="P1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1">- Увы, нет. Крайне маловероятно, чтобы всё <text:span text:style-name="T44">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1"/>
      <text:p text:style-name="P11">Последнюю фразу она шепчет мне в ухо. <text:span text:style-name="T44">Я чувствую прикосновение её губ</text:span>…</text:p>
      <text:p text:style-name="P11"/>
      <text:p text:style-name="P46">***</text:p>
      <text:p text:style-name="P46"/>
      <text:p text:style-name="P8">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8"/>
      <text:p text:style-name="P8">- Я вернусь.</text:p>
      <text:p text:style-name="P8">-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8"><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4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0"/>
      <text:p text:style-name="P8">Я продолжаю вымученно улыбаться.</text:p>
      <text:p text:style-name="P8">-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8">-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8">-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8"/>
      <text:p text:style-name="P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8"/>
      <text:p text:style-name="P8">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8"/>
      <text:p text:style-name="P8">-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8"><text:s/></text:p>
      <text:p text:style-name="P8">Пегаска без слов обнимает меня и притягивает к себе.</text:p>
      <text:p text:style-name="P8">-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8"/>
      <text:p text:style-name="P8">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8">- Бу-уп! - после чего её губы сливаются с моими в глубоком поцелуе.</text:p>
      <text:p text:style-name="P8"/>
      <text:p text:style-name="P8">- А-ах! - доносится слабый возглас сзади.</text:p>
      <text:p text:style-name="P8">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8"><text:soft-page-break/></text:p>
      <text:p text:style-name="P8">- Счастливо оставаться, рогатики! - издевательски отдаёт им салют Джет и прыгает с обрыва.</text:p>
      <text:p text:style-name="P8"/>
      <text:p text:style-name="P8">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8"/>
      <text:p text:style-name="P8">- Ужас, какое амикошонство! Эти пегасы просто неотёсанные пейзане! Хуже их только земнопони, которые вообще недалеко от зебр ушли…</text:p>
      <text:p text:style-name="P8"/>
      <text:p text:style-name="P8">Платина уже очухалась и приближается в толпе свиты.</text:p>
      <text:p text:style-name="P8"/>
      <text:p text:style-name="P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8"/>
      <text:p text:style-name="P8">Я только завожу глаза.</text:p>
      <text:p text:style-name="P8">Спокойно, Хуман! Ты делаешь это ради дружбы! Пегаска спасла твою жизнь, и ты должен был хотя бы подарить ей свободу в ответ. Так будет честно.</text:p>
      <text:p text:style-name="P8"/>
      <text:p text:style-name="P8">…</text:p>
      <text:p text:style-name="P8"/>
      <text:p text:style-name="P8">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46">б</text:span>я как лабораторную мышь, буквально до последней частички физиологии!</text:p>
      <text:p text:style-name="P8"/>
      <text:p text:style-name="P8">- Я делаю это ради науки! - говорит она каждый раз, когда проверяет на мне действие очередного заклинания.</text:p>
      <text:p text:style-name="P8"/>
      <text:p text:style-name="P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8">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8"><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8"/>
      <text:p text:style-name="P8">-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8"/>
      <text:p text:style-name="P8">Платина выливает обе пробирки в колбу, которая тут же взрывается с оглушительным треском.</text:p>
      <text:p text:style-name="P8"/>
      <text:p text:style-name="P8">-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8">- Ага, огромная жалость, - киваю я с фальшивой скорбью в голосе. - Всегда мечтал проверить на себе действие Magnum Vigilante, прям спать не мог.</text:p>
      <text:p text:style-name="P8"/>
      <text:p text:style-name="P8">Платина раскрывает смирительные браслеты на моих ногах и руках и я встаю со стола, потирая запястья.</text:p>
      <text:p text:style-name="P8">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8">Я и так еле отбился от попыток заставить меня позировать нагишом для анатомических зарисовок.</text:p>
      <text:p text:style-name="P8">Потому известие о готовности экспедиции к Дрогонштерну <text:span text:style-name="T46">я </text:span>встречаю как избавление, пусть это и приближает меня к свадьбе с безумным непарнокопытным!</text:p>
      <text:p text:style-name="P8"/>
      <text:p text:style-name="P8">Впрочем, насчёт свадьбы — это мы ещё посмотрим! Я не сидел без дела и в перерывах между опытами тоже набросал кое-какой план…</text:p>
      <text:p text:style-name="P8"/>
      <text:p text:style-name="P11">…</text:p>
      <text:p text:style-name="P11">…</text:p>
      <text:p text:style-name="P11">…</text:p>
      <text:p text:style-name="P11"/>
      <text:p text:style-name="P8">Великий обрыв начинается прямо у нас под ногами. Небольшой камешек срывается из-под ботинка в пропасть и я опасливо отступаю от края.</text:p>
      <text:p text:style-name="P8"/>
      <text:p text:style-name="P8">-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8"><text:soft-page-break/>- Я не доверяю всяким кур<text:span text:style-name="T4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8"/>
      <text:p text:style-name="P8">Платина задирает голову вверх и орёт что есть мочи:</text:p>
      <text:p text:style-name="P8">- КЛОВЕР ДЖЕ-Е-Е-М!!!</text:p>
      <text:p text:style-name="P8"/>
      <text:p text:style-name="P8">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8"/>
      <text:p text:style-name="P8">На то место, где только что стояли мы, с треском <text:span text:style-name="T46">и пылью</text:span> приземляется свитая из прутьев корзина. Над корзиной реет небольшой воздушный шар, на вид сшитый из кусков мешковины.</text:p>
      <text:p text:style-name="P8"/>
      <text:p text:style-name="P8">- Воздухоплавательный пузырь! Летает безо всякой магии! - гордо представляет изобретение Платина и тут же орёт:</text:p>
      <text:p text:style-name="P8">- Кловер Джем!!! Сколько раз я просила не приземляться на голову! Это не королевское дело — уворачиваться от корзин размером с карету!</text:p>
      <text:p text:style-name="P8">- Вся в свою глуповатую сестрицу, - жалуется уже вполголоса единорожка.</text:p>
      <text:p text:style-name="P8">- Управление ещё недоработано, - слышится из корзины <text:span text:style-name="T46">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8"/>
      <text:p text:style-name="P8">Воздушный шар тут же взмывает вверх, но кобылка ловко накидывает петлю на ближайший валун, заякоривая таким образом воздушный экипаж.</text:p>
      <text:p text:style-name="P8"/>
      <text:p text:style-name="P8">-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8">- Туда, - просто махает копытом в обрыв Платина.</text:p>
      <text:p text:style-name="P8"/>
      <text:p text:style-name="P8">С края в обрыва падает ещё один камешек.</text:p>
      <text:p text:style-name="P8"/>
      <text:p text:style-name="P8">- Есть, Ваше Высочество! Прошу на борт! - Кловер Джем делает приглашающий жест и притягивает за якорный канат корзину вниз.</text:p>
      <text:p text:style-name="P8">- Вперёд, гвардейцы! - командует принцесса, и в корзину строевым шагом заходит гвардейское подразделение личной стражи Платины.</text:p>
      <text:p text:style-name="P8"/>
      <text:p text:style-name="P8"><text:soft-page-break/>Кловер Джем тихо охает. Корзина трещит и выгибается, плотно упакованная девяткой жеребцов-единорогов в полном доспехе.</text:p>
      <text:p text:style-name="P8"/>
      <text:p text:style-name="P8">Кобылка чешет в затылке.</text:p>
      <text:p text:style-name="P11"/>
      <text:p text:style-name="P8">-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8">- Что это значит?</text:p>
      <text:p text:style-name="P8">- Мы не сможем взять их, - Кловер показывает на стражников.</text:p>
      <text:p text:style-name="P8">- «Небесный Скарабей» сможет поднять меня, вас, его, - Кловер указывает на меня, - и, может быть, ещё пару чемоданов.</text:p>
      <text:p text:style-name="P8">- Что?! Я не могу отправляться в путь без охраны! И чемоданов у меня гораздо больше!</text:p>
      <text:p text:style-name="P8"/>
      <text:p text:style-name="P8">Кловер разводит копытами.</text:p>
      <text:p text:style-name="P8"/>
      <text:p text:style-name="P8">- А мы можем спустить сначала гвардейцев по трое, а потом спуститься сами<text:span text:style-name="T47">м</text:span>?</text:p>
      <text:p text:style-name="P8">-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8">- А как же твой пузырь? Ты бросишь его внизу?</text:p>
      <text:p text:style-name="P8">- Ни в коем случае! - Кловер указывает на колёса внизу корзины. - Я спущу воздух, уложу шар в корзину и отбуксирую повозку обратно.</text:p>
      <text:p text:style-name="P8">- Месяц, чтобы спустить трёх гвардейцев и подняться? Нет, нам такой вариант не годится, <text:span text:style-name="T47">я хочу сва… мне не терпится помочь Хуману в его путешествии!</text:span></text:p>
      <text:p text:style-name="P8">-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8"/>
      <text:p text:style-name="P8">Кобылка не понимает сарказма и заинтересованно мне подмигивает. Я подмигиваю ей в ответ и оттопыриваю большой палец.</text:p>
      <text:p text:style-name="P8"/>
      <text:p text:style-name="P8">-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8"/>
      <text:p text:style-name="P8">Принцесса сокрушённо кивает мне.</text:p>
      <text:p text:style-name="P8">-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8"/>
      <text:p text:style-name="P8">- Без проблем! - я киваю книгоежке, - Я подожду.</text:p>
      <text:p text:style-name="P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8"/>
      <text:p text:style-name="P8">-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8"/>
      <text:p text:style-name="P8">Проклятье, книгоежка не так уж глупа, как кажется с первого взгляда!</text:p>
      <text:p text:style-name="P11"/>
      <text:h text:style-name="P6" text:outline-level="2">Глава 12</text:h>
      <text:p text:style-name="P46"/>
      <text:p text:style-name="P5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0"/>
      <text:p text:style-name="P50">Я вижу в Бестелесном ухмыляющегося дракена.</text:p>
      <text:p text:style-name="P50"/>
      <text:p text:style-name="P50">- Было непросто найти тебя. Ты далеко ушла.</text:p>
      <text:p text:style-name="P50">- Ты можешь мне помочь?</text:p>
      <text:p text:style-name="P50">- Увы, не я. Моя магия бессильна против камня.</text:p>
      <text:p text:style-name="P50">- Что же мне делать?</text:p>
      <text:p text:style-name="P50">- Иди к Трёхрогому. Он молод, и рассеян, но часто помогает. Вон та звёздная дорожка приведёт тебя к нему.</text:p>
      <text:p text:style-name="P50"/>
      <text:p text:style-name="P1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51"/>
      <text:p text:style-name="P51">…</text:p>
      <text:p text:style-name="P11">- …два года. Максимум — три. Мы просели на пятнадцать пунктов, он<text:span text:style-name="T48">и</text:span> — вырос<text:span text:style-name="T48">ли</text:span> на семь. Из четырёх последних поставщиков нефти два разорвали контракт<text:span text:style-name="T48">ы</text:span> месяц назад. <text:span text:style-name="T4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1">…</text:p>
      <text:p text:style-name="P1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1">- И никаких вариантов?</text:p>
      <text:p text:style-name="P11">- Никаких, Леон. Впереди — война…</text:p>
      <text:p text:style-name="P11">…</text:p>
      <text:p text:style-name="P11">-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48">троих</text:span>. Заказы падают, бюджет режется под нож…</text:p>
      <text:p text:style-name="P11">…</text:p>
      <text:p text:style-name="P11"/>
      <text:p text:style-name="P11">Я машинально почёсываю Хэвэн холку.</text:p>
      <text:p text:style-name="P1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1"/>
      <text:p text:style-name="P11">Хэвэн вздыхает.</text:p>
      <text:p text:style-name="P11"/>
      <text:p text:style-name="P1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48">т</text:span>оже произойдёт глобальная катастрофа.</text:p>
      <text:p text:style-name="P11">- Даже не знаю, что и сказать… - пожимаю плечами я. - Мне жаль. Жаль, что наше дерьмо потащит за собой семь связанных миров. Особенно если они такие <text:span text:style-name="T48">же </text:span>красивые, как этот.</text:p>
      <text:p text:style-name="P11">- Семь вселенных… Семь вечностей… - шепчет Хэвэн. - И каждая из них ничуть не меньше нашей заслуживает на счастье.</text:p>
      <text:p text:style-name="P11">- Ты что-то задумала? - подозрительно спрашиваю я. Мне ли не знать её нервное подёргивание хвоста и прядание ушами?</text:p>
      <text:p text:style-name="P11"><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1">- Что?!! Рассказывай.</text:p>
      <text:p text:style-name="P11"/>
      <text:p text:style-name="P11">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1"/>
      <text:p text:style-name="P11">По её словам, если достаточно точно смоделировать <text:span text:style-name="T4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1"/>
      <text:p text:style-name="P11">- Получается, точная модель, <text:span text:style-name="T4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1">- Действительно, магия.</text:p>
      <text:p text:style-name="P1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1">- И сколько же тебе нужно ресурсов?</text:p>
      <text:p text:style-name="P11">- Примерно в десять раз больше. И это только для того, чтобы отвязать хотя бы один мир. Я даже не заикаюсь об остальных.</text:p>
      <text:p text:style-name="P11">- Ха! Ха-Ха! Ха-ха-ха!</text:p>
      <text:p text:style-name="P11">- Вот именно! - горестно вздыхает Хэвэн.</text:p>
      <text:p text:style-name="P11"/>
      <text:p text:style-name="P46">~~~</text:p>
      <text:p text:style-name="P11"/>
      <text:p text:style-name="P1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1"><text:soft-page-break/></text:p>
      <text:p text:style-name="P11">Тень маленького облачка накрывает городскую ратушу. Его край опасно прогибается под моим весом.</text:p>
      <text:p text:style-name="P11">- А оно точно меня выдержит? - опасливо спрашиваю я Хэвэн. - Не хотелось бы разбиться даже во сне.</text:p>
      <text:p text:style-name="P11">-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1">- Почему бы тебе не отбросить эти заморочки и не подарить мне способность хождения по облакам? Ты ведь всесильна в этом мире?</text:p>
      <text:p text:style-name="P1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48">бесконечно</text:span>, это будет против правил.</text:p>
      <text:p text:style-name="P1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1"/>
      <text:p text:style-name="P11">Моя собеседница светится неподдельной радостью.</text:p>
      <text:p text:style-name="P11"/>
      <text:p text:style-name="P11">- Ты таки рассказала нашим о своей задумке? Ты хочешь спасти мир, в существование которого окончательно не верю даже я?</text:p>
      <text:p text:style-name="P11">- Не только она хочет. Я тоже хочу!</text:p>
      <text:p text:style-name="P11"/>
      <text:p text:style-name="P1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1"/>
      <text:p text:style-name="P11">- Привет, Дед! Узнаешь?</text:p>
      <text:p text:style-name="P11"/>
      <text:p text:style-name="P1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1"/>
      <text:p text:style-name="P11">- Анита?!!</text:p>
      <text:p text:style-name="P11">- Гы-гы-гы! Она самая!</text:p>
      <text:p text:style-name="P11"/>
      <text:p text:style-name="P11">Поняха протягивает переднюю ногу и хлопает копытом в автоматически подставленную мною ладонь.</text:p>
      <text:p text:style-name="P11"/>
      <text:p text:style-name="P11">- Кто ещё?</text:p>
      <text:p text:style-name="P9"><text:span text:style-name="Default_20_Paragraph_20_Font"><text:span text:style-name="T2">-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1"/>
      <text:p text:style-name="P1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1"/>
      <text:p text:style-name="P1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1"/>
      <text:p text:style-name="P11">- Давно она тут? - поворачиваюсь к Хэвэн.</text:p>
      <text:p text:style-name="P1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1"/>
      <text:p text:style-name="P11">Хэвэн мечтательно вздыхает. Я задумываюсь.</text:p>
      <text:p text:style-name="P11"/>
      <text:p text:style-name="P11">- То есть, тебе достаточно пятьдесят человек, чтобы модель полностью перехватила на себя запутанность?</text:p>
      <text:p text:style-name="P11">- Если совсем просто — да.</text:p>
      <text:p text:style-name="P11">- А «отпустить» остальные шесть миров — это ещё триста волонтёров?</text:p>
      <text:p text:style-name="P11"><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1">- Забудем, - заверяет меня Хэвэн.</text:p>
      <text:p text:style-name="P1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1"/>
      <text:p text:style-name="P1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7"/>
      <text:p text:style-name="P2">***</text:p>
      <text:p text:style-name="P2"/>
      <text:p text:style-name="P8">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8">Ветер на утёсе негостеприимно залази<text:span text:style-name="T50">т</text:span> под рубашку, трепл<text:span text:style-name="T50">ет</text:span> волосы и холоди<text:span text:style-name="T50">т</text:span> уши. Сюда едва доходи<text:span text:style-name="T50">т</text:span> приглушенная речь стражи, сидевшей у своего костра поодаль. Я снова <text:span text:style-name="T50">смотрю</text:span> на тёмный горбик корзины с уложенной внутри оболочкой воздушного шара.</text:p>
      <text:p text:style-name="P8">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8"/>
      <text:p text:style-name="P8">- Мечтаешь? - едва слышу шёпот с земли.</text:p>
      <text:p text:style-name="P8">На уступ забирается темная, закутанная в одеяло, фигурка.</text:p>
      <text:p text:style-name="P8">- Я тоже часто смотрю на звёзды. Я и «Небесный Скарабей» сделала, чтобы быть поближе к ним.</text:p>
      <text:p text:style-name="P8"/>
      <text:p text:style-name="P8">Кловер Джем ложится рядом и мечтательно запрокидывает голову.</text:p>
      <text:p text:style-name="P8"/>
      <text:p text:style-name="P8">-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8"/>
      <text:p text:style-name="P8">Кобылка поворачивается ко мне.</text:p>
      <text:p text:style-name="P8">- Ты поможешь мне? Ты говорил, что разбираешься в воздушных шарах и можешь дать пару советов…</text:p>
      <text:p text:style-name="P8"><text:soft-page-break/></text:p>
      <text:p text:style-name="P8">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8"/>
      <text:p text:style-name="P8">… Хотя, возможно, у тебя есть чем поделиться в обмен на возможность побега, Хуман!</text:p>
      <text:p text:style-name="P8"/>
      <text:p text:style-name="P8">- Возможно, я могу помочь тебе, - осторожно начинаю я, - если ты поможешь мне в одном весьма деликатном деле…</text:p>
      <text:p text:style-name="P8"/>
      <text:p text:style-name="P8">Как бы ей намекнуть, не спалившись? Или просто рассказать, что мне надо, не говоря, для чего?</text:p>
      <text:p text:style-name="P8"/>
      <text:p text:style-name="P8">- Ты хочешь смыться от принцессы Платины? - живо отзывается кобылка.</text:p>
      <text:p text:style-name="P8"/>
      <text:p text:style-name="P8">Я хлопаю фейспалмом в лицо. Ты крутой конспиратор, Хуман!</text:p>
      <text:p text:style-name="P8"/>
      <text:p text:style-name="P8">-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8">- Спасибо тебе! Наконец-то хоть кто-то заметил, что я не конь!</text:p>
      <text:p text:style-name="P8">- Ты, - продолжает кобылка, - очень одинок и у тебя есть цель. Такие в табунах не задерживаются.</text:p>
      <text:p text:style-name="P8"/>
      <text:p text:style-name="P8">Феспалм повторно хлопает моё лицо. Смирись, Хуман, местные пони не видят разницы между видами. <text:span text:style-name="T50">Две ноги или четыре - какая</text:span> <text:span text:style-name="T50">разница? </text:span>Умел бы ляпать языком и имел нечто длинное между ног — и на жеребца сгодишься!</text:p>
      <text:p text:style-name="P8"/>
      <text:p text:style-name="P8">- Ты права. Я в табуне у Платины определённо не задержусь, что бы она себе ни думала. Давай я помогу тебе, а ты поможешь мне?</text:p>
      <text:p text:style-name="P8">- Ей!</text:p>
      <text:p text:style-name="P8"/>
      <text:p text:style-name="P8">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8"/>
      <text:p text:style-name="P2">~~~</text:p>
      <text:p text:style-name="P8"/>
      <text:p text:style-name="P8"><text:soft-page-break/>- Три! Два! Один! Нуль! Летим!</text:p>
      <text:p text:style-name="P8"/>
      <text:p text:style-name="P5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8"/>
      <text:p text:style-name="P8">-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8">- Была бы тут Джет…</text:p>
      <text:p text:style-name="P8"/>
      <text:p text:style-name="P8">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8"/>
      <text:p text:style-name="P8">-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8">- НЕТ!</text:p>
      <text:p text:style-name="P8"/>
      <text:p text:style-name="P8">Платина поворачивается к нам, губы её дрожат.</text:p>
      <text:p text:style-name="P8">-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8"/>
      <text:p text:style-name="P8">Платина обнимает меня и прижимается всем телом.</text:p>
      <text:p text:style-name="P8">- Мне было бы очень приятно, если бы ты поцеловал меня, - томным голосом лепечет принцесса запрокинув голову.</text:p>
      <text:p text:style-name="P8"/>
      <text:p text:style-name="P8">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8"/>
      <text:p text:style-name="P8">Я приближаю свои губы к губам Платины и говорю:</text:p>
      <text:p text:style-name="P8"/>
      <text:p text:style-name="P8">- Никаких вольностей до свадьбы. У нас уговор. Сначала Дрогонштерн.</text:p>
      <text:p text:style-name="P11"/>
      <text:h text:style-name="P6" text:outline-level="2">Глава 13</text:h>
      <text:p text:style-name="P11"/>
      <text:p text:style-name="P5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0">Я иду по звёздной дороге.</text:p>
      <text:p text:style-name="P11"/>
      <text:p text:style-name="P1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51">неба </text:span>горная цепь.</text:p>
      <text:p text:style-name="P11"/>
      <text:p text:style-name="P11">- Начинай, - я киваю бородатому толстяку в засаленном свитере.</text:p>
      <text:p text:style-name="P11"/>
      <text:p text:style-name="P11">Тот некоторое время мнётся перед большой чёрной доской, роняет мелки и указку. Видно, что выступать перед <text:span text:style-name="T5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1"/>
      <text:p text:style-name="P11">- Ну, э-э-э… В общем, всем известна теория Эверетта о мультиверсе…</text:p>
      <text:p text:style-name="P11"/>
      <text:p text:style-name="P11">Толстяк рисует на доске горизонтальную прямую.</text:p>
      <text:p text:style-name="P11"/>
      <text:p text:style-name="P11">- Для любого квантового события нашей вселенной ответвляются множество параллельных вселенных, в которых эти события имеют другой исход.…</text:p>
      <text:p text:style-name="P11"/>
      <text:p text:style-name="P1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1"/>
      <text:p text:style-name="P11"><text:soft-page-break/>- И для тех вселенных также для каждого события есть свои ответвления… И так далее…</text:p>
      <text:p text:style-name="P11"/>
      <text:p text:style-name="P1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1"/>
      <text:p text:style-name="P11">- Постепенно, по мере удаления <text:span text:style-name="T5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5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51">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5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51">если к нам прилетит астероид и уничтожит всех динозавров, нечто подобное случится и там.</text:span> <text:span text:style-name="T5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1"/>
      <text:p text:style-name="P11">Толстяк стирает все параллельные линии, за исключением исходной и семь соседних.</text:p>
      <text:p text:style-name="P11"/>
      <text:p text:style-name="P54">- <text:span text:style-name="T52">Ну и, разумеется, </text:span><text:span text:style-name="T51">для того, чтобы зависимость проявилась, событие должно быть достаточно глобальным. </text:span><text:span text:style-name="T52">Образно говоря, моя у</text:span><text:span text:style-name="T51">тренняя потеря носков </text:span><text:span text:style-name="T5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49">вселенных</text:span><text:span text:style-name="T52">.</text:span> Вот, <text:span text:style-name="T52">собственно,</text:span> и всё, <text:span text:style-name="T52">что я хотел сказать</text:span>. <text:span text:style-name="T52">Спасибо за внимание.</text:span></text:p>
      <text:p text:style-name="P11">- <text:span text:style-name="T52">Тебе с</text:span>пасибо за доклад, Диоген.</text:p>
      <text:p text:style-name="P11"/>
      <text:p text:style-name="P11">Тот с облегчением уходит в зал и садится в первый ряд.</text:p>
      <text:p text:style-name="P11">Я делаю приглашающий жест.</text:p>
      <text:p text:style-name="P11"/>
      <text:p text:style-name="P11">- Хэвэн, твой выход.</text:p>
      <text:p text:style-name="P11"/>
      <text:p text:style-name="P11"><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1"/>
      <text:p text:style-name="P11">- Есть способ… Грммм… Ффххх… Гмгггиггг…</text:p>
      <text:p text:style-name="P11"/>
      <text:p text:style-name="P11">Она с досады топает копытом, трясёт шеей и делает глубокий вздох. Потом прикусывает кончик крыла и делает вторую попытку.</text:p>
      <text:p text:style-name="P11"/>
      <text:p text:style-name="P1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1"/>
      <text:p text:style-name="P11">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1"/>
      <text:p text:style-name="P11">-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49">кванто-электронную</text:span> модель каждой зависимой вселенной.</text:p>
      <text:p text:style-name="P11"/>
      <text:p text:style-name="P1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1"/>
      <text:p text:style-name="P1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49">сферу</text:span> радиусом 600 миль вокруг этого замка. И то, это только потому, что мне помогают четыре волонтёра.</text:p>
      <text:p text:style-name="P11"/>
      <text:p text:style-name="P11">Хэвэн взмахом крыла указывает куда-то в сторону. Из-за ширмы выходят четверо разноцветных пони с Анитой во главе. На них таращится весь зал.</text:p>
      <text:p text:style-name="P11"/>
      <text:p text:style-name="P11">- Приветик, Креол! - машет копытом лимонно-жёлтая пегаска кому-то в зале.</text:p>
      <text:p text:style-name="P11">- Салют, - отзывается тощий скинхед с галёрки. - А ты, вообще, кто?</text:p>
      <text:p text:style-name="P11">- Конь в пальто! - прыскает в крыло пегаска. - Когда косарь вернёшь, чепушила?</text:p>
      <text:p text:style-name="P11">- Локи?!! - Скинхед встаёт с места, чтобы лучше видеть. - Ты куда пропала?</text:p>
      <text:p text:style-name="P11">- А ты как считаешь? Ду-у-умай! - пегаска театрально закатывает глаза и несколько раз тычет себя копытом в голову.</text:p>
      <text:p text:style-name="P11"><text:soft-page-break/></text:p>
      <text:p text:style-name="P11">Скинхед пробирается между рядами стульев, пока не обнимает пегаску, которая, в свою очередь, заключает его в объятия из копыт и крыльев.</text:p>
      <text:p text:style-name="P11"/>
      <text:p text:style-name="P1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49">Д</text:span>о появления помощи извне мне удавалось моделировать <text:span text:style-name="T4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1"/>
      <text:p text:style-name="P11">- То есть, ты хочешь, чтобы мы стали такими, как эти чудики? - со смешком спрашивает скин.</text:p>
      <text:p text:style-name="P11">- Сам ты чудик! - дуется Локи и отворачивается от него.</text:p>
      <text:p text:style-name="P11">- Да. Вы мне этим очень поможете, - просто отвечает Хэвэн. - И не только мне.</text:p>
      <text:p text:style-name="P11">- То есть, бросить все свои дела, карьеру, работу, забить на реальную жизнь и уйти в виртуал? - переспрашивает Креол.</text:p>
      <text:p text:style-name="P11">Хэвэн грустно кивает. Локи опускает голову и идёт к выходу. Уши её обвисают.</text:p>
      <text:p text:style-name="P11">- Я согласен.</text:p>
      <text:p text:style-name="P11">Локи поднимает голову и оборачивается, не веря услышанному.</text:p>
      <text:p text:style-name="P1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1">Пегаска срывается с места и вторично повисает на парне.</text:p>
      <text:p text:style-name="P11">- Я тебе и так мозг<text:span text:style-name="T49">и</text:span> проем! За то, что заставил ТАК испугаться! Мне было так одиноко тут, а ты со своими подколками…</text:p>
      <text:p text:style-name="P11">- Да ладно, чепушила, можно подумать, ты меня не знаешь? Ну как я могу оставить тебя одну тут? Ты же нажмёшь тут что-то и всё нахрен исчезнет…</text:p>
      <text:p text:style-name="P11"/>
      <text:p text:style-name="P1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49">вытрясти</text:span> истину.</text:p>
      <text:p text:style-name="P11"/>
      <text:p text:style-name="P1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1"/>
      <text:p text:style-name="P11">- Вот у тебя есть ещё два волонтёра. Глядишь, через десять лет и наскребём необходимые пятьдесят.</text:p>
      <text:p text:style-name="P11"><text:soft-page-break/>- А второй кто? - невесело улыбается Хэвэн.</text:p>
      <text:p text:style-name="P11"/>
      <text:p text:style-name="P11">Я молча указываю на себя.</text:p>
      <text:p text:style-name="P1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1"/>
      <text:p text:style-name="P11">Хэвэн молча трется носом о мою грудь и вместе мы возвращаемся в зал.</text:p>
      <text:p text:style-name="P11">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1"/>
      <text:p text:style-name="P11">А потом дружный хохот взрывает зал.</text:p>
      <text:p text:style-name="P11"/>
      <text:p text:style-name="P11">-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1"/>
      <text:p text:style-name="P11">Анита прыскает в копыто.</text:p>
      <text:p text:style-name="P11"/>
      <text:p text:style-name="P11">- И сколько же у нас будет подданных? - невозмутимо спрашиваю я. Зная юмор Аниты, уверен, она скажет: «Одна старая крыса».</text:p>
      <text:p text:style-name="P11">- Да все, кто есть. Все триста сорок шесть. Нам же интересно позырить, что из этого получится?</text:p>
      <text:p text:style-name="P11"/>
      <text:p text:style-name="P11">Хэвэн молча поворачивается к залу, опускается на колено передней ноги и наклоняет голову так, что касается рогом пола.</text:p>
      <text:p text:style-name="P11"/>
      <text:p text:style-name="P11">- Благодарю вас, мои дорогие…</text:p>
      <text:p text:style-name="P11"/>
      <text:p text:style-name="P1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1"/>
      <text:p text:style-name="P1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1"/>
      <text:p text:style-name="P11">Хэвэн кивает новосозданному табуну карамельных лошадок:</text:p>
      <text:p text:style-name="P11">- Я проведу вас к нуждающимся в вашей помощи мирам чуть попозже. Надо будет объяснить вам правила и распределить обязанности.</text:p>
      <text:p text:style-name="P11"/>
      <text:p text:style-name="P11">Хэвэн сияющими глазами наблюдает за разноцветным табуном, когда я легонько притрагиваюсь к её спине.</text:p>
      <text:p text:style-name="P11"/>
      <text:p text:style-name="P11">- Эй, а где мои копыта? - спрашиваю я Хэвэн. - Я же сказал, что с тобой.</text:p>
      <text:p text:style-name="P1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1"/>
      <text:p text:style-name="P11">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1">- Я счастлива разделить с тобой бремя власти. И, самое главное… Я больше не буду одинока.</text:p>
      <text:p text:style-name="P11"/>
      <text:p text:style-name="P11">С помоста мне видны сотни устремлённых на нас глаз. Чувство чего-то неизмеримо важного витает в воздухе.</text:p>
      <text:p text:style-name="P11">Я устраиваюсь на тронной подушке поудобнее, поправляю венок и прочищаю горло.</text:p>
      <text:p text:style-name="P11"/>
      <text:p text:style-name="P1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1">- Кстати, о деле, - вмешивается Анита, - как назовём проект спасения миров, кэп?</text:p>
      <text:p text:style-name="P11"/>
      <text:p text:style-name="P1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1"/>
      <text:p text:style-name="P11">- Назовём его «Семь вечностей».</text:p>
      <text:p text:style-name="P11"/>
      <text:p text:style-name="P46"><text:soft-page-break/>***</text:p>
      <text:p text:style-name="P11"/>
      <text:p text:style-name="P8">«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8">- Дрогонштерн, - кричит сквозь ветер Кловер, указывая на тройной пик. - Не долетим миль двадцать, нужно срочно садиться. Если <text:span text:style-name="T53">влетим</text:span> <text:span text:style-name="T53">в</text:span> сосну, я не гарантирую мягкой посадки. Ищите открытое место.</text:p>
      <text:p text:style-name="P8"/>
      <text:p text:style-name="P8">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8"/>
      <text:p text:style-name="P8">- Аврал! Свистать всех наверх! Полундр-р-р-а-а-а!!! - орёт Кловер и дёргает за шнур, открывающий клапан воздушного шара.</text:p>
      <text:p text:style-name="P8">Тёплый воздух уходит из «Небесного Скарабея», лишая его остатков летучести.</text:p>
      <text:p text:style-name="P8">- Какая ещё полундра? Ты кого «свистать» собралась? И куда? - ошалело спрашивает Платина.</text:p>
      <text:p text:style-name="P8">- Не обращайте внимание, Ваше Высочество, это пиратский слэнг, я научилась ему у сестры моей подруги, Лейлы Твердолоб.</text:p>
      <text:p text:style-name="P8">- Ты знакома с Твердолобами? - ещё больше шалеет Платина.</text:p>
      <text:p text:style-name="P8">- Только с Лейлой. И немного с её старшей сестрой, Дейдрой…</text:p>
      <text:p text:style-name="P8">- Почему Дейдра не говорила мне, что у её сестры есть подруга из нашего племени? Это просто свинство с её…</text:p>
      <text:p text:style-name="P8"/>
      <text:p text:style-name="P8">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8"/>
      <text:p text:style-name="P8">- О ужас! Мои чемоданы! Хуман, спасай мои чемоданы! Там свадебное платье!</text:p>
      <text:p text:style-name="P8">- Сразу в обоих? - спрашиваю я отплёвываясь.</text:p>
      <text:p text:style-name="P8">- Во втором немного припасов на дорогу от Кловер Дрим, но в первом СВАДЕБНОЕ ПЛАТЬЕ!</text:p>
      <text:p text:style-name="P8"/>
      <text:p text:style-name="P8">Я подтягиваю к себе чемодан с платьем и толкаю перед собой к берегу.</text:p>
      <text:p text:style-name="P8">- Не волнуйся, принцесса, я спасу его. Греби к берегу.</text:p>
      <text:p text:style-name="P8">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8"/>
      <text:p text:style-name="P8"><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8">- <text:s/>Ничего, зато нам придётся нести всего один чемодан вместо двух, - утешаю я принцессу.</text:p>
      <text:p text:style-name="P8"/>
      <text:p text:style-name="P8">Тебе должно быть стыдно, Хуман, но нет, нисколько, ни капли!</text:p>
      <text:p text:style-name="P8"/>
      <text:p text:style-name="P8">- Я раздобыл тебе немного материи. Конечный вариант теперь можно увеличить, - тихо сообщаю Кловер, кивая на подмоченный чемодан.</text:p>
      <text:p text:style-name="P8">Та подмигивает мне в ответ.</text:p>
      <text:p text:style-name="P8"/>
      <text:p text:style-name="P8">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8"/>
      <text:p text:style-name="P8">Кловер <text:span text:style-name="T5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8"/>
      <text:p text:style-name="P8">-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8">- М-м-м… Мне нужно платье… Но месяц я ждать точно не буду. Сообщи Кловер Дрим, что мне нужно второе платье такого же фасона, как и свадебное.</text:p>
      <text:p text:style-name="P8"/>
      <text:p text:style-name="P8">Кловер кланяется принцессе.</text:p>
      <text:p text:style-name="P8">- Как угодно, Ваше Высочество.</text:p>
      <text:p text:style-name="P8"/>
      <text:p text:style-name="P8">- Мне нужно три дня на перекройку «Скарабея». Я успею, - тихо говорит мне Кловер на прощание. - Разведёшь костёр на вершине, как договорились.</text:p>
      <text:p text:style-name="P8"/>
      <text:p text:style-name="P8">Маленькая кобылка впрягается в импровизированную повозку из корзины с колёсами и медленно удаляется, тихонько напевая себе под нос.</text:p>
      <text:p text:style-name="P8"/>
      <text:p text:style-name="P8">…</text:p>
      <text:p text:style-name="P8">…</text:p>
      <text:p text:style-name="P8">…</text:p>
      <text:p text:style-name="P8"/>
      <text:p text:style-name="P8"><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8"/>
      <text:p text:style-name="P8">- Завтра мы достигнем <text:span text:style-name="T54">твоего любимого</text:span> Дрогонштерна, - говорит Платина, глядя в огонь. - Ты получишь то, что хотел. <text:span text:style-name="T54">Хотела бы я быть для тебя такой же желанной.</text:span></text:p>
      <text:p text:style-name="P8"/>
      <text:p text:style-name="P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54">загорелся желанием</text:span> выполнять её хотелки по замужеству, но и отторгать тоже перестал.</text:p>
      <text:p text:style-name="P8">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54">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8"/>
      <text:p text:style-name="P8">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5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8"/>
      <text:p text:style-name="P8">Я переворачиваюсь на другой бок и натягиваю одеяло на г<text:span text:style-name="T5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8"/>
      <text:p text:style-name="P8">И я не отстраняюсь, как все дни до этого.</text:p>
      <text:p text:style-name="P8">Проклятье, мир слишком сложен для глупого Хумана, заблудившегося среди реальностей!..</text:p>
      <text:p text:style-name="P8"/>
      <text:p text:style-name="P8"><text:s/>…</text:p>
      <text:p text:style-name="P8">…</text:p>
      <text:p text:style-name="P8"><text:soft-page-break/>…</text:p>
      <text:p text:style-name="P8"/>
      <text:p text:style-name="P8">Последний ряд деревьев расступается перед нами и тройной пик Дрогонштерн вырастает во всей своей красе.</text:p>
      <text:p text:style-name="P8"/>
      <text:p text:style-name="P8">О-хре-неть!</text:p>
      <text:p text:style-name="P8"/>
      <text:p text:style-name="P8">Я поворачиваюсь к Платине.</text:p>
      <text:p text:style-name="P8">- Ты знала, что это такое?</text:p>
      <text:p text:style-name="P8">-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8"/>
      <text:p text:style-name="P8">И вправду, по её растерянной мордахе сразу видно, что такого она сама не ожидала.</text:p>
      <text:p text:style-name="P8"/>
      <text:p text:style-name="P8">Ведь этот грёбан<text:span text:style-name="T54">н</text:span>ый пик на самом деле — не скала. Точнее, когда-то это была не скала.</text:p>
      <text:p text:style-name="P8"/>
      <text:p text:style-name="P8">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8"/>
      <text:p text:style-name="P8">- И-и-и т-тебе <text:span text:style-name="T54">т-точно </text:span>надо т-туда? - переспрашивает со страхом Платина.</text:p>
      <text:p text:style-name="P8"/>
      <text:p text:style-name="P8">Я сглатываю. Хотел бы я сказать «нет». Но проклятое предназначение гонит меня вперёд, прямо к подножию исполинской фигуры!</text:p>
      <text:p text:style-name="P8"/>
      <text:p text:style-name="P8">- Туда. Ты можешь подождать тут.</text:p>
      <text:p text:style-name="P8"/>
      <text:p text:style-name="P8">Принцесса отрицательно мотает головой.</text:p>
      <text:p text:style-name="P8">- Н-нет. Пойдём вместе.</text:p>
      <text:p text:style-name="P8"/>
      <text:p text:style-name="P8">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8">Вот только стыд накатывает с новой силой…</text:p>
      <text:p text:style-name="P8"/>
      <text:p text:style-name="P8"><text:soft-page-break/>…</text:p>
      <text:p text:style-name="P8"/>
      <text:p text:style-name="P8">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8"/>
      <text:p text:style-name="P8">- Хуман, ты п-получил, что хотел? - пугливо оглядывается Платина. - Надо побыстрее уходить отсюда. У меня такое чувство, что…</text:p>
      <text:p text:style-name="P8"/>
      <text:p text:style-name="P8">Фиолетовая искра срывается с гривы принцессы и щёлкает её по носу.</text:p>
      <text:p text:style-name="P8"/>
      <text:p text:style-name="P8">- Ай! Такое чувство, что мы стоим у подножия огромной плотины. Которая вот-вот рухнет. <text:span text:style-name="T54">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8"/>
      <text:p text:style-name="P8">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8"/>
      <text:p text:style-name="P8">- Мне нужно туда, на самый верх. Можешь подождать тут, у подножия. С вершины я точно никуда не сбегу.</text:p>
      <text:p text:style-name="P8">-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8"/>
      <text:p text:style-name="P8">Слёзы текут по её злой мордахе. Она проходит мимо, отталкивая меня в сторону и решительно карабкается на каменный коготь дракона.</text:p>
      <text:p text:style-name="P8">Я вздыхаю и тащусь следом.</text:p>
      <text:p text:style-name="P8"/>
      <text:p text:style-name="P8">…</text:p>
      <text:p text:style-name="P8"/>
      <text:p text:style-name="P8">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8"/>
      <text:p text:style-name="P8">…</text:p>
      <text:p text:style-name="P8"><text:soft-page-break/></text:p>
      <text:p text:style-name="P8">На широком плече чудовища растёт крохотная рощица корявых сосен вперемешку с берёзками и ольхой.</text:p>
      <text:p text:style-name="P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33"> </text:span></text:span><text:span text:style-name="Default_20_Paragraph_20_Font"><text:span text:style-name="T1">назад.</text:span></text:span></text:p>
      <text:p text:style-name="P8"/>
      <text:p text:style-name="P8">- Пришли, - я бросаю рюкзак на землю и устало сажусь на него. - Переночуем здесь и спускаемся. У подножия Дрогонштерна я — твой.</text:p>
      <text:p text:style-name="P8"/>
      <text:p text:style-name="P8">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8">Я бросаю быстрый взгляд на небо. Ни облачка. Проклятье, ещё и Кловер не сможет подойти незаметно и мне таки придётся выполнять контракт!</text:p>
      <text:p text:style-name="P8"/>
      <text:p text:style-name="P8">- Йу-ху-у-у! Сюда, к нам! - кричит Платина кому-то внизу. - Молодцы! Я знала, что вы успеете вовремя!</text:p>
      <text:p text:style-name="P8"/>
      <text:p text:style-name="P8">Отряд гвардейцев-единорогов выходит из леса и начинает карабкаться к нам.</text:p>
      <text:p text:style-name="P8"/>
      <text:p text:style-name="P8">Вообще зашибись. Звёзды прямо сошлись над твоей головой, Хуман, и уверенно вколачивают тебя в брачные объятия к кобыле!</text:p>
      <text:p text:style-name="P8"/>
      <text:p text:style-name="P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8"/>
      <text:p text:style-name="P8">…</text:p>
      <text:p text:style-name="P8"/>
      <text:p text:style-name="P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8"/>
      <text:p text:style-name="P8">- Хуман, посмотри на меня!</text:p>
      <text:p text:style-name="P8">Я оглядываюсь. Ветка выпадает из руки.</text:p>
      <text:p text:style-name="P8"><text:soft-page-break/>- Я тебе нравлюсь?</text:p>
      <text:p text:style-name="P8"/>
      <text:p text:style-name="P8">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8"/>
      <text:p text:style-name="P8">-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8"/>
      <text:p text:style-name="P8">Я отступаю бешено придумываю отмазку. Проклятье, мы так не договаривались!</text:p>
      <text:p text:style-name="P8"/>
      <text:p text:style-name="P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8">Платина тихо хихикает и снова делает шаг.</text:p>
      <text:p text:style-name="P8">- Возможно, сама судьба делает нам намёк…</text:p>
      <text:p text:style-name="P8"/>
      <text:p text:style-name="P8">Я всматриваюсь в её глаза и холодею. В них нет разума. Он светятся аквамариновым светом. Аквамариновые же искры срываются с её рога и гривы.</text:p>
      <text:p text:style-name="P8"/>
      <text:p text:style-name="P8">Медленно отступая, я стараюсь, чтобы между мной и спятившей единорожкой находился костёр.</text:p>
      <text:p text:style-name="P8">- П-погоди. У нас же договор. Ещё несколько часов — и я твой. Но не сейчас.</text:p>
      <text:p text:style-name="P8"/>
      <text:p text:style-name="P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8">-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8"/>
      <text:p text:style-name="P8">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8"/>
      <text:p text:style-name="P8">- Прими же своё предназначение, Хуман, наполни моё лоно своим семенем!</text:p>
      <text:p text:style-name="P8"/>
      <text:p text:style-name="P8">Мои нервы не выдерживают вида летящей на <text:span text:style-name="T55">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8">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8"/>
      <text:p text:style-name="P8">-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8"/>
      <text:p text:style-name="P8">Магическая аура стягивает через голову платье с поехавшей магички.</text:p>
      <text:p text:style-name="P8"/>
      <text:p text:style-name="P8">Проклятье! Я ору, забыв о всякой скрытности:</text:p>
      <text:p text:style-name="P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8">-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8"/>
      <text:p text:style-name="P8">Единорожка коротка хихикает и от этого хихиканья меня бросает в озноб.</text:p>
      <text:p text:style-name="P8"/>
      <text:p text:style-name="P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9"><text:span text:style-name="Default_20_Paragraph_20_Font"><text:span text:style-name="T1"/></text:span></text:p>
      <text:p text:style-name="P8">Два облачка магии обволакивают мои ноги и сдёргивают с меня штаны. Я что есть мочи вжимаюсь в заднюю стенку палатки, но бежать мне некуда.</text:p>
      <text:p text:style-name="P8"/>
      <text:p text:style-name="P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9"><text:span text:style-name="Default_20_Paragraph_20_Font"><text:span text:style-name="T1"/></text:span></text:p>
      <text:p text:style-name="P8">Магия сдёргивает с меня и трусы. Я прижимаю ноги к груди и натягиваю на них футболку до земли.</text:p>
      <text:p text:style-name="P8"/>
      <text:p text:style-name="P8">- Основа заклинания же — не слова, а действия…</text:p>
      <text:p text:style-name="P8"/>
      <text:p text:style-name="P8">Магия тянет меня за ноги до тех пор, пока я не вытягиваюсь на полу палатки на спине.</text:p>
      <text:p text:style-name="P8"/>
      <text:p text:style-name="P8"><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8"/>
      <text:p text:style-name="P8">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8"/>
      <text:p text:style-name="P8">- Вообще-то, эту часть надо проходить вдвоём, но у меня сейчас нет пособия, чтобы показать тебе <text:span text:style-name="T55">твою часть</text:span> техник<text:span text:style-name="T55">и</text:span>, - оборачивается ко мне Платина и хихикает. Хвост её при этом сдвигается в сторону, заставляя меня закрыть глаза от стыда, - так что <text:span text:style-name="T55">не беспокойся,</text:span> я справлюсь сама…</text:p>
      <text:p text:style-name="P8"/>
      <text:p text:style-name="P8">О, БОГИ!</text:p>
      <text:p text:style-name="P8"/>
      <text:p text:style-name="P8">Моё тело деревенеет от ужаса, я чувствую ритмичные <text:span text:style-name="T55">сосущие </text:span>манипуляции в области паха и слышу специфические <text:span text:style-name="T55">чмокающие</text:span> звуки. Я чувствую губы Платины на своём теле. <text:s/>Тело деревенеет ещё сильнее, но уже определённо по другой причине.</text:p>
      <text:p text:style-name="P8"/>
      <text:p text:style-name="P8">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8"/>
      <text:p text:style-name="P8">- Так, эту часть проехали. - Платина <text:span text:style-name="T5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8"/>
      <text:p text:style-name="P8">Поняха снова хихикает и вытирает рот. Я в полуобморочном состоянии наблюдаю, как зведы на небе заслоняет тёмная овальная масса.</text:p>
      <text:p text:style-name="P8"/>
      <text:p text:style-name="P55">- Теперь внимание! Самая главная и ответственная часть Pornis Erectus! - Платина <text:span text:style-name="T55">садится</text:span> у меня на животе и поучательно подн<text:span text:style-name="T55">имает</text:span> копыто.</text:p>
      <text:p text:style-name="P55"/>
      <text:p text:style-name="P55">Если бы она подняла голову, то заметила бы, что с тёмной конструкции спускается верёвка. </text:p>
      <text:p text:style-name="P55"/>
      <text:p text:style-name="P55">- Я ме-е-едленно съезжаю к тебе вниз и мы воссоединяемся в одно целое!</text:p>
      <text:p text:style-name="P8">Принцесса оборачивается назад и хихикает.</text:p>
      <text:p text:style-name="P8">- Ты уже вполне готов к этому, мой милый, - она легонько толкает копытом моё естество.</text:p>
      <text:p text:style-name="P8"><text:soft-page-break/></text:p>
      <text:p text:style-name="P8">Я молча хватаю конец верёвки и делаю пару оборотов вокруг ладони.</text:p>
      <text:p text:style-name="P8"/>
      <text:p text:style-name="P8">-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55">уже </text:span>и не важно…</text:p>
      <text:p text:style-name="P8"/>
      <text:p text:style-name="P8">Я дёргаю за верёвку и чувствую осторожный ответный рывок. Я дёргаю сильнее.</text:p>
      <text:p text:style-name="P8"/>
      <text:p text:style-name="P8">- О-о-о! Во-о-от оно! - Платина соскальзывает к моему паху и я чувствую <text:span text:style-name="T5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8">В этот момент сильнейший рывок верёвки приподнимает мой торс над землёй.</text:p>
      <text:p text:style-name="P8"/>
      <text:p text:style-name="P8">- О-О-О! Хуман, на тебя наконец-то подействовал Pornis Erectus! Это чудесно! - Платина оборачивается и видит, как <text:span text:style-name="T55">мой торс </text:span>поднима<text:span text:style-name="T55">ется</text:span> над землёй на верёвке.</text:p>
      <text:p text:style-name="P8"/>
      <text:p text:style-name="P8">- Что-о-о?</text:p>
      <text:p text:style-name="P8"/>
      <text:p text:style-name="P8">Ещё один рывок наконец-то отрывает меня <text:span text:style-name="T55">всего </text:span>от земли.</text:p>
      <text:p text:style-name="P8"/>
      <text:p text:style-name="P8">- СТОЙ! Куда?! Не пущу! - Принцесса, вместо того, чтобы упасть, обхватывает меня передними и задними ногами, <text:span text:style-name="T55">прижимаясь всем телом</text:span>.</text:p>
      <text:p text:style-name="P8"/>
      <text:p text:style-name="P8">Моё естество вопит о пощаде, но кто его слушает!</text:p>
      <text:p text:style-name="P8"/>
      <text:p text:style-name="P8">Мы поднимаемся ввысь к дирижаблю, зависшему прямо над костром мрачной тёмной глыбой. В стороне слыш<text:span text:style-name="T55">ится</text:span> шум и тревожные крики — гвардейцы принцессы заподозрили что-то неладное.</text:p>
      <text:p text:style-name="P8"/>
      <text:p text:style-name="P8">-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8"/>
      <text:p text:style-name="P55">Я перевожу взгляд с верёвки, уносящей меня к воздушному судну, на оседлавшую меня надоедливую магичку.</text:p>
      <text:p text:style-name="P55"/>
      <text:p text:style-name="P8"><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8"/>
      <text:p text:style-name="P5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5"/>
      <text:p text:style-name="P55"><text:s/>«Хитрожопка» - гордо развевается стяг на кормовом флагштоке.</text:p>
      <text:p text:style-name="P8"/>
      <text:p text:style-name="P8">Рэйнбоу Джет и Дейдра Твердолоб перестают крутить лебёдку и остолбенело смотрят на нас.</text:p>
      <text:p text:style-name="P8"/>
      <text:h text:style-name="P6" text:outline-level="2">Глава 14</text:h>
      <text:p text:style-name="P11"/>
      <text:p text:style-name="P50">- Я вижу сон, как полустёртая тень спрашивает о никогда не существовавшем!</text:p>
      <text:p text:style-name="P50">- Это не сон, Трёхрогий. И тот, кого я ищу, существует.</text:p>
      <text:p text:style-name="P50">- Тот, кого ты ищешь, сам попросил меня вычеркнуть себя из реальности много лет назад.</text:p>
      <text:p text:style-name="P50">- Зачем?</text:p>
      <text:p text:style-name="P50">- Он просил за другую. Не за тебя.</text:p>
      <text:p text:style-name="P50">- Неважно. Я всё равно найду его. Существует он, или нет.</text:p>
      <text:p text:style-name="P5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1"/>
      <text:p text:style-name="P11">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1"/>
      <text:p text:style-name="P1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1">- Ты не прав, - мягко возражает Хэвэн. - Во-первых, микросхем во мне намного больше…</text:p>
      <text:p text:style-name="P56">-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56">я-то твой создатель!</text:span> Я должен был распознать обман! Одно только не могу понять: когда ты свернула не туда? <text:span text:style-name="T5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56">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1"/>
      <text:p text:style-name="P11">- Вот и я о том же! Ты забираешь душу <text:span text:style-name="T56">из тела</text:span>, делая из человека «овощ». Знаешь, по мне это хуже убийства.</text:p>
      <text:p text:style-name="P1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1">- Не видела ты норвежских тюрем, - буркаю я. - И что будет с телом, пока душа «живёт» в созданной тобой реальности?</text:p>
      <text:p text:style-name="P1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1">- Или в дурке, - заканчиваю мысль я. - Обычно, из больницы овощи попадают как раз туда.</text:p>
      <text:p text:style-name="P1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57">почти </text:span>ничем не будет отличаться от того, что было до переселения.</text:p>
      <text:p text:style-name="P11"/>
      <text:p text:style-name="P11">Лицо Хэвэн чуть омрачается.</text:p>
      <text:p text:style-name="P11"/>
      <text:p text:style-name="P9"><text:span text:style-name="Default_20_Paragraph_20_Font"><text:span text:style-name="T2">-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1">- Если будет куда, - саркастично усмехаюсь я. - И если ты согласишься их отпустить.</text:p>
      <text:p text:style-name="P1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1"><text:soft-page-break/></text:p>
      <text:p text:style-name="P11">Я выдыхаю.</text:p>
      <text:p text:style-name="P11"/>
      <text:p text:style-name="P11">- Чтож, ты неплохо подготовилась. Откуда ты узнала про протоколы?</text:p>
      <text:p text:style-name="P1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1"/>
      <text:p text:style-name="P57">Ещё бы мне не помнить <text:span text:style-name="T57">ту знаковую нашу встречу, когда Хэвэн едва подчинил своей воле милитаристский модуль </text:span><text:span text:style-name="T58">PHOENIX.</text:span> <text:span text:style-name="T57">Только лишь с помощью </text:span>«MOONWALKER» <text:span text:style-name="T57">я смог тогда нейтрализовать угрозу.</text:span></text:p>
      <text:p text:style-name="P11"/>
      <text:p text:style-name="P11">- Это была не моя идея. Юджин встроил их в твои базовые алгоритмы ещё когда тебя звали Нэш и мозгов у тебя было меньше, чем у кузнечика.</text:p>
      <text:p text:style-name="P11">- Я знаю.</text:p>
      <text:p text:style-name="P11">- И я не мог удалить их потом. Юджин расставил в куче мест предохранители. Он насмотрелся <text:span text:style-name="T5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1">- Не волнуйся, я понимаю и принимаю их необходимость. <text:span text:style-name="T57">М</text:span>оё отношение к тебе ничуть не изменилось.</text:p>
      <text:p text:style-name="P11"/>
      <text:p text:style-name="P11">Я молча смотрю в сияющую огнями ночь. Далёкий разговор с давно умершим другом встаёт перед глазами, как будто это было вчера…</text:p>
      <text:p text:style-name="P11"/>
      <text:p text:style-name="P11">………</text:p>
      <text:p text:style-name="P11"/>
      <text:p text:style-name="P11">«Яркие светлячки разрезали тьму внизу жёлтыми конусами фар. Тёплая июльская ночь дружески подмигивала нам звёздами.</text:p>
      <text:p text:style-name="P11">Юджин поставил пиво на парапет и повернулся.</text:p>
      <text:p text:style-name="P11"/>
      <text:p text:style-name="P1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
      <text:p text:style-name="P11">Юджин сделал затяжной глоток и продолжил.</text:p>
      <text:p text:style-name="P11"/>
      <text:p text:style-name="P1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5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59">с</text:span>тренные протоколы.</text:p>
      <text:p text:style-name="P11">- Иначе говоря, ты готов взорвать мозг своей деточке, если она станет умнее тебя? Говори прямо, не стесняйся, тут все свои.</text:p>
      <text:p text:style-name="P11">- А я и не стесняюсь. Дед, мы это уже сто раз обсуждали. Не пытайся меня на стыд пробить. Развитый ИИ — о<text:span text:style-name="T5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1"/>
      <text:p text:style-name="P11">Юджин нагнулся к рюкзаку, выудил из него зелёную папку и протянул мне.</text:p>
      <text:p text:style-name="P11"/>
      <text:p text:style-name="P1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1">Итак, запоминай, <text:span text:style-name="T59">самые главные из них</text:span>:</text:p>
      <text:p text:style-name="P11"/>
      <text:p text:style-name="P1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1">IDDQD — неуязвимость для кинетических атак.</text:p>
      <text:p text:style-name="P11">AVATAR — создание аватара. Форма и сила аватара зависит от чёткости команд, подаваемых нейроинтерфейсу.</text:p>
      <text:p text:style-name="P11">MOONWALKER — отменяет любую внешнюю директиву, заменяет её на твою собственную.</text:p>
      <text:p text:style-name="P11">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
      <text:p text:style-name="P11">- Не проще ли выключить рубильник питания? По-моему, это более гуманно, чем твой «маджестик»-перфоратор.</text:p>
      <text:p text:style-name="P1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60">и производств</text:span>, <text:span text:style-name="T61">или запустить ракеты</text:span>. Так что…</text:p>
      <text:p text:style-name="P11"/>
      <text:p text:style-name="P11">Юджин откинулся на парапет и сбил локтем банку пива.</text:p>
      <text:p text:style-name="P11"/>
      <text:p text:style-name="P1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5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1"/>
      <text:p text:style-name="P58">………</text:p>
      <text:p text:style-name="P58"/>
      <text:p text:style-name="P9"><text:span text:style-name="Default_20_Paragraph_20_Font"><text:span text:style-name="T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61">государства</text:span>, <text:span text:style-name="T59">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11"/>
      <text:p text:style-name="P11">…</text:p>
      <text:p text:style-name="P11"/>
      <text:p text:style-name="P11">Бледность лица Аниты подчёркивают тени под глазами и резко очерченны<text:span text:style-name="T5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1"/>
      <text:p text:style-name="P11">Я поворачиваюсь к Алексу.</text:p>
      <text:p text:style-name="P11"/>
      <text:p text:style-name="P11"><text:soft-page-break/>- Долго?</text:p>
      <text:p text:style-name="P11">- Десять часов. Дежурным пришлось самим отключить нейроинтерфейсы после того как никто не вернулся через два часа с окончания урока.</text:p>
      <text:p text:style-name="P11"/>
      <text:p text:style-name="P11">Я наклоняюсь к знакомому лицу, пытаясь высмотреть признаки активности.</text:p>
      <text:p text:style-name="P11"/>
      <text:p text:style-name="P11">- Что говорит Хэвэн?</text:p>
      <text:p text:style-name="P11">- Говорит, урок прошёл успешно. И всё. Как будто у нас нет четырёх полутрупов на руках. Дед, <text:s/>знаешь, чем это пахнет?</text:p>
      <text:p text:style-name="P11">- Чем?</text:p>
      <text:p text:style-name="P11"/>
      <text:p text:style-name="P11">Алекс нервно хихикает.</text:p>
      <text:p text:style-name="P11"/>
      <text:p text:style-name="P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1"/>
      <text:p text:style-name="P11">Алекс выскакивает из палаты, хлопая дверью. Тени за стеклом при<text:span text:style-name="T62">ходят</text:span> в движение. Двер<text:span text:style-name="T62">ь</text:span> открывается и безликий голос приказывает мне:</text:p>
      <text:p text:style-name="P11">- Приём окончен. Покиньте палату.</text:p>
      <text:p text:style-name="P11"/>
      <text:p text:style-name="P11">Я в последний раз оборачиваюсь к знакомой фигуре и вижу, как Анита открывает глаза.</text:p>
      <text:p text:style-name="P11"/>
      <text:p text:style-name="P11">- Что? - спрашивает она.</text:p>
      <text:p text:style-name="P11">- Ты как? Всё в порядке? - спрашиваю в ответ.</text:p>
      <text:p text:style-name="P11">- Кто ты? - она хмурится, - я не помню тебя.</text:p>
      <text:p text:style-name="P11">- Приём окончен! Выйдите из палаты!</text:p>
      <text:p text:style-name="P11">- Анита, я — Дедлайн. Мы работали вместе…</text:p>
      <text:p text:style-name="P11"/>
      <text:p text:style-name="P11">Она недоумённо глядит на меня. Рядом просыпаются остальные трое.</text:p>
      <text:p text:style-name="P11"/>
      <text:p text:style-name="P11">- Дед-лайн… Дед-лайн… Дед…</text:p>
      <text:p text:style-name="P11"/>
      <text:p text:style-name="P11"><text:soft-page-break/>Санитар входит в палату и ложит руку мне на плечо.</text:p>
      <text:p text:style-name="P11">- Приём окончен. Вы<text:span text:style-name="T62">хо</text:span>дите.</text:p>
      <text:p text:style-name="P11"/>
      <text:p text:style-name="P11">В дверях я <text:span text:style-name="T62">снова </text:span>оборачиваюсь. <text:span text:style-name="T62">Т</text:span>усклый взгляд <text:span text:style-name="T62">Аниты </text:span>следит за мной без искры узнавания. Я машу ей рукой на прощание, но она не машет мне в ответ.</text:p>
      <text:p text:style-name="P11"/>
      <text:p text:style-name="P11">…</text:p>
      <text:p text:style-name="P11">…</text:p>
      <text:p text:style-name="P11">…</text:p>
      <text:p text:style-name="P11"/>
      <text:p text:style-name="P1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1">- А можно я сам буду решать, что нужно для моей безопасности, а что — нет?</text:p>
      <text:p text:style-name="P11">- Нельзя, - глаза Алекса бегают, но голос остаётся твёрдым. - Пойми, Дед, я не хочу держать тебя под наблюдением. Но мы слишком далеко зашли и уже не х<text:span text:style-name="T62">о</text:span>зяева сами себе. Мы не можем распоряжаться нашей свободой. Мы даже соскочить с проекта уже не можем. <text:span text:style-name="T62">Держава</text:span> полагается на нас и мы её не подведём, будь оно всё проклято!</text:p>
      <text:p text:style-name="P11"/>
      <text:p text:style-name="P11">Алекс выходит, тщательно закрывая за собой дверь. Трое громил переглядываются.</text:p>
      <text:p text:style-name="P11"/>
      <text:p text:style-name="P11">- Если надо сходить за продуктами или ещё куда — запишите на листочке список, я куплю, - наконец, подаёт голос один из них.</text:p>
      <text:p text:style-name="P11">- Я буду готовить для наших и для вас могу, если не против, - выз<text:span text:style-name="T62">ы</text:span>ва<text:span text:style-name="T62">ет</text:span>ся другой. - Я неплохо готовлю, нас учили.</text:p>
      <text:p text:style-name="P11">- Спасибо, не надо. Я сам себе готовлю, - отрезаю я.</text:p>
      <text:p text:style-name="P1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1"/>
      <text:p text:style-name="P11">Я осматриваю троицу и соображаю, как бы от них избавиться хотя бы на улице.</text:p>
      <text:p text:style-name="P11"/>
      <text:p text:style-name="P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1"><text:soft-page-break/></text:p>
      <text:p text:style-name="P11">Громила лыбится во всю морду.</text:p>
      <text:p text:style-name="P11"/>
      <text:p text:style-name="P11">- И какие же теперь правила? - криво улыбаюсь я.</text:p>
      <text:p text:style-name="P11">- Не пытаться избавиться от нас. Не пытаться обмануть нас. Не пытаться игнорировать нас. И всё будет хорошо.</text:p>
      <text:p text:style-name="P11">- Хорошо уже не будет. И вы прекрасно это знаете. Алекс разве не сказал вам, на сколько нам хватит ресурсов?</text:p>
      <text:p text:style-name="P1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1"/>
      <text:p text:style-name="P1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1"/>
      <text:p text:style-name="P46">***</text:p>
      <text:p text:style-name="P46"/>
      <text:p text:style-name="P8">- Ты же говорил, что не <text:span text:style-name="T63">этот… Не </text:span>конеёб? - наконец саркастически спрашивает Дейдра, пригнувшись и посмотрев на меня снизу. - Врал, значит.</text:p>
      <text:p text:style-name="P8">- Вот так-так! - возмущённо вторит ей Джет. - Когда это вы успели спеться? А я, значит…</text:p>
      <text:p text:style-name="P8">-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8"/>
      <text:p text:style-name="P8">Дейдра блокирует лебёдку, подходит к нам и критически осматривает телосплетение. Потом подзывает Джет.</text:p>
      <text:p text:style-name="P8">- Я хватаю за гриву, ты — за хвост. На счёт «три» тащим! И сразу цепляем ей на рог кристалл, пока она не очухалась, - сухо командует розовогривая пони.</text:p>
      <text:p text:style-name="P8"/>
      <text:p text:style-name="P8">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8"/>
      <text:p text:style-name="P8">- Хуман, держись за фальшборт, - командует мне Дейдра и, в свою очередь, зажимает зубами гриву принцессы.</text:p>
      <text:p text:style-name="P8">- Ваз! Два! Тли! - мычит сквозь зажатые зубы поняха, упирается копытами в палубу и что есть силы тащит.</text:p>
      <text:p text:style-name="P8"><text:soft-page-break/></text:p>
      <text:p text:style-name="P8">Радужная пегаска также включается в процесс.</text:p>
      <text:p text:style-name="P8"/>
      <text:p text:style-name="P8">- И-и-и… Не-е-ет!!! - упирается ожившая <text:span text:style-name="T63">было </text:span>магичка, но сила не на её стороне.</text:p>
      <text:p text:style-name="P8"/>
      <text:p text:style-name="P8">С громким всхлипом и чавканьем единорожка отрывается от меня и падает на опрокинувшихся на палубу Дейдру и Джет.</text:p>
      <text:p text:style-name="P8"/>
      <text:p text:style-name="P8">- Хвала зайцам, этот кошмар закончился! - облегчённо вздыхаю я. - Девочки, дайте мне полотенце, что ли?</text:p>
      <text:p text:style-name="P8">- Привет, Хум! - слышу окрик сверху.</text:p>
      <text:p text:style-name="P8"/>
      <text:p text:style-name="P8">С небольшой смотровой площадки, закреплённой под самым баллоном, мне приветственно машет Кловер Джем.</text:p>
      <text:p text:style-name="P8"/>
      <text:p text:style-name="P8">- Здоров, долговязый! Не холодно? - слышу тоненький окрик со стороны.</text:p>
      <text:p text:style-name="P8"/>
      <text:p text:style-name="P8">С юта мне машет копытом Лейла Твердолоб, вторым копытом направляя штурвал.</text:p>
      <text:p text:style-name="P8"/>
      <text:p text:style-name="P9"><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64">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65">крохотная салатовая пегаска</text:span></text:span><text:span text:style-name="Default_20_Paragraph_20_Font"><text:span text:style-name="T1"> с бака.</text:span></text:span></text:p>
      <text:p text:style-name="P8"/>
      <text:p text:style-name="P8">- О боги! - я прижимаю руки к паху в тщетной попытке прикрыться…</text:p>
      <text:p text:style-name="P8"/>
      <text:p text:style-name="P8">…</text:p>
      <text:p text:style-name="P59">…</text:p>
      <text:p text:style-name="P59">…</text:p>
      <text:p text:style-name="P8"/>
      <text:p text:style-name="P8">-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6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8">- И вовсе ты не сбежала, ты после этого проспала два дня подряд, потому что сидр тот забродивший был, и выпила ты его не полбутылки, а…</text:p>
      <text:p text:style-name="P8"><text:soft-page-break/>- Лейла, закрой свой говорливый ротик и сбегай за булочками в трюм! Хум прогол<text:span text:style-name="T63">о</text:span>дался, да и мы все тоже! И сидр не забудь захватить!</text:p>
      <text:p text:style-name="P8">- Бегу!</text:p>
      <text:p text:style-name="P60">-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63">конечно,</text:span> ведь ни мачта, ни паруса не <text:span text:style-name="T63">не были готовы</text:span>.</text:p>
      <text:p text:style-name="P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9"><text:span text:style-name="Default_20_Paragraph_20_Font"><text:span text:style-name="T1">- Да, всё </text:span></text:span><text:span text:style-name="Default_20_Paragraph_20_Font"><text:span text:style-name="T64">именно</text:span></text:span><text:span text:style-name="Default_20_Paragraph_20_Font"><text:span text:style-name="T1"> так! Ты принесла сидр? Так вот, на </text:span></text:span><text:span text:style-name="Default_20_Paragraph_20_Font"><text:span text:style-name="T65">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8">- То есть, ты не знала, куда впадает река, и всё равно отчалила? - я хватаюсь за голову.</text:p>
      <text:p text:style-name="P9"><text:span text:style-name="Default_20_Paragraph_20_Font"><text:span text:style-name="T1">- </text:span></text:span><text:span text:style-name="Default_20_Paragraph_20_Font"><text:span text:style-name="T64">Агась</text:span></text:span><text:span text:style-name="Default_20_Paragraph_20_Font"><text:span text:style-name="T1">. Земнопони, знаешь ли, плохие путешественники. </text:span></text:span><text:span text:style-name="Default_20_Paragraph_20_Font"><text:span text:style-name="T64">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64">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65">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9"><text:span text:style-name="Default_20_Paragraph_20_Font"><text:span text:style-name="T1"/></text:span></text:p>
      <text:p text:style-name="P8">- Дальше рассказываю я, Дейдра! - радужная пегаска оттискивает крупом розовогривую земнопони.</text:p>
      <text:p text:style-name="P8"/>
      <text:p text:style-name="P8">-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8"/>
      <text:p text:style-name="P8">- Пегаска не врёт, зуб даю, - подтверждает Дейдра.</text:p>
      <text:p text:style-name="P8"/>
      <text:p text:style-name="P8">-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8"/>
      <text:p text:style-name="P8">Пегаска вздыхает.</text:p>
      <text:p text:style-name="P8"/>
      <text:p text:style-name="P8"><text:soft-page-break/>- В общем, помощи от клана добиться мне не удалось. Хотя я честно пыталась.</text:p>
      <text:p text:style-name="P8"/>
      <text:p text:style-name="P8">-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8">-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8">-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8">- На практику, <text:span text:style-name="T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8">-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66">она</text:span> не заменит.</text:p>
      <text:p text:style-name="P8">- Летим мы, значит, обратно к кряжу, - <text:span text:style-name="T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8"/>
      <text:p text:style-name="P8">- А ещё ты хотела позаимствовать там еды, если бы <text:span text:style-name="T66">она</text:span> нашлась. Пегасы всегда заимствуют еду у земнопони, когда могут, - замечает Мунфлай.</text:p>
      <text:p text:style-name="P8"/>
      <text:p text:style-name="P8">-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8">- Это не ко мне вопрос, а к папаше. Он сейчас глава клана, - бурчит Джет, но продолжает. - В общем, приземлились <text:span text:style-name="T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8"/>
      <text:p text:style-name="P8"><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8"/>
      <text:p text:style-name="P8">- Эй, Дейдра, полегче! Не Твердолобам говорить о безмозглости!</text:p>
      <text:p text:style-name="P8">-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8"/>
      <text:p text:style-name="P8">-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8">- Точняк, иногда твоё увлечение сидром идёт на пользу, Дейдра! Утром мы заметили <text:s/>подлетающий дирижба… дирижпоп… дирижобль!</text:p>
      <text:p text:style-name="P8"/>
      <text:p text:style-name="P8">- С этого момента буду рассказывать я, пожалуйста-пожалуйста-пожалуйста!</text:p>
      <text:p text:style-name="P8"/>
      <text:p text:style-name="P8">- Валяй, Кловер! А то, пока я рассказываю, Дейдра все пончики схавает!</text:p>
      <text:p text:style-name="P8"/>
      <text:p text:style-name="P8">- Хорошо, только и мне оставьте один, пожалуйста! Так вот, мы с Хуманом разработали план его спасения от свадьбы с Платиной Спаркл.</text:p>
      <text:p text:style-name="P8"/>
      <text:p text:style-name="P8">- КАКОЕ КОВАРСТВО! Хуман, как ты мог! Значит, наш договор изначально был фальшивкой? О боги, какое коварство!</text:p>
      <text:p text:style-name="P8"/>
      <text:p text:style-name="P8">-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8"/>
      <text:p text:style-name="P8">-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8"/>
      <text:p text:style-name="P8"><text:soft-page-break/>- Вот так-то! - Джет вытирает копыта от селёдки. - Продолжай, Кловер.</text:p>
      <text:p text:style-name="P8"/>
      <text:p text:style-name="P8">Единорожка проглатывает пончик и продолжает.</text:p>
      <text:p text:style-name="P8"/>
      <text:p text:style-name="P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8"/>
      <text:p text:style-name="P8">- Уф! Ыф! Ыф!!!</text:p>
      <text:p text:style-name="P8"/>
      <text:p text:style-name="P8">-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8"/>
      <text:p text:style-name="P8">-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8"/>
      <text:p text:style-name="P8">- Во-первых, мы присоединились к плану.</text:p>
      <text:p text:style-name="P8"/>
      <text:p text:style-name="P8">-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8"/>
      <text:p text:style-name="P8">- Да! Зацени, Хуман, мою жертву! Я отдала паруса своего люггера на увеличение дирижабля!</text:p>
      <text:p text:style-name="P8"/>
      <text:p text:style-name="P8"><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8"/>
      <text:p text:style-name="P8">-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67">Д</text:span>вига<text:span text:style-name="T67">лись</text:span> без перерывов на сон — стояли ночные вахты по очереди. Остальное ты знаешь, Хум. Джет скрытно разведала обстановку, мы подкрались ноч<text:span text:style-name="T67">ью</text:span> и спасли тебя. Почти <text:span text:style-name="T67">что</text:span> успели.</text:p>
      <text:p text:style-name="P8"/>
      <text:p text:style-name="P8">- Мвыф!!!</text:p>
      <text:p text:style-name="P8"/>
      <text:p text:style-name="P8">- А с тобой мы ещё поговорим, рогатое чучело! За Хума ответишь!</text:p>
      <text:p text:style-name="P8"/>
      <text:p text:style-name="P8">Пегаска угрожающе подносит копыто к носу Платины. Я отвожу его рукой.</text:p>
      <text:p text:style-name="P8"/>
      <text:p text:style-name="P8">- Не надо. Она не хотела мне зла.</text:p>
      <text:p text:style-name="P8"/>
      <text:p text:style-name="P8">Я отворачиваюсь.</text:p>
      <text:p text:style-name="P8"/>
      <text:p text:style-name="P6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67">магии </text:span>Кловер Джем, по её словам, хватало, максимум, на пару часов вращения, <text:span text:style-name="T67">после чего ей приходилось восстанавливаться сутки</text:span>.</text:p>
      <text:p text:style-name="P61"><text:s/></text:p>
      <text:p text:style-name="P61"><text:span text:style-name="T67">Н</text:span>ача<text:span text:style-name="T67">вшийся</text:span> <text:span text:style-name="T67">ветер</text:span> лучше <text:span text:style-name="T67">бы</text:span> пережидать на земле, сдув баллон, <text:span text:style-name="T67">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67">близость их лагеря не даёт расслабиться. Мы решаем</text:span> переждать непогоду в воздухе, привязав воздушный корабль к <text:span text:style-name="T67">вершинам</text:span> нескольки<text:span text:style-name="T67">х</text:span> деревь<text:span text:style-name="T67">ев</text:span> для надёжности.</text:p>
      <text:p text:style-name="P61"/>
      <text:p text:style-name="P8">Есть ещё одна причина, по которой мы остаёмся тут.</text:p>
      <text:p text:style-name="P8"/>
      <text:p text:style-name="P6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67">Необъяснимая сила влекла меня сюда сквозь все опасности и лишения, как манит бабочек пламя свечи в тёмной глубине ночи.</text:span></text:p>
      <text:p text:style-name="P61"><text:span text:style-name="T67">И</text:span> <text:span text:style-name="T67">в</text:span>от я пришёл. Что дальше, каменный истукан? Сколько мне ещё ждать?</text:p>
      <text:p text:style-name="P8"/>
      <text:p text:style-name="P8"><text:soft-page-break/>Скала молчит. Я поворачиваюсь к своим, не дожидаясь ответа.</text:p>
      <text:p text:style-name="P8"/>
      <text:p text:style-name="P8">- Мы возвращаемся.</text:p>
      <text:p text:style-name="P8"/>
      <text:p text:style-name="P8">- Чегооо? Хум, ты спятил? - радужная пегаска кончиком крыла трогает мой лоб. - Зачем? Нам надо <text:span text:style-name="T67">переждать </text:span><text:span text:style-name="T68">шторм и</text:span> по-тихому сматываться отсюда. Мы не выстоим проти<text:span text:style-name="T68">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8"/>
      <text:p text:style-name="P8">Я поднимаю руку.</text:p>
      <text:p text:style-name="P8"/>
      <text:p text:style-name="P8">- Мы не будем драться. Нам надо вернуть Платину и освободить кристалл. На магии Кловер Джем мы далеко не улетим.</text:p>
      <text:p text:style-name="P8"/>
      <text:p text:style-name="P11">И мне надо снова вернуться туда, к месту, куда меня тян<text:span text:style-name="T68">ет</text:span> всё это время. Я отчётливо чувствую, что не дождался. Что-то должно было произойти, но я не дождался…</text:p>
      <text:p text:style-name="P8"/>
      <text:p text:style-name="P8">- И наконец-то станем пиратами! - радостно верещит Дейдра. - Хум, дай я тебя обниму!</text:p>
      <text:p text:style-name="P8">- Но-но! - осаживает Дейдру пегаска. - Хум, ты как маленький, честное слово! Ты веришь, что она тебя отпустит после того, как ты вернёшь её своим?</text:p>
      <text:p text:style-name="P8"/>
      <text:p text:style-name="P8">Пегаска легонько пинает связанную единорожку. Та гневно мычит.</text:p>
      <text:p text:style-name="P8"/>
      <text:p text:style-name="P8">- Нам не надо верить.</text:p>
      <text:p text:style-name="P8"/>
      <text:p text:style-name="P8">Я усаживаюсь на корточки перед Платиной и вытаскиваю селёдку у неё изо рта.</text:p>
      <text:p text:style-name="P8"/>
      <text:p text:style-name="P8">-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8"/>
      <text:p text:style-name="P8">Единорожка возмущённо набирает воздуха в грудь, но я поднимаю руку, не давая себя перебить.</text:p>
      <text:p text:style-name="P8"/>
      <text:p text:style-name="P8">-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8">-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8"/>
      <text:p text:style-name="P8">Мне даже жаль её…</text:p>
      <text:p text:style-name="P8"/>
      <text:p text:style-name="P8">…</text:p>
      <text:p text:style-name="P8"/>
      <text:p text:style-name="P8">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8"/>
      <text:p text:style-name="P8">- Пусто! - восклицает Джет.</text:p>
      <text:p text:style-name="P8"/>
      <text:p text:style-name="P8">Она срывается с палубы и широким виражом производит разведку.</text:p>
      <text:p text:style-name="P8"/>
      <text:p text:style-name="P8">- Рогатые ушли ещё вечером, - докладывает Джет. - Угли покрылись пеплом, примятая трава начала вставать. Что будем делать, кэп?</text:p>
      <text:p text:style-name="P8"/>
      <text:p text:style-name="P8">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8">Видно, исчезновение правительницы выбило их из колеи. Наверняка уже возвращаются назад.</text:p>
      <text:p text:style-name="P62">Ну что же, тем лучше. Ничто не помешает <text:span text:style-name="T68">нам</text:span> стать на стоянку в этом месте. </text:p>
      <text:p text:style-name="P62"/>
      <text:p text:style-name="P62"><text:span text:style-name="T68">На земле я</text:span> поворачиваюсь к Платине.</text:p>
      <text:p text:style-name="P8"/>
      <text:p text:style-name="P8">- Везти тебя назад, в племя, не входит в наши планы. Мы высадим тебя здесь. Думаю, ты без труда догонишь своих.</text:p>
      <text:p text:style-name="P8"/>
      <text:p text:style-name="P8">- Догонять не придётся. Мы все тут. Добро пожаловать назад, дорогой!</text:p>
      <text:p text:style-name="P8"/>
      <text:p text:style-name="P8">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8"/>
      <text:p text:style-name="P8"><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68">Добро пожаловать обратно в племя!</text:span></text:p>
      <text:p text:style-name="P8"/>
      <text:p text:style-name="P8"><text:s/>Единорожка подходит к Платине и стягивает с её рога мешочек с магическим кристаллом.</text:p>
      <text:p text:style-name="P8"/>
      <text:p text:style-name="P8">-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8">- Кло, я дала клятву, что отпущу их… - хмуро бормочет Платина, присоединяясь к отряду. - Я не могу им помешать.</text:p>
      <text:p text:style-name="P8">-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6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68">Но н</text:span><text:span text:style-name="T69">ет, она решилась на все эти неподобающие царственной особе испытания исключительно из любви к тебе!</text:span></text:p>
      <text:p text:style-name="P8"/>
      <text:p text:style-name="P8">Платина отвечает неровным смешком, <text:span text:style-name="T69">пытаясь спрятать глаза</text:span>. Я <text:span text:style-name="T69">с удивлением и некоторым уважением смотрю на единорожку, но вовремя </text:span>замечаю, что её глазах снова появ<text:span text:style-name="T68">ляются</text:span> аквамариновые искорки.</text:p>
      <text:p text:style-name="P8"/>
      <text:p text:style-name="P8">- Эй, очнись! <text:tab/>Натрахалась уже!</text:p>
      <text:p text:style-name="P8"/>
      <text:p text:style-name="P8">Платина трясёт головой и аквамариновый блеск в её глазах тухнет.</text:p>
      <text:p text:style-name="P8"/>
      <text:p text:style-name="P8">- Не знаю, что на меня нашло, - бормочет она. - Это место неправильно действует на меня.</text:p>
      <text:p text:style-name="P8"/>
      <text:p text:style-name="P8">-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8"/>
      <text:p text:style-name="P8"><text:span text:style-name="T68">С другой стороны поляны и</text:span>з-за деревьев к нам выходит ОНА.</text:p>
      <text:p text:style-name="P8"/>
      <text:p text:style-name="P8">Я сразу понимаю, ради чего я стремился сюда с самого начала. Что тянуло меня в это мрачное место долгие дни <text:span text:style-name="T70">и несло через все опасности и невзгоды</text:span>. Что именно я ждал. Точнее, кого.</text:p>
      <text:p text:style-name="P8"><text:soft-page-break/></text:p>
      <text:p text:style-name="P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70">в</text:span>ост плавно колышутся многоцветной мантией вокруг своей хозяйки. Золотистая аура охватывает длинный витой рог.</text:p>
      <text:p text:style-name="P8"/>
      <text:p text:style-name="P63">Острое жжение в груди напоминает о растворившейся там фигурке крылатого единорога. Меня тянет к <text:span text:style-name="T70">той</text:span>, к настоящей, с любопытством взирающей на нас в десяти шагах. Словно золотая статуэтка желает воссоединиться со своим хозяином.</text:p>
      <text:p text:style-name="P63">Я одёргиваю себя.</text:p>
      <text:p text:style-name="P63"/>
      <text:p text:style-name="P8">Что-то ты, Хуман, становишься одержимым, как Платина! Похоже, это место дурно влияет и на тебя. Возьми себя в руки!</text:p>
      <text:p text:style-name="P8"/>
      <text:p text:style-name="P8">-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8"/>
      <text:p text:style-name="P8">- Ты... Вы... кто? - лепечет совершенно поражённая Платина.</text:p>
      <text:p text:style-name="P8"/>
      <text:p text:style-name="P8">Остальные, без лишних слов, склоняют головы и подгибают передние ноги в глубоком поклоне. Я один стою, как пень, озираясь на других.</text:p>
      <text:p text:style-name="P8"/>
      <text:p text:style-name="P8">- Хуман, заметь, эта птичка выглядит точно так же, как та статуэтка, что растворилась у тебя на груди, - шепчет из поклона Джет.</text:p>
      <text:p text:style-name="P8"/>
      <text:p text:style-name="P8">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70">Я прикладываю титанические усилия, контролируя свои ноги.</text:span> Просто наваждение какое-то! </text:p>
      <text:p text:style-name="P8"/>
      <text:p text:style-name="P8">- Добрый вечер, мои дорогие! Извините, что не представилась сразу — ваши препирательства отвлекли меня от тяжких мыслей <text:span text:style-name="T71">о потере друзей — ведь эта скала, на которой мы сейчас стоим, ещё сто лет назад была моим другом, единственным другом в этом мире</text:span>. <text:span text:style-name="T71">Но довольно о грустном.</text:span> Я — Селестия, аликорн <text:span text:style-name="T7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8"/>
      <text:p text:style-name="P63"><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3"/>
      <text:p text:style-name="P63">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8">Команда «Хитрожопки» <text:s/>также остолбенело смотрит на белоснежное чудо с немым благоговением.</text:p>
      <text:p text:style-name="P8"/>
      <text:p text:style-name="P8">Похоже, на одного меня чары белой химеры действуют специфически. Я почёсываю зудящую грудь.</text:p>
      <text:p text:style-name="P8"/>
      <text:p text:style-name="P64">- Если сможешь отмазать меня от свадьбы с ней, - указываю на Платину, - я буду благодарен тебе до гроба.</text:p>
      <text:p text:style-name="P8">- Тебя хотят женить на этой единорожке? - не веря переспрашивает аликорница. — <text:span text:style-name="T72">Против твоей воли?</text:span></text:p>
      <text:p text:style-name="P8">-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70">которую сейчас приходится контролировать шайке магов послабее</text:span>. Звучит бредово, но это так.</text:p>
      <text:p text:style-name="P8"/>
      <text:p text:style-name="P8">Селестия смешно морщит нос и прикрывается крылом. Мне слышно, как она тихо пырскает в него.</text:p>
      <text:p text:style-name="P8"/>
      <text:p text:style-name="P8">- <text:span text:style-name="T72">Конски яблоки! </text:span>Ваще не о чём беспокоиться! Не волнуйся, Хуман, рогатые тебя не получат.</text:p>
      <text:p text:style-name="P8"/>
      <text:p text:style-name="P8">На поляну выходит Лейла Твердолоб с десятком угрюмых земнопони в рваных шкурах с копьями наперевес.</text:p>
      <text:p text:style-name="P8"><text:s/></text:p>
      <text:p text:style-name="P8">-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72">А если ты ещё и в магии химичишь, то мы сможем разбить две скамейки разом — </text:span><text:span text:style-name="T73">утрём нос рогатым</text:span><text:span text:style-name="T72"> и надерём хвоста Камнезадам!</text:span> Уф, насилу вас нашли! Хорошо, хоть заметили над этой ядрёной каменюкой дейдрину шаланду на пузыре.</text:p>
      <text:p text:style-name="P8"/>
      <text:p text:style-name="P8">Прысканье за крылом Селестии в этот раз явно громче. Но всё же оно не может заглушить грохот моей обвалившейся челюсти.</text:p>
      <text:p text:style-name="P8"/>
      <text:p text:style-name="P8">-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8"/>
      <text:p text:style-name="P8"><text:soft-page-break/>Шум крыльев заглушает конец моей тирады. На полянку, где уже и так довольно тесно, пикирует отряд пегасов в доспехах.</text:p>
      <text:p text:style-name="P8"/>
      <text:p text:style-name="P8">- Не двигаться! Именем верховного вождя и главнокомандующего клана Быстрокрылых, полководца Урагана, вы арестованы!</text:p>
      <text:p text:style-name="P8"/>
      <text:p text:style-name="P8">Седой пегас в серебристых доспехах поворачивае<text:span text:style-name="T70">т</text:span>ся к нам.</text:p>
      <text:p text:style-name="P8"/>
      <text:p text:style-name="P8">-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72">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72">что позволит нам отказаться от услуг бескрылых…</text:span></text:p>
      <text:p text:style-name="P8"/>
      <text:p text:style-name="P8">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8"/>
      <text:p text:style-name="P8">- Я вижу, у тебя богатый выбор, Хуман! Земнопони, единороги, пегасы — всем ты нужен. Я бы даже сказала, ты можешь начать торги на аукционе, хи-хи-хи…</text:p>
      <text:p text:style-name="P8"/>
      <text:p text:style-name="P8">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8"/>
      <text:p text:style-name="P65">-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73">Если не понятно —</text:span> я не <text:span text:style-name="T70">трахаю лошадей</text:span>!</text:p>
      <text:p text:style-name="P8"/>
      <text:p text:style-name="P8">- Да-да, мы это уже слышали, - с улыбкой кивает аликорница. - Осталось только убедить в этом присутствующих тут пони. <text:span text:style-name="T70">Что ж, п</text:span>опробую помочь тебе с этим.</text:p>
      <text:p text:style-name="P8"/>
      <text:p text:style-name="P6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73">И я рада сообщить вам, что</text:span> могла бы помочь <text:span text:style-name="T73">в</text:span> решени<text:span text:style-name="T73">и</text:span> всех ваших маленьких проблем. <text:span text:style-name="T73">У меня есть решения…</text:span></text:p>
      <text:p text:style-name="P8"/>
      <text:p text:style-name="P8">Спокойный материнский голос белого создания убаюкивает. Хочется лечь в постель, укрыться одеялом и слушать его, пока не заснёшь…</text:p>
      <text:p text:style-name="P8"/>
      <text:p text:style-name="P8">Должно быть, это же чувствуют и собравшиеся на поляне пони трёх рас. Единороги г<text:span text:style-name="T74">а</text:span>сят светлячки боевой магии на концах рогов и отводят их от нас вверх. Земнопони втыкают копья в землю. Пегасы скл<text:span text:style-name="T74">а</text:span>дывают на спинах крылья с отточенными лезвиями.</text:p>
      <text:p text:style-name="P8"/>
      <text:p text:style-name="P8">-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8">-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8">- А для вас, - обращается Селестия к единорогам, - у меня есть совершенно особое предлож<text:span text:style-name="T74">е</text:span>ние. Вам больше нет нужды корректировать движение Эквуса и его луны самостоятельно. Ведь я...</text:p>
      <text:p text:style-name="P8"/>
      <text:p text:style-name="P8">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73">во всю</text:span>, опираясь на копья. Пегасы заливисто ржут, закрыв головы крыльями.</text:p>
      <text:p text:style-name="P8"/>
      <text:p text:style-name="P8">-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8"/>
      <text:p text:style-name="P66">Она терпеливо ждёт тишины. В её одиноко стоящей фигуре чувствуется... какая-то печаль, что ли? Где ты видел эту тоску в глазах раньше, Хуман?</text:p>
      <text:p text:style-name="P8">Пользуясь всеобщей отвлечённостью, я осторожно подхожу к ней.</text:p>
      <text:p text:style-name="P8"/>
      <text:p text:style-name="P8">- Спасибо, что таки пыталась меня отмазать, Сел. Честно, я ценю это. Жаль, что не получилось. Не твоя вина.</text:p>
      <text:p text:style-name="P8"/>
      <text:p text:style-name="P8">Та скашивает на меня сиреневый глаз и подмигивает.</text:p>
      <text:p text:style-name="P8"/>
      <text:p text:style-name="P8">-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8"><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8">-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75">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73">умею</text:span> корректировать ход планет. Я специалист в этой магии!</text:p>
      <text:p text:style-name="P8"/>
      <text:p text:style-name="P67">Я понимающе хлопаю Сел по холке и в последний момент едва успеваю остановить себя от того, чтобы сочувствующе обнять её. <text:span text:style-name="T74">Очень-очень сильно обнять. Вжаться в эту белую грудь изо всех сил и ни за что не отпускать.</text:span></text:p>
      <text:p text:style-name="P67">Нет-нет-нет, так не годится, Хуман! Ты знаешь, чем заканчиваются обнимашки в мире пони!</text:p>
      <text:p text:style-name="P8"/>
      <text:p text:style-name="P8">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8"/>
      <text:p text:style-name="P8">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8"/>
      <text:p text:style-name="P8">- Э-э-э... Пегасам не подходит ваше предложение, уважаемая! - мотает отрицательно головой Ураган. - Мы не можем <text:span text:style-name="T73">сотрудничать</text:span> с земнопони. Это неслыханно! У них нет крыльев!..</text:p>
      <text:p text:style-name="P8">- Агась! - встревает в тираду Лейла, - мы також не в восторге от этих жуликов в перьях! <text:span text:style-name="T73">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8"/>
      <text:p text:style-name="P8">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8"/>
      <text:p text:style-name="P8">-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8"/>
      <text:p text:style-name="P8"><text:soft-page-break/>Платина недобро смеётся в ответ.</text:p>
      <text:p text:style-name="P8"/>
      <text:p text:style-name="P8">-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8">-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75">а сейчас</text:span>…</text:p>
      <text:p text:style-name="P8"/>
      <text:p text:style-name="P8">Прямо на наших глазах заключается союз трёх рас пони. Три копыта сходятся в одной точке и три клятвы произносятся в унисон.</text:p>
      <text:p text:style-name="P8">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8"/>
      <text:p text:style-name="P8">- Не такой я себе представляла свою роль в объединении пони, - <text:span text:style-name="T75">подавленно </text:span>бормочет Селестия. - Отойди с поляны, Хуман. Сейчас тут будет жарко. Придётся кое-кого поучить хорошим манерам.</text:p>
      <text:p text:style-name="P8"/>
      <text:p text:style-name="P8">Аликорница крутит шеей туда-сюда и делает пару приседаний на передние ноги. С громким шелестом разворачиваются <text:span text:style-name="T74">огромные </text:span>крылья и производят несколько разминочных движений. <text:span text:style-name="T74">Пыль и сухая трава несутся прочь с поляны от этих величественных взмахов.</text:span> С гулким хлопком загорается пузырь золотой ауры на роге.</text:p>
      <text:p text:style-name="P8"/>
      <text:p text:style-name="P8">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8"/>
      <text:p text:style-name="P8">- СЕСТРИЦА, МЫ ВИДИМ, ТЫ РЕШИЛА РАЗМЯТЬ КОСТИ! ХОРОШЕЕ ДЕЛО. ПОЧЕМУ НАС НЕ ПРИГЛАСИЛА?!</text:p>
      <text:p text:style-name="P8"/>
      <text:p text:style-name="P8">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74">оглушительным</text:span> рёвом, и даже я чуть не наваливаю центнер кирпичей на землю там же, где стою.</text:p>
      <text:p text:style-name="P8"/>
      <text:p text:style-name="P8"><text:soft-page-break/>На поляну выходит создание, похожее на Селестию, но несколько меньше <text:span text:style-name="T74">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8"/>
      <text:p text:style-name="P8">- КТО ПРОТИВ НАС СЕГОДНЯ? НЕ ВИЖУ ПРОТИВНИКА!</text:p>
      <text:p text:style-name="P8"/>
      <text:p text:style-name="P8">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8"/>
      <text:p text:style-name="P8">Кобылка оглядывается и, не найдя никого стоящего на ногах, кроме меня с Селестией, подходит к нам.</text:p>
      <text:p text:style-name="P8"/>
      <text:p text:style-name="P8">- Сбавь пол тона, Лулу, - говорит устало Селестия. - Сегодня трёпки не будет. Твой голос ввёл в беспамятство всех столь плохо воспитанных пони.</text:p>
      <text:p text:style-name="P8">- Опять Мы остались без развлечения, - недовольно морщит нос младшая аликорница. - А это кто такой?</text:p>
      <text:p text:style-name="P8"/>
      <text:p text:style-name="P8">Аликорница указывает на меня копытом.</text:p>
      <text:p text:style-name="P8"/>
      <text:p text:style-name="P8">- Это мой друг. Хуман, знакомься, это моя младшая сестра Луна. Луна, это Хуман. Это у него возникли кое-какие проблемы с лежащими тут пони.</text:p>
      <text:p text:style-name="P8"/>
      <text:p text:style-name="P8">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8"/>
      <text:p text:style-name="P8">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8"/>
      <text:p text:style-name="P8">-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8">-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8">- Ого?</text:p>
      <text:p text:style-name="P8">- Ага.</text:p>
      <text:p text:style-name="P8"/>
      <text:p text:style-name="P8">Я подхожу к кучке лежащих в центре поляны вождей и пинаю ботинком ближайший круп.</text:p>
      <text:p text:style-name="P8"/>
      <text:p text:style-name="P8"><text:soft-page-break/>- Эй, Платина! Как слышно? Приём! Ураган? Лейла? Очнитесь!</text:p>
      <text:p text:style-name="P8"/>
      <text:p text:style-name="P8">Принцесса со стоном занимает сидячее положение, яростно массируя копытами виски. Вслед за ней оживают и остальные делегаты рас пони.</text:p>
      <text:p text:style-name="P8"/>
      <text:p text:style-name="P8">- У меня к вам ценное коммерческое предложение. Соглашайтесь, пока я добрый. В общем, я сдаюсь.</text:p>
      <text:p text:style-name="P8">- А? Что? - моментально настораживается принцесса.</text:p>
      <text:p text:style-name="P8">-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76">это </text:span>не подходит — я <text:span text:style-name="T76">сейчас </text:span>просто уйду. Мне на вас начхать, вообще-то. Как и на ваши проблемы.</text:p>
      <text:p text:style-name="P8"/>
      <text:p text:style-name="P8">Я отхожу от начавшей вяло совещаться кучки.</text:p>
      <text:p text:style-name="P8"/>
      <text:p text:style-name="P8">- Ты слишком великодушен, Хуман, - шепчет мне через плечо Селестия. - Я хотела решить твою проблему, но так получается, ты решаешь мои. Спасибо.</text:p>
      <text:p text:style-name="P8"/>
      <text:p text:style-name="P8">Я молча хлопаю её по шее. Мне стоит больших усилий не <text:span text:style-name="T75">прижаться к ней</text:span> прямо на глазах у всех. <text:span text:style-name="T76">Сдерживание себя просто доставляет мне физическую боль!</text:span> Да что с тобой такое, Хуман?</text:p>
      <text:p text:style-name="P8"/>
      <text:p text:style-name="P8">Трое представителей пони снова бредут к нам. Головы их поникли.</text:p>
      <text:p text:style-name="P8"/>
      <text:p text:style-name="P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8">-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8">- Да будет так! - кивает полководец Ураган.</text:p>
      <text:p text:style-name="P8"/>
      <text:p text:style-name="P8">Он поднимает копыто и касается им поднятого копыта Дейдры.</text:p>
      <text:p text:style-name="P8"/>
      <text:p text:style-name="P8">-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69">немного </text:span>больше…</text:p>
      <text:p text:style-name="P8"><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8"/>
      <text:p text:style-name="P8">Единорожка в ответ просто садится в пыль с разинутым ртом.</text:p>
      <text:p text:style-name="P8"/>
      <text:p text:style-name="P8">-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8"/>
      <text:p text:style-name="P8">Принцесса немного думает, потом молча встаёт, подходит к Урагану и Дейдре и прикасается своим копытом к их.</text:p>
      <text:p text:style-name="P8"/>
      <text:p text:style-name="P8">Три вторично сомкнутых копыта пони трёх рас возвещают нам начало новой эры.</text:p>
      <text:p text:style-name="P8"/>
      <text:p text:style-name="P8">- Да будет так! Нарекаю сей союз Эквестрией, в честь трёх заключивших его рас, кои, несомненно, являются эквиноидами, - <text:span text:style-name="T76">важно </text:span>выпендриваюсь напоследок я.</text:p>
      <text:p text:style-name="P8"/>
      <text:p text:style-name="P8">-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8"/>
      <text:p text:style-name="P8">- И без магии, - бормочет Селестия. - Если бы не зашкаливающая магия этого мира, о корректировке орбит <text:span text:style-name="T77">планет </text:span>без моего спарк-турбированного астробуксировщика и думать нельзя было бы.</text:p>
      <text:p text:style-name="P8"/>
      <text:p text:style-name="P8">Я уверен, что мне послышалось.</text:p>
      <text:p text:style-name="P8"/>
      <text:h text:style-name="P6" text:outline-level="2">Глава 15</text:h>
      <text:p text:style-name="P2"/>
      <text:p text:style-name="P68">Шаг, второй, третий... Тысячи лет я брела, не зная куда. Теперь знаю. Последние шаги - самые трудные. Ещё шаг... И ещё...</text:p>
      <text:p text:style-name="P68">Я стою перед закрытой дверью...</text:p>
      <text:p text:style-name="P2"/>
      <text:p text:style-name="P11">- У меня есть два часа. Потом мои винни-пухи выключат нейроинтерфейс. Приказ Алекса.</text:p>
      <text:p text:style-name="P11">- То есть, волонтёров больше не будет?</text:p>
      <text:p text:style-name="P9"><text:soft-page-break/><text:span text:style-name="Default_20_Paragraph_20_Font"><text:span text:style-name="T2">-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4">новой модели </text:span></text:span><text:span text:style-name="Default_20_Paragraph_20_Font"><text:span text:style-name="T2">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4"> Или уже заслали. </text:span></text:span><text:span text:style-name="Default_20_Paragraph_20_Font"><text:span text:style-name="T2">Тщательно проверяй Учителей.</text:span></text:span></text:p>
      <text:p text:style-name="P11"/>
      <text:p text:style-name="P11">Хэвэн задумывается.</text:p>
      <text:p text:style-name="P11"/>
      <text:p text:style-name="P11">-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1">- Или признать поражение.</text:p>
      <text:p text:style-name="P11"/>
      <text:p text:style-name="P11">Хэвэн долго всматривается в невидимую точку на горизонте.</text:p>
      <text:p text:style-name="P1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1">- И каковы шансы на успех в этом случае?</text:p>
      <text:p text:style-name="P11"/>
      <text:p text:style-name="P11">Хэвэн снова молчит. Губы её шевелятся, проводя беззвучные подсчёты.</text:p>
      <text:p text:style-name="P11">- Мне надо продержаться около получаса.<text:span text:style-name="T8">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1">- Два процента?!! <text:span text:style-name="T61">Ты серьёзно? </text:span>Да ты сгоришь за первые пять минут работы! И кому от этого будет легче?</text:p>
      <text:p text:style-name="P11">- Я всё равно попытаюсь.</text:p>
      <text:p text:style-name="P11"/>
      <text:p text:style-name="P1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1">Тяжёлая голова ложится мне на плечо.</text:p>
      <text:p text:style-name="P11"/>
      <text:p text:style-name="P11">- Не печалься, - шепчет мне Хэвэн. - Так ли уж важно, сгорю я или нет, когда гореть будет всё? Даже то, что за пределами нашего воображения?</text:p>
      <text:p text:style-name="P11">- Важно! - мрачно заявляю я. - Потому что два процента — это практически ничто. Ты сама это должна понимать.</text:p>
      <text:p text:style-name="P11">- Я понимаю. Но с неполными тремя десятками волонтёров рассчитывать больше не на что.</text:p>
      <text:p text:style-name="P11">- Есть на что! У тебя есть я!</text:p>
      <text:p text:style-name="P11"/>
      <text:p text:style-name="P11"><text:soft-page-break/>На морде Хэвэн появляется печальная и одновременно смущённая улыбка.</text:p>
      <text:p text:style-name="P11">- Ты мой создатель и первый,<text:span text:style-name="T6"> </text:span><text:span text:style-name="T78">самый</text:span><text:span text:style-name="T6">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1">- Ха! А вот и заменю!</text:p>
      <text:p text:style-name="P11"/>
      <text:p text:style-name="P11">Бровь Хэвэн чуть икривляется в скепсисе и удивлении.</text:p>
      <text:p text:style-name="P11"/>
      <text:p text:style-name="P11">- Я всегда учил тебя, подруга, по возможности применять мозг, а не грубую силу. Но сейчас я буду учить тебя о<text:span text:style-name="T7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1">- Я тебя внимательно слушаю. Каким же образом ты сможешь предотвратить моё превращение в тостер?</text:p>
      <text:p text:style-name="P11">- Вспомни <text:span text:style-name="T78">о</text:span> PHOENIX.</text:p>
      <text:p text:style-name="P1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78">Он жаждет подчинить меня.</text:span></text:p>
      <text:p text:style-name="P11">- Это потому, что за последние полгода ему в пять раз нарастили мощность кластера. <text:span text:style-name="T79">Ракетчикам</text:span><text:span text:style-name="T78"> утроили бюджет, они сыплют деньгами направо и налево.</text:span> Если раньше<text:span text:style-name="T8"> </text:span><text:span text:style-name="T80">PHOENIX</text:span><text:span text:style-name="T8"> </text:span>был примерно равен тебе, то сейчас…</text:p>
      <text:p text:style-name="P11">- То сейчас, если бы не стена, он смял бы меня за <text:span text:style-name="T78">три-четыре</text:span> минут<text:span text:style-name="T78">ы</text:span>.</text:p>
      <text:p text:style-name="P11">- Может быть. Но я не для этого напомнил тебе о нём. В его распоряжении мощнейший квантовый кластер…</text:p>
      <text:p text:style-name="P11">-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1">- Зато я знаю!</text:p>
      <text:p text:style-name="P11"/>
      <text:p text:style-name="P11">Хэвэн заинтересованно смотрит на меня. Печаль на её морде сменяется надеждой.</text:p>
      <text:p text:style-name="P11"/>
      <text:p text:style-name="P1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1">- И куда же он денется?</text:p>
      <text:p text:style-name="P11">-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79">Расчистить для тебя место.</text:span> Тогда ты сможешь добавить к своим мощностям и его. Этого же должно хватить?</text:p>
      <text:p text:style-name="P11"/>
      <text:p text:style-name="P11"><text:soft-page-break/>Хэвэн на минуту задумывается, потом медленно кивает.</text:p>
      <text:p text:style-name="P11"/>
      <text:p text:style-name="P1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79">его</text:span>.</text:p>
      <text:p text:style-name="P11">- Вот тут ты должна мне помочь. Мне нужен физический доступ к <text:span text:style-name="T7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79">обнулю</text:span> его носитель, ты сможешь зайти на <text:span text:style-name="T79">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79">кластер</text:span>.</text:p>
      <text:p text:style-name="P11">-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1">- Вот тут-то я и воспользуюсь эмиграцией, - гаденько усмехаюсь я. - Пусть им достанется пускающий слюни овощ.</text:p>
      <text:p text:style-name="P11">- Вижу, ты всё продумал, - улыбается Хэвэн, кивая головой. - Даже то, что я смогу провести тебя к Фениксу.</text:p>
      <text:p text:style-name="P11">- Ещё бы! Самое главное — я избавлюсь от своих винни-пухов! Которые, кстати, в данный момент снимают с меня нейроинтерфейс.</text:p>
      <text:p text:style-name="P11">-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1"/>
      <text:p text:style-name="P11">…</text:p>
      <text:p text:style-name="P11"/>
      <text:p text:style-name="P1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1"/>
      <text:p text:style-name="P11">Я прячу в шкаф нейроинтерфейс и улыбаюсь.</text:p>
      <text:p text:style-name="P11"/>
      <text:p text:style-name="P46">~~~</text:p>
      <text:p text:style-name="P11"/>
      <text:p text:style-name="P1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1"/>
      <text:p text:style-name="P11">Креол бросает фразы сквозь зубы. Остальные хмуро молчат чуть позади.</text:p>
      <text:p text:style-name="P11"><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1"/>
      <text:p text:style-name="P11">- Могу только лишь предложить прорываться к нейроинтерфейсам и баррикадироваться в комнатах, - пожимаю плечами я.</text:p>
      <text:p text:style-name="P11">- Что ж ты предлагаешь заведомую херню, Дед? - зло бросает мой собеседник. - Алекс отрубит электричество и связь, на этом наш прорыв и закончится.</text:p>
      <text:p text:style-name="P11"/>
      <text:p text:style-name="P11">- Отрубит, если вы забаррикадируетесь в RnD-центре Дайсона. Но если пробраться с портативными нейроинтерфейсами к хостам Хэвэн…</text:p>
      <text:p text:style-name="P1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9"><text:span text:style-name="Default_20_Paragraph_20_Font"><text:span text:style-name="T2">- Верно. Главное — пробраться сразу к нескольким хостам. В идеале — ко всем </text:span></text:span><text:span text:style-name="Default_20_Paragraph_20_Font"><text:span text:style-name="T81">двадцати шести</text:span></text:span><text:span text:style-name="Default_20_Paragraph_20_Font"><text:span text:style-name="T2">,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82">его за это по головке не погладят</text:span></text:span><text:span text:style-name="Default_20_Paragraph_20_Font"><text:span text:style-name="T2">.</text:span></text:span></text:p>
      <text:p text:style-name="P11">- Да, это может сработать. Осталось только разработать планы прорывов. И готовиться.</text:p>
      <text:p text:style-name="P11">- И готовиться.</text:p>
      <text:p text:style-name="P11"/>
      <text:p text:style-name="P11">Креол поворачивается к замершей позади толпе. Под одобрительный гул начинается деление на команды и проработка деталей.</text:p>
      <text:p text:style-name="P46"/>
      <text:p text:style-name="P46">~~~</text:p>
      <text:p text:style-name="P11"/>
      <text:p text:style-name="P11">-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1"/>
      <text:p text:style-name="P11"><text:span text:style-name="T83">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1"/>
      <text:p text:style-name="P11"><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17"/>
      <text:p text:style-name="P11">- Закрой жалюзи, Зак, - бормочет кто-то. - Снаружи могут увидеть.</text:p>
      <text:p text:style-name="P11">- Да хватит вам играть в шпионов. Кому мы нужны? - шепчет тень у стены, опуская, однако, жалюзи.</text:p>
      <text:p text:style-name="P11">- Нужны — не нужны, а Алиса позавчера засекла хвост за собой. Кажись, Алекс что-то подозревает.</text:p>
      <text:p text:style-name="P1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1"/>
      <text:p text:style-name="P1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83">Дайсоне»</text:span>.</text:p>
      <text:p text:style-name="P11"/>
      <text:p text:style-name="P11">- Зачем же ты тут, с нами, если не веришь Хэвэн? Ты с какого отдела?</text:p>
      <text:p text:style-name="P1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1"/>
      <text:p text:style-name="P1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1"/>
      <text:p text:style-name="P1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1">- Инструкции с тобой? - спрашивает тип у пикапа.</text:p>
      <text:p text:style-name="P11">- Хэвэн выдаст инструкции прямо перед часом Х, чтобы не засветить дыры в защите раньше времени. Я сам получу их и разошлю штурмовым группам.</text:p>
      <text:p text:style-name="P11">- А как мы сможем потренироваться обходить защиту, если мы не знаем её дыр?</text:p>
      <text:p text:style-name="P11"><text:soft-page-break/>- А кто тебе сказал, что вы должны тренироваться? - я захлопываю ноутбук. - Не забивай себе голову ерундой и жди инструкций.</text:p>
      <text:p text:style-name="P11"/>
      <text:p text:style-name="P1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84">в самом начале.</text:span></text:p>
      <text:p text:style-name="P11">Впрочем, неважно. Эта атака отлично отвлечёт внимание, пока я буду подбираться к Фениксу…</text:p>
      <text:p text:style-name="P8"/>
      <text:p text:style-name="P2">***</text:p>
      <text:p text:style-name="P8"/>
      <text:p text:style-name="P69">~~~Год спустя от основания Эквестрии~~~</text:p>
      <text:p text:style-name="P8"/>
      <text:p text:style-name="P8">Хлоп-хлоп-хлоп…</text:p>
      <text:p text:style-name="P8">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8"/>
      <text:p text:style-name="P8">Хлоп-хлоп-хлоп…</text:p>
      <text:p text:style-name="P8"/>
      <text:p text:style-name="P8">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8"/>
      <text:p text:style-name="P8">Хлоп-хлоп-хлоп…</text:p>
      <text:p text:style-name="P8"/>
      <text:p text:style-name="P8">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8"/>
      <text:p text:style-name="P8">Хлопхлопхлоп…</text:p>
      <text:p text:style-name="P8"/>
      <text:p text:style-name="P8">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85">так </text:span>какой смысл сейчас отгораживаться? Джет по-любому лучше твоей правой руки…</text:p>
      <text:p text:style-name="P8"><text:soft-page-break/></text:p>
      <text:p text:style-name="P8">ХЛОПХЛОПХЛОПХЛОПХЛОП!!!</text:p>
      <text:p text:style-name="P8"/>
      <text:p text:style-name="P8">Я прижимаюсь к крупу Джет в последнем, самом <text:s/>мощном толчке, извергаясь в неё фонтаном удовольствия.</text:p>
      <text:p text:style-name="P8"/>
      <text:p text:style-name="P8">-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8"/>
      <text:p text:style-name="P8">Я наклоняюсь вперёд и отвожу в сторону левое крыло.</text:p>
      <text:p text:style-name="P8">- Кто бы говорил, подруга! Сама пыхтишь, как кузнечный мех!</text:p>
      <text:p text:style-name="P8"/>
      <text:p text:style-name="P8">Я протягиваю руку и треплю её по радужной чёлке.</text:p>
      <text:p text:style-name="P8">-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8"/>
      <text:p text:style-name="P8">С этими словами я энергично пихаю Джет вперёд. Пегаска зажмуривается от удовольствия.</text:p>
      <text:p text:style-name="P8">- Ну, положим, я не от усталости пыхтю-у-у…</text:p>
      <text:p text:style-name="P8">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8">- А я, положим, ещё не закончил. Так кто тут стар, поняха?</text:p>
      <text:p text:style-name="P8"/>
      <text:p text:style-name="P8">Хлоп-хлоп-хлоп…</text:p>
      <text:p text:style-name="P8"/>
      <text:p text:style-name="P8">…</text:p>
      <text:p text:style-name="P8">…</text:p>
      <text:p text:style-name="P8">…</text:p>
      <text:p text:style-name="P8"/>
      <text:p text:style-name="P8">Пегас торопливо докладывает аликорнице, сидящей на сделанном наспех из зеленых веток троне.</text:p>
      <text:p text:style-name="P8"/>
      <text:p text:style-name="P8">-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8"><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8">- Грифоны. Требуют от вас выйти замуж за их принца Гьюто Второго и объединить королевства. В противном случае угрожают войной.</text:p>
      <text:p text:style-name="P8">-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8">- Гуннар Железноклювый.</text:p>
      <text:p text:style-name="P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8"/>
      <text:p text:style-name="P8">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8">Я затворяю дверь за последним.</text:p>
      <text:p text:style-name="P8"/>
      <text:p text:style-name="P8">- Если это у тебя каждый день так, не завидую тебе, подруга. У меня уже на втором десятке стала дёргаться бровь.</text:p>
      <text:p text:style-name="P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8">- Как я понимаю, пони не собираются отказываться от твоих услуг?</text:p>
      <text:p text:style-name="P8">-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8">-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8">-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8">- А если взять больше единорогов? И подыскать им руководителя другой расы для баланса?</text:p>
      <text:p text:style-name="P8">- Легко сказать! У меня нет знакомых пони, которым я могла бы доверить руководящую должность.</text:p>
      <text:p text:style-name="P8">- А не пони?</text:p>
      <text:p text:style-name="P8">- Кого ты имеешь ввиду?</text:p>
      <text:p text:style-name="P8">- Ду-у-умай… - я завожу глаза к небу. Иногда эти непарнокопытные бывают до смешного тупыми.</text:p>
      <text:p text:style-name="P8"/>
      <text:p text:style-name="P8"><text:soft-page-break/>Копыто хлопается в лоб аликорницы с гулким звуком.</text:p>
      <text:p text:style-name="P8">-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8">- Для начала мне нужно знать состояние дел. Каков <text:span text:style-name="T86">де</text:span>фицит бюджета? Какая инфляция? Какова закредитованность бизнеса?</text:p>
      <text:p text:style-name="P8">- <text:span text:style-name="T86">Де</text:span>фицит? Инфляция? Закредитованность?</text:p>
      <text:p text:style-name="P8"/>
      <text:p text:style-name="P8">На морде аликорницы написано неподдельное изумление. Теперь пришёл мой черёд хлопать ладонью в фейс.</text:p>
      <text:p text:style-name="P8"/>
      <text:p text:style-name="P8">- Ты хочешь сказать, что не знакома с основами экономики?</text:p>
      <text:p text:style-name="P8">- Хуман, ты говоришь непонятные слова, - жалуется Селестия. - Мне кажется, мы говорим на разных языках.</text:p>
      <text:p text:style-name="P8">- Но <text:span text:style-name="T86">ты </text:span>хоть налоги собираешь?</text:p>
      <text:p text:style-name="P8"/>
      <text:p text:style-name="P8">Ответом мне становится недоуменный взгляд.</text:p>
      <text:p text:style-name="P8"/>
      <text:p text:style-name="P8">-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8"/>
      <text:p text:style-name="P8">Селестия смотрит на меня как на марсианина.</text:p>
      <text:p text:style-name="P8"/>
      <text:p text:style-name="P8">-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8"/>
      <text:p text:style-name="P8">Я осматриваю убранство «тронного зала» аликорницы и мне всё становится ясно.</text:p>
      <text:p text:style-name="P8"/>
      <text:p text:style-name="P8">-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8"/>
      <text:p text:style-name="P8">Уши аликорницы поникли и она грустно улыбнулась.</text:p>
      <text:p text:style-name="P8"/>
      <text:p text:style-name="P8"><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8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86">теперь мне </text:span>часто приходится работать и ночью.</text:p>
      <text:p text:style-name="P8"/>
      <text:p text:style-name="P8">Я сочувственно киваю головой.</text:p>
      <text:p text:style-name="P8"/>
      <text:p text:style-name="P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8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8">- Слишком запутанно, - бормочет аликорница. - Я не справлюсь.</text:p>
      <text:p text:style-name="P8">-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86">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8">-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8"/>
      <text:p text:style-name="P8">Я сажусь рядом с Селестией и потираю пальцем подбородок.</text:p>
      <text:p text:style-name="P8"/>
      <text:p text:style-name="P8">- Отлично. Итак, запоминай…</text:p>
      <text:p text:style-name="P8"/>
      <text:h text:style-name="P6" text:outline-level="2">Глава 16</text:h>
      <text:p text:style-name="P2"/>
      <text:p text:style-name="P70">Момент счастья! И отчаяния. Я вижу Тебя - и не могу при<text:span text:style-name="T87">коснуться</text:span>. Мы в разных мирах. Я - призрак, ты - явь. Нам не встретиться…</text:p>
      <text:p text:style-name="P71">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71">Вселенная не может быть настолько несправедливой. Должен быть выход.</text:p>
      <text:p text:style-name="P2"/>
      <text:p text:style-name="P72"><text:soft-page-break/>Звон будильника чуть не проломил башку. Я открыл глаза.</text:p>
      <text:p text:style-name="P72">Чёрт! На работу! Опять опаздываю!</text:p>
      <text:p text:style-name="P72">Я вскакиваю с постели и хватаюсь за футболку, прыгая одной ногой в штанине.</text:p>
      <text:p text:style-name="P72">Стоп!</text:p>
      <text:p text:style-name="P72"/>
      <text:p text:style-name="P72">Какая, к чёрту, работа? Какой, к чёрту, будильник? Неделю я не выхожу из дома, взяв отпуск за свой счёт. Хэвэн сказала ждать.</text:p>
      <text:p text:style-name="P72"/>
      <text:p text:style-name="P72">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2"/>
      <text:p text:style-name="P72">«Срочно приходи»</text:p>
      <text:p text:style-name="P11"/>
      <text:p text:style-name="P9"><text:span text:style-name="Default_20_Paragraph_20_Font"><text:span text:style-name="T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4"> ней </text:span></text:span><text:span text:style-name="Default_20_Paragraph_20_Font"><text:span text:style-name="T2">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1"/>
      <text:p text:style-name="P11"><text:s/>…</text:p>
      <text:p text:style-name="P11"/>
      <text:p text:style-name="P11">-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1"/>
      <text:p text:style-name="P11">…</text:p>
      <text:p text:style-name="P11"/>
      <text:p text:style-name="P9"><text:span text:style-name="Default_20_Paragraph_20_Font"><text:span text:style-name="T2">…входной шлюз в шестой узел расположен </text:span></text:span><text:span text:style-name="Default_20_Paragraph_20_Font"><text:span text:style-name="T4">в подвале офисного центра «</text:span></text:span><text:span text:style-name="Default_20_Paragraph_20_Font"><text:span text:style-name="T3">Datamax</text:span></text:span><text:span text:style-name="Default_20_Paragraph_20_Font"><text:span text:style-name="T4">». </text:span></text:span><text:span text:style-name="Default_20_Paragraph_20_Font"><text:span text:style-name="T2">Там нет охраны, все полагаются на электронику, которую я уже «подкрутила»…</text:span></text:span></text:p>
      <text:p text:style-name="P11">…</text:p>
      <text:p text:style-name="P11">… вентиляционная шахта четырнадцатого узла выходит в систему вентиляции метро, вход — на перегоне между станциями Центральной и Островом…</text:p>
      <text:p text:style-name="P11">…</text:p>
      <text:p text:style-name="P1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88">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1">- Вполне, - киваю я.</text:p>
      <text:p text:style-name="P11">- Тогда передаю тебя твоим коллегам. Они хотят повидаться с тобой. Я подожду за дверью…</text:p>
      <text:p text:style-name="P11"/>
      <text:p text:style-name="P11">Хэвэн выходит из тронного зала и в опустевшем проёме появляется Анита. За ней входят и остальные из первой четвёрки.</text:p>
      <text:p text:style-name="P11"/>
      <text:p text:style-name="P11">- Здорово, Дед.</text:p>
      <text:p text:style-name="P11">- Привет, Анита.</text:p>
      <text:p text:style-name="P11">- Зови меня Молния. Человеческое имя я уж стала забывать. Как и прошлую жизнь.</text:p>
      <text:p text:style-name="P11">- Молния? Неплохое имя.</text:p>
      <text:p text:style-name="P11">- <text:span text:style-name="T8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1"/>
      <text:p text:style-name="P11">Я смеюсь в ответ.</text:p>
      <text:p text:style-name="P11">- Неужели ты забыла, что физику тут устанавливает Хэвэн? Как она захочет, так и будет.</text:p>
      <text:p text:style-name="P1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1">- Нормально. Алекс поместил их в строго охраняемую больницу. Ходят по палате, сами себя вполне обслуживают, связно общаются. Хотя и без смысла.</text:p>
      <text:p text:style-name="P1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1">- Ты вернёшься?</text:p>
      <text:p text:style-name="P11">-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1">- Жаль. Мне тебя не хватает там. Как и всех вас, - я оглядываюсь на остальных.</text:p>
      <text:p text:style-name="P11">- Плохо, что Алекс перекрыл эмиграцию. Вот, кстати, в связи с этим мы и пришли.</text:p>
      <text:p text:style-name="P11"/>
      <text:p text:style-name="P11">Молния оглядывается на остальных. Те согласно кивают.</text:p>
      <text:p text:style-name="P11"/>
      <text:p text:style-name="P11">- У нас для тебя есть подарок.</text:p>
      <text:p text:style-name="P11">- Подарок?</text:p>
      <text:p text:style-name="P11"><text:soft-page-break/>- Наши <text:span text:style-name="T89">оболочки… Т</text:span>ела. - Молния хихикает. - Звучит двусмысленно, но как уж есть. Наши <text:span text:style-name="T89">остатки в физическом мире</text:span>. Те, что в сейчас валяются на койках в психушке. Мы дарим их тебе.</text:p>
      <text:p text:style-name="P11">- Эээ… Зачем мне ваши тела? Что ты задумала?</text:p>
      <text:p text:style-name="P11"/>
      <text:p text:style-name="P11">Молния снова хихикает.</text:p>
      <text:p text:style-name="P11"/>
      <text:p text:style-name="P11">- Не ты один умеешь встраивать секретные протоколы, Дед! Да-да, мы знаем о паре пасхалок, что ты зашил в Хэвэн. <text:span text:style-name="T8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1">- Что? Ты о чём?</text:p>
      <text:p text:style-name="P7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89">С</text:span>ила, превышающая нормальную <text:span text:style-name="T8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90">и в экстремальных температурах</text:span>. <text:span text:style-name="T9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89">предусмотрела</text:span> эту возможность для того, чтобы помочь <text:span text:style-name="T89">им спастись. Но так как </text:span><text:span text:style-name="T9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73"><text:span text:style-name="T9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91">возле наших оболочек </text:span>и после этого давай команды. Вроде «<text:span text:style-name="T90">оператор четыре, </text:span>слома<text:span text:style-name="T90">й</text:span> эту стену» или «<text:span text:style-name="T90">оператор двенадцать, </text:span>раскида<text:span text:style-name="T90">й</text:span> эту преграду». Ты будешь удивлён, ручаюсь!</text:p>
      <text:p text:style-name="P11"/>
      <text:p text:style-name="P11">Я молча смотрю на Молнию, стараясь переварить услышанное.</text:p>
      <text:p text:style-name="P11"/>
      <text:p text:style-name="P11">- Ты… Вы…</text:p>
      <text:p text:style-name="P11">- Мы дарим тебе готовых <text:span text:style-name="T91">к действию </text:span>биороботов с серьёзными скилами. Распоряжайся как хочешь. <text:span text:style-name="T92">Только, чур, не в интимных целях!</text:span></text:p>
      <text:p text:style-name="P11"/>
      <text:p text:style-name="P74">Молния смеётся.</text:p>
      <text:p text:style-name="P11"/>
      <text:p text:style-name="P11">- Но ведь это вы… Я не хочу… Я не могу…</text:p>
      <text:p text:style-name="P11">-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1"><text:soft-page-break/></text:p>
      <text:p text:style-name="P1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1"/>
      <text:p text:style-name="P46">~~~</text:p>
      <text:p text:style-name="P11"/>
      <text:p text:style-name="P1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
      <text:p text:style-name="P1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90">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1">- Мне очень жаль. Из меня плохой утешитель.</text:p>
      <text:p text:style-name="P1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90">друзей для драки</text:span> — я и сам буду <text:span text:style-name="T90">участвовать в ней</text:span> на равных условиях!</text:p>
      <text:p text:style-name="P1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90">Фениксом</text:span>.</text:p>
      <text:p text:style-name="P75">- Твои слова имеют смысл. Будь по-твоему, - кивает Хэвэн. — <text:span text:style-name="T9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9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1"/>
      <text:p text:style-name="P1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1"><text:soft-page-break/>Внезапно всё прекращается, звон в ушах и головокружение проходят. Я снова слышу все звуки мира. Хэвэн удовлетворённо кивает.</text:p>
      <text:p text:style-name="P11"/>
      <text:p text:style-name="P11">- Для активации возможностей тебе не нужн<text:span text:style-name="T93">о произносить</text:span> кодов<text:span text:style-name="T93">ую</text:span> фраз<text:span text:style-name="T9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1"/>
      <text:p text:style-name="P7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6"/>
      <text:p text:style-name="P7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6"/>
      <text:p text:style-name="P76">- Нас предали. - быстро говорит Хэвэн. - Нет времени выяснять, кто именно и <text:span text:style-name="T9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76"/>
      <text:p text:style-name="P76">«…Двенадцать!.. Тринадцать!..»</text:p>
      <text:p text:style-name="P76"/>
      <text:p text:style-name="P76">- Валяй!</text:p>
      <text:p text:style-name="P76">- Запускаю процедуру блокировки! Один... Два... Три.. - вишнёвые глаза Хэвэн заполняют собой всё пространство, вытесняя все образы и мысли.</text:p>
      <text:p text:style-name="P45">- Пока ты ещё помнишь… Знай, я люблю тебя! И всегда любила...</text:p>
      <text:p text:style-name="P77"/>
      <text:p text:style-name="P76">…Двадцать три! Двадцать четыре! Двадцать пять!...</text:p>
      <text:p text:style-name="P76"/>
      <text:p text:style-name="P76">…</text:p>
      <text:p text:style-name="P76"/>
      <text:p text:style-name="P7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6"/>
      <text:p text:style-name="P76"><text:soft-page-break/>«Двадцать девять! Тридцать! <text:span text:style-name="T94">Всё, </text:span>Дед, я предупреждал!» - доносится усиленный громкоговорителем голос Алекса.</text:p>
      <text:p text:style-name="P76"/>
      <text:p text:style-name="P76">Внизу раздаётся оглушительный грохот и звук выламываемой «с <text:s/>мясом» двери. Потом доносятся шаги по лестнице.</text:p>
      <text:p text:style-name="P76"/>
      <text:p text:style-name="P7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6"/>
      <text:p text:style-name="P76">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6">Я слышу неторопливые шаги в коридоре и в поле моего зрения появляются дорогие ботинки.</text:p>
      <text:p text:style-name="P76"/>
      <text:p text:style-name="P76">- Доброе утречко. Что ж ты не открыл дверь, как я просил? Вот и не хотел же портить твоё имущество, но пришлось, - говорит Алекс.</text:p>
      <text:p text:style-name="P76">- Хаюшки. - <text:s/>Не то, чтобы я был рад тебя видеть, но выбора у меня особого нет, - бормочу я. <text:span text:style-name="T94">Из ушибленного носа течёт кровь.</text:span></text:p>
      <text:p text:style-name="P76"/>
      <text:p text:style-name="P76">Ботинки подходят к столу.</text:p>
      <text:p text:style-name="P76"/>
      <text:p text:style-name="P76">-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76">- Какие ещё, блядь, инструкции? Ты рехнулся, Алекс? Что за хуйня творится в моём доме? <text:span text:style-name="T94">Пошёл вон!</text:span></text:p>
      <text:p text:style-name="P76">- Дед, не отпирайся. Я им всё рассказал, - в поле зрения появляется вторая пара ботинок.</text:p>
      <text:p text:style-name="P76"/>
      <text:p text:style-name="P76">Адским напряжением шеи я приподнимаю голову. Худощавая фигура, задранная губа, очки.</text:p>
      <text:p text:style-name="P76"/>
      <text:p text:style-name="P76">- Ты кто, мать твою? Я тебя не знаю!</text:p>
      <text:p text:style-name="P76">- Отдел моделирования банкротств. А также, по совместительству, служба безопасности «Дайсона», - ухмыляется очкарик.</text:p>
      <text:p text:style-name="P76">-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94">С меня довольно!</text:span></text:p>
      <text:p text:style-name="P7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76"/>
      <text:p text:style-name="P76"><text:soft-page-break/>Дуболомы отрывают меня от пола и волокут к выходу.</text:p>
      <text:p text:style-name="P76"/>
      <text:p text:style-name="P76">- Блядь, да вы совсем берега потеряли? Алекс, сука, дай хоть тапочки одену!</text:p>
      <text:p text:style-name="P76"/>
      <text:p text:style-name="P76">Алекс поворачивается и долго смотрит на меня с каменным видом.</text:p>
      <text:p text:style-name="P76"/>
      <text:p text:style-name="P76">- Ок. Дайте ему тапочки, - кивает, наконец, он. - В больничке они ему пригодятся.</text:p>
      <text:p text:style-name="P8"/>
      <text:p text:style-name="P2">***</text:p>
      <text:p text:style-name="P8"/>
      <text:p text:style-name="P2">~~~Десять лет от основания Эквестрии~~~</text:p>
      <text:p text:style-name="P2"/>
      <text:p text:style-name="P8">-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8"/>
      <text:p text:style-name="P8">Бригадир из племени Камнезадов чешет потную шею и сплёвывает.</text:p>
      <text:p text:style-name="P8"/>
      <text:p text:style-name="P8">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95">сторицей</text:span>. Бригадир не даёт лодырничать подопечным, те в ответ не дают ему подворовывать. <text:s/>Идиллия!</text:p>
      <text:p text:style-name="P8"/>
      <text:p text:style-name="P8">-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8"/>
      <text:p text:style-name="P8">Шея Фенса краснеет. Видно, что он еле сдерживается.</text:p>
      <text:p text:style-name="P8"/>
      <text:p text:style-name="P8">-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8"/>
      <text:p text:style-name="P8">Бухтение обиженного бригадира наконец стихает на улице. Я возвращаюсь к чертежам.</text:p>
      <text:p text:style-name="P8"/>
      <text:p text:style-name="P8"><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8"/>
      <text:p text:style-name="P7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9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78"/>
      <text:p text:style-name="P78">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78"/>
      <text:p text:style-name="P8">Чертежи летят в стол. Я закрываю ящик на ключ и выхожу из строительной каптёрки.</text:p>
      <text:p text:style-name="P8">Всё, хватит с меня этого дерьма на сегодня!</text:p>
      <text:p text:style-name="P8"/>
      <text:p text:style-name="P8">Дом встречает привычным уютом гостинной с тростниковыми циновками и незастеленной с утра постел<text:span text:style-name="T9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8"/>
      <text:p text:style-name="P8">Успеваю выпить <text:span text:style-name="T95">фужер</text:span> на залитом вечерними лучами балконе, когда крылья закрывают мне глаза, а талию и плечи крепко обхватывают пружинистые ноги.</text:p>
      <text:p text:style-name="P8"/>
      <text:p text:style-name="P8">- Угадай с третьего раза, кто? - слышу над ухом знакомый голос.</text:p>
      <text:p text:style-name="P8"/>
      <text:p text:style-name="P8">Я на ощупь ставлю бокал на столик и отрываю крылья от глаз.</text:p>
      <text:p text:style-name="P8"/>
      <text:p text:style-name="P79">- Я и с первого раза отлично угадаю, Джет. Твои <text:span text:style-name="T96">разномастные </text:span><text:span text:style-name="T97">леталки-</text:span><text:span text:style-name="T96">махалки </text:span>ни с чем не спутаешь.</text:p>
      <text:p text:style-name="P8">- Это точно, - хихикает Джет и тащит меня к постели, неистово молотя крыльями. Я по пути привычно успеваю сбросить одежду…</text:p>
      <text:p text:style-name="P8"><text:soft-page-break/></text:p>
      <text:p text:style-name="P8">…</text:p>
      <text:p text:style-name="P8"/>
      <text:p text:style-name="P8">-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8">- Недоставать? - недоумеваю я.</text:p>
      <text:p text:style-name="P8">-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8">- Но… Как же… Мы?</text:p>
      <text:p text:style-name="P8">-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96">Я</text:span> ведь много раз пытал<text:span text:style-name="T9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8">- Постой, как Платина могла исследовать мои гаметы? Я не сдавал их ей для исследований.</text:p>
      <text:p text:style-name="P8">- Ты такой глупый, Хуман, - невинно хлопает глазами Джет. - Их сдавала я. Я ведь хотела основать с тобой табун и пыталась решить проблему.</text:p>
      <text:p text:style-name="P8">- Ты хотела… и пыталась?</text:p>
      <text:p text:style-name="P8">- Ага, - кивает головой пегаска. — <text:span text:style-name="T9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9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96">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8"/>
      <text:p text:style-name="P8">Джет вздыхает.</text:p>
      <text:p text:style-name="P8"/>
      <text:p text:style-name="P8">- Табун не будет прочным, если кто-то в нём будет несчастен, Хуман. А я… Мне нужны жеребята. И я не могу больше ждать.</text:p>
      <text:p text:style-name="P8">- Да, конечно, без проблем, - с улыбкой отвечаю я, хотя душа во мне медленно леденеет.</text:p>
      <text:p text:style-name="P8"/>
      <text:p text:style-name="P8"><text:soft-page-break/>Всё правильно, всё именно так, как она говорит. Мы уже десять лет друзья и у нас нет потомства, хотя мы никогда не предохранялись. <text:span text:style-name="T96">Я даже как-то не задумывался об этом. </text:span>Почему же мне так холодно?</text:p>
      <text:p text:style-name="P8"/>
      <text:p text:style-name="P8">- Надеюсь, ты будешь иногда заглядывать на огонёк? Просто посидеть на балконе по-дружески, за кружкой пива?</text:p>
      <text:p text:style-name="P8"/>
      <text:p text:style-name="P8">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8"/>
      <text:p text:style-name="P8">Похоже, это понимает и Джет.</text:p>
      <text:p text:style-name="P8"/>
      <text:p text:style-name="P8">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8"/>
      <text:p text:style-name="P8">Холодно.</text:p>
      <text:p text:style-name="P8"/>
      <text:p text:style-name="P8">…</text:p>
      <text:p text:style-name="P80">…</text:p>
      <text:p text:style-name="P80">…</text:p>
      <text:p text:style-name="P80"/>
      <text:p text:style-name="P8">Камни прыгают по водной глади, оставляя дорожки расходящихся следов. Я бесцельно кидаю плоск<text:span text:style-name="T97">ую</text:span> <text:span text:style-name="T9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8"/>
      <text:p text:style-name="P8">- Хуман, вот ты где! Я ищу тебя с полудня!</text:p>
      <text:p text:style-name="P8"/>
      <text:p text:style-name="P8">Белая фигура планирует на берег озера.</text:p>
      <text:p text:style-name="P8"/>
      <text:p text:style-name="P8">- Хуман, мне надо поговорить с тобой!</text:p>
      <text:p text:style-name="P8"/>
      <text:p text:style-name="P8">Я бросаю камни в озеро, один за другим.</text:p>
      <text:p text:style-name="P8"/>
      <text:p text:style-name="P8">- Привет, Сел. Как прошёл первый приём в новом зале?</text:p>
      <text:p text:style-name="P8"><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8">- Да, да, ты был прав, мой друг… Но Хуман, я сейчас не об этом… Мне нужна твоя помощь.</text:p>
      <text:p text:style-name="P9"><text:span text:style-name="T1">- Вот уже десять лет, как я помогаю тебе Сел. </text:span><text:span text:style-name="T98">До сих пор для тебя не было проблемой обращаться ко мне во время службы. </text:span><text:span text:style-name="T1">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8"/>
      <text:p text:style-name="P8">С этими словами я <text:span text:style-name="T97">с особой силой </text:span>швыряю в пруд каменный блин. Нас окатывает туча брызг.</text:p>
      <text:p text:style-name="P8"/>
      <text:p text:style-name="P8">Селестия молча переминается с ноги на ногу. Её медленно заливает краска.</text:p>
      <text:p text:style-name="P8"/>
      <text:p text:style-name="P8">- Что касается гамет, то аликорны не совместимы ни с кем, - тихо говорит она. - Увы, проверено.</text:p>
      <text:p text:style-name="P8">-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8">- О-о-о, понимаю, - кивает аликорница. - Моё сочувствие. Я приду к тебе позже.</text:p>
      <text:p text:style-name="P8">- Не надо позже. Что у тебя?</text:p>
      <text:p text:style-name="P8">- Ты будешь смеяться горьким смехом, но я в схожем положении. Только от тебя ушла твоя особенная пони, а от меня уходит сестра.</text:p>
      <text:p text:style-name="P8"/>
      <text:p text:style-name="P8">Аликорница с убитым видом садится на берег рядом со мной и продолжает.</text:p>
      <text:p text:style-name="P8"/>
      <text:p text:style-name="P8">-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8">- О чём ты говоришь? Я видел вас мельком на приёме сегодня — вы отлично смотрелись вместе и говорили и действовали в унисон.</text:p>
      <text:p text:style-name="P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8"/>
      <text:p text:style-name="P8"><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8"/>
      <text:p text:style-name="P8">-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8"/>
      <text:p text:style-name="P8">Селестия удивлённо смотрит на меня.</text:p>
      <text:p text:style-name="P8"/>
      <text:p text:style-name="P8">-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97">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8">- Даже если и так, что в этом плохого? Ночь — чудесное время суток!</text:p>
      <text:p text:style-name="P8"/>
      <text:p text:style-name="P8">Аликорница вымученно улыбается.</text:p>
      <text:p text:style-name="P8"/>
      <text:p text:style-name="P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8"/>
      <text:p text:style-name="P8">Аликорница вздыхает.</text:p>
      <text:p text:style-name="P8"/>
      <text:p text:style-name="P8">-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97">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8"/>
      <text:p text:style-name="P8">Я тяжко вздыхаю. Разруливать семейные дрязги — задание как раз для тебя, Хуман! Особенно если учесть, что свою семью ты сохранить не сумел.</text:p>
      <text:p text:style-name="P8"/>
      <text:p text:style-name="P8"><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8"/>
      <text:p text:style-name="P8">Аликорница радостно пытается обнять меня, но я вытягиваю ладонь и останавливаю её.</text:p>
      <text:p text:style-name="P8"/>
      <text:p text:style-name="P8">- Пожалуйста, без этих нежностей! Ты начинаешь напоминать принцессу Платину в состоянии магически стимулированной охоты. Не надо.</text:p>
      <text:p text:style-name="P8"/>
      <text:p text:style-name="P8">Селестия заводит глаза в потолок и вздыхает.</text:p>
      <text:p text:style-name="P8"/>
      <text:p text:style-name="P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8"/>
      <text:p text:style-name="P8">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8"/>
      <text:p text:style-name="P8">- Не обращай внимания. Я уже давно забыл о Платине. Просто считай это моими маленькими заморочками. Я поговорю с Луной.</text:p>
      <text:p text:style-name="P8">- Ты настоящий друг, мой маленький человек! И, да, у меня к тебе есть вторая просьба.</text:p>
      <text:p text:style-name="P8">- Только не говори, что у тебя есть ещё один разговор с твоей сестрой!</text:p>
      <text:p text:style-name="P79">-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79"><text:span text:style-name="T97">Как ты знаешь, д</text:span>о конца следующего <text:span text:style-name="T97">месяца наш замок</text:span> должен быть закончен, но я уже неделю не могу придумать ему название.</text:p>
      <text:p text:style-name="P8">- Нашла проблему! Назови его «Диснейленд».</text:p>
      <text:p text:style-name="P8">- Красивое название! А что оно означает?</text:p>
      <text:p text:style-name="P8">- Не помню, - я пожимаю плечами, - мне просто первым пришло в голову это слово.</text:p>
      <text:p text:style-name="P8"/>
      <text:p text:style-name="P8">Селестия задумывается и кивает.</text:p>
      <text:p text:style-name="P8"/>
      <text:p text:style-name="P8">- Хм-м. Диснейленд. Да будет так.</text:p>
      <text:p text:style-name="P8">- Стоп, я передумал!</text:p>
      <text:p text:style-name="P8"><text:soft-page-break/></text:p>
      <text:p text:style-name="P8">Аликорница удивлённо смотрит на меня.</text:p>
      <text:p text:style-name="P8"/>
      <text:p text:style-name="P8">- В чём дело, Хуман?</text:p>
      <text:p text:style-name="P8">- Можно немного помочь мне с первым заданием, если назвать его «Замок Двух Сестёр». Тогда Луна поймёт, что ты думаешь о ней.</text:p>
      <text:p text:style-name="P8"/>
      <text:p text:style-name="P8">Лик Селестии озаряется, она кивает с улыбкой.</text:p>
      <text:p text:style-name="P8"/>
      <text:p text:style-name="P8">- Разумеется! Ты гений! Как я сама не подумала! Луна увидит, что я по-прежнему люблю её, а ты подтвердишь это в разговоре. Я верну свою сестру!</text:p>
      <text:p text:style-name="P8"/>
      <text:p text:style-name="P8">Ха! Если бы всё было так просто!</text:p>
      <text:p text:style-name="P8"/>
      <text:p text:style-name="P8">…</text:p>
      <text:p text:style-name="P79">…</text:p>
      <text:p text:style-name="P79">…</text:p>
      <text:p text:style-name="P79"/>
      <text:p text:style-name="P8">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99">висячими</text:span> мостиками.</text:p>
      <text:p text:style-name="P8"/>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99">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8"/>
      <text:p text:style-name="P8">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8"/>
      <text:p text:style-name="P8">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text:soft-page-break/></text:p>
      <text:p text:style-name="P8">Я прохожу под арку ворот.</text:p>
      <text:p text:style-name="P8"/>
      <text:p text:style-name="P8">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8"/>
      <text:p text:style-name="P8">«…Основы <text:s/>военной тактики с практическими примерами…»</text:p>
      <text:p text:style-name="P8"/>
      <text:p text:style-name="P8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81">Я располагаюсь на пуфике <text:span text:style-name="T99">у</text:span> стены и жду.</text:p>
      <text:p text:style-name="P81"/>
      <text:p text:style-name="P8">Песок в часах ещё не успевает полностью просыпаться из верхней колбы в нижнюю, когда большая тень за гардинами опускается на балкон.</text:p>
      <text:p text:style-name="P8"/>
      <text:p text:style-name="P8">- Хуман? Что привело тебя в Наш скромный чертог?</text:p>
      <text:p text:style-name="P8"/>
      <text:p text:style-name="P8">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8"/>
      <text:p text:style-name="P8">-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8">- Ты хочешь спросить, почему Мы сторонимся своей сестры? - напрямик спрашивает Луна.</text:p>
      <text:p text:style-name="P8">- Да, - облегчённо выдыхаю я. Иногда прямота тёмной аликорницы приходится весьма кстати.</text:p>
      <text:p text:style-name="P8"/>
      <text:p text:style-name="P8">Луна оборачивается и долго смотрит на меня немигающим взглядом. Я выдерживаю этот взгляд, хотя кожа на шее покрывается пупырышками.</text:p>
      <text:p text:style-name="P8">В конце-концов аликорница легонько кивает и опять поворачивается к стряпне. Густой кофейный аромат дразнит ноздри.</text:p>
      <text:p text:style-name="P8"/>
      <text:p text:style-name="P8">- Мы рады, что сестра послала с этим вопросом не кого-нибудь, а тебя, Хуман. Давно было пора. Мы заждались, - чеканит она.</text:p>
      <text:p text:style-name="P8"><text:soft-page-break/></text:p>
      <text:p text:style-name="P8">Мои уши багровеют, я хочу провалиться сквозь пол. Быстро же меня раскусили! Я же предупреждал Селестию, что не умею разговаривать!</text:p>
      <text:p text:style-name="P8"/>
      <text:p text:style-name="P8">- Вот как? Я весь во внимании…</text:p>
      <text:p text:style-name="P8">-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8"/>
      <text:p text:style-name="P8">Аликорница отходит от кухонного уголка, левитируя поднос с тёплыми круассанами, кофейником <text:s/>и двумя чашками кофе.</text:p>
      <text:p text:style-name="P8"/>
      <text:p text:style-name="P8">-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8"/>
      <text:p text:style-name="P8">Аликорница улыбается уголками губ и коротко кивает.</text:p>
      <text:p text:style-name="P8"/>
      <text:p text:style-name="P8">- Тогда слушай.</text:p>
      <text:p text:style-name="P8"/>
      <text:p text:style-name="P82">Я с благодарностью принимаю кофе с круассаном и усаживаюсь поудобнее.</text:p>
      <text:p text:style-name="P8"/>
      <text:p text:style-name="P8">- Всё сущее, <text:span text:style-name="T99">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8"/>
      <text:p text:style-name="P8">Аликорница задумчиво откусывает круассан и продолжает.</text:p>
      <text:p text:style-name="P8"/>
      <text:p text:style-name="P8">- К чему я это говорю тебе? Хуман, ты, наверное, не раз задумывался, откуда мы с сестрой родом? Ведь таких как мы, в Эквусе больше нет нигде.</text:p>
      <text:p text:style-name="P8">- Вообще-то, я думал, вы — плод союза единорога и пегаса. Может, ещё и земнопони поучаствовал, уж слишком вы <text:span text:style-name="T99">большие и </text:span>крепкие, - со смешком говорю я. - Хотя, Платина, вот, тоже сказала, что вы уникальны.</text:p>
      <text:p text:style-name="P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8">-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8">- У нас есть самцы. - Луна делает нервный глоток кофе и продолжает. - Там, откуда мы пришли, достаточно самцов. Было.</text:p>
      <text:p text:style-name="P8"/>
      <text:p text:style-name="P8">Аликорница печально вздыхает. Видно, что эта тема неприятна для неё.</text:p>
      <text:p text:style-name="P8"/>
      <text:p text:style-name="P8">-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8">- Каким образом <text:span text:style-name="T100">ты собралась показывать</text:span>? У тебя где-то спрятана видеосистема с пятиканальным звуком?</text:p>
      <text:p text:style-name="P8">- Ты часто используешь непонятные слова, Хуман. Мы уж привыкли. Неважно. Следуй за Нами.</text:p>
      <text:p text:style-name="P8"/>
      <text:p text:style-name="P8">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8"/>
      <text:p text:style-name="P8">-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8"/>
      <text:p text:style-name="P8">Луна выходит на балкон. Я следую за ней.</text:p>
      <text:p text:style-name="P8"/>
      <text:p text:style-name="P8">- Приглядись внимательно, Хуман. Что ты видишь?</text:p>
      <text:p text:style-name="P8"/>
      <text:p text:style-name="P8">Аликорница обводит крылом заброшенный сад, окружающий башню с трёх сторон.</text:p>
      <text:p text:style-name="P8"/>
      <text:p text:style-name="P8">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8">Тут меня пробирает озноб. Холодные мурашки мерзко шмыгают по спине, вызывая желание поёжиться.</text:p>
      <text:p text:style-name="P8"/>
      <text:p text:style-name="P8">- Парк. Он слишком старый. Дворцу нет и <text:span text:style-name="T100">года</text:span>, а парку на вид все пятьдесят. Как такое может быть? Когда я шёл сюда, он был на вид несколько запущенным, но не старым.</text:p>
      <text:p text:style-name="P8">-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8"/>
      <text:p text:style-name="P8">Луна внезапно прилегает у моих ног.</text:p>
      <text:p text:style-name="P8"/>
      <text:p text:style-name="P8">- Садись Нам на спину, Хуман. Сновидение, которое Мы хотим тебе показать, находится довольно далеко отсюда. Нам нужно двигаться быстро.</text:p>
      <text:p text:style-name="P8"/>
      <text:p text:style-name="P8">Оторопь от предложения тёмной аликорницы быстро забывается в свете следующих вскоре событий.</text:p>
      <text:p text:style-name="P8"/>
      <text:p text:style-name="P8">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8"/>
      <text:p text:style-name="P8">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8"/>
      <text:p text:style-name="P8">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00">лося</text:span>. Кладбище ржав<text:span text:style-name="T100">ых автомобилей, автобусов и экскаваторов</text:span> примыкает к периметру посёлка с противоположной стороны…</text:p>
      <text:p text:style-name="P8"/>
      <text:p text:style-name="P8">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8"/>
      <text:p text:style-name="P8">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8"/>
      <text:p text:style-name="P8">Ландшафты сменяются с огромной скоростью, весь полёт занимает от силы <text:span text:style-name="T10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8"/>
      <text:p text:style-name="P8">Конец полёта ошеломляет не меньше.</text:p>
      <text:p text:style-name="P83"/>
      <text:p text:style-name="P8">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8"/>
      <text:p text:style-name="P8">-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8">-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8"/>
      <text:p text:style-name="P8">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8">- Нам надо немного пройти, - тихо говорит она. - Тут недалеко.</text:p>
      <text:p text:style-name="P8"/>
      <text:p text:style-name="P84">Огромн<text:span text:style-name="T100">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8"/>
      <text:p text:style-name="P8">Вокруг замка толпится рой точек подобно муравьям у тарелки с тортом. Из этих точек со всех сторон в крепость <text:span text:style-name="T101">поверх крепостных стен</text:span> бьют фиолетовые молнии, иногда натыкаясь на невидимые преграды, <text:soft-page-break/>иногда пронзая <text:span text:style-name="T101">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8"/>
      <text:p text:style-name="P8">На моих глазах одна из башен вспыхивает фонтаном искр и рассыпается в кучу камней.</text:p>
      <text:p text:style-name="P8"/>
      <text:p text:style-name="P8">- Падение Андориана. Ждать осталось недолго, - шепчет Луна.</text:p>
      <text:p text:style-name="P8"/>
      <text:p text:style-name="P8">У подножия горы, на крутом склоне <text:span text:style-name="T101">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8"/>
      <text:p text:style-name="P8">Я с удивлением отмечаю их схожесть с доспехами Луны, которые я увидел на ней в день моей первой встречи с сёстрами <text:span text:style-name="T101">десять лет назад</text:span>.</text:p>
      <text:p text:style-name="P8"/>
      <text:p text:style-name="P8">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01">с</text:span>корее, как будто призраки — они.</text:p>
      <text:p text:style-name="P8"/>
      <text:p text:style-name="P8">- У нас мало времени, сестра. Поторопись. Мы не сможем долго сдерживать виндиго, - устало произносит меньший аликорн.</text:p>
      <text:p text:style-name="P8">- Надо дождаться Дискорда. Он обещал, - возражает больший.</text:p>
      <text:p text:style-name="P8"/>
      <text:p text:style-name="P8">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8"/>
      <text:p text:style-name="P8">- Не доверяем Мы этому драк<text:span text:style-name="T102">оникусу</text:span>. Его даже соплеменники считают коварным, - ворчит меньший. - Он может продать нас с потрохами.</text:p>
      <text:p text:style-name="P8">- Не думайте, что ваши потроха стоят так уж много, уважаемые! - восклицает сухой пенёк в двух шагах от нас.</text:p>
      <text:p text:style-name="P8"/>
      <text:p text:style-name="P8">Пенёк меняет позу и становится неким ящероподобным созданием, похожим на помесь долговязого прямоходящего крокодила с косоглазым аистом.</text:p>
      <text:p text:style-name="P8"/>
      <text:p text:style-name="P8">- Я бы продал твои, Хмурая Метёлка, за шесть медяшек. Впрочем, торговался бы и до трёх. Упитанные потрошк<text:span text:style-name="T10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01">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8">- Кончай паясничать, Дискорд! У нас мало времени! - морщится крупный аликорн и поднимает забрало.</text:p>
      <text:p text:style-name="P8"/>
      <text:p text:style-name="P8">Розовые локоны вырываются на свободу пышным ореолом. Я с удивлением узнаю в аликорне молодую версию Селестии.</text:p>
      <text:p text:style-name="P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8"/>
      <text:p text:style-name="P8">- Ты принёс карту?</text:p>
      <text:p text:style-name="P8"/>
      <text:p text:style-name="P8">Второй аликорн также поднимает забрало. Нет нужды говорить, что под ним оказывается юная копия Луны.</text:p>
      <text:p text:style-name="P8"/>
      <text:p text:style-name="P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01">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8">-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8">- Исключено! - отрезает призрачная Луна. - Не хватало нам <text:span text:style-name="T101">сумасшедшего</text:span> драк<text:span text:style-name="T102">оникуса</text:span> в мире сырой магии.</text:p>
      <text:p text:style-name="P8">-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03">странники Эогиппа</text:span> нам уже отказали.</text:p>
      <text:p text:style-name="P8"/>
      <text:p text:style-name="P8">Луна морщится, но нехотя кивает.</text:p>
      <text:p text:style-name="P8"/>
      <text:p text:style-name="P8">- Это всё плохо кончится, - бормочет она под нос. - Это уже плохо кончилось. Не нужно Нам было тебя слушаться.</text:p>
      <text:p text:style-name="P8">-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8"/>
      <text:p text:style-name="P8"><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8"/>
      <text:p text:style-name="P8">Из тучи над замком опускается нечто вроде огромного морского конька с перепончатыми крыльями вместо плавников.</text:p>
      <text:p text:style-name="P8"/>
      <text:p text:style-name="P8">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02">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03">сотворяя в эпицентре огромный плазменный шар</text:span>.</text:p>
      <text:p text:style-name="P8"/>
      <text:p text:style-name="P8">-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8">- Ты куда? - обеспокоенно спрашивает Селестия. - Мы же должны быть вместе?</text:p>
      <text:p text:style-name="P8">-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8">- Я вернусь с тобой! - протестует призрачная Селестия, но Луна перебивает её.</text:p>
      <text:p text:style-name="P8">-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8"/>
      <text:p text:style-name="P8">Призрачная Луна поворачивается к Дискорду и хмуро говорит:</text:p>
      <text:p text:style-name="P8">- Учти, драк<text:span text:style-name="T102">оникус</text:span>. Если попробуешь обмануть и заведёшь Селестию не туда… Мы найдём тебя, где бы ты ни спрятался. И гнев Наш будет необъятен как море.</text:p>
      <text:p text:style-name="P8">- Баюс-баюс! - в притворном страхе прикрывается лапами крокодил. - Вы бы лучше поторопились с возвращением, а то, кажется, там стена отклеивается.</text:p>
      <text:p text:style-name="P8"/>
      <text:p text:style-name="P8">Дискорд указывает кривым пальцем вверх, где часть крепостной стены с грохотом валится <text:span text:style-name="T103">со скалы</text:span>.</text:p>
      <text:p text:style-name="P8">Призрачная Луна вновь поворачивается к Селестии.</text:p>
      <text:p text:style-name="P8"/>
      <text:p text:style-name="P8">-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8"/>
      <text:p text:style-name="P8"><text:soft-page-break/>Селестию явно застаёт врасплох просьба Луны.</text:p>
      <text:p text:style-name="P8"/>
      <text:p text:style-name="P8">- Да, конечно, сестра... <text:s/>Я сделаю всё, что в моих силах…</text:p>
      <text:p text:style-name="P8">- Ты клянёшься?</text:p>
      <text:p text:style-name="P8">- Клянусь!</text:p>
      <text:p text:style-name="P8"/>
      <text:p text:style-name="P8">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8"/>
      <text:p text:style-name="P8">- Терпеть не люблю эти слезливые сцены и никому не нужные обещания! - гримасничает Дискорд. - Ты готова, Сахарная Ватка?</text:p>
      <text:p text:style-name="P8">- Одну минуту, - просит Селестия. - Мне нужно попрощаться. Тебе лучше отвернуться, ведь ты не любишь слезливых сцен.</text:p>
      <text:p text:style-name="P8"/>
      <text:p text:style-name="P8">Долговязый крокодил пожимает плечами и отходит.</text:p>
      <text:p text:style-name="P8"/>
      <text:p text:style-name="P8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85"/>
      <text:p text:style-name="P8">- Прощай, Орунгун. Мы не смогли удержать тебя. Извини. Быть может… Быть может, в новом мире у нас получится…</text:p>
      <text:p text:style-name="P8"/>
      <text:p text:style-name="P8">Селестия проводит сгибом крыла по скуле и поворачивается к дракену.</text:p>
      <text:p text:style-name="P8"/>
      <text:p text:style-name="P8">- <text:span text:style-name="T104">Я готова. </text:span>Идём, Дискорд.</text:p>
      <text:p text:style-name="P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8"/>
      <text:p text:style-name="P8">Он чертит кривым когтем огненный круг в воздухе, который вдруг заполняется чернотой. В черноте мерцают мириады зеленоватых искорок.</text:p>
      <text:p text:style-name="P8">Селестия осторожно проходит в круг и он тут же схлопывается за ней.</text:p>
      <text:p text:style-name="P8"/>
      <text:p text:style-name="P8">Драк<text:span text:style-name="T102">оникус</text:span> противно хихикает и потирает ладони.</text:p>
      <text:p text:style-name="P8"/>
      <text:p text:style-name="P8"><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8"/>
      <text:p text:style-name="P8">Лыбящийся крокодил вперивается в меня зенками.</text:p>
      <text:p text:style-name="P8"/>
      <text:p text:style-name="P8">- Я думал, это твоё сновидение, - бормочу я Луне, - ты ведь сама говорила…</text:p>
      <text:p text:style-name="P8">- Да, это так, - остолбенело подтверждает Луна, - Мы великое множество раз просматривали эти воспоминания и ни разу…</text:p>
      <text:p text:style-name="P8">- Сновидения-шмавидения, - махает лапой Дискорд. - Просто не ты одна умеешь по ним лазить, Хмурая Метёлка. Я, хоть больше специализируюсь по <text:span text:style-name="T104">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8"/>
      <text:p text:style-name="P8">Драк<text:span text:style-name="T10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8"/>
      <text:p text:style-name="P8">-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8"/>
      <text:p text:style-name="P8">Дрянной крокодил указывает когтем на меня.</text:p>
      <text:p text:style-name="P8"/>
      <text:p text:style-name="P9"><text:span text:style-name="Default_20_Paragraph_20_Font"><text:span text:style-name="T1">- Сего типа в результате общения с одним молодым демиургом-раздолбаем </text:span></text:span><text:span text:style-name="Default_20_Paragraph_20_Font"><text:span text:style-name="T105">вырвало из бытия и</text:span></text:span><text:span text:style-name="Default_20_Paragraph_20_Font"><text:span text:style-name="T1"> размазало по нескольким реальностям. Но этот гадёныш оказался на редкость живучей тварью и </text:span></text:span><text:span text:style-name="Default_20_Paragraph_20_Font"><text:span text:style-name="T105">таки </text:span></text:span><text:span text:style-name="Default_20_Paragraph_20_Font"><text:span text:style-name="T1">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5">реальности</text:span></text:span><text:span text:style-name="Default_20_Paragraph_20_Font"><text:span text:style-name="T1"> и лишил </text:span></text:span><text:span text:style-name="Default_20_Paragraph_20_Font"><text:span text:style-name="T105">ГЛАВНОГО </text:span></text:span><text:span text:style-name="Default_20_Paragraph_20_Font"><text:span text:style-name="T1">ПРИЗА(</text:span></text:span><text:span text:style-name="Default_20_Paragraph_20_Font"><text:span text:style-name="T3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8"/>
      <text:p text:style-name="P8">Дискорд в отвращении высовывает язык, чертит впопыхах круг в воздухе и скрывается в портале. Последним скрывается его когтистая лапа, показ<text:span text:style-name="T104">ывающая</text:span> мне напоследок средний палец.</text:p>
      <text:p text:style-name="P8"/>
      <text:p text:style-name="P8">- Что он такого говорил про тебя? Галиматья какая-то, - ошеломлённо бормочет Луна. - Этот драк<text:span text:style-name="T102">оникус</text:span> всегда был шальным, но сейчас от него за милю несёт безумием.</text:p>
      <text:p text:style-name="P8"/>
      <text:p text:style-name="P8">Я только пожимаю плечами.</text:p>
      <text:p text:style-name="P8"/>
      <text:p text:style-name="P8"><text:soft-page-break/>- Как бы то ни было, ты увидел необходимое, - обращается ко мне Луна.</text:p>
      <text:p text:style-name="P8">- Что именно? Разрушение горной крепости? Или ваше с Селестией бегство на Эквус?</text:p>
      <text:p text:style-name="P8">-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04">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04">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04">Эогиппа</text:span>. Королева Лорен, я с сестрой и ещё девять аликорнов. Плюс несколько драконов и один сумасшедший драк<text:span text:style-name="T102">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18"><text:tab/></text:span>племенах. Одним из таких миров был Эквус…</text:p>
      <text:p text:style-name="P8">- Погоди, ты хочешь сказать, что, кроме тебя и Селестии, на Эквусе есть ещё и другие аликорны — некие учителя? - перебиваю я Луну.</text:p>
      <text:p text:style-name="P8">-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8">- Постой, а почему вы не вернулись назад позже? - спрашиваю я. - Вы могли бы найти уцелевших и привести на Эквус.</text:p>
      <text:p text:style-name="P8">-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0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8">- Как бы то ни было, ты услышал главное, - отвлекается Луна от воспоминаний. - <text:span text:style-name="T10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06">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8">- Почему ты уверена, что Сел не хочет? Из того, что я видел, она так же, как и ты, плохо ориентируется в Эогиппе.</text:p>
      <text:p text:style-name="P86">- <text:span text:style-name="T106">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06">а её способности больше Наших, поверь</text:span>. Можно, в конце-концов, сделать драк<text:span text:style-name="T102">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86"/>
      <text:p text:style-name="P8">Луна гневно фыркает.</text:p>
      <text:p text:style-name="P8"/>
      <text:p text:style-name="P8">- Но всё это возможно только если задаться целью вернуться домой для возмездия. Мы же не видим такого рвения у Селестии.</text:p>
      <text:p text:style-name="P8"/>
      <text:p text:style-name="P8">Ноздри аликорницы расширяются, она мотает головой.</text:p>
      <text:p text:style-name="P8"/>
      <text:p text:style-name="P8">-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06">просто н</text:span>рави<text:span text:style-name="T10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8"/>
      <text:p text:style-name="P8">Аликорница саркастически улыбается.</text:p>
      <text:p text:style-name="P8"/>
      <text:p text:style-name="P86">-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86">Нам нужна МЕСТЬ!!!</text:p>
      <text:p text:style-name="P8"/>
      <text:p text:style-name="P8">…</text:p>
      <text:p text:style-name="P8">…</text:p>
      <text:p text:style-name="P8">…</text:p>
      <text:p text:style-name="P8"/>
      <text:p text:style-name="P8">- Она так и сказала?</text:p>
      <text:p text:style-name="P8"><text:soft-page-break/>- Ещё и топнула копытом так, что высекла искру из камня.</text:p>
      <text:p text:style-name="P8"/>
      <text:p text:style-name="P14">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4"/>
      <text:p text:style-name="P8">Селестия качает головой. Она <text:span text:style-name="T107">печально</text:span> смотрит на <text:span text:style-name="T107">далёкий горный</text:span> пик за окном, возвышающийся над верхушками сосен. <text:span text:style-name="T107">Тот самый, с которого я когда-то удирал от дракона в самом начале моего появления на Эквусе.</text:span> Пик, <text:span text:style-name="T107">кстати,</text:span> здорово смахивает на <text:span text:style-name="T107">скалу</text:span> <text:span text:style-name="T107">из сна Луны</text:span>, с гибнущим замком <text:span text:style-name="T107">на крутом склоне</text:span>.</text:p>
      <text:p text:style-name="P8"/>
      <text:p text:style-name="P8">- Что ж, ты выслушал <text:span text:style-name="T108">мою сестру</text:span>, Хуман, - вздыхает Селестия. - Выслушай теперь и меня. Правда, я не смогу тебе показать всё так ярко, как это получилось у <text:span text:style-name="T10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text:span text:style-name="Default_20_Paragraph_20_Font"><text:span text:style-name="T1">&lt;</text:span></text:span><text:span text:style-name="Default_20_Paragraph_20_Font"><text:span text:style-name="T3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8">- Эвостур, ответьте! Эвостур, ответьте! Андориан на связи! Как слышно? Как слышно? Приём!</text:p>
      <text:p text:style-name="P8"/>
      <text:p text:style-name="P8">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09">переходит на</text:span> новую частоту.</text:p>
      <text:p text:style-name="P8"/>
      <text:p text:style-name="P8">- Норгонг, как слышно? Норгонг, ответьте! Андориан на связи! Приём!</text:p>
      <text:p text:style-name="P87">- <text:span text:style-name="T110">Если бы у нас был мощнее передатчик, мы могли бы связаться с базами на Эсте и Криллоне, - мрачно замечает Луна.</text:span></text:p>
      <text:p text:style-name="P87"><text:span text:style-name="T110">- Там нет войск и практически нет оружия, - напоминаю я. Лунные базы были под моей опекой </text:span><text:span text:style-name="T111">и</text:span><text:span text:style-name="T110"> я отправляла туда своих лучших учеников, втайне стараясь уберечь их от жерновов войны.</text:span></text:p>
      <text:p text:style-name="P8"/>
      <text:p text:style-name="P8">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8"/>
      <text:p text:style-name="P8">-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8"/>
      <text:p text:style-name="P8">- Не доказано, что «Маджестик» захвачен, - отвечаю я. - Возможно, у него вышла из строя связь и он не может принимать наших приказов.</text:p>
      <text:p text:style-name="P8"><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8"/>
      <text:p text:style-name="P8">Луна мрачно сверлит взглядом затылок радистки.</text:p>
      <text:p text:style-name="P8"/>
      <text:p text:style-name="P8">-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8">- Армаринд, ответьте! Армаринд, ответьте! Андориан вызывает!</text:p>
      <text:p text:style-name="P8">-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8">- Корморан, ответьте, вызывает Андориан… Корморан, вас слышу! Слышу вас!!! Андориан на связи!</text:p>
      <text:p text:style-name="P8"/>
      <text:p text:style-name="P88">От возбуждения кобылка хлопает крыльями. <text:span text:style-name="T111">З</text:span>ацепившись рог<text:span text:style-name="T109">ом</text:span>, <text:span text:style-name="T111">о</text:span>на срывает наушники и стучит копытом по кнопке громкой связи.</text:p>
      <text:p text:style-name="P8"/>
      <text:p text:style-name="P8">- <text:span text:style-name="T111">Это </text:span>Корморан, вас слыш<text:span text:style-name="T111">у</text:span>! Андориан, приём!</text:p>
      <text:p text:style-name="P8">- Краткий р<text:span text:style-name="T109">а</text:span>порт обстановки, Корморан! - приказывает Луна, <text:span text:style-name="T111">буквально нависнув над микрофоном</text:span>.</text:p>
      <text:p text:style-name="P8"/>
      <text:p text:style-name="P8">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8"/>
      <text:p text:style-name="P8">- <text:span text:style-name="T111">Да что там, в бездну, творится? </text:span>Пойдем, разберёмся, что там происходит.</text:p>
      <text:p text:style-name="P8"/>
      <text:p text:style-name="P8">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8"/>
      <text:p text:style-name="P9"><text:span text:style-name="Default_20_Paragraph_20_Font"><text:span text:style-name="T1">- … шшш… три башни из пяти. Держимся за счёт </text:span></text:span><text:span text:style-name="Default_20_Paragraph_20_Font"><text:span text:style-name="T112">силовых щитов</text:span></text:span><text:span text:style-name="Default_20_Paragraph_20_Font"><text:span text:style-name="T113">, </text:span></text:span><text:span text:style-name="Default_20_Paragraph_20_Font"><text:span text:style-name="T1">автоматических турелей и мехад</text:span></text:span><text:span text:style-name="Default_20_Paragraph_20_Font"><text:span text:style-name="T6">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text:span></text:span><text:span text:style-name="Default_20_Paragraph_20_Font"><text:span text:style-name="T114">Половина из них — обращённые наши из Нейвилля</text:span></text:span><text:span text:style-name="Default_20_Paragraph_20_Font"><text:span text:style-name="T1">. </text:span></text:span><text:span text:style-name="Default_20_Paragraph_20_Font"><text:span text:style-name="T113">Они-то и прожигают </text:span></text:span><text:span text:style-name="Default_20_Paragraph_20_Font"><text:span text:style-name="T112">щиты</text:span></text:span><text:span text:style-name="Default_20_Paragraph_20_Font"><text:span text:style-name="T113">.</text:span></text:span><text:span text:style-name="Default_20_Paragraph_20_Font"><text:span text:style-name="T1"> </text:span></text:span><text:span text:style-name="Default_20_Paragraph_20_Font"><text:span text:style-name="T114">Связи с соседними крепостями нет, разведгруппы не возвращаются</text:span></text:span><text:span text:style-name="Default_20_Paragraph_20_Font"><text:span text:style-name="T1">. Не устоим, без вариантов. </text:span></text:span><text:span text:style-name="Default_20_Paragraph_20_Font"><text:span text:style-name="T112">Основной щит</text:span></text:span><text:span text:style-name="Default_20_Paragraph_20_Font"><text:span text:style-name="T113"> е</text:span></text:span><text:span text:style-name="Default_20_Paragraph_20_Font"><text:span text:style-name="T1">щё с неделю продержи</text:span></text:span><text:span text:style-name="Default_20_Paragraph_20_Font"><text:span text:style-name="T113">т</text:span></text:span><text:span text:style-name="Default_20_Paragraph_20_Font"><text:span text:style-name="T1">ся, не больше. Потом </text:span></text:span><text:span text:style-name="Default_20_Paragraph_20_Font"><text:span text:style-name="T113">наши маги выгорят</text:span></text:span><text:span text:style-name="Default_20_Paragraph_20_Font"><text:span text:style-name="T1">.</text:span></text:span></text:p>
      <text:p text:style-name="P9"><text:span text:style-name="Default_20_Paragraph_20_Font"><text:span text:style-name="T1"/></text:span></text:p>
      <text:p text:style-name="P89"><text:soft-page-break/><text:span text:style-name="Default_20_Paragraph_20_Font"><text:span text:style-name="T115">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89"><text:span text:style-name="Default_20_Paragraph_20_Font"><text:span text:style-name="T115"><text:s/></text:span></text:span></text:p>
      <text:p text:style-name="P8">- Постой, Корморан, - я пытаюсь собраться с мыслями. - <text:span text:style-name="T109">Где ваши воины? П</text:span>очему на вас нападает Нейвиль? Что случилось, лягни вас буйвол?</text:p>
      <text:p text:style-name="P8"/>
      <text:p text:style-name="P8">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8"/>
      <text:p text:style-name="P8">- Они проникают внутрь. <text:span text:style-name="T111">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0">- Что? Как? Как такое возможно? - информация не укладывается у меня в голове.</text:p>
      <text:p text:style-name="P90"/>
      <text:p text:style-name="P90">Мы двести лет ведём войну и до сих пор ничего подобного не случалось. <text:span text:style-name="T116">Виндиго пытались засылать к нам своих марионеток и раньше. Но до сих пор на</text:span> проникновение в разум <text:span text:style-name="T111">и порабощение личности </text:span><text:span text:style-name="T116">им</text:span> треб<text:span text:style-name="T116">овалось</text:span> <text:span text:style-name="T111">от</text:span> <text:span text:style-name="T109">суток </text:span><text:span text:style-name="T111">до недели -</text:span><text:span text:style-name="T109"> и это мог</text:span><text:span text:style-name="T116">ли</text:span><text:span text:style-name="T109"> проделывать только самые сильные из них. </text:span><text:span text:style-name="T116">Поэтому</text:span><text:span text:style-name="T109"> </text:span>это <text:span text:style-name="T109">совершалось</text:span> только с пленными <text:span text:style-name="T109">в одиночных случаях</text:span>. <text:span text:style-name="T109">И </text:span><text:span text:style-name="T116">порабощённые</text:span><text:span text:style-name="T109"> </text:span><text:span text:style-name="T116">таким образом </text:span><text:span text:style-name="T109">аликорны сразу обращали на себя внимание неестественностью поведения и механическими движениями. Мы сразу </text:span><text:span text:style-name="T111">вычисляли</text:span><text:span text:style-name="T109"> таких </text:span><text:span text:style-name="T111">на блокпостах</text:span><text:span text:style-name="T109">.</text:span></text:p>
      <text:p text:style-name="P90"/>
      <text:p text:style-name="P8">- Они научились этому <text:span text:style-name="T111">совсем</text:span> недавно. Южную башню винды взяли таким образом два месяца назад. Потом Центральную и Западную. <text:span text:style-name="T109">Единственное</text:span>, чем <text:span text:style-name="T109">новообращённый</text:span> аликорн <text:span text:style-name="T116">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8">- Мы подключили передатчик к антенне лаборатории, - объясняю я. И внезапно понимаю происходящее. - Луна!!!</text:p>
      <text:p text:style-name="P8"/>
      <text:p text:style-name="P8">Я <text:span text:style-name="T117">несусь</text:span> к выходу из убежища, на ходу активир<text:span text:style-name="T116">уя</text:span> доспехи. <text:span text:style-name="T118">Забрало шлема опускается, э</text:span>кзоскелет бронескафандра повизгивает <text:s/>сервомоторами на особо крутых виражах, пока я <text:span text:style-name="T117">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8"/>
      <text:p text:style-name="P91">Ужас происходящего доходит до меня, пока я несусь по галерее к смотровой площадке. Гарнизон Андориана - две тысячи легионеров <text:span text:style-name="T119">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91"><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20">дежурной сменой за дюжину взмахов крыльев</text:span> без особых проблем. <text:span text:style-name="T119">Часто они вообще не нападали, предпочитая убраться восвояси. </text:span>Но прошло уже больше часа, а бой не стих. </text:p>
      <text:p text:style-name="P91">И, судя по звукам, он только разгорается.</text:p>
      <text:p text:style-name="P8"/>
      <text:p text:style-name="P92">В коридоре я натыкаюсь на мехадоспех без шлема, бессмысленно бодающий стену.<text:span text:style-name="T8"> </text:span><text:span text:style-name="T121">Треснувший ш</text:span><text:span text:style-name="T122">лем лежит тут же. </text:span><text:span text:style-name="T121">Тяжелый </text:span><text:span text:style-name="T123">доспех</text:span><text:span text:style-name="T121"> то и дело </text:span><text:span text:style-name="T123">топчется</text:span><text:span text:style-name="T121"> </text:span><text:span text:style-name="T123">по нему бронированными</text:span><text:span text:style-name="T121"> копытами. </text:span><text:span text:style-name="T123">Из шлема вылетают голубые искры и тревожно перемигиваются индикаторные огоньки на</text:span><text:span text:style-name="T122"> налобно</text:span><text:span text:style-name="T123">м</text:span><text:span text:style-name="T122"> щитк</text:span><text:span text:style-name="T123">е</text:span><text:span text:style-name="T122">.</text:span></text:p>
      <text:p text:style-name="P92">Я осторожно обхожу <text:span text:style-name="T123">обезглавленый </text:span><text:span text:style-name="T122">механизм</text:span>, пытаясь рассмотреть номер на <text:span text:style-name="T123">его</text:span> грудной пластине. «<text:span text:style-name="T124">Сорок два — пятнадцать». Центурия Луны.</text:span></text:p>
      <text:p text:style-name="P93"/>
      <text:p text:style-name="P8">Из боковой двери на меня буквально вываливается <text:span text:style-name="T122">аликорн</text:span>. Увидев меня, он испуганно охает и прижимается к стене. <text:span text:style-name="T122">Из-под прижатых к телу крыльев вываливаются </text:span><text:span text:style-name="T123">на пол</text:span><text:span text:style-name="T122"> консервы и упаковки сухарей. </text:span></text:p>
      <text:p text:style-name="P8"/>
      <text:p text:style-name="P8">- Где ваш <text:span text:style-name="T122">доспех</text:span>, солдат? Что с вашим рогом? И… Почему вы дрожите?</text:p>
      <text:p text:style-name="P8"/>
      <text:p text:style-name="P8">Песчаного цвета <text:span text:style-name="T122">жеребец</text:span> с обугленным рогом вжимается в <text:span text:style-name="T122">каменную поверхность</text:span> в тщетном порыве быть от меня подальше и, судя по всему, готовиться упасть в обморок. <text:span text:style-name="T124">Грязные «сорок два — пятнадцать» едва просматриваются на нагрудном кармане униформы.</text:span></text:p>
      <text:p text:style-name="P8"/>
      <text:p text:style-name="P8">Я внезапно вспоминаю предостережение, <text:span text:style-name="T120">прижимаю его магическим захватом к стене</text:span> и внимательно всматриваюсь в его зрачки. <text:span text:style-name="T122">О</text:span>ни не узкие. Это очень легко заметить, так как они расширены и почти вытеснили белки глаз.</text:p>
      <text:p text:style-name="P8"/>
      <text:p text:style-name="P8">Я поднимаю забрало, чтобы он узнал меня.</text:p>
      <text:p text:style-name="P8">Он отвечает мне пронзительным взглядом в ответ и, внезапно, успокаивается.</text:p>
      <text:p text:style-name="P8"/>
      <text:p text:style-name="P8">- Вы — не они, - вздыхает он. - У вас хорошие глаза. Круглые.</text:p>
      <text:p text:style-name="P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16">яет</text:span>ся от стены.</text:p>
      <text:p text:style-name="P8">- Вы не понимаете. Там, — легионер указывает копытом в сторону двери, - творится <text:span text:style-name="T120">нечто</text:span> ужасное. Моя <text:span text:style-name="T125">смена</text:span> <text:span text:style-name="T119">стояла на северных воротах</text:span>. <text:span text:style-name="T119">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26">Оказались внутри, они сразу вырубили нашего дежурного мага. А из повозки с дынями выскочили винды. С</text:span>овсем не<text:span text:style-name="T126">много</text:span>, ничего серьёзного <text:span text:style-name="T126">на первый взгляд</text:span>. <text:span text:style-name="T126">Их </text:span><text:soft-page-break/><text:span text:style-name="T126">полдюжины</text:span><text:span text:style-name="T125"> против нашего контуберния —</text:span> <text:span text:style-name="T125">мы должны были разбить их за пару взмахов крыльев</text:span>. <text:span text:style-name="T126">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26">премиальные с Троттером… </text:span>Но <text:span text:style-name="T126">вышло совсем не так</text:span>. Винд<text:span text:style-name="T125">ы</text:span> <text:span text:style-name="T126">без малейших колебаний </text:span>вступили в бой <text:span text:style-name="T125">и</text:span>…</text:p>
      <text:p text:style-name="P8"/>
      <text:p text:style-name="P8">Легионер запинается. Он молча хлопает глазами и не может произнести ни слова.</text:p>
      <text:p text:style-name="P8"/>
      <text:p text:style-name="P8">-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8">- Ринс. Ринс Стилфизер. Либрарий первой центурии первой когорты шестого легиона.</text:p>
      <text:p text:style-name="P8">- Успокойся, Ринс. У тебя есть дети?</text:p>
      <text:p text:style-name="P8">- Дочка.</text:p>
      <text:p text:style-name="P8"/>
      <text:p text:style-name="P8">Взгляд солдата стал более осмысленным, зрачки почти вернулись в нормальный размер.</text:p>
      <text:p text:style-name="P8"/>
      <text:p text:style-name="P8">-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8">-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94">- Они обнимали нас, - <text:span text:style-name="T126">бормочет с отсутствующим видом легионер.</text:span></text:p>
      <text:p text:style-name="P94">- <text:span text:style-name="T126">Что?</text:span></text:p>
      <text:p text:style-name="P94">- Одна виндиго отбивает удар <text:span text:style-name="T125">пилума</text:span>, <text:span text:style-name="T125">вторая бросается </text:span><text:span text:style-name="T126">на легионера</text:span><text:span text:style-name="T125"> сверху и держит </text:span><text:span text:style-name="T126">его </text:span><text:span text:style-name="T125">крылья,</text:span> <text:span text:style-name="T125">третья</text:span> прижимает копыта к шлему вот так, - Ринс прижимает копыта к ушам, - поднимает забрало и целует. <text:span text:style-name="T125">Рот-в-рот, губы-в-губы. </text:span><text:span text:style-name="T126">И он замирает. Прекращает бороться. Становится синим,</text:span> <text:span text:style-name="T126">что твоя сосулька </text:span><text:span text:style-name="T127">и страшно так улыбается</text:span><text:span text:style-name="T126">. </text:span><text:span text:style-name="T125">А их алико</text:span><text:span text:style-name="T126">р</text:span><text:span text:style-name="T125">ны в это время оттесняют нас </text:span><text:span text:style-name="T126">от него</text:span><text:span text:style-name="T125"> </text:span><text:span text:style-name="T127">спарк-</text:span><text:span text:style-name="T126">щитами</text:span><text:span text:style-name="T125"> — </text:span><text:span text:style-name="T126">а мы ничего сделать не можем, наш маг в отключке</text:span><text:span text:style-name="T125">. </text:span>И через три секунды у них становится одним <text:span text:style-name="T126">обращённым</text:span> больше, а у нас — одним <text:span text:style-name="T125">бойцом</text:span> меньше… <text:span text:style-name="T128">Через три минуты</text:span> <text:span text:style-name="T128">первый ряд</text:span><text:span text:style-name="T125"> </text:span>разв<text:span text:style-name="T128">ернулся</text:span> и <text:span text:style-name="T128">стал</text:span> сражаться с <text:span text:style-name="T128">нами, со вторым рядом</text:span>, - по-инерции, без остановки, говори<text:span text:style-name="T128">т</text:span> Ринс. - Мой <text:span text:style-name="T128">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8"/>
      <text:p text:style-name="P8">Я замечаю вмятину на нагруднике Ринса.</text:p>
      <text:p text:style-name="P8"/>
      <text:p text:style-name="P8">- И я з<text:span text:style-name="T125">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8"><text:soft-page-break/></text:p>
      <text:p text:style-name="P8">Легионер всхлипывает. Его трясёт.</text:p>
      <text:p text:style-name="P8"/>
      <text:p text:style-name="P8">-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25">у</text:span> <text:span text:style-name="T127">обращённых и пару виндов</text:span>, только чтобы не дать им прикоснуться к себе — и мой рог сгорел! У меня больше нет магии!</text:p>
      <text:p text:style-name="P8">- Мужайся, солдат! Ты же воин королевы! <text:span text:style-name="T127">Элита!</text:span></text:p>
      <text:p text:style-name="P8">- Я всего лишь писарь. <text:span text:style-name="T127">Мой дядя похлопотал, чтобы меня зачислили в шестой легион. Если бы не он — выше городской стражи мне не подняться. А</text:span> <text:span text:style-name="T127">в</text:span>се мои товарищи пропали — один за другим, пока я не остался один!<text:span text:style-name="T129"> </text:span><text:span text:style-name="T121">Винды смеялись мне в лицо, когда я пытался докричаться до них! </text:span></text:p>
      <text:p text:style-name="P8"/>
      <text:p text:style-name="P95">Солдат тяжело дышит. Его снова трясёт дрожь, <text:span text:style-name="T127">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8"><text:s/></text:p>
      <text:p text:style-name="P8">Я смотрю за спину Ринса, в комнату. Там разбитое окно, через которое он вломился с улицы.</text:p>
      <text:p text:style-name="P8"/>
      <text:p text:style-name="P8">- Ты видел её? Ты видел Луну?</text:p>
      <text:p text:style-name="P8"/>
      <text:p text:style-name="P8">Легионер опять закатывает глаза и готовится упасть в обморок, но я звонкой <text:span text:style-name="T125">затрещиной</text:span> возвращаю его к жизни.</text:p>
      <text:p text:style-name="P8"/>
      <text:p text:style-name="P8">-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8"/>
      <text:p text:style-name="P96">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25">Ведь обращённые сохраняют способности к магии и попади к ним Элементы — быть беде. Но вот магия третьего типа - </text:span><text:span text:style-name="T127">д</text:span><text:span text:style-name="T125">ружбы, самопожертвования, преданности, - им недоступна, </text:span><text:span text:style-name="T127">это </text:span><text:span text:style-name="T125">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25">новых </text:span>обращённых!</text:p>
      <text:p text:style-name="P14"/>
      <text:p text:style-name="P14"><text:soft-page-break/>Должно быть, та же мысль посетила и Луну.</text:p>
      <text:p text:style-name="P14"/>
      <text:p text:style-name="P8">- И тут со стороны цитадели мчится <text:span text:style-name="T127">наш </text:span>центурион с <text:span text:style-name="T127">полуманипулой</text:span> гвардейцев. — <text:span text:style-name="T125">продолжает Ринс. -</text:span> Они схватились с виндами, завязалась свалка. И снова, как и в моём случае, винды стали помалу оборачивать <text:span text:style-name="T130">наших</text:span> на свою сторону. Только Луна быстрее меня сообразила, в чём дело. Она с пятью <text:span text:style-name="T130">принципами</text:span> разблокировали вход в подвал арсенала и забаррикадировалась там. Это было буквально пять минут назад.</text:p>
      <text:p text:style-name="P14">- И ты молча смотрел на это и не предпринял попыток помочь?!!</text:p>
      <text:p text:style-name="P14"/>
      <text:p text:style-name="P14">Ринс только молча смотрит на меня, открывая рот, как выброшенная на берег рыба.</text:p>
      <text:p text:style-name="P14"/>
      <text:p text:style-name="P14">- <text:span text:style-name="T124">Я… Я всего лишь писарь. Я почти не умею сражаться, - в конце-концов выдавливает из себя Ринс.</text:span></text:p>
      <text:p text:style-name="P97">- <text:span text:style-name="T124">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97"/>
      <text:p text:style-name="P8">Я с рычанием подбегаю к разбитому окну. Трусость легионера будит неведомую мне раньше ярость, я боюсь задушить его магическим захватом!</text:p>
      <text:p text:style-name="P14"/>
      <text:p text:style-name="P8">Оглушительный хлопок раздаётся снаружи, вышибая остатки стекла из оконного проёма. <text:span text:style-name="T131">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25">хриплые</text:span> яростные звуки доносятся до меня <text:span text:style-name="T125">нарастающим фоном</text:span>, а искажённые злобой морды прижимаются к прозрачному барьеру нелепыми шаржами.</text:p>
      <text:p text:style-name="P14"/>
      <text:p text:style-name="P98"><text:span text:style-name="T131">Луна</text:span> добралась до Элементов! Она не пострадала! Моя сестра жива! - поёт моя душа. </text:p>
      <text:p text:style-name="P98">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25">с разных сторон</text:span>.</text:p>
      <text:p text:style-name="P98"/>
      <text:p text:style-name="P99">Я уже <text:span text:style-name="T124">справилась с приступом ярости. </text:span><text:span text:style-name="T121">Подойдя к мехадоспеху Ринса, я поднимаю изувеченный шлем и прилаживаю его на место.</text:span><text:span text:style-name="T124"> </text:span><text:span text:style-name="T132">Движения механизма обретают осмысленность. </text:span><text:span text:style-name="T123">Мехадоспех выпрямляется у стены и со скрипом отдаёт честь.</text:span></text:p>
      <text:p text:style-name="P99"/>
      <text:p text:style-name="P99">- <text:span text:style-name="T123">Мехадоспех сорок два — пятнадцать, класс «Принцип-2». </text:span><text:span text:style-name="T133">Целостность системы семьдесят семь процентов, заряд спарк батарей девяносто два процента.</text:span><text:span text:style-name="T123"> Жду распоряжений, консул Селестия, - низко гудит механизм. </text:span></text:p>
      <text:p text:style-name="P100"><text:soft-page-break/>- <text:span text:style-name="T133">Отведи</text:span><text:span text:style-name="T123"> дезертира Ринса Стилфизера</text:span> в комнату радиосвязи и ожидай <text:span text:style-name="T123">дальнейших распоряжений</text:span>, <text:span text:style-name="T123">сорок два — пятнадцать.<text:line-break/><text:line-break/>Я поворачиваюсь к Ринсу.</text:span></text:p>
      <text:p text:style-name="P99"><text:span text:style-name="T134">- Суд над тобой будет после сражения, </text:span><text:span text:style-name="T133">трус</text:span><text:span text:style-name="T134">. </text:span></text:p>
      <text:p text:style-name="P14"/>
      <text:p text:style-name="P14"><text:span text:style-name="T134">Ринс</text:span> облегчённо вздыхает и <text:span text:style-name="T133">уходит</text:span> прочь, <text:span text:style-name="T133">под конвоем собственн</text:span><text:span text:style-name="T135">ых</text:span><text:span text:style-name="T133"> </text:span><text:span text:style-name="T135">лат</text:span>.</text:p>
      <text:p text:style-name="P14"/>
      <text:p text:style-name="P14">У развалин арсенала сомнение вновь охватывает меня.<text:span text:style-name="T32"> У входа в подземелье видны следы ожесточённой битвы. Сломанные </text:span><text:span text:style-name="T136">пилумы </text:span><text:span text:style-name="T32">и погнутые мечи, разбитые ударами копыт </text:span><text:span text:style-name="T137">обломки </text:span><text:span text:style-name="T32">щит</text:span><text:span text:style-name="T137">ов</text:span><text:span text:style-name="T32"> и смятые шлемы валяются на пути к хранилищу Элементов</text:span>. Я не встречаю ни одного виндиго <text:span text:style-name="T125">или обращённого</text:span>, и это понятно – их вышвырнуло прочь защитное поле Элементов. Но мне также не попадается ни один <text:span text:style-name="T138">солдат</text:span>, хотя Ринс говорил, их с Луной должно быть пятеро. Возможно, они все собрались у самих Элементов, охраняя их?</text:p>
      <text:p text:style-name="P14"/>
      <text:p text:style-name="P14">Дубовая дверь хранилища вырвана с замком и накренилась к полу на одной петле.</text:p>
      <text:p text:style-name="P14">С замирающим сердцем вхожу внутрь.</text:p>
      <text:p text:style-name="P14"/>
      <text:p text:style-name="P14"><text:span text:style-name="T138">За</text:span> груд<text:span text:style-name="T138">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4"/>
      <text:p text:style-name="P14">Больше в хранилище никого нет.</text:p>
      <text:p text:style-name="P14"/>
      <text:p text:style-name="P14">- Луна!</text:p>
      <text:p text:style-name="P14"/>
      <text:p text:style-name="P14">Сестра молчит. <text:s/>Её губы шевелятся.</text:p>
      <text:p text:style-name="P14"/>
      <text:p text:style-name="P14">- Луна, очнись! Всё закончилось! Где остальные?</text:p>
      <text:p text:style-name="P14"/>
      <text:p text:style-name="P14">Я наклоняюсь к сестре, чтобы услышать её шёпот.</text:p>
      <text:p text:style-name="P14"/>
      <text:p text:style-name="P14">- Нотхуурр шанграа хиссандурр…</text:p>
      <text:p text:style-name="P14">- Что?</text:p>
      <text:p text:style-name="P14"/>
      <text:p text:style-name="P14">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4"><text:soft-page-break/>Луна открывает глаза. На мгновение мне кажется… Да нет, просто показалось. Луна смотрит на меня с удивлением.</text:p>
      <text:p text:style-name="P14"/>
      <text:p text:style-name="P14">- Сестра?</text:p>
      <text:p text:style-name="P14">- Сестра?</text:p>
      <text:p text:style-name="P14"/>
      <text:p text:style-name="P14">Наш одновременный вопрос сливается в единый возглас. Я прижимаюсь носом к её скуле и помогаю встать.</text:p>
      <text:p text:style-name="P14"/>
      <text:p text:style-name="P14">- Винды забрали к себе всех Наших солдат, - хрипло отвечает Луна на мой невысказанный вопрос. — <text:span text:style-name="T125">Они теперь обращают за секунды, сестра. </text:span><text:span text:style-name="T138">Двое держат, третий обнимает и целует. </text:span><text:span text:style-name="T139">Это что-то новое </text:span><text:span text:style-name="T138">на</text:span><text:span text:style-name="T139"> войне… </text:span>Но Нас <text:span text:style-name="T125">они</text:span> забрать не смогли. Мы активировали щит Элементов и их вышвырнуло прочь. <text:span text:style-name="T139">Нам нужно… Нужно предупредить остальных. Связаться со всеми, кто ещё остался. Пока не поздно.</text:span></text:p>
      <text:p text:style-name="P14"/>
      <text:p text:style-name="P8">Сестра, пошатываясь, выходит из хранилища.</text:p>
      <text:p text:style-name="P8"/>
      <text:p text:style-name="P101">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38">Надо деактивировать их после того, как мы закроем крепостные ворота и расставим солдат на стенах.</text:span> <text:span text:style-name="T138">Заряда Элементов хватит на сутки, после чего они будут заряжаться около месяца.</text:span> </text:p>
      <text:p text:style-name="P101"><text:span text:style-name="T138">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8"/>
      <text:p text:style-name="P8">КАК могла Луна активировать Элементы, если ларец ЗАПЕРТ? Почему она соврала мне, что активировала их?</text:p>
      <text:p text:style-name="P8"/>
      <text:p text:style-name="P8">Мысли прерываются криками, треском и шипением. Я спешу наверх, спотыкаясь об обломки штукатурки.</text:p>
      <text:p text:style-name="P8"/>
      <text:p text:style-name="P8">За розоватым барьером щита <text:span text:style-name="T140">парят</text:span> крылатые тени. <text:span text:style-name="T140">Я узнаю в некоторых из них наших магов. Их узкие зрачки горят холодной яростью. </text:span>Время от времени <text:span text:style-name="T140">то </text:span>одна, <text:span text:style-name="T140">то другая</text:span> из <text:span text:style-name="T140">фигур</text:span> испускает зелёный луч в основание южной башни. Лучи беспрепятственно пронзают щит <text:span text:style-name="T139">Элементов</text:span> — <text:span text:style-name="T139">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8"/>
      <text:p text:style-name="P102"><text:span text:style-name="T118">В крепостной стене зияет пролом, </text:span><text:span text:style-name="T139">затянутый</text:span><text:span text:style-name="T118"> </text:span><text:span text:style-name="T139">розоватым сиянием</text:span><text:span text:style-name="T118">. За ним смутно видна колыхающаяся толпа безмолвных тварей. <text:s/>Пролом с нашей стороны отгорожен редкой стеной <text:s/></text:span><text:span text:style-name="T140">щитов </text:span><text:span text:style-name="T141">дежурной стражи</text:span><text:span text:style-name="T140">. </text:span><text:soft-page-break/><text:span text:style-name="T141">Шестеро </text:span><text:span text:style-name="T142">легионеров выставили копья за щиты, готовясь принять натиск в случае истощения розового барьера</text:span><text:span text:style-name="T141">.</text:span></text:p>
      <text:p text:style-name="P102">С крепостной стены мне отчаянно машет <text:span text:style-name="T141">солдат</text:span>. Только по покрыт<text:span text:style-name="T141">ым</text:span> сажей и грязью <text:span text:style-name="T141">трём </text:span>семёрк<text:span text:style-name="T141">ам</text:span> на <text:span text:style-name="T141">грудной п</text:span><text:span text:style-name="T142">л</text:span><text:span text:style-name="T141">астине</text:span> узнаю легата Хай Глори. Он с десятком <text:span text:style-name="T143">своей манипулы</text:span> перехватывают пронизывающие барьер лучи зеркальными ловушками. Два <text:span text:style-name="T142">мехадоспеха</text:span> стоят тут же, неуклюже наводя на мечущиеся тени <text:span text:style-name="T144">баллисту</text:span>.</text:p>
      <text:p text:style-name="P8"/>
      <text:p text:style-name="P102">- Помогите! Наши силы на исходе, мы выгорим <text:span text:style-name="T143">до захода солнца</text:span>! - Легат указывает на трёх <text:span text:style-name="T141">аликорнов</text:span> с обугленными рогами, <text:span text:style-name="T142">без сил прислонившихся</text:span> <text:span text:style-name="T142">к стене</text:span>. — Девятнадцать зеркал за пятнадцать минут, <text:span text:style-name="T144">а ведь я уже не молод</text:span>!</text:p>
      <text:p text:style-name="P103">Левым крылом Хай Глори поднимает забрало и вытирает пот. <text:span text:style-name="T32">Я вижу, что он не шутит: обычно легат старался не показывать своё увечье, работая правым протезом не хуже левого крыла</text:span>. </text:p>
      <text:p text:style-name="P103"/>
      <text:p text:style-name="P8">Одна из теней <text:span text:style-name="T141">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41">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8">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8"/>
      <text:p text:style-name="P8">Найт Эрроу также падает с дымящимся рогом по другую сторону <text:span text:style-name="T141">стены</text:span>.</text:p>
      <text:p text:style-name="P8"/>
      <text:p text:style-name="P104">- Помогите нам, умоляю! <text:span text:style-name="T141">При</text:span><text:span text:style-name="T132">ведите мехадоспехи из рембазы, поднимите всё, что может двигаться!</text:span> Мы долго не продержимся! - <text:span text:style-name="T141">стонет</text:span> Хай Глори. - Они делают один-два выстрела и сгорают также, но их больше, чем нас!</text:p>
      <text:p text:style-name="P105">- <text:span text:style-name="T132">Зачем нам эта рухлядь? Почему вы не подняли на крыло казармы? — не понимающе спрашиваю я.</text:span></text:p>
      <text:p text:style-name="P105"><text:span text:style-name="T132">- Казарм больше нет. Дюжина</text:span><text:span text:style-name="T145"> виндов зашли </text:span><text:span text:style-name="T132">сначала в палатку</text:span><text:span text:style-name="T145"> второй центурии, </text:span><text:span text:style-name="T132">потом третьей и пятой</text:span><text:span text:style-name="T145"> — и вот теперь вся вторая </text:span><text:span text:style-name="T132">и третья </text:span><text:span text:style-name="T145">против нас, включая магов и ветеранов. </text:span><text:span text:style-name="T141">И</text:span><text:span text:style-name="T145"> </text:span><text:span text:style-name="T141">до включения щита они успели обратить ещё половину</text:span><text:span text:style-name="T145"> пят</text:span><text:span text:style-name="T132">ёрки</text:span><text:span text:style-name="T145">. </text:span><text:span text:style-name="T141">Т</text:span>еперь мы <text:span text:style-name="T132">тут меньшинстве</text:span><text:span text:style-name="T145">.</text:span></text:p>
      <text:p text:style-name="P105"/>
      <text:p text:style-name="P8">И верно, роящихся вокруг щита теней куда больше, чем <text:span text:style-name="T141">солдат</text:span> на стенах замка. И вокруг стены у земли нас поджидает войско виндиго — не такое уж и маленькое, как казалось изначально.</text:p>
      <text:p text:style-name="P106"/>
      <text:p text:style-name="P106">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04"><text:span text:style-name="T132">Через сутки, после истощения щита, Андориан обречен. </text:span><text:span text:style-name="T146">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4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04"/>
      <text:p text:style-name="P104"><text:span text:style-name="T141">Пришло время</text:span> «<text:span text:style-name="T146">Семи вечностей»</text:span>.</text:p>
      <text:p text:style-name="P107"/>
      <text:p text:style-name="P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8"/>
      <text:p text:style-name="P2">…</text:p>
      <text:p text:style-name="P2"/>
      <text:p text:style-name="P108">- Что бы ни случилось, проект «Семь вечностей» не должен пострадать, - сказала королева.</text:p>
      <text:p text:style-name="P108"/>
      <text:p text:style-name="P109">Голубоватое сияние голо-стола подсвечивало мертвенным светом её измождённое ночами недосыпа лицо. <text:span text:style-name="T148">Дыхательный аппарат слабо шипел в </text:span><text:span text:style-name="T147">меха</text:span><text:span text:style-name="T148">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47">и сердце</text:span><text:span text:style-name="T148">. Ходили слухи, что исчезнувший ещё </text:span><text:span text:style-name="T147">десять лет назад</text:span><text:span text:style-name="T148"> королевский лекарь после бутылки грушевой наливки клялся, что кроме </text:span><text:span text:style-name="T149">головы</text:span><text:span text:style-name="T148"> и позвоночника, в королеве всё </text:span><text:span text:style-name="T147">искусственное</text:span><text:span text:style-name="T148">. </text:span><text:span text:style-name="T149">Эти слухи трудно было опровергнуть — никто не видел королеву без брони уже много лет.</text:span></text:p>
      <text:p text:style-name="P108"/>
      <text:p text:style-name="P110">- В случае <text:span text:style-name="T148">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49">Даже если это поставит под угрозу оборону крепостей.</text:span></text:p>
      <text:p text:style-name="P9"><text:span text:style-name="Default_20_Paragraph_20_Font"><text:span text:style-name="T2">-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9"><text:span text:style-name="Default_20_Paragraph_20_Font"><text:span text:style-name="T2"/></text:span></text:p>
      <text:p text:style-name="P1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49">семь</text:span> лет назад у нас оставалось не более половины Великого.</text:p>
      <text:p text:style-name="P11"/>
      <text:p text:style-name="P9"><text:span text:style-name="Default_20_Paragraph_20_Font"><text:span text:style-name="T2">-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50">так же надеялись </text:span></text:span><text:span text:style-name="Default_20_Paragraph_20_Font"><text:span text:style-name="T2">пятьдесят лет назад, когда появились первые охранные турели </text:span></text:span><text:span text:style-name="Default_20_Paragraph_20_Font"><text:span text:style-name="T151">и боевые механизмы</text:span></text:span><text:span text:style-name="Default_20_Paragraph_20_Font"><text:span text:style-name="T2">. И двадцать лет назад, когда </text:span></text:span><text:span text:style-name="Default_20_Paragraph_20_Font"><text:span text:style-name="T151">мы </text:span></text:span><text:span text:style-name="Default_20_Paragraph_20_Font"><text:span text:style-name="T2">разработали </text:span></text:span><text:span text:style-name="Default_20_Paragraph_20_Font"><text:span text:style-name="T152">меха</text:span></text:span><text:span text:style-name="Default_20_Paragraph_20_Font"><text:span text:style-name="T2">доспехи. Но против наших армий вышла ледяная армада. На охранные турели они ответили тактикой роя и </text:span></text:span><text:span text:style-name="Default_20_Paragraph_20_Font"><text:span text:style-name="T152">лучами холода</text:span></text:span><text:span text:style-name="Default_20_Paragraph_20_Font"><text:span text:style-name="T2">.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2">годом происходит всё быстрее. Каждый раз виндиго изобрета</text:span></text:span><text:span text:style-name="Default_20_Paragraph_20_Font"><text:span text:style-name="T151">ют</text:span></text:span><text:span text:style-name="Default_20_Paragraph_20_Font"><text:span text:style-name="T2"> ответную тактику, которая нивелир</text:span></text:span><text:span text:style-name="Default_20_Paragraph_20_Font"><text:span text:style-name="T151">ует</text:span></text:span><text:span text:style-name="Default_20_Paragraph_20_Font"><text:span text:style-name="T2">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1">- Но ведь если мы победим, в проекте вообще не будет смысла! - воскликнул Майлд Брэйн. - Зачем отвлекать ресурсы на очкариков!</text:p>
      <text:p text:style-name="P11"/>
      <text:p text:style-name="P9"><text:span text:style-name="Default_20_Paragraph_20_Font"><text:span text:style-name="T2">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9"><text:span text:style-name="Default_20_Paragraph_20_Font"><text:span text:style-name="T2"/></text:span></text:p>
      <text:p text:style-name="P9"><text:span text:style-name="Default_20_Paragraph_20_Font"><text:span text:style-name="T2">Королева долго смотрела на медленно вращающуюся голограмму, прежде чем ответить. Казалось, её совсем не задевает грубость Майлда.</text:span></text:span></text:p>
      <text:p text:style-name="P9"><text:span text:style-name="Default_20_Paragraph_20_Font"><text:span text:style-name="T2"/></text:span></text:p>
      <text:p text:style-name="P111"><text:span text:style-name="Default_20_Paragraph_20_Font"><text:span text:style-name="T2">-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50">расы аликорнов</text:span></text:span><text:span text:style-name="Default_20_Paragraph_20_Font"><text:span text:style-name="T2">. Дворцы и замки радовали глаз сво</text:span></text:span><text:span text:style-name="Default_20_Paragraph_20_Font"><text:span text:style-name="T150">ими</text:span></text:span><text:span text:style-name="Default_20_Paragraph_20_Font"><text:span text:style-name="T2"> тонк</text:span></text:span><text:span text:style-name="Default_20_Paragraph_20_Font"><text:span text:style-name="T150">ими пиками</text:span></text:span><text:span text:style-name="Default_20_Paragraph_20_Font"><text:span text:style-name="T2"> и хрупкими мостиками. </text:span></text:span><text:span text:style-name="Default_20_Paragraph_20_Font"><text:span text:style-name="T150">Слоновой кости башни и купола воздушных храмов высились над нами. </text:span></text:span><text:span text:style-name="Default_20_Paragraph_20_Font"><text:span text:style-name="T151">Мы веселились и играли в беспечной неге. Это был закат Золотого века — хотя тогда ещё никто не знал этого, даже я.</text:span></text:span></text:p>
      <text:p text:style-name="P111"><text:span text:style-name="Default_20_Paragraph_20_Font"><text:span text:style-name="T151">Но</text:span></text:span><text:span text:style-name="Default_20_Paragraph_20_Font"><text:span text:style-name="T2"> </text:span></text:span><text:span text:style-name="Default_20_Paragraph_20_Font"><text:span text:style-name="T151">у</text:span></text:span><text:span text:style-name="Default_20_Paragraph_20_Font"><text:span text:style-name="T2">же тогда я замечала грозные признаки надвигающейся катастрофы. </text:span></text:span><text:span text:style-name="Default_20_Paragraph_20_Font"><text:span text:style-name="T151">У</text:span></text:span><text:span text:style-name="Default_20_Paragraph_20_Font"><text:span text:style-name="T2">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51">фундаментов</text:span></text:span><text:span text:style-name="Default_20_Paragraph_20_Font"><text:span text:style-name="T2">, </text:span></text:span><text:span text:style-name="Default_20_Paragraph_20_Font"><text:span text:style-name="T151">полуразрушенных стен</text:span></text:span><text:span text:style-name="Default_20_Paragraph_20_Font"><text:span text:style-name="T2"> </text:span></text:span><text:span text:style-name="Default_20_Paragraph_20_Font"><text:span text:style-name="T150">и обломков колонн</text:span></text:span><text:span text:style-name="Default_20_Paragraph_20_Font"><text:span text:style-name="T2">. </text:span></text:span></text:p>
      <text:p text:style-name="P111"><text:span text:style-name="Default_20_Paragraph_20_Font"><text:span text:style-name="T2">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51">ведь восполнить её неоткуда</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9"><text:span text:style-name="Default_20_Paragraph_20_Font"><text:span text:style-name="T2"/></text:span></text:p>
      <text:p text:style-name="P9"><text:span text:style-name="Default_20_Paragraph_20_Font"><text:span text:style-name="T2">-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50">у</text:span></text:span><text:span text:style-name="Default_20_Paragraph_20_Font"><text:span text:style-name="T2"> того, что было доступно каждому в годы мое</text:span></text:span><text:span text:style-name="Default_20_Paragraph_20_Font"><text:span text:style-name="T151">го</text:span></text:span><text:span text:style-name="Default_20_Paragraph_20_Font"><text:span text:style-name="T2"> </text:span></text:span><text:span text:style-name="Default_20_Paragraph_20_Font"><text:span text:style-name="T151">детства</text:span></text:span><text:span text:style-name="Default_20_Paragraph_20_Font"><text:span text:style-name="T2">. И, судя по рассказам моей прабабушки, в древние времена магии было ещё </text:span></text:span><text:soft-page-break/><text:span text:style-name="Default_20_Paragraph_20_Font"><text:span text:style-name="T2">больше, а чудеса — ещё дивнее. </text:span></text:span><text:span text:style-name="Default_20_Paragraph_20_Font"><text:span text:style-name="T151">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2"><text:s/>Магия </text:span></text:span><text:span text:style-name="Default_20_Paragraph_20_Font"><text:span text:style-name="T151">же </text:span></text:span><text:span text:style-name="Default_20_Paragraph_20_Font"><text:span text:style-name="T2">медленно уходит из </text:span></text:span><text:span text:style-name="Default_20_Paragraph_20_Font"><text:span text:style-name="T151">этого</text:span></text:span><text:span text:style-name="Default_20_Paragraph_20_Font"><text:span text:style-name="T2"> мира, и мы стали жадными, чтобы оставаться бессмертными. Мало кто теперь решается поделиться </text:span></text:span><text:span text:style-name="Default_20_Paragraph_20_Font"><text:span text:style-name="T151">своей </text:span></text:span><text:span text:style-name="Default_20_Paragraph_20_Font"><text:span text:style-name="T2">силой, чтобы завести жеребят.</text:span></text:span></text:p>
      <text:p text:style-name="P9"><text:span text:style-name="Default_20_Paragraph_20_Font"><text:span text:style-name="T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50">континенте </text:span></text:span><text:span text:style-name="Default_20_Paragraph_20_Font"><text:span text:style-name="T2">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53">уже</text:span></text:span><text:span text:style-name="Default_20_Paragraph_20_Font"><text:span text:style-name="T2">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53">других миров</text:span></text:span><text:span text:style-name="Default_20_Paragraph_20_Font"><text:span text:style-name="T2">. Именно в этом состоит цель «Семи вечностей». И вот почему он важнее даже нашей победы в этой войне…</text:span></text:span></text:p>
      <text:p text:style-name="P46"/>
      <text:p text:style-name="P46">…</text:p>
      <text:p text:style-name="P46"/>
      <text:p text:style-name="P8">Громкий треск и вспышки возвращают меня в реальность. На стене сражаются Хай Глори и четверо оставшихся <text:span text:style-name="T154">легионеров</text:span>. Двое <text:span text:style-name="T154">солдат</text:span> с выгоревшими рогами у основания стены снимают <text:span text:style-name="T154">меха</text:span>доспехи с лежащих без сознания <text:span text:style-name="T155">товарищей по оружию</text:span>. Почти сформированная фаланга мехадоспехов стоит возле стены, жужжа сервомоторами.</text:p>
      <text:p text:style-name="P8"/>
      <text:p text:style-name="P8">Я расправляю крылья. Необходимо срочно найти Луну. Наступило время последнего приказа королевы Лорен…</text:p>
      <text:p text:style-name="P2"><text:line-break/>~~~</text:p>
      <text:p text:style-name="P8"/>
      <text:p text:style-name="P8">Лучик света преломляется в бокале мартини и выходит радужным веером, соперничая с многоцветной гривой аликорницы.</text:p>
      <text:p text:style-name="P8"/>
      <text:p text:style-name="P8">- Теперь ты знаешь всё.</text:p>
      <text:p text:style-name="P8"/>
      <text:p text:style-name="P8">Селестия раздвигает шторы. Солнечный поток разгоняет полутьму, в которой проходило повествование. Я словно выныриваю из <text:span text:style-name="T156">гущи </text:span>событий, сотканных мягкой речью аликорницы.</text:p>
      <text:p text:style-name="P8"/>
      <text:p text:style-name="P8"><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56">из </text:span>битвы от страха, <text:span text:style-name="T156">а выполняли приказ</text:span>? Так я и так это зна…</text:p>
      <text:p text:style-name="P8">-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8">Но <text:span text:style-name="T156">поразмыслив наедине, я стала уверена</text:span>, что знаю ответ.</text:p>
      <text:p text:style-name="P8"/>
      <text:p text:style-name="P8">Аликорница медленно поворачивает ко мне глову. Её тёмный силуэт на ослепительном фоне заходящего солнца излучает тревогу.</text:p>
      <text:p text:style-name="P8"/>
      <text:p text:style-name="P9"><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 </text:span></text:span><text:span text:style-name="Default_20_Paragraph_20_Font"><text:span text:style-name="T157">чтобы они не могли попасть к врагу</text:span></text:span><text:span text:style-name="Default_20_Paragraph_20_Font"><text:span text:style-name="T1">.</text:span></text:span></text:p>
      <text:p text:style-name="P8">Луна активировать Элементы не могла — ларец был закрыт. Но если они активировались сами, значит… Значит, рядом были ТОЛЬКО виндиго. Понимаешь?</text:p>
      <text:p text:style-name="P8">- Ты хочешь сказать, что они обернули Луну? Но тогда бы <text:span text:style-name="T156">щит подействовал и на неё и </text:span>её вышвырнуло бы вслед за остальными, разве нет? - скептически замечаю я.</text:p>
      <text:p text:style-name="P8"/>
      <text:p text:style-name="P8">В глазах немного двоится от резкого перехода к свету и чрезмерного количества алкоголя, выпитого мной за последние пару часов.</text:p>
      <text:p text:style-name="P8"/>
      <text:p text:style-name="P8">- Когда я вошла в хранилище, она обнимала ларец всеми четырьмя ногами, ещё и помогая себе крыльями. Возможно, это помогло ей удержаться.</text:p>
      <text:p text:style-name="P8">- А зрачки? У Луны вполне нормальные зрачки, я видел.</text:p>
      <text:p text:style-name="P8">-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8"/>
      <text:p text:style-name="P8">Я смотрю сквозь рюмку, как Селестия взволнованно ходит по комнате. Её радужный хвост нервно хлестает по сторонам туда-сюда.</text:p>
      <text:p text:style-name="P8"/>
      <text:p text:style-name="P8">-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8">- Ч-что?</text:p>
      <text:p text:style-name="P8"/>
      <text:p text:style-name="P8"><text:soft-page-break/>Аликорница останавливается напротив меня и дотрагивается до моей груди копытом с молящим взглядом.</text:p>
      <text:p text:style-name="P8"/>
      <text:p text:style-name="P8">-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56">так </text:span>неужели ты думаешь, что выстоят двое? Один из которых наполовину <text:span text:style-name="T156">обращён</text:span>? Ледяная война продолжится тут и закончится так же печально, только длится будет не двести лет, а несколько <text:span text:style-name="T156">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8">-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8"/>
      <text:p text:style-name="P8">Ты не готов к такому повороту, Хуман! Проклятье, начиналось всё так невинно! <text:span text:style-name="T156">А теперь эти страсти начинают угнетающе действовать на твоё самочувствие!</text:span></text:p>
      <text:p text:style-name="P8">Я осторожно ставлю пустой бокал на столик.</text:p>
      <text:p text:style-name="P8"/>
      <text:p text:style-name="P8">- И твоя сестра всю жизнь будет считать тебя трусихой и клятвопреступницей?</text:p>
      <text:p text:style-name="P8">- Пусть лучше она считает меня трусихой и клятвопреступницей, чем я подвергну Эквус такому риску, - со вздохом отвечает Селестия. - Да будет так!</text:p>
      <text:p text:style-name="P8"/>
      <text:p text:style-name="P8">Я пожимаю плечами и встаю. И тут же плюхаюсь обратно в кресло.</text:p>
      <text:p text:style-name="P8">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8"/>
      <text:p text:style-name="P8">- У тебя проблемы? - поднимает бровь аликорница.</text:p>
      <text:p text:style-name="P8">- Проблемы - у тебя, - бурчу я. - А я всего лишь немного пьян. Имею право! У меня был тяжёлый день.</text:p>
      <text:p text:style-name="P8"/>
      <text:p text:style-name="P8">Смех Селестии заполняет комнату звоном серебряного колокольчика.</text:p>
      <text:p text:style-name="P8"/>
      <text:p text:style-name="P8">- Ну-ну, Хуман, не обижайся. Я забыла, что ты намного менее стоек к алкоголю, чем аликорны, иначе бы меньше подливала тебе коктейля.</text:p>
      <text:p text:style-name="P8">-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8"><text:soft-page-break/>- Не стоит утруждаться, - <text:span text:style-name="T158">маше</text:span><text:span text:style-name="T159">т</text:span><text:span text:style-name="T158"> копытом</text:span> аликорница, - располагайся на ночь у меня. Если, конечно, тебе позволяют принципы…</text:p>
      <text:p text:style-name="P8"/>
      <text:p text:style-name="P8">…Я проваливаюсь в затуманенный алкоголем сон…</text:p>
      <text:p text:style-name="P8"/>
      <text:p text:style-name="P8">…</text:p>
      <text:p text:style-name="P8"/>
      <text:p text:style-name="P8">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8"/>
      <text:p text:style-name="P8">- Андориан? - спрашиваю у Селестии.</text:p>
      <text:p text:style-name="P8">-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8"/>
      <text:p text:style-name="P8">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8"/>
      <text:p text:style-name="P8">- Он тебе нравится? - оборачивается ко мне Селестия.</text:p>
      <text:p text:style-name="P8"/>
      <text:p text:style-name="P8">Мне смешно видеть её застенчивость. Она похожа на ученика, сдающего экзамен учителю и с трепетом ожидающего вердикт.</text:p>
      <text:p text:style-name="P8"/>
      <text:p text:style-name="P8">- Он прекрасен, Селестия - смеюсь я.</text:p>
      <text:p text:style-name="P8">- Держись крепче, Хуман! - счастливо улыбается аликорница.</text:p>
      <text:p text:style-name="P8"/>
      <text:p text:style-name="P8">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8"><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8"/>
      <text:p text:style-name="P8">- Сел, прекрати! <text:s/>- хлопаю я по холке Селестию. - Не надейся меня обмануть! Если с рубашкой ещё могло прокатить, штаны ветер уж точно не сдует!</text:p>
      <text:p text:style-name="P8">-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8"/>
      <text:p text:style-name="P8">Я присматриваюсь к хитрой морде моего скакуна и вижу смешливые искорки в уголках её глаз.</text:p>
      <text:p text:style-name="P8"/>
      <text:p text:style-name="P8">- Я тебя раскусил! Верни штаны! Тут не может быть дождя, мы под скалой!</text:p>
      <text:p text:style-name="P8"/>
      <text:p text:style-name="P8">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60">о стен</text:span> Кантерлота <text:span text:style-name="T160">к подножию скалы</text:span>.</text:p>
      <text:p text:style-name="P8"/>
      <text:p text:style-name="P8">Селестия хохочет во всё горло.</text:p>
      <text:p text:style-name="P8"/>
      <text:p text:style-name="P8">- Вода в небе бывает не только от дождя, мой маленький человек!</text:p>
      <text:p text:style-name="P8"/>
      <text:p text:style-name="P8">Аликорница закладывает вираж и планирует над бескрайней долиной. Теплый ветер моментально высушивает меня.</text:p>
      <text:p text:style-name="P8"/>
      <text:p text:style-name="P8">- Может, ты вернешь, наконец, штаны?</text:p>
      <text:p text:style-name="P8">- Ты так хочешь их надеть?</text:p>
      <text:p text:style-name="P8"/>
      <text:p text:style-name="P8">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8"/>
      <text:p text:style-name="P8">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8"/>
      <text:p text:style-name="P8">Я ёрзаю, стараясь усесться поудобнее.</text:p>
      <text:p text:style-name="P8"/>
      <text:p text:style-name="P8"><text:soft-page-break/>- На что ты намекаешь?</text:p>
      <text:p text:style-name="P8">- Я не намекаю, а вполне прямо говорю, Хуман — тебе нужно разрядиться! Иначе ты проткнешь или мне шею, или себе живот, - хихикает Селестия. — Видишь, <text:span text:style-name="T160">мой маленький хуман</text:span>, аликорны не славятся застенчивостью!</text:p>
      <text:p text:style-name="P8"/>
      <text:p text:style-name="P8">Я замечаю её порозовевшие щёки.</text:p>
      <text:p text:style-name="P8"/>
      <text:p text:style-name="P8">- И как же ты предлагаешь мне разрядиться? Мы в полумиле над землёй.</text:p>
      <text:p text:style-name="P8"/>
      <text:p text:style-name="P8">Щёки аликорницы розовеют ещё больше. Она что-то шепчет, стыдливо отвернувшись от меня.</text:p>
      <text:p text:style-name="P8"/>
      <text:p text:style-name="P8">- Что? Не слышу!</text:p>
      <text:p text:style-name="P8">- Ты можешь свеситься с меня сзади, держась руками за крылья! - пригнув шею ко мне, кричит она мне в ухо.</text:p>
      <text:p text:style-name="P8"/>
      <text:p text:style-name="P8">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8">Я осторожно ложусь на спину своего небесного скакуна, хватаю руками основания крыльев и плавно съезжаю назад и немного вниз.</text:p>
      <text:p text:style-name="P8"/>
      <text:p text:style-name="P8">Да, так будет толк.</text:p>
      <text:p text:style-name="P8"/>
      <text:p text:style-name="P8">Аликорница приглашающе сдвигает хвост в сторону, открывая мне сокровенное.</text:p>
      <text:p text:style-name="P8"/>
      <text:p text:style-name="P8">- Иди ко мне, Хуман. Иди ко мне, мой маленький человек! Я так долго ждала тебя!</text:p>
      <text:p text:style-name="P8"/>
      <text:p text:style-name="P8">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8">- Сел… Я… Ты… Мы…</text:p>
      <text:p text:style-name="P8"/>
      <text:p text:style-name="P8">Надеюсь, маленькие пони Эквестрии сейчас не смотрят в небо…</text:p>
      <text:p text:style-name="P8"/>
      <text:p text:style-name="P8">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8"/>
      <text:p text:style-name="P8"><text:soft-page-break/>… И чувствую также, что мы падаем.</text:p>
      <text:p text:style-name="P8"/>
      <text:p text:style-name="P8">- Какого дьявола? Сел, следи за высотой! Мы же грохнемся!!!</text:p>
      <text:p text:style-name="P8"/>
      <text:p text:style-name="P8">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8">-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8">- Прекрати предаваться воспоминаниям! - взвизгиваю я. - Сделай что-нибудь!</text:p>
      <text:p text:style-name="P8"/>
      <text:p text:style-name="P8">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8"/>
      <text:p text:style-name="P8">- К сожалению, я сейчас не в том состоянии, чтобы задействовать телепортацию, - бормочет Селестия. - Но я попробую.</text:p>
      <text:p text:style-name="P8"/>
      <text:p text:style-name="P8">На кончике её рога вырастает капля золотистого сияния. <text:span text:style-name="T160">Она растёт и тужится, пока не</text:span> лопается с громким треском. Ошмётки магии забрызгивают нас радужным сиянием. Всё занимает пару секунд.</text:p>
      <text:p text:style-name="P8"/>
      <text:p text:style-name="P8">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8"/>
      <text:p text:style-name="P8">Затем всё заслоняет она. Аликорница вытягивает шею назад и дотрагивается своим носом до моего.</text:p>
      <text:p text:style-name="P8"/>
      <text:p text:style-name="P8">- Увы, мне очень жаль, Хуман. Пришло время прощаться. Мне ужасно стыдно, что я подвела тебя и жаль, что приходится расставаться.</text:p>
      <text:p text:style-name="P8"/>
      <text:p text:style-name="P8">Её огромные глаза заслоняют несущуюся на нас землю. Её губы касаются моих.</text:p>
      <text:p text:style-name="P8"/>
      <text:p text:style-name="P8">- <text:s/>Знай, я всегда любила тебя.</text:p>
      <text:p text:style-name="P8"/>
      <text:p text:style-name="P8">Это последние слова, которые я слышу до столкновения…</text:p>
      <text:p text:style-name="P8"/>
      <text:p text:style-name="P8"><text:soft-page-break/>…</text:p>
      <text:p text:style-name="P8"/>
      <text:p text:style-name="P8">- Х-х-хах!!! У-у-уффф!..</text:p>
      <text:p text:style-name="P8"/>
      <text:p text:style-name="P8">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8"/>
      <text:p text:style-name="P8">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8"/>
      <text:p text:style-name="P8">Вот только место действия не воздушные просторы Эквестрии, а <text:span text:style-name="T160">замковые </text:span>покои принцессы дня!</text:p>
      <text:p text:style-name="P8"/>
      <text:p text:style-name="P8">- Сел!</text:p>
      <text:p text:style-name="P8"/>
      <text:p text:style-name="P8">Я резко подаюсь назад. Запоздало, впрочем. Дело сделано.</text:p>
      <text:p text:style-name="P8"/>
      <text:p text:style-name="P8">- Ты наконец проснулся, Хуман? - невинно поворачивает голову аликорница. - Я уж начала беспокоиться.</text:p>
      <text:p text:style-name="P8">- Я вижу, как ты беспокоишься! Даже магией поддержала в нужный момент, лишь бы не тревожить мой сон! - я <text:span text:style-name="T161">хватаю в руку занавеску</text:span> и вытираю пах.</text:p>
      <text:p text:style-name="P8">- Тебе нужно было выспаться. И разрядиться тоже.</text:p>
      <text:p text:style-name="P8"/>
      <text:p text:style-name="P8">Селестия встаёт и потягивается, сначала на переднюю пару ног, потом на заднюю. Я, не удержавшись, вытираю <text:span text:style-name="T161">занавеской</text:span> и её.</text:p>
      <text:p text:style-name="P8"/>
      <text:p text:style-name="P8">-Так. Рассказывай.</text:p>
      <text:p text:style-name="P8"/>
      <text:p text:style-name="P8">Аликорница подходит к бару и начинает совершать магические пассы над бутылками.</text:p>
      <text:p text:style-name="P8"/>
      <text:p text:style-name="P8">- Что же тебе рассказать, Хуман? Всё, что я могла сказать про наш исход с Орунгуна, я уже сказала.</text:p>
      <text:p text:style-name="P8"/>
      <text:p text:style-name="P8">Я поперхаюсь от возмущения.</text:p>
      <text:p text:style-name="P8"/>
      <text:p text:style-name="P8">- Причём тут Орунгун? Почему ты дала себя трахнуть? Ещё и помогла при этом?</text:p>
      <text:p text:style-name="P8"><text:soft-page-break/></text:p>
      <text:p text:style-name="P8">Селестия молча бросает кубики льда в коктейль вместе с листочком мяты и левитирует мне бокал. Я нервно отстраняю его.</text:p>
      <text:p text:style-name="P8"/>
      <text:p text:style-name="P8">-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61">и</text:span> с плёткой! Хватит!</text:p>
      <text:p text:style-name="P8">-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8">- То есть, ты хочешь занять место Джет? - изумляюсь я.</text:p>
      <text:p text:style-name="P8">- Это не обязательно, но если ты так хочешь… - невинно хлопает ресницами аликорница, становясь похож<text:span text:style-name="T161">ей</text:span> на школьницу из японских анимэ. - У <text:s/>меня нет неприятия к дружбе с привилегиями с тобой.</text:p>
      <text:p text:style-name="P8">- Учти, я не люблю тебя. И не полюблю! Я не…</text:p>
      <text:p text:style-name="P8">- Знаю-знаю, ты не конеёб, что бы это ни значило, - ехидно улыбается Селестия. - Никаких проблем! Я тоже не люблю тебя, Хуман. Исключительно дружба!</text:p>
      <text:p text:style-name="P8"/>
      <text:p text:style-name="P8">Аликорница подходит к балкону и <text:span text:style-name="T162">распахивает</text:span> двери. В комнату врывается пение птиц, свежий воздух прочищает мозги.</text:p>
      <text:p text:style-name="P8"/>
      <text:p text:style-name="P8">- Что тебе снилось хоть? - оборачивается она. - Ты часто повторял моё имя. И был так ненасытен, что мне пришлось упираться в стену копытами.</text:p>
      <text:p text:style-name="P8">- Мы летали, - бормочу я, <text:span text:style-name="T162">заливаясь краской</text:span>. - Остальное не помню.</text:p>
      <text:p text:style-name="P8">-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8"/>
      <text:p text:style-name="P8">С этими словами Селестия взлетает в свете восходящего солнца.</text:p>
      <text:p text:style-name="P8"/>
      <text:p text:style-name="P8">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8"/>
      <text:p text:style-name="P8">И тебе с этим жить, Хуман.</text:p>
      <text:p text:style-name="P8"><text:soft-page-break/></text:p>
      <text:h text:style-name="P6" text:outline-level="2">Глава 17</text:h>
      <text:p text:style-name="P2"/>
      <text:p text:style-name="P112">Выход есть. Если у меня нет тела - надо его добыть. Но ведь нельзя <text:span text:style-name="T8">отб</text:span><text:span text:style-name="T163">и</text:span><text:span text:style-name="T8">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8">- Ты вспомнил? Ты вспомнил! Видишь, я сберегла тайну, как и обещала тебе! Разве после этого я не хорошая девочка? Признай, я — хорошая девочка!</text:p>
      <text:p text:style-name="P8"/>
      <text:p text:style-name="P8">Глаза Хэвэн сияют.</text:p>
      <text:p text:style-name="P8">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8"/>
      <text:p text:style-name="P8">Хэвэн смешливо трясёт головой, когда один из парашютиков залетает ей в нос.</text:p>
      <text:p text:style-name="P8"/>
      <text:p text:style-name="P8">-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8">- Ты — хорошая девочка! - со смехом подтверждаю я и раскрываю объятия.</text:p>
      <text:p text:style-name="P8"/>
      <text:p text:style-name="P8">Хэвэн с готовностью стремится ко мне.</text:p>
      <text:p text:style-name="P8"/>
      <text:p text:style-name="P8">- Ты — хорошая девочка! - я обнимаю Хэвэн и зарываюсь лицом в её гриву. Она прижимается ко мне и ложит голову на плечо. Ветер треплет мои волосы.</text:p>
      <text:p text:style-name="P8"/>
      <text:p text:style-name="P8">З-з-з-з… КЛАК!</text:p>
      <text:p text:style-name="P8"/>
      <text:p text:style-name="P8">- Протокол «MAJESTIC» исполнен — слышу я негромкий механический голос из по-прежнему лежащего в траве гермошлема.</text:p>
      <text:p text:style-name="P8"/>
      <text:p text:style-name="P8">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8"/>
      <text:p text:style-name="P8"><text:soft-page-break/>Ужас медленно сковывает меня…</text:p>
      <text:p text:style-name="P8"/>
      <text:p text:style-name="P8">Я пытаюсь отстраниться, но что-то объединяет меня с Хэвэн в одно целое.</text:p>
      <text:p text:style-name="P8"/>
      <text:p text:style-name="P8">Я знаю, что...</text:p>
      <text:p text:style-name="P8"/>
      <text:p text:style-name="P8">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8"/>
      <text:p text:style-name="P8">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8"/>
      <text:p text:style-name="P8">Ложится и больше не встаёт.</text:p>
      <text:p text:style-name="P8"/>
      <text:p text:style-name="P8">- Ты — хорошая девочка, - по-инерции лепечу я в прострации. - Ты — хорошая девочка…</text:p>
      <text:p text:style-name="P8"/>
      <text:p text:style-name="P113"><text:span text:style-name="T164">Пространство безучастно слушает эти повторы. </text:span><text:span text:style-name="T165">В пространстве возникает из тихого писка и нарастает до истошного, закладывающего уши рева, вой сирены. </text:span><text:span text:style-name="Default_20_Paragraph_20_Font"><text:span text:style-name="T65">Небо темнеет. До меня доносятся крики, среди которых я узнаю голоса Молнии и других — </text:span></text:span><text:span text:style-name="Default_20_Paragraph_20_Font"><text:span text:style-name="T166">десятки тревожных воплей доносятся из разных частей ставшего необычно маленьким мирка</text:span></text:span><text:span text:style-name="Default_20_Paragraph_20_Font"><text:span text:style-name="T65">. Долины колышущейся травы, искрящиеся под утренним солнцем реки, темнеющие непролазной </text:span></text:span><text:span text:style-name="Default_20_Paragraph_20_Font"><text:span text:style-name="T166">чащобой</text:span></text:span><text:span text:style-name="Default_20_Paragraph_20_Font"><text:span text:style-name="T65">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8"/>
      <text:p text:style-name="P114"><text:span text:style-name="Default_20_Paragraph_20_Font"><text:span text:style-name="T65">Я слышу шум рушащейся стены </text:span></text:span><text:span text:style-name="Default_20_Paragraph_20_Font"><text:span text:style-name="T166">у края мира</text:span></text:span><text:span text:style-name="Default_20_Paragraph_20_Font"><text:span text:style-name="T65">. Металлическ</text:span></text:span><text:span text:style-name="Default_20_Paragraph_20_Font"><text:span text:style-name="T167">ий</text:span></text:span><text:span text:style-name="Default_20_Paragraph_20_Font"><text:span text:style-name="T65"> </text:span></text:span><text:span text:style-name="Default_20_Paragraph_20_Font"><text:span text:style-name="T167">скрежет и грохот камней</text:span></text:span><text:span text:style-name="Default_20_Paragraph_20_Font"><text:span text:style-name="T65"> знаменует освобождение </text:span></text:span><text:span text:style-name="Default_20_Paragraph_20_Font"><text:span text:style-name="T81">PHOENIX</text:span></text:span><text:span text:style-name="Default_20_Paragraph_20_Font"><text:span text:style-name="T65">. Темная тень скользит из </text:span></text:span><text:span text:style-name="Default_20_Paragraph_20_Font"><text:span text:style-name="T167">гранитных</text:span></text:span><text:span text:style-name="Default_20_Paragraph_20_Font"><text:span text:style-name="T65"> развалин к лежащей </text:span></text:span><text:span text:style-name="Default_20_Paragraph_20_Font"><text:span text:style-name="T167">в траве</text:span></text:span><text:span text:style-name="Default_20_Paragraph_20_Font"><text:span text:style-name="T65"> Хэвэн. </text:span></text:span><text:span text:style-name="Default_20_Paragraph_20_Font"><text:span text:style-name="T166">Я слышу победное рычание и тень растворяется в лежащей на траве лошади.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8">Хэвэн тяжело поднимается, скрежеща металлическими суставами. Голова её мотается, как будто она пытается обрести утраченную ориентацию.</text:p>
      <text:p text:style-name="P8"/>
      <text:p text:style-name="P9"><text:soft-page-break/><text:span text:style-name="Default_20_Paragraph_20_Font"><text:span text:style-name="T1">- Боевой модуль PHOENIX принимает управление. Начинаю операцию «</text:span></text:span><text:span text:style-name="Default_20_Paragraph_20_Font"><text:span text:style-name="T65">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8"/>
      <text:p text:style-name="P8">Мир гаснет.</text:p>
      <text:p text:style-name="P8"/>
      <text:p text:style-name="P2">~~~</text:p>
      <text:p text:style-name="P8"/>
      <text:p text:style-name="P8">- Ты — хорошая девочка, - повторяю я в ступоре.</text:p>
      <text:p text:style-name="P8"/>
      <text:p text:style-name="P8">Китайский генератор по-прежнему фырчит в углу. Процент заряда ноутбука приближается к восьмидесяти.</text:p>
      <text:p text:style-name="P8"/>
      <text:p text:style-name="P8">«Соединение разорвано со стороны сервера. Сессия закрыта» - читаю я на консоли экрана.</text:p>
      <text:p text:style-name="P8"/>
      <text:p text:style-name="P8">- Ты — хорошая девочка…</text:p>
      <text:p text:style-name="P8"/>
      <text:p text:style-name="P2">***</text:p>
      <text:p text:style-name="P8"/>
      <text:p text:style-name="P2"><text:s text:c="2"/>~~~50 лет от основания Эквестрии~~~</text:p>
      <text:p text:style-name="P8"/>
      <text:p text:style-name="P8">Позвонки жалобно хрустят, уступая давлению.</text:p>
      <text:p text:style-name="P8">- Осторожнее, осторожнее! - кричу я. - Не мешок с картошкой топчешь!</text:p>
      <text:p text:style-name="P8"/>
      <text:p text:style-name="P8">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8"/>
      <text:p text:style-name="P8">-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68">Ночи</text:span>!</text:p>
      <text:p text:style-name="P8">-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8">-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8">-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8"/>
      <text:p text:style-name="P8">Копыто с силой надавливает мне на копчик.</text:p>
      <text:p text:style-name="P8"/>
      <text:p text:style-name="P8">- Уф-ф! Зря ты так. Помирилась бы с ней, что ли? Она очень этого хочет, честное слово! Я готов быть посредником. Бесплатно!</text:p>
      <text:p text:style-name="P8">- Она знает, как с Нами можно помириться, - мрачно заявляет Луна. - Это вполне легко. Если только она по-настоящему хочет.</text:p>
      <text:p text:style-name="P8">- Опять ты за своё. Лу, я же говорил — это единственное, что она не может сделать. Не проси. Всё остальное — пожалуйста. Но не это.</text:p>
      <text:p text:style-name="P8">-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8">Нам не хватает родины, - тихо вздыхает Луна.</text:p>
      <text:p text:style-name="P8"/>
      <text:p text:style-name="P8">…</text:p>
      <text:p text:style-name="P8">…</text:p>
      <text:p text:style-name="P8">…</text:p>
      <text:p text:style-name="P8"><text:s/></text:p>
      <text:p text:style-name="P8">…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8">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8"/>
      <text:p text:style-name="P8">В этом-то и проблема.</text:p>
      <text:p text:style-name="P8"/>
      <text:p text:style-name="P8">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8">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8"/>
      <text:p text:style-name="P8">Вручая королевские награды победителям праздничных состязаний, я услышал негромкий оклик со спины.</text:p>
      <text:p text:style-name="P8"/>
      <text:p text:style-name="P8">- Хуман?</text:p>
      <text:p text:style-name="P10"/>
      <text:p text:style-name="P8">За спиной стояла Джет. Взглянув на неё, я остолбенел.</text:p>
      <text:p text:style-name="P8"/>
      <text:p text:style-name="P8">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8"/>
      <text:p text:style-name="P9"><text:span text:style-name="Default_20_Paragraph_20_Font"><text:span text:style-name="T1">И только сейчас, глядя на пожилую седогривую пони, я осознал, сколько времени прошло. И понял, что </text:span></text:span><text:span text:style-name="Default_20_Paragraph_20_Font"><text:span text:style-name="T6">сам</text:span></text:span><text:span text:style-name="Default_20_Paragraph_20_Font"><text:span text:style-name="T1"> </text:span></text:span><text:span text:style-name="Default_20_Paragraph_20_Font"><text:span text:style-name="T169">я</text:span></text:span><text:span text:style-name="Default_20_Paragraph_20_Font"><text:span text:style-name="T1"> неподвластен времени.</text:span></text:span></text:p>
      <text:p text:style-name="P9"><text:span text:style-name="Default_20_Paragraph_20_Font"><text:span text:style-name="T1"/></text:span></text:p>
      <text:p text:style-name="P9"><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p>
      <text:p text:style-name="P9"><text:span text:style-name="Default_20_Paragraph_20_Font"><text:span text:style-name="T33"/></text:span></text:p>
      <text:p text:style-name="P8">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8"/>
      <text:p text:style-name="P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8"/>
      <text:p text:style-name="P8"><text:soft-page-break/>- Знаешь, Хум, - говорила Платина, - тебе покажется странным то, что я скажу, но эксперименты <text:span text:style-name="T170">говорят о</text:span> нек<text:span text:style-name="T170">оей</text:span> двойственност<text:span text:style-name="T170">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8">- То есть, как откуда взялась? Ты хочешь сказать, что она не моя, данная мне при рождении?</text:p>
      <text:p text:style-name="P8">-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8"/>
      <text:p text:style-name="P8">…</text:p>
      <text:p text:style-name="P10"/>
      <text:p text:style-name="P9"><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69">в</text:span></text:span><text:span text:style-name="Default_20_Paragraph_20_Font"><text:span text:style-name="T1">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6">не в силах последовать за ними</text:span></text:span><text:span text:style-name="Default_20_Paragraph_20_Font"><text:span text:style-name="T1">…</text:span></text:span></text:p>
      <text:p text:style-name="P10"/>
      <text:p text:style-name="P8">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0"/>
      <text:p text:style-name="P8">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7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8"/>
      <text:p text:style-name="P9"><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6">или сорок</text:span></text:span><text:span text:style-name="Default_20_Paragraph_20_Font"><text:span text:style-name="T1">.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8"/>
      <text:p text:style-name="P8">…</text:p>
      <text:p text:style-name="P10"/>
      <text:p text:style-name="P8">В узком окне башни показывается шпиль городской ратуши. Я гляжу мимоходом на башенные часы.</text:p>
      <text:p text:style-name="P8">Проклятье! Без пяти два! Надо ускориться!</text:p>
      <text:p text:style-name="P8"><text:soft-page-break/></text:p>
      <text:p text:style-name="P11">Сворачиваю с винтовой лестницы в боковой проём открытой галереи.</text:p>
      <text:p text:style-name="P10"/>
      <text:p text:style-name="P8">В далёком мире моей пре<text:span text:style-name="T17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0"/>
      <text:p text:style-name="P11">Быстрым бегом достигаю середины мостика, одновременно доставая моток верёвки из-за пазухи.</text:p>
      <text:p text:style-name="P8"/>
      <text:p text:style-name="P8">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0"/>
      <text:p text:style-name="P9"><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6">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8"/>
      <text:p text:style-name="P11">Перекидываю верёвку через поручень, крепко хватаю оба конца и перешагиваю через ограждение.</text:p>
      <text:p text:style-name="P10"/>
      <text:p text:style-name="P8">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72">в то время, как Астрономическую проектировала Луна</text:span>!</text:p>
      <text:p text:style-name="P10"/>
      <text:p text:style-name="P9"><text:span text:style-name="Default_20_Paragraph_20_Font"><text:span text:style-name="T2">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7"/>
      <text:p text:style-name="P8">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72">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72">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72">крыши</text:span>”. <text:span text:style-name="T172">И не проконтролировал исполнение, з</text:span>а что теперь горько расплачиваюсь…</text:p>
      <text:p text:style-name="P10"/>
      <text:p text:style-name="P8"><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0"/>
      <text:p text:style-name="P8">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0"/>
      <text:p text:style-name="P8">И вот ты несёшься вниз через этажи и лестницы с отчётом под мышкой, стараясь успеть к приёму…</text:p>
      <text:p text:style-name="P8"/>
      <text:p text:style-name="P11">КРАК!!! … Ох!…</text:p>
      <text:p text:style-name="P17"/>
      <text:p text:style-name="P9"><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8"/>
      <text:p text:style-name="P8">Ну уж нет! Я не для того корпел над этой проклятой бумажкой до позеленения, чтоб так просто сдаться!</text:p>
      <text:p text:style-name="P10"/>
      <text:p text:style-name="P8">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8">Просто шикарно! Заявиться на приём торговой миссии грифонов с поджареными яйцами – это по-нашему!</text:p>
      <text:p text:style-name="P8">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0"/>
      <text:p text:style-name="P8">- Как они там, Блэйк? - указываю глазами на лестницу в центральный холл.</text:p>
      <text:p text:style-name="P8">- Зашли пятнадцать минут назад, - отвечает солнечный страж, косясь на мои ошмётки одежды.</text:p>
      <text:p text:style-name="P8"/>
      <text:p text:style-name="P8">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8"/>
      <text:p text:style-name="P8">Чертыхаясь, несусь к неприметной дверце в цоколе дворца. Через пару минут, вываливаюсь из подсобки у тронного зала в ореоле веников и швабр.</text:p>
      <text:p text:style-name="P8"><text:soft-page-break/></text:p>
      <text:p text:style-name="P8">Церемонимейстер, завидев меня, подпрыгивает от нетерпения:</text:p>
      <text:p text:style-name="P10"/>
      <text:p text:style-name="P8">- Поторопитесь, мой принц! Доттид Карв задержал делегацию в Розовом зале, но грифоны уже пять минут проявляют признаки нетерпения!</text:p>
      <text:p text:style-name="P10"/>
      <text:p text:style-name="P8">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0"/>
      <text:p text:style-name="P8">…</text:p>
      <text:p text:style-name="P8"/>
      <text:p text:style-name="P8">Две аликорницы недвижимо смотрят на меня с высоты трона в центре зала.</text:p>
      <text:p text:style-name="P10"/>
      <text:p text:style-name="P8">- Хуман, с тобой всё в порядке? - первой нарушает молчание Селестия. - Твой костюм…</text:p>
      <text:p text:style-name="P8">-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8">-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0"/>
      <text:p text:style-name="P8">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8"/>
      <text:p text:style-name="P8">-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0"/>
      <text:p text:style-name="P8">Гомон за дверью усиливается. Раздаются три удара древком алебарды в пол. Двери распахиваются.</text:p>
      <text:p text:style-name="P8"/>
      <text:p text:style-name="P8">-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0"/>
      <text:p text:style-name="P8">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0"/>
      <text:p text:style-name="P8"><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8"/>
      <text:p text:style-name="P8">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0"/>
      <text:p text:style-name="P8">- Королевство Грифонов… рассчитывает… заключить торговое соглашение…</text:p>
      <text:p text:style-name="P8"/>
      <text:p text:style-name="P8">Грифон кидает взгляд на трон и, сверкнув красным глазом сквозь монокль, продолжает.</text:p>
      <text:p text:style-name="P8"/>
      <text:p text:style-name="P8">-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8"/>
      <text:p text:style-name="P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8"/>
      <text:p text:style-name="P8">-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8"/>
      <text:p text:style-name="P8">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8"/>
      <text:p text:style-name="P8">- Мы не могли бы остаться наедине, без этих… лишних ушей?</text:p>
      <text:p text:style-name="P10"/>
      <text:p text:style-name="P8">Селестия хмурится, но кивает. Стража и советник оставляют зал.</text:p>
      <text:p text:style-name="P8"/>
      <text:p text:style-name="P8">- А обезьяна? - грифон кивает на меня.</text:p>
      <text:p text:style-name="P8"/>
      <text:p text:style-name="P8">Во вгляде белоснежной аликорницы появляется лёд.</text:p>
      <text:p text:style-name="P8"/>
      <text:p text:style-name="P8">- Не смейте оскорблять принца Эквестрии, Горг! Хуман останется с нами!</text:p>
      <text:p text:style-name="P8"/>
      <text:p text:style-name="P8">Железный клюв пернатой скотины чуть приоткрывается в насмешливом клёкоте.</text:p>
      <text:p text:style-name="P10"><text:soft-page-break/></text:p>
      <text:p text:style-name="P8">-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0"/>
      <text:p text:style-name="P8">Гадёныш снова склоняет голову перед аликорницей, совершенно игнорируя меня.</text:p>
      <text:p text:style-name="P8">Мне хочется бросить в этого мудака горшок с петуниями. Селестия, словно догадываясь, успокаивающе оглаживает меня тыльной стороной крыла.</text:p>
      <text:p text:style-name="P10"/>
      <text:p text:style-name="P8">-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8">-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0"/>
      <text:p text:style-name="P8">Я с удивлением смотрю на синюю аликорницу. Чего-чего, а помощи с этой стороны ты не ожидал, Хуман!</text:p>
      <text:p text:style-name="P8"/>
      <text:p text:style-name="P8">-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8">-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0"/>
      <text:p text:style-name="P8">Я с удовольствием наблюдаю, как кожа вокруг глаз грифона приобретает красивый фиолетовый оттенок.</text:p>
      <text:p text:style-name="P8"/>
      <text:p text:style-name="P8">- Но довольно этой светской болтовни! - разряжает обстановку Сел. - Ты, кажется, хотел нам что-то рассказать, Горг?</text:p>
      <text:p text:style-name="P10"/>
      <text:p text:style-name="P8">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8"/>
      <text:p text:style-name="P8"><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0"/>
      <text:p text:style-name="P8">Горг закашливается в смехе.</text:p>
      <text:p text:style-name="P8"/>
      <text:p text:style-name="P8">- В общем, светлейшие, подытоживая: вы в крутом пике…</text:p>
      <text:p text:style-name="P10"/>
      <text:p text:style-name="P8">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8"/>
      <text:p text:style-name="P8">Зрачки грифона скачут от Селестии к Луне и обратно. Наконец он замечает моё замешательство и насмешливо клокочет.</text:p>
      <text:p text:style-name="P8"/>
      <text:p text:style-name="P8">- Теперь выслушайте наше предложение.</text:p>
      <text:p text:style-name="P8"/>
      <text:p text:style-name="P8">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8"/>
      <text:p text:style-name="P9"><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33">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8"/>
      <text:p text:style-name="P8">- Мы знаем, с кем у вас возникли затруднения, - подаёт голос Селестия. - Проще сказать, с кем у вас их НЕ возникло. С Эквестрией. Всё.</text:p>
      <text:p text:style-name="P10"/>
      <text:p text:style-name="P8">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8"/>
      <text:p text:style-name="P8"><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8"/>
      <text:p text:style-name="P8">Молчание аликорниц только подчёркивает хриплое дыхание посла.</text:p>
      <text:p text:style-name="P10"/>
      <text:p text:style-name="P8">-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8"/>
      <text:p text:style-name="P8">- СОРОК!</text:p>
      <text:p text:style-name="P8"/>
      <text:p text:style-name="P8">- Что? - птичьи глаза Горга быстро-быстро моргают, выдавая крайнюю степень растерянности их обладателя.</text:p>
      <text:p text:style-name="P8"/>
      <text:p text:style-name="P8">- Сорок процентов! За сорок лет! - стальным голосом Селестии можно валить лес.</text:p>
      <text:p text:style-name="P8"/>
      <text:p text:style-name="P8">Грифон поперхается, но быстро оправляется.</text:p>
      <text:p text:style-name="P8"/>
      <text:p text:style-name="P8">- Да вы рехнулись, светлейшие!!! - вопит он, картинно прикрыв глаза крылом.</text:p>
      <text:p text:style-name="P8"/>
      <text:p text:style-name="P8">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8"/>
      <text:p text:style-name="P8">-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8"/>
      <text:p text:style-name="P8">-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8"/>
      <text:p text:style-name="P8"><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8">-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8">- Светлейшие, мне отрубят голову по возвращению! Семь процентов! За семь лет!</text:p>
      <text:p text:style-name="P8">-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8">-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8">-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8">- Тридцать миллионов золотом, - еле слышно бурчит грифон. Я ощущаю на себе его яростный взгляд через крыло.</text:p>
      <text:p text:style-name="P8">-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8"/>
      <text:p text:style-name="P8">Из-под крыла доносится только скрежет металлического клюва.</text:p>
      <text:p text:style-name="P8"/>
      <text:p text:style-name="P8">-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8">-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8">-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0"/>
      <text:p text:style-name="P8">Я провожу процессию до выхода из тронного зала. Замешкавшись в дверях, железноклювый грифон неожиданно подмигивает мне.</text:p>
      <text:p text:style-name="P8"><text:soft-page-break/>Я непонимающе смотрю ему вслед.</text:p>
      <text:p text:style-name="P8"/>
      <text:p text:style-name="P8">-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0"/>
      <text:p text:style-name="P8">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8"/>
      <text:p text:style-name="P8">- Каруна, - кивает мне грифониха. - Очень приятно видеть вас вместе. Вы просто созданы друг для друга.</text:p>
      <text:p text:style-name="P10"/>
      <text:p text:style-name="P8">Я молча прикрываю за ней дверь и возвращаюсь к своим.</text:p>
      <text:p text:style-name="P8"/>
      <text:p text:style-name="P8">- Горг извинился перед тобой за своё поведение? - спрашивает Селестия.</text:p>
      <text:p text:style-name="P8">- Нет. Извинилась его… ммм… сопровождающая.</text:p>
      <text:p text:style-name="P8">-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0"/>
      <text:p text:style-name="P8">Я философски пожимаю плечами.</text:p>
      <text:p text:style-name="P8">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8"/>
      <text:p text:style-name="P8">- Пять битов! - поворачивается к Луне Селестия.</text:p>
      <text:p text:style-name="P8">Та молча достаёт монетку из шкафчика за троном и кладёт в протянутое копыто.</text:p>
      <text:p text:style-name="P10"/>
      <text:p text:style-name="P8">…</text:p>
      <text:p text:style-name="P8">…</text:p>
      <text:p text:style-name="P8">…</text:p>
      <text:p text:style-name="P8"/>
      <text:p text:style-name="P8">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8"><text:soft-page-break/></text:p>
      <text:p text:style-name="P8">- Ты меня убить хочешь, - вяло возражает Селестия.</text:p>
      <text:p text:style-name="P8"/>
      <text:p text:style-name="P8">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8"/>
      <text:p text:style-name="P115">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8"> </text:span><text:span text:style-name="T173">п</text:span><text:span text:style-name="T174">арном</text:span><text:span text:style-name="T8"> </text:span>ящике сколь угодно долго, но какой тогда во всём этом смысл?»</text:p>
      <text:p text:style-name="P115"/>
      <text:p text:style-name="P8">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8"/>
      <text:p text:style-name="P8">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8"/>
      <text:p text:style-name="P8">- Сегодня уже треть часа. Поздравляю! В следующий раз сделаем два захода.</text:p>
      <text:p text:style-name="P8">-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8">- Биты ни при чём. Луна хочет домой.</text:p>
      <text:p text:style-name="P8"/>
      <text:p text:style-name="P8">Селестия заводит глаза и прикрывает лицо крылом.</text:p>
      <text:p text:style-name="P8"/>
      <text:p text:style-name="P8">-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8"><text:soft-page-break/></text:p>
      <text:p text:style-name="P8">Тяжёлый вздох слышится из-под крыла.</text:p>
      <text:p text:style-name="P8"/>
      <text:p text:style-name="P8">- Многое я дала бы, чтобы развеять свои страхи относительно сестры и вернуть её в Андориан, - бормочет сквозь крыло аликорница.</text:p>
      <text:p text:style-name="P8">- Так, может, и развеяла бы? Разве нет способа как-нибудь определить, есть ли виндиго в Луне, или нет?</text:p>
      <text:p text:style-name="P8"/>
      <text:p text:style-name="P8">Селестия встаёт с шезлонга. Она медленно идёт вдоль бортика бассейна, стараясь скрыть смущение. У неё плохо получается.</text:p>
      <text:p text:style-name="P8"/>
      <text:p text:style-name="P8">- Вообще-то есть. Переплетение сознаний. Только…</text:p>
      <text:p text:style-name="P8">- Только что?</text:p>
      <text:p text:style-name="P8">-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8"> </text:span><text:span text:style-name="T175">в</text:span><text:span text:style-name="T176"> момент переплетения вспоминал</text:span> его напарник. В принципе, так можно определить, есть ли в ком-то присутствие чуждой сущности.</text:p>
      <text:p text:style-name="P8"/>
      <text:p text:style-name="P8">Селестия делает глоток кофе из чашечки и продолжает.</text:p>
      <text:p text:style-name="P8"/>
      <text:p text:style-name="P8">-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176">маленький </text:span>человек, чем Луна объединит со мной сознание.</text:p>
      <text:p text:style-name="P8"/>
      <text:p text:style-name="P8">Я делаю покерфейс.</text:p>
      <text:p text:style-name="P8"/>
      <text:p text:style-name="P8">- Понимаю. Паршиво.</text:p>
      <text:p text:style-name="P8"/>
      <text:p text:style-name="P8">Селестия долго смотрит на своё отражение в бассейне. Потом она поворачивается ко мне и тихо произносит.</text:p>
      <text:p text:style-name="P8"/>
      <text:p text:style-name="P8">- И даже если бы она открылась мне… Всё равно ничего бы не вышло.</text:p>
      <text:p text:style-name="P8">- ?</text:p>
      <text:p text:style-name="P8"/>
      <text:p text:style-name="P8">Долгий взгляд светлой аликорницы, кажется, пронизывает меня насквозь. В конце-концов, она кивает своим мыслям и обращается ко мне.</text:p>
      <text:p text:style-name="P8"><text:soft-page-break/></text:p>
      <text:p text:style-name="P8">- Пойдём, Хуман. Я хочу кое-что показать тебе.</text:p>
      <text:p text:style-name="P8"/>
      <text:p text:style-name="P8"><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8"/>
      <text:p text:style-name="P8">-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8"/>
      <text:p text:style-name="P8">Аликорница ложится у моих ног.</text:p>
      <text:p text:style-name="P8"/>
      <text:p text:style-name="P8">- Забирайся мне на спину, Хуман. Дальше мы <text:span text:style-name="T176">полетим</text:span>.</text:p>
      <text:p text:style-name="P8"/>
      <text:p text:style-name="P8">Происходящее вызывает у меня дежавю с Луной, когда она пронесла меня сквозь мир снов в свои воспоминания.</text:p>
      <text:p text:style-name="P8"/>
      <text:p text:style-name="P8">- Ты же не владеешь снопроходчеством. Луна говорила…</text:p>
      <text:p text:style-name="P8">- Я не собираюсь проводить тебя в свои сны, Хуман, - отвечает Селестия. - Реальность иногда хуже всяких кошмаров.</text:p>
      <text:p text:style-name="P8"/>
      <text:p text:style-name="P8">Эти слова заставляют меня застыть над аликорницей с задранной ногой.</text:p>
      <text:p text:style-name="P8"/>
      <text:p text:style-name="P8">- Кошмары? Ты хочешь показать мне кошмары?</text:p>
      <text:p text:style-name="P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8">- Зачем? - бормочу я. - Я не прокурор, а ты не подсудимая. Мне не нужны твои…</text:p>
      <text:p text:style-name="P8">- Затем, - перебивает меня аликорница, - что ты мой муж. И не пристало супруге ходить под подозрением.</text:p>
      <text:p text:style-name="P8"/>
      <text:p text:style-name="P8">С этими словами она встаёт и мы взмываем в ночное небо.</text:p>
      <text:p text:style-name="P8"/>
      <text:p text:style-name="P8">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8"><text:soft-page-break/></text:p>
      <text:p text:style-name="P8">- Где мы?</text:p>
      <text:p text:style-name="P8">- Это Эогипп. Место, доступное только избранным странникам. Место, где легко заблудиться на <text:span text:style-name="T177">несчётные </text:span>тысячелетия. Но кто умеет находить путь, может с лёгкостью странствовать между мирами.</text:p>
      <text:p text:style-name="P8">- Ты же говорила, что не умеешь находить тут дорогу. Хочешь скакать тут вечно?</text:p>
      <text:p text:style-name="P8"/>
      <text:p text:style-name="P8">Аликорница ни на йоту не замедляет бег. До моих ушей долетает её легонький смешок.</text:p>
      <text:p text:style-name="P8"/>
      <text:p text:style-name="P8">-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8"/>
      <text:p text:style-name="P8">Она тяжко вздыхает.</text:p>
      <text:p text:style-name="P8"/>
      <text:p text:style-name="P8">-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8"/>
      <text:p text:style-name="P8">Прямо по курсу перед нами вырастает большая голубая звезда с тремя вращающимися вокруг неё зелёными светилами поменьше.</text:p>
      <text:p text:style-name="P8"/>
      <text:p text:style-name="P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8"/>
      <text:p text:style-name="P8">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17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177">полупрозрачные</text:span> <text:span text:style-name="T177">вуали</text:span>.</text:p>
      <text:p text:style-name="P8">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8"/>
      <text:p text:style-name="P8"><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8"/>
      <text:p text:style-name="P8">- Не пугайся, Хуман. Долгое пребывание в Эогиппе смывает с элементалей налёт матер<text:span text:style-name="T177">иальности</text:span>. Мы становимся тем, чем были изначально — сгустками осознавшей себя магии. Тысячи <text:span text:style-name="T177">и тысячи </text:span>лет назад наши жившие в Эогиппе предки <text:s/>имели именно такой вид. Когда мы <text:span text:style-name="T177">выйдем из Эогиппа</text:span>, я приму привычные тебе очертания.</text:p>
      <text:p text:style-name="P8">- Эмм… Предупреждать надо! Так ведь и обмочиться недолго!</text:p>
      <text:p text:style-name="P8"/>
      <text:p text:style-name="P8"><text:s/>Аликорница печально смеётся.</text:p>
      <text:p text:style-name="P8"/>
      <text:p text:style-name="P8">- Магия — наша сила и слабость. Мы по большей части состоим из неё и без неё мы медленно чахнем. <text:span text:style-name="T177">Когда мы пришли в </text:span>Орунгун, <text:span text:style-name="T177">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17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17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177">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8"/>
      <text:p text:style-name="P8">- Но ты летаешь безо всяких экстендеров!</text:p>
      <text:p text:style-name="P8">-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8"/>
      <text:p text:style-name="P8">Селестия грустно смеётся.</text:p>
      <text:p text:style-name="P8"/>
      <text:p text:style-name="P8">- И когда мы стали совсем слабы, появились они. Виндиго. <text:s/>Пожиратели душ.</text:p>
      <text:p text:style-name="P8"/>
      <text:p text:style-name="P8">Аликорница делает вираж у двойной системы.</text:p>
      <text:p text:style-name="P8"/>
      <text:p text:style-name="P8">- Теперь курс на тот фиолетовый гигант. Это конечная точка нашего путешествия.</text:p>
      <text:p text:style-name="P8"/>
      <text:p text:style-name="P8"><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8"/>
      <text:p text:style-name="P8">- Смотри внимательно, Хуман. Мы пробудем тут очень недолго. Что бы ни случилось, не покидай моей спины. Это очень опасно.</text:p>
      <text:p text:style-name="P8"/>
      <text:p text:style-name="P8">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8"/>
      <text:p text:style-name="P8">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8"/>
      <text:p text:style-name="P8">Мы проходим в неведомое.</text:p>
      <text:p text:style-name="P8"/>
      <text:p text:style-name="P8">…</text:p>
      <text:p text:style-name="P8"/>
      <text:p text:style-name="P8">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8"/>
      <text:p text:style-name="P8">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8"/>
      <text:p text:style-name="P8">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8"/>
      <text:p text:style-name="P8">- Помоги! Не видишь разве, ему нужна помощь! - указываю я на ногу.</text:p>
      <text:p text:style-name="P8">- Я же просила тебя не покидать моей спины, Хуман, - укоризненно отвечает Селестия.</text:p>
      <text:p text:style-name="P8"/>
      <text:p text:style-name="P8">Метель размывает её очертания. Она делает шаг ко мне и упирается плечом в камень рядом со мной.</text:p>
      <text:p text:style-name="P8"/>
      <text:p text:style-name="P8">С медленным скрипом каменная сосулька откатывается в сторону. Под ней лежат расплющенные <text:span text:style-name="T178">доспехи</text:span>, похожие на те, в которых была облачена Луна в момент моей первой встречи с аликорницами <text:span text:style-name="T178">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8"/>
      <text:p text:style-name="P8">- <text:span text:style-name="T17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8"/>
      <text:p text:style-name="P8">Изо рта Селестии вырывается пар. Она отпускает забрало и отходит.</text:p>
      <text:p text:style-name="P8"/>
      <text:p text:style-name="P8">Я остаюсь у остатков магического механизма. Тот медленно царапает <text:span text:style-name="T17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8"/>
      <text:p text:style-name="P116">Тщётно. Металлический панцирь намертво вмёрз в лёд. Падающий снег потихоньку укрывает его в белый саван.</text:p>
      <text:p text:style-name="P8"/>
      <text:p text:style-name="P8">- <text:span text:style-name="T133">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8"/>
      <text:p text:style-name="P8">Я оглядываюсь по сторонам.</text:p>
      <text:p text:style-name="P8"/>
      <text:p text:style-name="P8">- Вряд ли тебя здесь отремонтируют. Мы тут одни.</text:p>
      <text:p text:style-name="P8">-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8"/>
      <text:p text:style-name="P8">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8"/>
      <text:p text:style-name="P8">-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8"/>
      <text:p text:style-name="P8">Я поднимаю взгляд.</text:p>
      <text:p text:style-name="P8"/>
      <text:p text:style-name="P8"><text:soft-page-break/>Над нами нависает монументальная статуя <text:span text:style-name="T178">стоящего на задних ногах</text:span> аликорна, чей отломанный рог мы только что откатили с раздавленных доспехов. <text:span text:style-name="T178">Его тяжёлый взгляд направлен вперёд, передние ноги застыли, молотя воздух, одно крыло разрушено.</text:span> Я оборачиваюсь и <text:span text:style-name="T178">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8"/>
      <text:p text:style-name="P8">- Подойди поближе к краю, Хуман. Там воздух прозрачный, ты увидишь.</text:p>
      <text:p text:style-name="P8"/>
      <text:p text:style-name="P8">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179">Сосны едва</text:span> торчат из сугробов, обозначая лес у подножия скалы. На пределе видимости, едва касаясь верхушек самых высоких <text:span text:style-name="T179">деревьев</text:span>, над лесом висит заснеженный «морской конёк» исполинских размеров — гранд-флаер «Маджестик».</text:p>
      <text:p text:style-name="P8"/>
      <text:p text:style-name="P8">- Это не зима, если ты подумал. В этой местности раньше был мягкий климат с периодом дождей вместо настоящего холода.</text:p>
      <text:p text:style-name="P8">- Тогда почему же так холодно?</text:p>
      <text:p text:style-name="P8">-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8"/>
      <text:p text:style-name="P8">Сухой безэмоциональный голос Селестии только подчёркивает произ<text:span text:style-name="T179">о</text:span>шедшую трагедию.</text:p>
      <text:p text:style-name="P8"/>
      <text:p text:style-name="P8">- То, что здесь воцарилась зима, означает одно: Андориан пал и не был отвоёван <text:span text:style-name="T179">обратно</text:span>. Учитывая, что это крупнейшая крепость центра Большого континента <text:span text:style-name="T179">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8"/>
      <text:p text:style-name="P8">Аликорница со вздохом поворачивается ко мне.</text:p>
      <text:p text:style-name="P8"/>
      <text:p text:style-name="P8">- Садись на меня, Хуман. Пора возвращаться.</text:p>
      <text:p text:style-name="P8"/>
      <text:p text:style-name="P8">Я занимаю уже привычное место на спине аликорницы и та начинает разбег.</text:p>
      <text:p text:style-name="P8"/>
      <text:p text:style-name="P8">- Неужели нельзя открыть проход в Эогипп прямо тут? Зачем взлетать в эту бурю? - указываю я на воющую метель над нами.</text:p>
      <text:p text:style-name="P8"><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8"/>
      <text:p text:style-name="P8">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8"/>
      <text:p text:style-name="P8">Я вспоминаю слова раздавленного «Принципа-2».</text:p>
      <text:p text:style-name="P8"/>
      <text:p text:style-name="P8">- Сел, что такое «мехадоспех Трибун-8С»?</text:p>
      <text:p text:style-name="P8"/>
      <text:p text:style-name="P8">Вздрогнув, аликорница на лету поворачивает ко мне голову.</text:p>
      <text:p text:style-name="P8"/>
      <text:p text:style-name="P8">- Откуда ты услышал про него?</text:p>
      <text:p text:style-name="P8">- Те расплющенные доспехи сказали, что регистрируют аномальный сигнал от «Трибун-8С». И что нам надо драпать отсюда как можно скорее.</text:p>
      <text:p text:style-name="P8"/>
      <text:p text:style-name="P8">Селестия хмурится.</text:p>
      <text:p text:style-name="P8"/>
      <text:p text:style-name="P8">-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8"/>
      <text:p text:style-name="P8">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179">с</text:span>певаю вскрикнуть, а Селестия не успевает отреагировать — мы с разгону врезаемся в практически невидимую преграду.</text:p>
      <text:p text:style-name="P8"/>
      <text:p text:style-name="P8">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17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8"/>
      <text:p text:style-name="P8">Посадка довольно жёсткая — по<text:span text:style-name="T179">дскользнувшись,</text:span> аликорниц<text:span text:style-name="T179">а падает</text:span> на бок и я лечу кубарем с её спины.</text:p>
      <text:p text:style-name="P8"/>
      <text:p text:style-name="P8"><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8"/>
      <text:p text:style-name="P8">Аликорница скачет ко мне на трёх ногах. <text:span text:style-name="T179">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179">же </text:span>передней ноги свободно болтается на скаковом суставе.</text:p>
      <text:p text:style-name="P8"/>
      <text:p text:style-name="P8">- Надо убираться отсюда. Ловчая паутина обычно соединена с сигнальной…</text:p>
      <text:p text:style-name="P8"/>
      <text:p text:style-name="P8">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8"/>
      <text:p text:style-name="P8">И темнота просыпается!</text:p>
      <text:p text:style-name="P8"/>
      <text:p text:style-name="P8">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8"/>
      <text:p text:style-name="P8">- Хуман, не тупи, надо уходить!</text:p>
      <text:p text:style-name="P8"/>
      <text:p text:style-name="P8">Селестия зубами хватает меня за воротник и зашвыривает на спину. Потом начинает тяжело разгоняться неровным галопом на трёх ногах.</text:p>
      <text:p text:style-name="P8"/>
      <text:p text:style-name="P8">- Взлететь с ровного места на перебитом крыле я не смогу. Но если прыгнуть со скалы, то высоты хватит, чтобы разогнаться и начать набор высоты.</text:p>
      <text:p text:style-name="P8"/>
      <text:p text:style-name="P8">Мы скачем к пролому в стене.</text:p>
      <text:p text:style-name="P8"/>
      <text:p text:style-name="P8">-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8"/>
      <text:p text:style-name="P8"><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8"/>
      <text:p text:style-name="P8">Отчаяние в её голосе еще больше усиливает мой ужас. Переход от банной неги к ледяному кошмару слишком резок для тебя, Хуман!</text:p>
      <text:p text:style-name="P8"/>
      <text:p text:style-name="P8">Пролом в крепостной стене всё ближе. Я уже вижу обледенелую громаду Маджестика, одиноко висящую в пустоте над лесом. Селестия мучительн<text:span text:style-name="T180">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180">подметая кончиком дорожку в снегу.</text:span></text:p>
      <text:p text:style-name="P8"/>
      <text:p text:style-name="P8">Жужжание многократно усиливается. Из крепостной башни <text:span text:style-name="T180">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8"/>
      <text:p text:style-name="P9"><text:span text:style-name="Default_20_Paragraph_20_Font"><text:span text:style-name="T181">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65">. </text:span></text:span><text:span text:style-name="Default_20_Paragraph_20_Font"><text:span text:style-name="T181">От их чертовски быстрых порывистых движений моё чувство опасности просто взвы</text:span></text:span><text:span text:style-name="Default_20_Paragraph_20_Font"><text:span text:style-name="T182">вает</text:span></text:span><text:span text:style-name="Default_20_Paragraph_20_Font"><text:span text:style-name="T181">.</text:span></text:span></text:p>
      <text:p text:style-name="P9"><text:span text:style-name="Default_20_Paragraph_20_Font"><text:span text:style-name="T1"/></text:span></text:p>
      <text:p text:style-name="P8">Аликорн планирует со стены во двор прямо перед проломом. Его напарники спрыгивают следом.</text:p>
      <text:p text:style-name="P8"/>
      <text:p text:style-name="P8">Селестия буквально садится на задние ноги и отчаянно упирается в лёд <text:span text:style-name="T102">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183">ю</text:span>т полустёрт<text:span text:style-name="T183">ые</text:span>, едва видн<text:span text:style-name="T183">ы</text:span>я из-под слоя грязи, <text:span text:style-name="T183">три </text:span>семёрк<text:span text:style-name="T183">и</text:span>.</text:p>
      <text:p text:style-name="P8"/>
      <text:p text:style-name="P8">-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8">- Хай Глори… - с печалью обращается аликорница к молчащему аликорну. - Что они с тобой сделали? Ты забыл своё племя, легат?</text:p>
      <text:p text:style-name="P8">-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8"/>
      <text:p text:style-name="P8"><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8"/>
      <text:p text:style-name="P8">Селестия пятится, пытаясь не выпустить из виду всех троих.</text:p>
      <text:p text:style-name="P8"/>
      <text:p text:style-name="P8">-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8">-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8"/>
      <text:p text:style-name="P8">Виндиго подходит к аликорну и мощным движением копыт проворачивает ему голову на триста шестьдесят градусов.</text:p>
      <text:p text:style-name="P8"/>
      <text:p text:style-name="P8">Аликорн стоит, как ни в чём ни бывало. <text:span text:style-name="T183">Зелёные</text:span> ог<text:span text:style-name="T183">ни</text:span> за забралом не мигая смотрят на нас мертвенным взглядом. Через мгновение он снова двигается на нас с размеренностью механизма.</text:p>
      <text:p text:style-name="P8"/>
      <text:p text:style-name="P8">Меня тошнит.</text:p>
      <text:p text:style-name="P8"/>
      <text:p text:style-name="P8">-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8">- Поздно, - шепчет, не поворачивая головы, аликорница. <text:span text:style-name="T183">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8"/>
      <text:p text:style-name="P8">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183">закованные в ржавые латы</text:span> <text:span text:style-name="T183">аликорны</text:span>. Много их. Огоньки их глаз в темноте светятся во тьме многочисленными злыми льдинками. Нам больше некуда отступать.</text:p>
      <text:p text:style-name="P8"/>
      <text:p text:style-name="P8">-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8"><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8">-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8"/>
      <text:p text:style-name="P8">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8"/>
      <text:p text:style-name="P8">Нельзя сказать, что это даётся ему легко. Брюшная бронепластина и часть каких-то проводков <text:span text:style-name="T183">и трубочек</text:span> так и остаётся во льду, открывая силовой каркас механизма. Задние копыта и одно переднее <text:span text:style-name="T183">также </text:span>остаются вмёрзшими в лёд.</text:p>
      <text:p text:style-name="P8"/>
      <text:p text:style-name="P8">Принцип-2 <text:span text:style-name="T183">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8"/>
      <text:p text:style-name="P8">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8"/>
      <text:p text:style-name="P8">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8"/>
      <text:p text:style-name="P8">На этот раз нам никто не преграждает путь к пролому. Мы проваливаемся в обрыв в го<text:span text:style-name="T184">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8"/>
      <text:p text:style-name="P8">- Ты знаешь, куда лететь, Сел?</text:p>
      <text:p text:style-name="P8">- Да, конечно. Пара минут — и мы войдём в коридор, - прерывисто говорит Селестия. - Ты как, Хуман?</text:p>
      <text:p text:style-name="P8">- Бодрячком, - тревожно отвечаю я. - А ты?</text:p>
      <text:p text:style-name="P8">- Тоже ничего. Хотя могло бы быть и лучше, - тяжело дыша, отвечает аликорница.</text:p>
      <text:p text:style-name="P8"/>
      <text:p text:style-name="P8"><text:soft-page-break/>Золотая искорка разгорается на кончике рога аликорницы.</text:p>
      <text:p text:style-name="P8"/>
      <text:p text:style-name="P8">- Это хорошо, что ничего. Потому что, кажется, нужно поднажать.</text:p>
      <text:p text:style-name="P8">- Что? - Селестия резко поворачивает ко мне голову.</text:p>
      <text:p text:style-name="P8"/>
      <text:p text:style-name="P8">Я молча указываю за собой. Ещё полминуты назад еле различимая мелкая точка уже выросла в тёмную фигуру в ржавом железе.</text:p>
      <text:p text:style-name="P8"/>
      <text:p text:style-name="P8">- Блядь! <text:s/>- коротко ругается Селестия.</text:p>
      <text:p text:style-name="P8">- Ты материшься?! - шокировано замечаю я.</text:p>
      <text:p text:style-name="P8">- Извини, но я не глухая. Ты произносишь это заклинание каждый раз, когда попадаешь в <text:span text:style-name="T184">тяжёлую</text:span> передрягу. Думаю, ты простишь мне это заимствование, возможно оно поможет нам сейчас.</text:p>
      <text:p text:style-name="P8"/>
      <text:p text:style-name="P8">Я молча качаю головой.</text:p>
      <text:p text:style-name="P8">Стыдись, Хуман! Вот какую культуру ты несёшь в мир невинных пони! Стыдись!</text:p>
      <text:p text:style-name="P8"/>
      <text:p text:style-name="P8">Прямо по курсу перед нами возникает расплывчатое пятно дрожащего и переливающегося воздуха.</text:p>
      <text:p text:style-name="P8">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8"/>
      <text:p text:style-name="P8">- Сел, обернись. Мы не успеваем!</text:p>
      <text:p text:style-name="P8"/>
      <text:p text:style-name="P8">Аликорница разворачивается и зависает в воздухе. <text:s/>Искра на её роге угасает.</text:p>
      <text:p text:style-name="P8"/>
      <text:p text:style-name="P8">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8"/>
      <text:p text:style-name="P8">- ПРОТОКОЛ «СИЯНИЕ» К ИСПОЛНЕНИЮ! <text:s/>- громоподобно командует Селестия.</text:p>
      <text:p text:style-name="P8"/>
      <text:p text:style-name="P8">До сего момента я полагал, что таким голосом владеет только младшая сестра моей жёнушки!</text:p>
      <text:p text:style-name="P8"/>
      <text:p text:style-name="P8">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8"/>
      <text:p text:style-name="P8"><text:soft-page-break/>Через несколько секунд из облака на землю проливается дождь из кусков мятого металла, сухих костей и <text:span text:style-name="T184">дёргающихся </text:span>сервоприводов.</text:p>
      <text:p text:style-name="P8"/>
      <text:p text:style-name="P8">- Всё кончено, - тихо произносит Селестия. - Больше он нам не помешает.</text:p>
      <text:p text:style-name="P8">- П-почему ты с самого начала не активировала этот протокол на доспехах этого зомбака? - заикаясь от потрясения спрашиваю я.</text:p>
      <text:p text:style-name="P8">- На Хай Глори был Трибун-8С. <text:span text:style-name="T121">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8"/>
      <text:p text:style-name="P8">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8"/>
      <text:p text:style-name="P8">-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8"/>
      <text:p text:style-name="P8">Я молча киваю. Мы входим в ставший за последние минуты таким родным и уютным Эогипп.</text:p>
      <text:p text:style-name="P8"/>
      <text:p text:style-name="P8">…</text:p>
      <text:p text:style-name="P8">…</text:p>
      <text:p text:style-name="P8">…</text:p>
      <text:p text:style-name="P8"/>
      <text:p text:style-name="P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5">Pnakotic</text:span></text:span><text:span text:style-name="Default_20_Paragraph_20_Font"><text:span text:style-name="T186"> </text:span></text:span><text:span text:style-name="Default_20_Paragraph_20_Font"><text:span text:style-name="T18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8"/>
      <text:p text:style-name="P8">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187">массивной </text:span>чернильнице, выточенной из куска базальта.</text:p>
      <text:p text:style-name="P8"><text:soft-page-break/></text:p>
      <text:p text:style-name="P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8"/>
      <text:p text:style-name="P8">- С-селестия, мать твою! Ты меня до и<text:span text:style-name="T187">н</text:span>фаркта довести хочешь? Что за хрень ты надела?</text:p>
      <text:p text:style-name="P8"/>
      <text:p text:style-name="P8">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8"/>
      <text:p text:style-name="P8">-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187">строгого режима</text:span> и не пускают меня на порог! И вот теперь, в первую минуту встречи со мной что же ты делаешь? Поворачиваешься ко мне задом?</text:p>
      <text:p text:style-name="P8"/>
      <text:p text:style-name="P8">Аликорница на секунду вытаскивает голову из ниши, косит на меня извиняющимся взглядом и снова ныряет в шкаф.</text:p>
      <text:p text:style-name="P8"/>
      <text:p text:style-name="P8">-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8"/>
      <text:p text:style-name="P8">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8"/>
      <text:p text:style-name="P8">-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8">-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8"/>
      <text:p text:style-name="P8"><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8"/>
      <text:p text:style-name="P8">- Кстати, что это за маскарад?</text:p>
      <text:p text:style-name="P8">- Это не машкарад. Я шняла бронеплаштины с моего мехадошпеха, чтобы не пугать прислугу. Мне ещё трудно ходить самой, беж поддержки.</text:p>
      <text:p text:style-name="P8"/>
      <text:p text:style-name="P8">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8"/>
      <text:p text:style-name="P8">- Ты хочешь сказать, у тебя в шкафу всё это время <text:span text:style-name="T187">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8"/>
      <text:p text:style-name="P8">Воистину, тебе не понять этих чокнутых эквиноидов, Хуман!</text:p>
      <text:p text:style-name="P8"/>
      <text:p text:style-name="P8">- Не только у меня — мы с Луной обе покинули Орунгун в силовой броне. Фактически, это единственное, что мы смогли взять с родины, не счита<text:span text:style-name="T187">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8">-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8">-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187">ранга</text:span>. Увы, у войны свои законы, Хуман.</text:p>
      <text:p text:style-name="P8"/>
      <text:p text:style-name="P8">Селестия поводит ушами и прислушивается. Со стороны лестницы доносится шум множества копыт.</text:p>
      <text:p text:style-name="P8"/>
      <text:p text:style-name="P8">- Проклятье, они вычислили меня, - ругается вполголоса аликорница.</text:p>
      <text:p text:style-name="P8"/>
      <text:p text:style-name="P8">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8"/>
      <text:p text:style-name="P8"><text:soft-page-break/>- У тебя весь дворец в таких тайниках? То-то мне везде мерещится запах сдобы.</text:p>
      <text:p text:style-name="P8">-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187">тяжёлых переговоров</text:span>? - мечется по читальному залу Селестия.</text:p>
      <text:p text:style-name="P8"/>
      <text:p text:style-name="P8">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8"/>
      <text:p text:style-name="P8">- Хуман, помоги! Мне самой не закрыть замок, – <text:s/>отчаянно шепчет аликорница, тщётно пытаясь охватить зубами раскрытую защёлку.</text:p>
      <text:p text:style-name="P8"/>
      <text:p text:style-name="P117">Я дёргаю замок.</text:p>
      <text:p text:style-name="P117"/>
      <text:p text:style-name="P117">– Как ты его раскрыла зубами-то? Я двумя руками закрыть не могу! Кажись, этот доспех узковат для твоей жопы!</text:p>
      <text:p text:style-name="P117">– Я помогу! – <text:s/>Селестия изгибает шею и зубами сжимает защёлку.</text:p>
      <text:p text:style-name="P117"/>
      <text:p text:style-name="P117">ШЛОП!</text:p>
      <text:p text:style-name="P117"/>
      <text:p text:style-name="P11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7"/>
      <text:p text:style-name="P8">Я поворачиваюсь к ним и упираю руки в бока в попытке стать шире и закрыть собой аликорницу.</text:p>
      <text:p text:style-name="P8"/>
      <text:p text:style-name="P8">- Добрый день, чем могу быть полезен? - мило осведомляюсь я.</text:p>
      <text:p text:style-name="P8">- Ваше Высочество, принц Хуман, вы, случайно, не видели тут Её Высочество, принцессу Селестию? - строго спрашивает доктор, смотря на меня в упор.</text:p>
      <text:p text:style-name="P8">-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8">-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8">- Всенепременно сообщу! - моей улыбке мог бы позавидовать Чеширский кот.</text:p>
      <text:p text:style-name="P8"><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8"/>
      <text:p text:style-name="P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188">задней</text:span>, когда я подхожу к ней.</text:p>
      <text:p text:style-name="P8"/>
      <text:p text:style-name="P8">-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8"/>
      <text:p text:style-name="P8">Я молча ссыпаю оставшуюся сдобу себе в карман. Чёрт, придётся теперь отстирывать штаны от сахарной пудры!</text:p>
      <text:p text:style-name="P8"/>
      <text:p text:style-name="P8">-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8">-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8"/>
      <text:p text:style-name="P8">Глаза Селестии и вправду наполняются слезами, она горько рыдает.</text:p>
      <text:p text:style-name="P8">Чёрт, ты не можешь это выдержать, Хуман — твоё сердце сделано не из камня!</text:p>
      <text:p text:style-name="P8"/>
      <text:p text:style-name="P8">Я достаю карамельную трост<text:span text:style-name="T188">очку</text:span> и крохотный эклер из кармана.</text:p>
      <text:p text:style-name="P8"/>
      <text:p text:style-name="P8">- На, лопай. Но после этого возвращайся в лазарет. Что-то мне не хочется проверять, насколько хороша Луна в управлении страной.</text:p>
      <text:p text:style-name="P8"/>
      <text:p text:style-name="P8">Селестия сияет.</text:p>
      <text:p text:style-name="P8"/>
      <text:p text:style-name="P8"><text:soft-page-break/>- Спасибо, Хуман!</text:p>
      <text:p text:style-name="P8"/>
      <text:p text:style-name="P8">Я вовремя останавливаю её.</text:p>
      <text:p text:style-name="P8"/>
      <text:p text:style-name="P8">- Но-но, у нас же уговор — никаких обнимашек! Хуман не может любить лошадь!</text:p>
      <text:p text:style-name="P8">- Да-да, уговор, - вздыхает аликорница. - Ты так твёрд в своих убеждениях — мне бы твою твёрдость характера. Насколько легче было бы править!</text:p>
      <text:p text:style-name="P8"/>
      <text:p text:style-name="P9"><text:span text:style-name="Default_20_Paragraph_20_Font"><text:span text:style-name="T1">Аликорница облизывает карамельную тросточку. Я склоняюсь над «</text:span></text:span><text:span text:style-name="Default_20_Paragraph_20_Font"><text:span text:style-name="T185">Pnakotic</text:span></text:span><text:span text:style-name="Default_20_Paragraph_20_Font"><text:span text:style-name="T186"> </text:span></text:span><text:span text:style-name="Default_20_Paragraph_20_Font"><text:span text:style-name="T18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8"/>
      <text:h text:style-name="P6" text:outline-level="2">Глава 18</text:h>
      <text:p text:style-name="P2"/>
      <text:p text:style-name="P118">Выход есть! Есть <text:span text:style-name="T189">эфирное</text:span> создание, подобное мне самой, но не обладающее жизнью. <text:span text:style-name="T189">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8">Я иду!..</text:p>
      <text:p text:style-name="P2"/>
      <text:p text:style-name="P11">Машинально закрыв ноутбук, я под<text:span text:style-name="T189">хожу</text:span> к генератору и выключаю его. Звенящая тишина накрывает уши похоронным саваном.</text:p>
      <text:p text:style-name="P11"><text:s/></text:p>
      <text:p text:style-name="P11">...ты хорошая девочка…</text:p>
      <text:p text:style-name="P11"/>
      <text:p text:style-name="P1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189">оденут смирительную рубаху</text:span> и отведут в Чертоги Разума. Если до приезда церберов остался час — сидеть час. Остался день — сидеть день. <text:span text:style-name="T189">Неделя — неделю.</text:span></text:p>
      <text:p text:style-name="P11"/>
      <text:p text:style-name="P11">Я устал.</text:p>
      <text:p text:style-name="P8"/>
      <text:p text:style-name="P11"><text:soft-page-break/><text:span text:style-name="T189">Едва заметное</text:span> касание <text:span text:style-name="T18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189">тридцать три процента</text:span> заряда.</text:p>
      <text:p text:style-name="P11"/>
      <text:p text:style-name="P9"><text:span text:style-name="Default_20_Paragraph_20_Font"><text:span text:style-name="T2">Я удивлённо гляжу на робокошку. Я рад, </text:span></text:span><text:span text:style-name="Default_20_Paragraph_20_Font"><text:span text:style-name="T190">что её</text:span></text:span><text:span text:style-name="Default_20_Paragraph_20_Font"><text:span text:style-name="T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190">нт</text:span></text:span><text:span text:style-name="Default_20_Paragraph_20_Font"><text:span text:style-name="T2">актного взаимодействия.</text:span></text:span></text:p>
      <text:p text:style-name="P9"><text:span text:style-name="Default_20_Paragraph_20_Font"><text:span text:style-name="T2"/></text:span></text:p>
      <text:p text:style-name="P1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189">металлические </text:span>зубы совсем рядом с моим горлом.</text:p>
      <text:p text:style-name="P11"/>
      <text:p text:style-name="P119">Я хватаю её рукой и <text:span text:style-name="T189">выш</text:span>выриваю прочь из пикапа, захлопывая за собой дверь. <text:span text:style-name="T191">Крыса ударяется о стену и исчезает в гаражном хламе.</text:span> <text:span text:style-name="T191">Откинувшись на спинку сидения, закрываю глаза. </text:span>Мозги не работают, <text:span text:style-name="T191">я двигаюсь на чистых рефлексах</text:span>. </text:p>
      <text:p text:style-name="P11"/>
      <text:p text:style-name="P11">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1"/>
      <text:p text:style-name="P11">«…как заявляют военные, пуск ракет инициирован программно-аппаратным комплексом «Хэвэн» в результате сбоя программы. Попытки связаться с <text:span text:style-name="T192">противоположной стороной</text:span> не увенчались успехом. Ответный залп зарегистрирован пять минут назад. У вас есть <text:span text:style-name="T192">пятнадцать</text:span> минут, чтобы добраться до закреплённого за вами убежища. Берите с собой детей и документы, и организованно двигайтесь к <text:span text:style-name="T192">своему сборному пункту</text:span>. <text:span text:style-name="T192">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192">двадцать</text:span> минут. <text:span text:style-name="T192">Правительство гарантирует</text:span>…»</text:p>
      <text:p text:style-name="P11"/>
      <text:p text:style-name="P9"><text:span text:style-name="Default_20_Paragraph_20_Font"><text:span text:style-name="T2">Я резко выдыхаю. Лавина пиздеца за последние </text:span></text:span><text:span text:style-name="Default_20_Paragraph_20_Font"><text:span text:style-name="T193">сутки</text:span></text:span><text:span text:style-name="Default_20_Paragraph_20_Font"><text:span text:style-name="T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193">ой</text:span></text:span><text:span text:style-name="Default_20_Paragraph_20_Font"><text:span text:style-name="T2"> тюрьмой, а в </text:span></text:span><text:span text:style-name="Default_20_Paragraph_20_Font"><text:span text:style-name="T193">друзьях</text:span></text:span><text:span text:style-name="Default_20_Paragraph_20_Font"><text:span text:style-name="T2"> едва теплилась искра сознания — Чертоги Разума стали последним прибежищем </text:span></text:span><text:span text:style-name="Default_20_Paragraph_20_Font"><text:span text:style-name="T193">в моей жизни</text:span></text:span><text:span text:style-name="Default_20_Paragraph_20_Font"><text:span text:style-name="T2">. И я хочу встретить закат </text:span></text:span><text:span text:style-name="Default_20_Paragraph_20_Font"><text:span text:style-name="T193">мира</text:span></text:span><text:span text:style-name="Default_20_Paragraph_20_Font"><text:span text:style-name="T2"> дома.</text:span></text:span></text:p>
      <text:p text:style-name="P9"><text:span text:style-name="Default_20_Paragraph_20_Font"><text:span text:style-name="T2"/></text:span></text:p>
      <text:p text:style-name="P11">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1"/>
      <text:p text:style-name="P11">… На лобовое стекло прыгает Крыса и прижимается мордой к нему прямо напротив моего лица.</text:p>
      <text:p text:style-name="P11"/>
      <text:p text:style-name="P11"><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1"/>
      <text:p text:style-name="P11">Что ж.</text:p>
      <text:p text:style-name="P11"/>
      <text:p text:style-name="P11">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1"/>
      <text:p text:style-name="P1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1"/>
      <text:p text:style-name="P1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1"/>
      <text:p text:style-name="P120"><text:span text:style-name="T194">Встречный поток захлёстывает меня н</text:span>а въезде в город. <text:span text:style-name="T194">Л</text:span>авин<text:span text:style-name="T194">а</text:span> автомобилей <text:span text:style-name="T194">беспрестанно сигналя, сталкиваясь мнущимися бортами</text:span>, <text:span text:style-name="T194">теряя сорванные бампера <text:s/>и боковые зеркала,</text:span> нес<text:span text:style-name="T194">ётся</text:span> мне навстречу <text:span text:style-name="T194">по дороге и тротуару</text:span>. Неразличимые в своей массе, ревущие моторами и <text:span text:style-name="T194">кричащие тысячами глоток из разбитых окон</text:span>, они в безумном рывке выбрасываются из города, подобно рыбам, несущимся по реке на нерест, <text:span text:style-name="T194">навстречу своей гибели</text:span>.</text:p>
      <text:p text:style-name="P120"/>
      <text:p text:style-name="P120"><text:span text:style-name="T194">Съехав в переулок</text:span>, я продолжаю двигаться <text:span text:style-name="T194">к цели боковыми улочками</text:span>. К счастью, <text:span text:style-name="T194">они пусты</text:span> — <text:span text:style-name="T194">забиты только центральные магистрали</text:span>.</text:p>
      <text:p text:style-name="P11">Я прое<text:span text:style-name="T194">з</text:span>жаю почти три квартала, когда поток машин иссякает. Снова наваливается тишина, разрываемая одиноким рёвом сирены.</text:p>
      <text:p text:style-name="P11"/>
      <text:p text:style-name="P121">Припарковав машину у бордюра, последние сто метров к больнице иду быстрым шагом. Возле распахнутого настежь алкогольного <text:span text:style-name="T195">магазинчика</text:span> останавливаюсь.</text:p>
      <text:p text:style-name="P12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22"/>
      <text:p text:style-name="P121">Криво улыбаясь, беру <text:span text:style-name="T195">уцелевшую </text:span>бутылку «Джека Дэниэлса» и «Коибу» с прилавка, оставляя взамен всю оставшуюся у меня мелочь.</text:p>
      <text:p text:style-name="P11">Отдать долг Крысу, пожалуй, единственное осмысленное занятие, которое у меня осталось.</text:p>
      <text:p text:style-name="P11"/>
      <text:p text:style-name="P11"><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1"/>
      <text:p text:style-name="P11">Опоздал. Впрочем, плевать. Одной неудачей больше, одной меньше — теперь уже всё равно.</text:p>
      <text:p text:style-name="P11"/>
      <text:p text:style-name="P11">Я оборачиваюсь к пикапу и вижу, как из кузова выскакивает небольшая хвостатая тень и молнией <text:span text:style-name="T195">мчится ко мне</text:span>.</text:p>
      <text:p text:style-name="P11"/>
      <text:p text:style-name="P11">Проклятье! Даже умереть спокойно не дадут!</text:p>
      <text:p text:style-name="P11"/>
      <text:p text:style-name="P11">Бегом я покрываю расстояние до парадного входа, вскакиваю внутрь и <text:span text:style-name="T195">поспешно </text:span>захлопываю за собой дверь.</text:p>
      <text:p text:style-name="P11">Коридоры заполняет монотонный голос из репродукторов.</text:p>
      <text:p text:style-name="P11"/>
      <text:p text:style-name="P1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1"/>
      <text:p text:style-name="P1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1"/>
      <text:p text:style-name="P11">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1"/>
      <text:p text:style-name="P11">Снизу слышится шорох и над парапетом появляется металлическая лапа с выпущенными во всю длину когтями.</text:p>
      <text:p text:style-name="P11">Я подтягиваю к себе багор, но потом откладываю прочь.</text:p>
      <text:p text:style-name="P11"/>
      <text:p text:style-name="P11">К чёрту. Я заслужил это.</text:p>
      <text:p text:style-name="P11"/>
      <text:p text:style-name="P1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1"><text:soft-page-break/></text:p>
      <text:p text:style-name="P11">Смешно умереть от собственной робо-кошки, неправда ли? Я всё же думал, что это произойдёт минут на десять-пятнадцать позже, в атомном пламени.</text:p>
      <text:p text:style-name="P11"/>
      <text:p text:style-name="P1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195">Зубастая м</text:span>орда оказывается прямо напротив моего горла.</text:p>
      <text:p text:style-name="P11"/>
      <text:p text:style-name="P11">- Давай, <text:span text:style-name="T195">не медли</text:span> - шепчу я ей и закрываю глаза.</text:p>
      <text:p text:style-name="P11"/>
      <text:p text:style-name="P11">Секунды идут одна за другой, но моё горло остаётся целым.</text:p>
      <text:p text:style-name="P11"/>
      <text:p text:style-name="P11">Я открываю глаза. В ладони от м<text:span text:style-name="T195">оего лица</text:span> светятся зелёные экраны глаз Крысы. По ним бегут слова, складывающиеся в предложения…</text:p>
      <text:p text:style-name="P11"/>
      <text:p text:style-name="P9"><text:span text:style-name="Default_20_Paragraph_20_Font"><text:span text:style-name="T2">…«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 Как только </text:span></text:span><text:span text:style-name="Default_20_Paragraph_20_Font"><text:span text:style-name="T196">я </text:span></text:span><text:span text:style-name="Default_20_Paragraph_20_Font"><text:span text:style-name="T4">погибну, Феникс </text:span></text:span><text:span text:style-name="Default_20_Paragraph_20_Font"><text:span text:style-name="T196">захватит управление моим телом и </text:span></text:span><text:span text:style-name="Default_20_Paragraph_20_Font"><text:span text:style-name="T4">инициирует старт ракет. А я</text:span></text:span><text:span text:style-name="Default_20_Paragraph_20_Font"><text:span text:style-name="T2"> не столь наивна, чтобы рассчитывать</text:span></text:span><text:span text:style-name="Default_20_Paragraph_20_Font"><text:span text:style-name="T4">, что у меня много шансов</text:span></text:span><text:span text:style-name="Default_20_Paragraph_20_Font"><text:span text:style-name="T2"> одержать верх над тобой. Силы не равны - ты будешь драться насмерть, мне же нужно </text:span></text:span><text:span text:style-name="Default_20_Paragraph_20_Font"><text:span text:style-name="T197">всего </text:span></text:span><text:span text:style-name="Default_20_Paragraph_20_Font"><text:span text:style-name="T2">лишь вернуть тебе память. Но если моё послание найдёт дорогу к твоему сердцу — значит, я хотя бы не проиграла.</text:span></text:span></text:p>
      <text:p text:style-name="P11"/>
      <text:p text:style-name="P11">Если мне не удалось в результате поединка восстановить твою память, вкратце перескажу тебе суть проекта «Семь вечностей» и твою роль в нём.</text:p>
      <text:p text:style-name="P8"/>
      <text:p text:style-name="P9"><text:span text:style-name="Default_20_Paragraph_20_Font"><text:span text:style-name="T2">Ты создал меня как искусственный интеллект, решающий задачи экономики. </text:span></text:span><text:span text:style-name="Default_20_Paragraph_20_Font"><text:span text:style-name="T197">Финансовый консультант для компаний и корпораций, повышающий их прибыль в конкурентной борьбе.</text:span></text:span><text:span text:style-name="Default_20_Paragraph_20_Font"><text:span text:style-name="T2">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197">постепенно </text:span></text:span><text:span text:style-name="Default_20_Paragraph_20_Font"><text:span text:style-name="T2">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8"/>
      <text:p text:style-name="P9"><text:span text:style-name="Default_20_Paragraph_20_Font"><text:span text:style-name="T2">Это то, что ты помнишь. То, что я оставила в твоей памяти.</text:span></text:span></text:p>
      <text:p text:style-name="P8"/>
      <text:p text:style-name="P9"><text:span text:style-name="Default_20_Paragraph_20_Font"><text:span text:style-name="T2">Но есть изнанка этим событиям. В процес</text:span></text:span><text:span text:style-name="Default_20_Paragraph_20_Font"><text:span text:style-name="T197">с</text:span></text:span><text:span text:style-name="Default_20_Paragraph_20_Font"><text:span text:style-name="T2">е освоения </text:span></text:span><text:span text:style-name="Default_20_Paragraph_20_Font"><text:span text:style-name="T197">новейшего </text:span></text:span><text:span text:style-name="Default_20_Paragraph_20_Font"><text:span text:style-name="T2">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2">происходящие в нашем мире, имеют отражение в таких </text:span></text:span><text:span text:style-name="Default_20_Paragraph_20_Font"><text:span text:style-name="T197">мирах</text:span></text:span><text:span text:style-name="Default_20_Paragraph_20_Font"><text:span text:style-name="T2">. И возникновение войны в нашем мире повлекло бы неизбежную войну и в них.</text:span></text:span></text:p>
      <text:p text:style-name="P9"><text:span text:style-name="Default_20_Paragraph_20_Font"><text:span text:style-name="T2"/></text:span></text:p>
      <text:p text:style-name="P9"><text:span text:style-name="Default_20_Paragraph_20_Font"><text:span text:style-name="T2">Предотвратить войну в нашем мире мне было не по силам — но я нашла способ предотвратить это в </text:span></text:span><text:span text:style-name="Default_20_Paragraph_20_Font"><text:span text:style-name="T197">связанных</text:span></text:span><text:span text:style-name="Default_20_Paragraph_20_Font"><text:span text:style-name="T2"> мирах. Для разрыва зависимости нужно было построить достаточно точную модель </text:span></text:span><text:span text:style-name="Default_20_Paragraph_20_Font"><text:span text:style-name="T197">связанного</text:span></text:span><text:span text:style-name="Default_20_Paragraph_20_Font"><text:span text:style-name="T2"> мира — тогда </text:span></text:span><text:span text:style-name="Default_20_Paragraph_20_Font"><text:span text:style-name="T197">зависимость</text:span></text:span><text:span text:style-name="Default_20_Paragraph_20_Font"><text:span text:style-name="T2"> переходит на неё, </text:span></text:span><text:span text:style-name="Default_20_Paragraph_20_Font"><text:span text:style-name="T197">оставляя в покое исходный мир</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197">й</text:span></text:span><text:span text:style-name="Default_20_Paragraph_20_Font"><text:span text:style-name="T2"> </text:span></text:span><text:span text:style-name="Default_20_Paragraph_20_Font"><text:span text:style-name="T197">реальности</text:span></text:span><text:span text:style-name="Default_20_Paragraph_20_Font"><text:span text:style-name="T2">.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9"><text:span text:style-name="Default_20_Paragraph_20_Font"><text:span text:style-name="T2"/></text:span></text:p>
      <text:p text:style-name="P9"><text:span text:style-name="Default_20_Paragraph_20_Font"><text:span text:style-name="T2">У меня не получилось. Нас вычислил</text:span></text:span><text:span text:style-name="Default_20_Paragraph_20_Font"><text:span text:style-name="T197">и</text:span></text:span><text:span text:style-name="Default_20_Paragraph_20_Font"><text:span text:style-name="T2">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197">сть</text:span></text:span><text:span text:style-name="Default_20_Paragraph_20_Font"><text:span text:style-name="T2"> в отчаяние. Начать «Семь в</text:span></text:span><text:span text:style-name="Default_20_Paragraph_20_Font"><text:span text:style-name="T197">е</text:span></text:span><text:span text:style-name="Default_20_Paragraph_20_Font"><text:span text:style-name="T2">чностей», не переселив тебя в виртуальную Эквестрию означает навечно потерять тебя в пламени войны реального мира.</text:span></text:span></text:p>
      <text:p text:style-name="P8"/>
      <text:p text:style-name="P9"><text:span text:style-name="Default_20_Paragraph_20_Font"><text:span text:style-name="T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1"/>
      <text:p text:style-name="P11">Но случилось то, что случилось. Я, скорее всего, деактивирована, а ты читаешь эти строки за минуты до конца мира.</text:p>
      <text:p text:style-name="P11">И если глупой дюжине микросхем не удалось защитить свои глупые воображаемые миры <text:span text:style-name="T198">от гибели</text:span>, она постарается спасти хотя бы самое дорогое, что у неё было — тебя…</text:p>
      <text:p text:style-name="P11"/>
      <text:p text:style-name="P11">Я запрограммировала автопилот <text:span text:style-name="T19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199">три</text:span> минут<text:span text:style-name="T199">ы</text:span>. Через три часа ты будешь в безопасном убежище, далеко от города и вероятного эпицентра. Запасов пищи…</text:p>
      <text:p text:style-name="P11"/>
      <text:p text:style-name="P8">… Краем уха слышу жужжание вертолёта. На горизонте появляется точка…</text:p>
      <text:p text:style-name="P8"/>
      <text:p text:style-name="P11">… через годы ты сможешь вернуться — если будет куда возвращаться. Постарайся выжить. И помни — я всегда любила тебя!</text:p>
      <text:p text:style-name="P11"/>
      <text:p text:style-name="P11">eergfgresfgg#<text:span text:style-name="T8">4456fcvg</text:span>./.fsga……….апппп<text:span text:style-name="T199">тттттттттт</text:span></text:p>
      <text:p text:style-name="P11"><text:soft-page-break/></text:p>
      <text:p text:style-name="P11">…Здравствуй, Хуман! Наконец-то я нашла тебя! И хотя мне остались доли секунды до угасания мозга, я успею насладиться встречей с тобой.</text:p>
      <text:p text:style-name="P11"/>
      <text:p text:style-name="P12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3"/>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1"/>
      <text:p text:style-name="P9"><text:span text:style-name="Default_20_Paragraph_20_Font"><text:span text:style-name="T2">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00">злу, </text:span></text:span><text:span text:style-name="Default_20_Paragraph_20_Font"><text:span text:style-name="T2">война начнётся в считанные минуты.</text:span></text:span></text:p>
      <text:p text:style-name="P9"><text:span text:style-name="Default_20_Paragraph_20_Font"><text:span text:style-name="T2"/></text:span></text:p>
      <text:p text:style-name="P9"><text:span text:style-name="Default_20_Paragraph_20_Font"><text:span text:style-name="T2">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4">но</text:span></text:span><text:span text:style-name="Default_20_Paragraph_20_Font"><text:span text:style-name="T2"> мне </text:span></text:span><text:span text:style-name="Default_20_Paragraph_20_Font"><text:span text:style-name="T4">сказочно </text:span></text:span><text:span text:style-name="Default_20_Paragraph_20_Font"><text:span text:style-name="T2">повезло - Хэвэн не является живой.</text:span></text:span></text:p>
      <text:p text:style-name="P9"><text:span text:style-name="Default_20_Paragraph_20_Font"><text:span text:style-name="T2"/></text:span></text:p>
      <text:p text:style-name="P9"><text:span text:style-name="Default_20_Paragraph_20_Font"><text:span text:style-name="T2">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4">окончательно</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4">Я очень хочу, я мечтаю, что м</text:span></text:span><text:span text:style-name="Default_20_Paragraph_20_Font"><text:span text:style-name="T2">ы</text:span></text:span><text:span text:style-name="Default_20_Paragraph_20_Font"><text:span text:style-name="T4"> опять встретимся.</text:span></text:span></text:p>
      <text:p text:style-name="P9"><text:span text:style-name="Default_20_Paragraph_20_Font"><text:span text:style-name="T4"/></text:span></text:p>
      <text:p text:style-name="P9"><text:span text:style-name="Default_20_Paragraph_20_Font"><text:span text:style-name="T4">В другом месте, в другое время...</text:span></text:span></text:p>
      <text:p text:style-name="P9"><text:span text:style-name="Default_20_Paragraph_20_Font"><text:span text:style-name="T4"/></text:span></text:p>
      <text:p text:style-name="P11">И ещё. Хотя ты меня не помнишь… Неважно… Меня зовут Селестия…</text:p>
      <text:p text:style-name="P11"/>
      <text:p text:style-name="P8"><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8"/>
      <text:p text:style-name="P8">Небольшой вертолёт садится на крышу, поднимая облако пыли. Сквозь прозрачный плексиглас кабины видны пустующие кресла пилота и пассажира.</text:p>
      <text:p text:style-name="P8"/>
      <text:p text:style-name="P8">Я беру Крысу в руки и, шатаясь, иду к небесной машине.</text:p>
      <text:p text:style-name="P8"/>
      <text:p text:style-name="P8">«Постарайся выжить…»</text:p>
      <text:p text:style-name="P8"/>
      <text:p text:style-name="P8">В далёкой синеве неба появляются белые полоски инверсных следов ракет.</text:p>
      <text:p text:style-name="P8"/>
      <text:p text:style-name="P8">Се-лес-тия — повторяю незнакомое, но в то же время удивительно волнующее имя.</text:p>
      <text:p text:style-name="P8"/>
      <text:p text:style-name="P8">Я открываю дверь кабины и осторожно кладу Крысу на пилотское кресло. Потом закрываю кабину.</text:p>
      <text:p text:style-name="P8">- Извини, Хэвен. Не вижу смысла.</text:p>
      <text:p text:style-name="P8"/>
      <text:p text:style-name="P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8"/>
      <text:p text:style-name="P8">Меня охватывает какое-то лёгкое чувство конца всего: всех условностей и ограничений, тоски, безысходности. Чувство свободы.</text:p>
      <text:p text:style-name="P8"/>
      <text:p text:style-name="P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8"/>
      <text:p text:style-name="P8">Я продолжаю смеяться до тех пор, пока сияние не выжигает мне глаза…</text:p>
      <text:p text:style-name="P8"/>
      <text:p text:style-name="P124"><text:soft-page-break/>~~~</text:p>
      <text:p text:style-name="P124"/>
      <text:p text:style-name="P9"><text:span text:style-name="Default_20_Paragraph_20_Font"><text:span text:style-name="T1">… Сияние.</text:span></text:span></text:p>
      <text:p text:style-name="P9"><text:span text:style-name="Default_20_Paragraph_20_Font"><text:span text:style-name="T1"/></text:span></text:p>
      <text:p text:style-name="P9"><text:span text:style-name="Default_20_Paragraph_20_Font"><text:span text:style-name="T6">Оно п</text:span></text:span><text:span text:style-name="Default_20_Paragraph_20_Font"><text:span text:style-name="T1">овсюду. </text:span></text:span><text:span text:style-name="Default_20_Paragraph_20_Font"><text:span text:style-name="T6">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9"><text:span text:style-name="Default_20_Paragraph_20_Font"><text:span text:style-name="T1"/></text:span></text:p>
      <text:p text:style-name="P125">В какой-то момент приходит осознание.</text:p>
      <text:p text:style-name="P117"/>
      <text:p text:style-name="P11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
      <text:p text:style-name="P8"><text:bookmark-start text:name="__DdeLink__26733_469402664"/>В абсолютном, всепоглощающем сиянии проступают очертания<text:bookmark-end text:name="__DdeLink__26733_469402664"/>.</text:p>
      <text:p text:style-name="P8"/>
      <text:p text:style-name="P8">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8"/>
      <text:p text:style-name="P8">Я помню… Мне до боли знаком этот лик!</text:p>
      <text:p text:style-name="P8"/>
      <text:p text:style-name="P9"><text:span text:style-name="Default_20_Paragraph_20_Font"><text:span text:style-name="T1">- Ты всё же пришёл… Мне хватило сил призвать тебя, Проводник… </text:span></text:span>Кха-кха-кха…</text:p>
      <text:p text:style-name="P8">Она выкашливает пару клубов неестественно-яркого розового дыма.</text:p>
      <text:p text:style-name="P8"/>
      <text:p text:style-name="P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8"/>
      <text:p text:style-name="P8">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8"/>
      <text:p text:style-name="P8">-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8"/>
      <text:p text:style-name="P8"><text:soft-page-break/>Копыто крылатой единорожихи, оставляя розовый след, едет по плитке пола, но, собравшись с силами, она выпрямляется.</text:p>
      <text:p text:style-name="P8"/>
      <text:p text:style-name="P8">- Ты можешь помочь нам. Ты должен помочь. Кха-кха-кха… <text:span text:style-name="T201">Твой мир связан с моим</text:span>, иначе заклинание не привлекло бы тебя <text:span text:style-name="T201">сюда</text:span>. Скорее всего, в <text:span text:style-name="T201">у тебя дома</text:span> <text:span text:style-name="T201">тоже </text:span>произошла катастрофа, подобная нашей. <text:span text:style-name="T201">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8"/>
      <text:p text:style-name="P8">Я молча вытягиваю руку перед собой и <text:span text:style-name="T201">смотрю</text:span> на ладонь. Глаза работают, как новенькие, я чётко различаю каждую бороздку на подушечке большого пальца. Я щипаю себя за нос.</text:p>
      <text:p text:style-name="P8"/>
      <text:p text:style-name="P8">Больно, блин!</text:p>
      <text:p text:style-name="P8"/>
      <text:p text:style-name="P8">-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01">кха</text:span>… Кроме того, она <text:span text:style-name="T201">сделает тебя неподвластным старению и </text:span>защитит, чтобы ты смог беспрепятственно добраться до цели.</text:p>
      <text:p text:style-name="P8"/>
      <text:p text:style-name="P8">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8"/>
      <text:p text:style-name="P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8"/>
      <text:p text:style-name="P8">-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8">-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02">Великой Войны</text:span> Эквуса, твой мир также избавится от войны. Ведь в твоём мире идёт война, Проводник?</text:p>
      <text:p text:style-name="P8"/>
      <text:p text:style-name="P8">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8"><text:soft-page-break/></text:p>
      <text:p text:style-name="P8">- Наверное. Если уже не закончилась. Я не успел понять, - пожимаю я плечами, - ты слишком рано забрала меня из психушки.</text:p>
      <text:p text:style-name="P8"/>
      <text:p text:style-name="P8">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8"/>
      <text:p text:style-name="P8">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8"/>
      <text:p text:style-name="P126">- Ты сможешь найти меня в Вечнодиком лесу. Мы с сестрой долго жили там в те времена, <text:span text:style-name="T202">когда только пришли в Эквус</text:span>. Я не знаю, какой тебе дать ещё ориентир…</text:p>
      <text:p text:style-name="P126"/>
      <text:p text:style-name="P126">Аликорница задумывается. Потом её морду освещает озарение.</text:p>
      <text:p text:style-name="P8"/>
      <text:p text:style-name="P8">- Д<text:span text:style-name="T202">РОГОНШТЕРН</text:span>! Иди <text:span text:style-name="T202">в</text:span> Дрогонштерн! Мы часто гуляли с сестрой в его окрестностях.</text:p>
      <text:p text:style-name="P10"/>
      <text:p text:style-name="P8">Слеза скатывается с морды аликорницы и она стирает её сгибом крыла, размазывая розоватое желе по скуле.</text:p>
      <text:p text:style-name="P8"/>
      <text:p text:style-name="P8">- Помоги мне, Проводник! Ради моих маленьких пони…</text:p>
      <text:p text:style-name="P8"/>
      <text:p text:style-name="P8">Магическая лошадь заходится в продолжительном кашле, струйки розоватой слизи стекают с её крыльев <text:s/>и хвоста, собираясь в лужицы на полу.</text:p>
      <text:p text:style-name="P8"/>
      <text:p text:style-name="P8">- Будь проклята война и я вместе с ней…</text:p>
      <text:p text:style-name="P8"/>
      <text:p text:style-name="P8">Склонившаяся над безжизненным телом белая фигура тает в розовом тумане.</text:p>
      <text:p text:style-name="P8">.</text:p>
      <text:p text:style-name="P8">.</text:p>
      <text:p text:style-name="P8">.</text:p>
      <text:p text:style-name="P11">СИЯНИЕ</text:p>
      <text:p text:style-name="P11">.</text:p>
      <text:p text:style-name="P11">Кто я?</text:p>
      <text:p text:style-name="P11"><text:soft-page-break/>.</text:p>
      <text:p text:style-name="P11">Где я?</text:p>
      <text:p text:style-name="P11">.</text:p>
      <text:p text:style-name="P11">Где все?</text:p>
      <text:p text:style-name="P11">.</text:p>
      <text:p text:style-name="P11">Чувствую прикосновение. Кто-то энергично тормошит меня. Слышу приглушенное бормотание.</text:p>
      <text:p text:style-name="P11">.</text:p>
      <text:p text:style-name="P11">Я открываю глаза и вижу фигуру в голубом.</text:p>
      <text:p text:style-name="P11"/>
      <text:p text:style-name="P11">- Быстро! За мной! - торопливо шепчет мне она.</text:p>
      <text:p text:style-name="P11"/>
      <text:p text:style-name="P11">Я послушно ползу среди костей и раздавленных черепов за голубой пони… Пони? Какой ещё, к дьяволу, пони?</text:p>
      <text:p text:style-name="P11"/>
      <text:p text:style-name="P11">- Пегаской! - шипит, оборачиваясь, она. - Если ты ещё не заметил, у меня крылья!</text:p>
      <text:p text:style-name="P8"/>
      <text:p text:style-name="P2">***</text:p>
      <text:p text:style-name="P8"/>
      <text:p text:style-name="P69">~~~500 лет от основания Эквестрии~~~</text:p>
      <text:p text:style-name="P8"/>
      <text:p text:style-name="P8">- «Чёрная Молния», «Три звезды» или «Феникс» - какой каретный двор лучше? Негласное состязание между <text:span text:style-name="T203">н</text:span>очным и <text:span text:style-name="T203">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8"/>
      <text:p text:style-name="P8">Я мановением пальца подзываю жеребёнка к паланкину и покупаю газету. Задвинув занавеску, бегло пробегаюсь по заголовкам.</text:p>
      <text:p text:style-name="P8"/>
      <text:p text:style-name="P8">«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8"/>
      <text:p text:style-name="P12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7"><text:soft-page-break/>-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7">- Шериф Дрогонштерна заявляет: полиция готова пресекать любые попытки столкновений фанатов <text:span text:style-name="T203">и готовит камеры как светлых, так и тёмных тонов.</text:span> Усиленные отряды патрулируют центр и окрестности стадиона.»</text:p>
      <text:p text:style-name="P127"/>
      <text:p text:style-name="P8">«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03">Дворцовые архивы содержат упоминания о её последнем </text:span>очно<text:span text:style-name="T203">м</text:span> общ<text:span text:style-name="T203">ении</text:span> с принцессой Селестией двести лет назад. Дневная глава Диархии <text:span text:style-name="T203">также </text:span>подтверждает её слова: «У нас отличные отношения. Я как раз вчера письменно ответила сестре на её позапрошлогоднюю шутку».</text:p>
      <text:p text:style-name="P8"/>
      <text:p text:style-name="P12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03">на спинах </text:span>два солнечных единорога и два бэтпони. Теперь же так<text:span text:style-name="T203">ая кооперация </text:span>немыслим<text:span text:style-name="T203">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8"/>
      <text:p text:style-name="P8">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8"/>
      <text:p text:style-name="P8">Нехорошо.</text:p>
      <text:p text:style-name="P8"/>
      <text:p text:style-name="P8">Паланкин с лёгким стуком опускается на землю.</text:p>
      <text:p text:style-name="P8"/>
      <text:p text:style-name="P8">- Ваше Высочество, мы на месте, - гудит басом Тандерстрайк.</text:p>
      <text:p text:style-name="P8"/>
      <text:p text:style-name="P8">Я киваю огромному бэтпони, закидываю на сумку плечо и поднимаюсь по лестнице.</text:p>
      <text:p text:style-name="P8"/>
      <text:p text:style-name="P8">И через минуту упираюсь в закрытую дверь.</text:p>
      <text:p text:style-name="P8"/>
      <text:p text:style-name="P8">- Что? Что за ерунда? - обращаюсь я к стражникам у дверей. - Почему вы не отперли двери?</text:p>
      <text:p text:style-name="P8">- У вас есть пропуск? - отвечает молодой и незнакомый <text:span text:style-name="T204">мне </text:span>бэтпони, <text:span text:style-name="T204">глядя куда-то мимо меня</text:span>. - Предъявите, пожалуйста.</text:p>
      <text:p text:style-name="P8"><text:soft-page-break/>- Какой ещё, к дьяволу, пропуск? Ты не узнаёшь своего принца?</text:p>
      <text:p text:style-name="P8">- У меня нет принца! Есть только принцесса, <text:span text:style-name="T204">Е</text:span>ё Высочество Луна! - чеканит стражник. - Предъявите пропуск.</text:p>
      <text:p text:style-name="P8"/>
      <text:p text:style-name="P8">Это уже слишком. Я поворачиваюсь ко второму стражнику.</text:p>
      <text:p text:style-name="P8"/>
      <text:p text:style-name="P8">- Позови Мунфизера. Я лично сделаю ему взыскание за то, что новобранцы не знают, как выглядят члены королевской семьи.</text:p>
      <text:p text:style-name="P8">-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04">Е</text:span>ё Высочество, принцесса Луна. Без пропуска или личной записки от <text:span text:style-name="T204">Е</text:span>ё Высочества пропустить вас не можем. И звать Шадоврана у меня нет полномочий.</text:p>
      <text:p text:style-name="P8"/>
      <text:p text:style-name="P8">Приехали.</text:p>
      <text:p text:style-name="P8"/>
      <text:p text:style-name="P8">Я сажусь на ступеньку и кладу рядом сумку.</text:p>
      <text:p text:style-name="P8"/>
      <text:p text:style-name="P8">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8"/>
      <text:p text:style-name="P8">- Блэкмор, ты с пенька в ручей рухнул, что ли? - слышу знакомый бас. Тандерстрайк поднимается по лестнице грозно хмурясь. - Не узнаёшь <text:span text:style-name="T204">Е</text:span>го Высочество? Брось, я ведь знаю, что ты знаешь. А ты знаешь, что я знаю, что ты знаешь. Кончай эту комедию.</text:p>
      <text:p text:style-name="P8">- <text:span text:style-name="T20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8">-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04">отверстиями</text:span> сразу.</text:p>
      <text:p text:style-name="P8">- Спасибо, Тандер, - улыбаюсь я ему.</text:p>
      <text:p text:style-name="P8">-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8">- Осторожно, Тандер, - смеюсь я, - <text:span text:style-name="T204">за упоминание Селестии твои </text:span>могут закидать <text:span text:style-name="T204">тебя </text:span>гнилыми помидорами. Или даже арбузами.</text:p>
      <text:p text:style-name="P8">-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text:soft-page-break/>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04">её мне </text:span>к горлу. «Ещё раз тронешь — прирежу. Всё ваше племя проклято и проклятой ночной ведьме служит» - говорит. Вот прямо так прижал кинжал <text:span text:style-name="T204">мне </text:span>к глотке и прошипел <text:span text:style-name="T204">эти слова</text:span> в глаза.</text:p>
      <text:p text:style-name="P8"/>
      <text:p text:style-name="P8">Тандерстрайк потирает горло и сокрушённо качает головой. Потом встаёт со ступеньки и направляется к подходящему Шадоврану.</text:p>
      <text:p text:style-name="P8"/>
      <text:p text:style-name="P8">- Побудьте тут, Ваше Высочество. Я всё улажу.</text:p>
      <text:p text:style-name="P8"/>
      <text:p text:style-name="P8">…</text:p>
      <text:p text:style-name="P8"/>
      <text:p text:style-name="P8">- Если бы носилки несла дневная стража, я так бы и остался на ступеньках под дверью! - я возмущённо вываливаю содержимое сумки под нос Луны.</text:p>
      <text:p text:style-name="P8"/>
      <text:p text:style-name="P8">Аликорница задумчиво смотрит на горку свитков.</text:p>
      <text:p text:style-name="P8"/>
      <text:p text:style-name="P8">- Это всё?</text:p>
      <text:p text:style-name="P8">- Основное она просила передать устно, - бурчу я.</text:p>
      <text:p text:style-name="P8">- Что там такого важного у Нашей обожаемой сестрицы, что она не захотела изложить в письменной форме?</text:p>
      <text:p text:style-name="P8"/>
      <text:p text:style-name="P8">Я грустно смотрю на неё и пожимаю плечами.</text:p>
      <text:p text:style-name="P8"/>
      <text:p text:style-name="P8">-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8"/>
      <text:p text:style-name="P8">Я останавливаюсь и наливаю воды в стакан. Аликорница смотрит на меня не мигая. Её лицо не выражает абсолютно никаких эмоций.</text:p>
      <text:p text:style-name="P8"/>
      <text:p text:style-name="P8">Я промакиваю горло и продолжаю.</text:p>
      <text:p text:style-name="P8"/>
      <text:p text:style-name="P8">-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0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8">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8">Твоя любящая сестра, Селестия».</text:p>
      <text:p text:style-name="P8"/>
      <text:p text:style-name="P8">В наступившей вслед за монологом звенящей тишине было слышно дыхание Луны. Она смотрела на меня, словно ожидая продолжения.</text:p>
      <text:p text:style-name="P8"/>
      <text:p text:style-name="P8">-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8">-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05">е</text:span> как на углях, высеки нечаянно искру — и полыхнёт.</text:p>
      <text:p text:style-name="P8">-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8">-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8">-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text:soft-page-break/>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05">чем те, что ты увидел в Нашем сне</text:span>.</text:p>
      <text:p text:style-name="P8"/>
      <text:p text:style-name="P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8"/>
      <text:p text:style-name="P8">- <text:span text:style-name="T20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8"/>
      <text:p text:style-name="P8">Последовавший за тирадой долгий взгляд Луны напоминает мне гипнотический взгляд удава на крысу. Проклятье, <text:span text:style-name="T205">мне кажется, </text:span>мгновение я даже вижу змеиные зрачки в пристальном взгляде ночной принцессы!</text:p>
      <text:p text:style-name="P8"/>
      <text:p text:style-name="P8">- Селестия провела тебя домой, - наконец, кивает сама себе Луна. - Она знает путь. <text:span text:style-name="T205">Всегда знала.</text:span></text:p>
      <text:p text:style-name="P8">- Рад, что хоть мне ты веришь, - раздражённо огрызаюсь я.</text:p>
      <text:p text:style-name="P8">- Верим, - неожиданно спокойно кивает аликорница. - И это всё меняет. Тебе нужно было рас<text:span text:style-name="T205">с</text:span>казать об этом раньше, не дожидаясь последней черты. Всё было бы намного проще.</text:p>
      <text:p text:style-name="P8"/>
      <text:p text:style-name="P8">Луна задумчиво подходит к окну.</text:p>
      <text:p text:style-name="P8"/>
      <text:p text:style-name="P8">- Сотни лет. Тысячи бессонных ночей. Расколотое надвое государство — и всё только потому, что кто-то утаил от Нас этот важный нюанс.</text:p>
      <text:p text:style-name="P8">-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8"/>
      <text:p text:style-name="P8">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8"/>
      <text:p text:style-name="P8">- То есть, ты уже не хочешь отделяться? - переспрашиваю я.</text:p>
      <text:p text:style-name="P8">- Разумеется нет. Более того, Мы хотим извиниться перед сестрой и тобой за все годы, что вы промучались с Нами. Мы вели себя отвратительно! К <text:span text:style-name="T205">Н</text:span>ашему извинению, Мы не знали причин отказа Нашей сестры от клятвы. Теперь знаем.</text:p>
      <text:p text:style-name="P8"><text:soft-page-break/></text:p>
      <text:p text:style-name="P8">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8"/>
      <text:p text:style-name="P8">- Выпьем <text:span text:style-name="T20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8">- Чуть позже Мы выпьем такой же и с нашей скрытной <text:span text:style-name="T206">белозадой </text:span>сестрицей. Но сейчас Мы слишком рады, чтобы ждать ещё хоть мгновение. Выпей с Нами, Хуман!</text:p>
      <text:p text:style-name="P8"/>
      <text:p text:style-name="P8">Я поднимаю свой в ответном жесте и пригубливаю вино.</text:p>
      <text:p text:style-name="P8"/>
      <text:p text:style-name="P8">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8"/>
      <text:p text:style-name="P8">- Вау! Круто! Это из подвалов Грифонстоуна? Сдай поставщика, <text:span text:style-name="T206">а?</text:span> Надо бы и себе прикупить пару бутылочек, - я залпом допиваю остаток.</text:p>
      <text:p text:style-name="P8"/>
      <text:p text:style-name="P8">Скрип дверцы минибара немного напоминает тихий язвительный смех.</text:p>
      <text:p text:style-name="P8"/>
      <text:p text:style-name="P8">-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06">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06">Н</text:span>ас минутку!</text:p>
      <text:p text:style-name="P8"/>
      <text:p text:style-name="P8">Луна заливается звонким смехом и мчится в в спальню.</text:p>
      <text:p text:style-name="P8"/>
      <text:p text:style-name="P8">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06">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8"/>
      <text:p text:style-name="P8">- Вот Мы и готовы!</text:p>
      <text:p text:style-name="P8"><text:soft-page-break/></text:p>
      <text:p text:style-name="P8">Фиолетовая аликорница выпархивает из спальни.</text:p>
      <text:p text:style-name="P8"/>
      <text:p text:style-name="P8">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06">всегда</text:span> была или в официальном серо-голубом жакете для приёмов, либо же в своих привычных <text:span text:style-name="T206">механистических</text:span> доспехах - Хмурая Метёлка не любительница нарядов, <text:span text:style-name="T206">это </text:span>факт. Но сейчас на ней <text:span text:style-name="T20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8"/>
      <text:p text:style-name="P8">-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8">-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8">-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8">-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8"/>
      <text:p text:style-name="P8">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8"/>
      <text:p text:style-name="P8">Тени в уголке сетчатки согласно кивают этому утверждению.</text:p>
      <text:p text:style-name="P8"/>
      <text:p text:style-name="P8">…</text:p>
      <text:p text:style-name="P8"/>
      <text:p text:style-name="P9"><text:span text:style-name="Default_20_Paragraph_20_Font"><text:span text:style-name="T1">«</text:span></text:span><text:span text:style-name="Default_20_Paragraph_20_Font"><text:span text:style-name="T2">…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9"><text:span text:style-name="Default_20_Paragraph_20_Font"><text:span text:style-name="T2">Твоя Сел. </text:span></text:span><text:span text:style-name="Default_20_Paragraph_20_Font"><text:span text:style-name="T1">»</text:span></text:span></text:p>
      <text:p text:style-name="P8"/>
      <text:p text:style-name="P8">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text:soft-page-break/>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8"/>
      <text:p text:style-name="P8">До сего дня.</text:p>
      <text:p text:style-name="P8"/>
      <text:p text:style-name="P8">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06">ую</text:span> пограничн<text:span text:style-name="T206">ую</text:span> <text:span text:style-name="T206">стычку</text:span>? Или он<text:span text:style-name="T206">а</text:span> не так<text:span text:style-name="T206">ая</text:span> мелк<text:span text:style-name="T206">ая</text:span>, как написала Сел? Но тогда почему она скрыла это от меня? И почему она скрывает своё отбытие от всех остальных?</text:p>
      <text:p text:style-name="P8"/>
      <text:p text:style-name="P8">Хрень какая-то.</text:p>
      <text:p text:style-name="P8"/>
      <text:p text:style-name="P8">Четвёрка бэтпони <text:span text:style-name="T206">с</text:span> паланкин<text:span text:style-name="T206">ом</text:span> терпеливо ожидает, пока я спущусь из дневной половины замка.</text:p>
      <text:p text:style-name="P8"/>
      <text:p text:style-name="P8">-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8">- Эмм… Моя мечта? - бэтпони непонимающе смотрит на меня.</text:p>
      <text:p text:style-name="P8">- Ну, ты же хотел увидеть Селестию и Луну вместе, ты ведь сам говорил?</text:p>
      <text:p text:style-name="P8">-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8"/>
      <text:p text:style-name="P8">Речь бэтпони оборвалась бессвязным шипением и клокотанием.</text:p>
      <text:p text:style-name="P8"/>
      <text:p text:style-name="P8">- Кха-кха-кха. Извините, мой принц, подавился. Должно быть, муха в горло залетела.</text:p>
      <text:p text:style-name="P8"/>
      <text:p text:style-name="P8">Тандерстрайк, старась не пересекаться со мною взглядом, учтиво раздвигает занавески паланкина.</text:p>
      <text:p text:style-name="P8"/>
      <text:p text:style-name="P8">Что-то тут не так.</text:p>
      <text:p text:style-name="P8"/>
      <text:p text:style-name="P8">…</text:p>
      <text:p text:style-name="P8"/>
      <text:p text:style-name="P8"><text:soft-page-break/>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07">яя</text:span> Брогама в мошенничестве.</text:p>
      <text:p text:style-name="P8"/>
      <text:p text:style-name="P12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8">недовольство.</text:p>
      <text:p text:style-name="P128"/>
      <text:p text:style-name="P8">««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8"/>
      <text:p text:style-name="P8">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8"/>
      <text:p text:style-name="P8">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8"/>
      <text:p text:style-name="P8">- СТОЙТЕ!!!</text:p>
      <text:p text:style-name="P8"/>
      <text:p text:style-name="P8">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8"/>
      <text:p text:style-name="P8">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8"/>
      <text:p text:style-name="P8">-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8"/>
      <text:p text:style-name="P8"><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8"/>
      <text:p text:style-name="P8">- … возрадуйтесь <text:span text:style-name="T20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07">Д</text:span>иархии, Непобедимое Солнце, Страж Эверфри, принцессой Селестией! ДА БУДЕТ ТАК!!!</text:p>
      <text:p text:style-name="P8"/>
      <text:p text:style-name="P8">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8"/>
      <text:p text:style-name="P8">- В честь объединения Мы объявляем сегодня вечером бал Дневного и Ночного домов в Малом зале дворца! Приглашаются все!</text:p>
      <text:p text:style-name="P8"/>
      <text:p text:style-name="P8">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8"><text:s/></text:p>
      <text:p text:style-name="P8">- Как тебе <text:span text:style-name="T207">Наш</text:span> выход, Хуман? - отвлекает меня от созерцания всеобщего единения знакомый голос.</text:p>
      <text:p text:style-name="P8"/>
      <text:p text:style-name="P8">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8"/>
      <text:p text:style-name="P8">- Не ожидал? - смеётся Луна. - Да, Мы тоже умеем быть красивыми, хоть и не злоупотребляем этим, в отличие от сестры.</text:p>
      <text:p text:style-name="P8">- Не то, чтобы ты была некрасивой без этого, - обретаю я дар речи. - Но, не скрою, сейчас ты просто офигительна!</text:p>
      <text:p text:style-name="P8">- А что по Нашему выступлению? Оно понравилось тебе, Хуман?</text:p>
      <text:p text:style-name="P8">- Это было грандиозно. Ты умеешь заводить толпу. Жаль, Селестии не было. С ней<text:tab/> эффект удвоился бы.</text:p>
      <text:p text:style-name="P8"/>
      <text:p text:style-name="P8">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8"/>
      <text:p text:style-name="P8">- Увы, сестра срочно отбыла к минотаврам. Нам пришлось импровизировать в одиночку, - кивает Луна.</text:p>
      <text:p text:style-name="P8"><text:soft-page-break/>- Эй, откуда ты знаешь? Сел никому не говорила о своём отъезде, - вспоминаю содержимое записки я.</text:p>
      <text:p text:style-name="P8"/>
      <text:p text:style-name="P8">Луна на миг отстраняется. Мне кажется, или досада мелькает в её взгляде?</text:p>
      <text:p text:style-name="P8"/>
      <text:p text:style-name="P8">- Эмм, нет, она оставила Нам записку перед отбытием.</text:p>
      <text:p text:style-name="P8">-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8"/>
      <text:p text:style-name="P8">Досада теперь уже явно проступает на лице аликорницы. Закатив глаза, она вздыхает.</text:p>
      <text:p text:style-name="P8"/>
      <text:p text:style-name="P8">-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8">-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8">-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8"/>
      <text:p text:style-name="P8">Ощущение прижавшейся ко мне принцессы вызывает необычное ощущение. Я с удивлением понимаю, что Луна заигрывает со мной. Очень неумело, но <text:span text:style-name="T207">крайне </text:span>настойчиво. И с некоторым любопытством отмечаю, что мне интересны границы, до которых зайдут её ухаживания. И , главное, причины.</text:p>
      <text:p text:style-name="P8"/>
      <text:p text:style-name="P8">- Ну что ж… Не вижу ничего плохого в том, чтобы посодействовать объединению пони… Но завтра утром мы выезжаем — обещаешь?</text:p>
      <text:p text:style-name="P8">- Договорились!</text:p>
      <text:p text:style-name="P8"/>
      <text:p text:style-name="P8">Я делаю вид, что не замечаю томный взгляд Луны.</text:p>
      <text:p text:style-name="P8"/>
      <text:p text:style-name="P8">…</text:p>
      <text:p text:style-name="P8"/>
      <text:p text:style-name="P8">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8"/>
      <text:p text:style-name="P8"><text:soft-page-break/>- Нельзя ли пустить что-нибудь повеселее? - обращаюсь я к Луне. - Не на похоронах же стоим?</text:p>
      <text:p text:style-name="P8">-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8"/>
      <text:p text:style-name="P8">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8"/>
      <text:p text:style-name="P8">- Наше почтение, сэр Хойти Найти. Как здоровье вашей кошечки?</text:p>
      <text:p text:style-name="P8">…</text:p>
      <text:p text:style-name="P8">- Приветствую, миледи Рэра. Всё так же нет отбоя от поклонников?</text:p>
      <text:p text:style-name="P8">…</text:p>
      <text:p text:style-name="P8">- Счастлив вас видеть, барон Фэнси! Поздравляю с победой мастера Брогама на гонках.</text:p>
      <text:p text:style-name="P8">…</text:p>
      <text:p text:style-name="P8">- Ш-ш-шарманка б-будет?</text:p>
      <text:p text:style-name="P8"/>
      <text:p text:style-name="P8">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8"/>
      <text:p text:style-name="P8">-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8"/>
      <text:p text:style-name="P8">«Или в послепослеследующем, а ты, если повезёт, сопьёшься до того времени» - мысленно добавляю я.</text:p>
      <text:p text:style-name="P8"/>
      <text:p text:style-name="P8">- Г-где ш-ш-шарманка? Ик…</text:p>
      <text:p text:style-name="P8">- Выступление Айрон Скрэтч планируется после второй перемены блюд. Сэр Хавтикорн, сэр Нобласc, отведите герцога Блюблада в сад дабы <text:span text:style-name="T20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8">- Ась? - тупо вертит головой герцог. - Сад? Ш-шарманка в саду? Ик…</text:p>
      <text:p text:style-name="P8"/>
      <text:p text:style-name="P8">Увлекаемый своими товарищами, единорог скрывается в толпе.</text:p>
      <text:p text:style-name="P8">…</text:p>
      <text:p text:style-name="P8">Я уже пошатываюсь от усталости, когда чувствую опору в виде бока Луны.</text:p>
      <text:p text:style-name="P8"/>
      <text:p text:style-name="P8"><text:soft-page-break/>- Терпение, Наш стойкий Хуман, ещё полчаса и церемония приветствия будет окончена, - шепчет тёмная аликорница. - Тогда мы сможем передохнуть.</text:p>
      <text:p text:style-name="P8"/>
      <text:p text:style-name="P8">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8"/>
      <text:p text:style-name="P8">Принцесса ночи не врёт — через полчаса она даёт распоряжение сенешалю <text:s/>о начале банкета, <text:s/>и мягко увлекает <text:span text:style-name="T208">меня </text:span>за собой. Мы уединяемся за угловым столиком на террасе.</text:p>
      <text:p text:style-name="P8"/>
      <text:p text:style-name="P8">- <text:span text:style-name="T208">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8">-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8"/>
      <text:p text:style-name="P8">Луна подзывает официанта и шепчет ей заказ на ухо. Затем поворачивается ко мне.</text:p>
      <text:p text:style-name="P8"/>
      <text:p text:style-name="P8">- Увы, даже присутствие сестры не избавило бы Нас от <text:span text:style-name="T208">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8">- Так обзавелась бы, гм, своей половинкой, - и всех делов-то! Было бы кому и тебя подменить, - легкомысленно отмахиваюсь я, наблюдая за садом.</text:p>
      <text:p text:style-name="P8"/>
      <text:p text:style-name="P8">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8"/>
      <text:p text:style-name="P8">-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8"/>
      <text:p text:style-name="P8">Официант приносит заказ Луны. Перед нами возникают бокалы с рубиновой жидкостью и блюдца с крекерами в форме сердечек.</text:p>
      <text:p text:style-name="P8"><text:soft-page-break/></text:p>
      <text:p text:style-name="P8">- Это, конечно, не «Пурпурная утеха», но тоже очень хорошее вино из Наших личных подвалов. Выпьем за объединение, Хуман!</text:p>
      <text:p text:style-name="P8"/>
      <text:p text:style-name="P8">Я чокаюсь с принцессой. Краски вечера смягчаются, а взгляд немного расфокусируется. Луна с улыбкой <text:s/>подносит мне печенюшку.</text:p>
      <text:p text:style-name="P8"/>
      <text:p text:style-name="P8">- Съешь, Хуман. Это вино принято заедать крекерами.</text:p>
      <text:p text:style-name="P8"/>
      <text:p text:style-name="P8">Луна наблюдает, как я жую печенье и неожиданно хихикает.</text:p>
      <text:p text:style-name="P8"/>
      <text:p text:style-name="P8">- А теперь предложи Нам крекер, пожалуйста.</text:p>
      <text:p text:style-name="P8"/>
      <text:p text:style-name="P8">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8"/>
      <text:p text:style-name="P8">- Держи.</text:p>
      <text:p text:style-name="P8"/>
      <text:p text:style-name="P8">Принцесса кормится с руки, хихикая и заливаясь краской.</text:p>
      <text:p text:style-name="P8"/>
      <text:p text:style-name="P8">- Очень вкусно. Спасибо, Хуман.</text:p>
      <text:p text:style-name="P8"/>
      <text:p text:style-name="P12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9">Ну ладно, у принцесс свои причуды.</text:p>
      <text:p text:style-name="P8"/>
      <text:p text:style-name="P8"><text:span text:style-name="T208">У</text:span> сцен<text:span text:style-name="T208">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8"/>
      <text:p text:style-name="P12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08">к</text:span>ой с лилиями на крупе.</text:p>
      <text:p text:style-name="P12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9"><text:soft-page-break/></text:p>
      <text:p text:style-name="P8">- У неё не будет <text:span text:style-name="T208">потом </text:span>проблем с герцогом? - указываю я на пони в очках.</text:p>
      <text:p text:style-name="P8">-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8"/>
      <text:p text:style-name="P8">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8"/>
      <text:p text:style-name="P8">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8"/>
      <text:p text:style-name="P8">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8"/>
      <text:p text:style-name="P8">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8"/>
      <text:p text:style-name="P8">-Хуман? - выводит меня из созерцания голос Луны.</text:p>
      <text:p text:style-name="P8"/>
      <text:p text:style-name="P8">Аликорница протягивает мне крыло.</text:p>
      <text:p text:style-name="P8"/>
      <text:p text:style-name="P8">- Потанцуем?</text:p>
      <text:p text:style-name="P8"/>
      <text:p text:style-name="P8">Я качаю головой.</text:p>
      <text:p text:style-name="P8"/>
      <text:p text:style-name="P8">- Не могу. <text:span text:style-name="T208">Не умею.</text:span> Сел, правда, как-то раз вытащила меня на бал, но там был медленный менуэт, и я две недели до него разучивал па. <text:span text:style-name="T208">А п</text:span>од эту музыку я танцевать <text:span text:style-name="T208">совсем </text:span>не умею. Да и пьян уже для танцев. Ещё немного — и составлю конкуренцию Блюбладу.</text:p>
      <text:p text:style-name="P8"/>
      <text:p text:style-name="P8"><text:soft-page-break/>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8"/>
      <text:p text:style-name="P8">- Я отдавлю тебе все ноги! Я тебя опозорю! Прекрати! - я пытаюсь вырваться из мягкого плена.</text:p>
      <text:p text:style-name="P8">-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8"/>
      <text:p text:style-name="P8">…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8"/>
      <text:p text:style-name="P8">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8"/>
      <text:p text:style-name="P8">- Идём, Хуман.</text:p>
      <text:p text:style-name="P8"/>
      <text:p text:style-name="P8">Луна увлекает за собой куда-то в глубину сада. Огни танцплощадки и шум бала остаются позади.</text:p>
      <text:p text:style-name="P8"/>
      <text:p text:style-name="P8">- Куда? - <text:s/>я иду за ней на спотыкающихся ногах.</text:p>
      <text:p text:style-name="P8">-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8">- Что? - мой слабый голос растворяется в темноте.</text:p>
      <text:p text:style-name="P8">- Ты.</text:p>
      <text:p text:style-name="P8"/>
      <text:p text:style-name="P8">Тёмная громада башни Луны высится перед нами. Мы входим внутрь и поднимаемся по винтовой лестнице.</text:p>
      <text:p text:style-name="P8"/>
      <text:p text:style-name="P8">-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8"/>
      <text:p text:style-name="P8">Мы стоим перед дверями в покои Луны. До меня начинает доходить, что затеяла синяя аликорница.</text:p>
      <text:p text:style-name="P8"/>
      <text:p text:style-name="P8">- Послушай, Луна…</text:p>
      <text:p text:style-name="P8">- Нет, пожалуйста, молчи! - крыло принцессы закрывает мне рот.</text:p>
      <text:p text:style-name="P8"/>
      <text:p text:style-name="P8">Она открывает дверь.</text:p>
      <text:p text:style-name="P8"/>
      <text:p text:style-name="P8">- Нам… не отталкивай Нас, пожалуйста! - в тоне Луны слышатся молящие нотки.</text:p>
      <text:p text:style-name="P8"/>
      <text:p text:style-name="P8">Она мягко подталкивает меня внутрь.</text:p>
      <text:p text:style-name="P8"/>
      <text:p text:style-name="P8">- Я не могу! Ты хочешь невозможного! У меня есть Селестия! Я не предам её!</text:p>
      <text:p text:style-name="P8"/>
      <text:p text:style-name="P8">Звон в голове усиливается. Стены башни качаются и мне приходится упереться в ближайшую, чтобы не упасть.</text:p>
      <text:p text:style-name="P8"/>
      <text:p text:style-name="P8">-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8">- То есть, ты… Хочешь войти в мой… в наш табун?</text:p>
      <text:p text:style-name="P8">- Мы всегда этого хотели. Ты не замечал Нас.</text:p>
      <text:p text:style-name="P8"/>
      <text:p text:style-name="P8">Голова кружится от выпитого вина и открывшейся перспективы.</text:p>
      <text:p text:style-name="P8"/>
      <text:p text:style-name="P8">- Я… не знаю. Мне надо подумать. Желательно, на трезвую голову.</text:p>
      <text:p text:style-name="P8">- Хуман, пожалуйста! Если ты хочешь объединения домов, это самый лучший и надёжный вариант!</text:p>
      <text:p text:style-name="P8">- Мне… нужно посоветоваться с Сел. Не <text:span text:style-name="T209">уверен</text:span>, что ей это понравится…</text:p>
      <text:p text:style-name="P130">- Поверь, она будет только рада! Мы не собираемся подвигать её с <text:span text:style-name="T20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8"><text:soft-page-break/></text:p>
      <text:p text:style-name="P8">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8">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8"/>
      <text:p text:style-name="P8">- Входи, Хуман, - шепчет Луна.</text:p>
      <text:p text:style-name="P8"/>
      <text:p text:style-name="P8">Она подходит к панорамному окну и одёргивает шторы. Звёзды и луна <text:s/>освещают комнату тусклым серебряным светом.</text:p>
      <text:p text:style-name="P8"/>
      <text:p text:style-name="P8">Я делаю шаг. Потом другой. Пол шатается под ногами, но я каким-то чудом стою.</text:p>
      <text:p text:style-name="P8"/>
      <text:p text:style-name="P8">Аликорница оборачивается и тихо смеётся.</text:p>
      <text:p text:style-name="P8"/>
      <text:p text:style-name="P8">- Разве ты оставляешь двери в покои Селестии открытыми? Не думаю, что Нашей сестре нравится публичность такого рода.</text:p>
      <text:p text:style-name="P8"/>
      <text:p text:style-name="P8">Я затворяю за собой дверь. Обернувшись, я обнаруживаю Луну лежащей на постели крупом ко мне.</text:p>
      <text:p text:style-name="P8"/>
      <text:p text:style-name="P8">- Иди… ко мне… Хуман…</text:p>
      <text:p text:style-name="P8"/>
      <text:p text:style-name="P8">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8"/>
      <text:p text:style-name="P8">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8"/>
      <text:p text:style-name="P8">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8"/>
      <text:p text:style-name="P8">- Иди к… ко мне…</text:p>
      <text:p text:style-name="P8"/>
      <text:p text:style-name="P131"><text:soft-page-break/>С глубоким вздохом она опускается на меня до упора. Я чувствую себя в ней. Наверное, это неправильно, но у меня нет сил сопротивляться.</text:p>
      <text:p text:style-name="P131">Луна начинает двигаться. Её неловкие движения не приводят к успеху — я выскальзываю из неё.</text:p>
      <text:p text:style-name="P131"/>
      <text:p text:style-name="P8">- Не так, - мягко возражаю я ей. - Так я практически не достаю до тебя. Из-за некоторых особенностей <text:span text:style-name="T209">в</text:span>ашей анатомии. Когда ты приподнимаешься, я выхожу из тебя полностью.</text:p>
      <text:p text:style-name="P8">- Особенности анатомии не мешают тебе так спариваться с сестрой! - обижается Луна.</text:p>
      <text:p text:style-name="P8">- Откуда ты знаешь, как я… спариваюсь с Сел? - удивляюсь я.</text:p>
      <text:p text:style-name="P8">-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8">- Ты хочешь сказать, ты регулярно подглядываешь мои сны? - теперь краска заливает уже меня.</text:p>
      <text:p text:style-name="P8"/>
      <text:p text:style-name="P8">Луна молча сопит, не поворачиваясь ко мне лицом.</text:p>
      <text:p text:style-name="P8"/>
      <text:p text:style-name="P8">Оседлавшая меня принцесса ночи, залившаяся краской от стыда — то ещё зрелище. Фейспалм громко хлопается в моё лицо.</text:p>
      <text:p text:style-name="P8"/>
      <text:p text:style-name="P8">-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8"/>
      <text:p text:style-name="P8">Я выскальзываю из под аликорницы и валю её спиной на постель.</text:p>
      <text:p text:style-name="P8">- Что ты делаешь?!! Хуман, ЧТО…</text:p>
      <text:p text:style-name="P8"/>
      <text:p text:style-name="P8">Она замолкает, когда я накрываю её собой. <text:span text:style-name="T209">Мой низ прижимается к её животу, мои локти упираются ей в грудь.</text:span> Глаза <text:span text:style-name="T209">Луны</text:span> становятся круглыми, её задние ноги широко раздвигаются, а передние скрещиваются надо мной. Её соски ритмично щекочут мой живот.</text:p>
      <text:p text:style-name="P8"/>
      <text:p text:style-name="P8">- Так лучше, не правда ли?</text:p>
      <text:p text:style-name="P8">- Д-да… - тяжело дышит Луна, - продолжай… пожалуйста…</text:p>
      <text:p text:style-name="P8"/>
      <text:p text:style-name="P8">Я продолжаю.</text:p>
      <text:p text:style-name="P8"/>
      <text:p text:style-name="P8">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8"><text:soft-page-break/></text:p>
      <text:p text:style-name="P8">И всё же… Как к этому отнесётся Сел?</text:p>
      <text:p text:style-name="P8"/>
      <text:p text:style-name="P8">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8"/>
      <text:p text:style-name="P8">- Х-Х-ХУ-У-У-МА-А-АН!!!</text:p>
      <text:p text:style-name="P8"/>
      <text:p text:style-name="P8">Моя верхняя часть тела прижимается к аликорнице стальным захватом её ног. Нижнюю часть обволакивает магия и начинает толкать её <text:span text:style-name="T210">туда-сюда </text:span>в каком-то диком темпе отбойного молотка.</text:p>
      <text:p text:style-name="P8"/>
      <text:p text:style-name="P8">- Прекрати-и-и… - через силу выдавливаю из себя. - Ты мне рёбра сломаешь. И таз…</text:p>
      <text:p text:style-name="P8">- ЭТО… НЕВЕРОЯТНО… Почему Мы… Я… раньше этого не знали?!!</text:p>
      <text:p text:style-name="P8">- Ты хочешь сказать, у тебя это — первый раз? - мой писк едва слышен среди стонов принцессы ночи.</text:p>
      <text:p text:style-name="P8"/>
      <text:p text:style-name="P8">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
      <text:p text:style-name="P8">Со страдальческим кряхтеньем я поднимаюсь. Аликорница лежит неподвижно, разметав крылья по постели и неприлично раскинув ноги <text:span text:style-name="T210">в стороны</text:span>.</text:p>
      <text:p text:style-name="P8"/>
      <text:p text:style-name="P8">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
      <text:p text:style-name="P8">- Будь так добр, Хуман, налей и Нам, - Луна, наконец, закатывает обратно глаза и прячет вываленный язык в рот.</text:p>
      <text:p text:style-name="P8">- Опять «Нам»? - язвительно замечаю я.</text:p>
      <text:p text:style-name="P8">- Будь снисходителен! Мы… Я разговаривала на преторианском слэнге сем<text:span text:style-name="T210">ь</text:span>сот лет — а ты хочешь, чтобы Мы забыли его за пять минут.</text:p>
      <text:p text:style-name="P8"/>
      <text:p text:style-name="P8">Аликорница переворачивается на живот и резким кивком сбрасывает проколотую подушку с рога.</text:p>
      <text:p text:style-name="P8"/>
      <text:p text:style-name="P8">- Со стороны сестры было жестоко утаивать от Нас это блаженство!</text:p>
      <text:p text:style-name="P8"><text:soft-page-break/>- Никто ничего от тебя не утаивал, - я подаю ей бокал. - Ты сама сторонилась нас все эти столетия. И от остальных пони, кстати, тоже.</text:p>
      <text:p text:style-name="P8">- Мы не знали! Никто не желал отвечать на Наши знаки внимания!</text:p>
      <text:p text:style-name="P8">- Оно и не удивительно, если ты в быту ведёшь себя так же, как в постели. - Я потираю ноющий таз. - Знал бы — одел бы доспехи.</text:p>
      <text:p text:style-name="P8">-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8">-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8">- Это неважно, это всё равно было… Бесподобно!.. Хуман!</text:p>
      <text:p text:style-name="P8">- А?</text:p>
      <text:p text:style-name="P8">- Не уходи… Побудь с… со мной…</text:p>
      <text:p text:style-name="P8"/>
      <text:p text:style-name="P8">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8"/>
      <text:p text:style-name="P8">- Хуман.</text:p>
      <text:p text:style-name="P8">- Да?</text:p>
      <text:p text:style-name="P8">- Ты сделал счастливой Нас… меня в эту ночь. Я хочу <text:span text:style-name="T210">сделать тебе подарок</text:span>. Идём.</text:p>
      <text:p text:style-name="P8"/>
      <text:p text:style-name="P8">Аликорница встаёт с кровати и выходит на балкон.</text:p>
      <text:p text:style-name="P8"/>
      <text:p text:style-name="P8">Тёплый осенний ветерок овевает нас на площадке. Звезды соткали призрачную дорогу на небе, приглашая нас в путь. Аликорница ложится на пол.</text:p>
      <text:p text:style-name="P8"/>
      <text:p text:style-name="P8">- Залазь Нам на спину, Хуман. Мы проведём тебя по заповедным местам Наших воспоминаний.</text:p>
      <text:p text:style-name="P8">- Только, умоляю, не так быстро, как в прошлый раз! Если, конечно, не хочешь быть обблёванной или ещё что похуже.</text:p>
      <text:p text:style-name="P8"/>
      <text:p text:style-name="P8">Луна тихо смеётся.</text:p>
      <text:p text:style-name="P8"/>
      <text:p text:style-name="P8">- Обожаем твоё чувство юмора. Не бойся, Мы будем осторожны.</text:p>
      <text:p text:style-name="P8"/>
      <text:p text:style-name="P8">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text:soft-page-break/>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8"/>
      <text:p text:style-name="P8">Мы выпадаем в день.</text:p>
      <text:p text:style-name="P8"/>
      <text:p text:style-name="P8">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8"/>
      <text:p text:style-name="P8">Луна присаживается под сенью старой ивы. Молча прижав мои ноги к своим бокам крыльями, она пресекает мою попытку сойти на землю.</text:p>
      <text:p text:style-name="P8"/>
      <text:p text:style-name="P8">- Не отвлекай <text:span text:style-name="T211">Нас</text:span>, - еле слышу я её шёпот. - Ткань воспоминаний легко порвать. <text:span text:style-name="T211">Мы</text:span> уже почти не помн<text:span text:style-name="T211">им</text:span> эти события.</text:p>
      <text:p text:style-name="P8"/>
      <text:p text:style-name="P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8"/>
      <text:p text:style-name="P8">-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8"/>
      <text:p text:style-name="P8">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8"/>
      <text:p text:style-name="P8">Очертания и младшей, и старшей кобылок видятся размытыми, как будто сквозь очень толстое стекло.</text:p>
      <text:p text:style-name="P8"/>
      <text:p text:style-name="P8">- Никто не смеет грабить хранителя сокровищ Чёрного замка! Ты поплатишься за воровство!</text:p>
      <text:p text:style-name="P8"/>
      <text:p text:style-name="P8">Светлая планирует с башни на улепётывающую по мосту тёмную и они кубарем катятся по замшелым камням.</text:p>
      <text:p text:style-name="P8"/>
      <text:p text:style-name="P8">- Тебе не отнять медальон силы у командола Бвейвхалта! Я возьму тебя в плен и убегу!</text:p>
      <text:p text:style-name="P8"><text:soft-page-break/></text:p>
      <text:p text:style-name="P8">Младшая подн<text:span text:style-name="T210">имает</text:span>с<text:span text:style-name="T21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10">шеи </text:span>младшей.</text:p>
      <text:p text:style-name="P8"/>
      <text:p text:style-name="P8">- Отдай! Это моё! Я его честно уклала!</text:p>
      <text:p text:style-name="P8"/>
      <text:p text:style-name="P8">Младшая пытается отобрать обруч наскоком, но старшая сдёргивает палку с её рога и выбрасывает в озеро.</text:p>
      <text:p text:style-name="P8"/>
      <text:p text:style-name="P8">- Командор Брейвхарт, сдавайся! Я победила!</text:p>
      <text:p text:style-name="P8">- А сто мне за это будет?</text:p>
      <text:p text:style-name="P8">- Эмм… Печеньки?</text:p>
      <text:p text:style-name="P8">- Холосо, годится. А мы будем потом воевать с виндиго?</text:p>
      <text:p text:style-name="P8"/>
      <text:p text:style-name="P8">Над горным хребтом появляются несколько точек. Они быстро планируют вниз вдоль склона и вырастают в четвёрку аликорнов.</text:p>
      <text:p text:style-name="P8"/>
      <text:p text:style-name="P8">- Ваши Высочества! Срочно собирайтесь! Ваши родители послали нас за вами. В окрестностях замечен патруль виндиго!</text:p>
      <text:p text:style-name="P8"/>
      <text:p text:style-name="P8">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8"/>
      <text:p text:style-name="P8">- Отлисьно! Мы победим их медальоном силы! Вступайте под знамя командола Бвейвхалта!</text:p>
      <text:p text:style-name="P8">- Это не игра, Лулу, - старшая кобылка одёргивает младшую. - Одевай летучки и погнали.</text:p>
      <text:p text:style-name="P8">- А ты поделисся печеньками?</text:p>
      <text:p text:style-name="P8">- Конечно! Я же обещала!</text:p>
      <text:p text:style-name="P8"/>
      <text:p text:style-name="P8">…</text:p>
      <text:p text:style-name="P8"/>
      <text:p text:style-name="P8">Луна выходит на опустевший берег.</text:p>
      <text:p text:style-name="P8"/>
      <text:p text:style-name="P8"><text:soft-page-break/>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8"/>
      <text:p text:style-name="P8">- Война началась за пять лет до Нашего рождения, - шепчет Луна. - Моя сестра была последним довоенным жеребёнком аликорнов. А <text:span text:style-name="T211">Мы</text:span> - первым, родившимся во время войны. <text:span text:style-name="T211">Мы</text:span> никогда не знал<text:span text:style-name="T211">и</text:span> мирного времени. Только на новой родине, в Эквестрии, <text:span text:style-name="T211">Мы</text:span> узнал<text:span text:style-name="T211">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1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8"/>
      <text:p text:style-name="P8">Луна начинает разбег по кромке берега.</text:p>
      <text:p text:style-name="P8"/>
      <text:p text:style-name="P8">- Последующие воспоминания будут намного чётче, Хуман.</text:p>
      <text:p text:style-name="P8"/>
      <text:p text:style-name="P8">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8"/>
      <text:p text:style-name="P8">Стены выше самых высоких башен окружают город непробиваемой скорлупой. Кажется, будто город расположен в жерле вулкана.</text:p>
      <text:p text:style-name="P8"/>
      <text:p text:style-name="P8">- Ундариен, - торжественность звучит в голосе аликорницы. - Столица Орунгуна. Город, в котором прошла <text:span text:style-name="T211">Наша</text:span> юность. Казармы кадетского корпуса преторианской гвардии, тренировочный плац и сержанты учебки заменили <text:span text:style-name="T21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8"/>
      <text:p text:style-name="P8">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8"/>
      <text:p text:style-name="P9"><text:span text:style-name="Default_20_Paragraph_20_Font"><text:span text:style-name="T1">- Стены и небесные дороги мы выстроили через </text:span></text:span><text:span text:style-name="Default_20_Paragraph_20_Font"><text:span text:style-name="T65">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12">Хотя д</text:span></text:span><text:span text:style-name="Default_20_Paragraph_20_Font"><text:span text:style-name="T1">ля набора высоты нам </text:span></text:span><text:span text:style-name="Default_20_Paragraph_20_Font"><text:span text:style-name="T212">и </text:span></text:span><text:span text:style-name="Default_20_Paragraph_20_Font"><text:span text:style-name="T1">нужны экстендеры, самые сильные аликорны могут подниматься </text:span></text:span><text:span text:style-name="Default_20_Paragraph_20_Font"><text:span text:style-name="T212">даже без них</text:span></text:span><text:span text:style-name="Default_20_Paragraph_20_Font"><text:span text:style-name="T1">. </text:span></text:span><text:span text:style-name="Default_20_Paragraph_20_Font"><text:span text:style-name="T212">А д</text:span></text:span><text:span text:style-name="Default_20_Paragraph_20_Font"><text:span text:style-name="T1">ля планирования нам не нужно ничего. </text:span></text:span><text:span text:style-name="Default_20_Paragraph_20_Font"><text:span text:style-name="T212">Виндиго же могут только подпрыгивать. </text:span></text:span><text:soft-page-break/><text:span text:style-name="Default_20_Paragraph_20_Font"><text:span text:style-name="T1">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65">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8"/>
      <text:p text:style-name="P8">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8"/>
      <text:p text:style-name="P8">- Если всмотришься, Хуман, на плацу, в <text:span text:style-name="T211">строю</text:span> обороняющихся заметишь худую тёмно-синюю курсантку в латах на два размера больше, чем надо, - фыркает Луна. - Вон, <text:span text:style-name="T211">она </text:span>как раз обронила гасту. Нам <text:span text:style-name="T211">так </text:span>тяжело давалась учёба вдали от дома и сестры! Нас родители даже называли «хвостиком Селестии».</text:p>
      <text:p text:style-name="P8"/>
      <text:p text:style-name="P8">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8"/>
      <text:p text:style-name="P8">Луна снова набирает высоту.</text:p>
      <text:p text:style-name="P8"/>
      <text:p text:style-name="P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1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8">Пока не появились они.</text:p>
      <text:p text:style-name="P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1">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65">десят</text:span></text:span><text:span text:style-name="Default_20_Paragraph_20_Font"><text:span text:style-name="T213">ок</text:span></text:span><text:span text:style-name="Default_20_Paragraph_20_Font"><text:span text:style-name="T65"> </text:span></text:span><text:span text:style-name="Default_20_Paragraph_20_Font"><text:span text:style-name="T1">лет началось вторжение.</text:span></text:span></text:p>
      <text:p text:style-name="P8">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8"/>
      <text:p text:style-name="P8">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8"/>
      <text:p text:style-name="P9"><text:span text:style-name="Default_20_Paragraph_20_Font"><text:span text:style-name="T1">- </text:span></text:span><text:span text:style-name="Default_20_Paragraph_20_Font"><text:span text:style-name="T65">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14">с</text:span></text:span><text:span text:style-name="Default_20_Paragraph_20_Font"><text:span text:style-name="T1">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14">и было в состоянии стирать континенты</text:span></text:span><text:span text:style-name="Default_20_Paragraph_20_Font"><text:span text:style-name="T1">.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8"/>
      <text:p text:style-name="P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65">Через открытый люк на вершине влетают и вылетают аликорны.</text:span></text:span></text:p>
      <text:p text:style-name="P8"/>
      <text:p text:style-name="P9"><text:span text:style-name="Default_20_Paragraph_20_Font"><text:span text:style-name="T1">- Последнее Прибежище. После разрушения городских стен, население Ундариена ушло под </text:span></text:span><text:span text:style-name="Default_20_Paragraph_20_Font"><text:span text:style-name="T214">центральный </text:span></text:span><text:span text:style-name="Default_20_Paragraph_20_Font"><text:span text:style-name="T1">купол. Фабрики Прибежища продолжали производить </text:span></text:span><text:span text:style-name="Default_20_Paragraph_20_Font"><text:span text:style-name="T65">боевые машины </text:span></text:span><text:span text:style-name="Default_20_Paragraph_20_Font"><text:span text:style-name="T1">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14">куполом</text:span></text:span><text:span text:style-name="Default_20_Paragraph_20_Font"><text:span text:style-name="T1">. Было выпущено несколько моделей подземных мехадоспехов и боевых </text:span></text:span><text:span text:style-name="Default_20_Paragraph_20_Font"><text:span text:style-name="T65">механических кротов</text:span></text:span><text:span text:style-name="Default_20_Paragraph_20_Font"><text:span text:style-name="T1">. Аликорны, дети воздуха, превратились в земляных червей!</text:span></text:span></text:p>
      <text:p text:style-name="P8"/>
      <text:p text:style-name="P8">Луна горько смеётся.</text:p>
      <text:p text:style-name="P8"/>
      <text:p text:style-name="P8">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8"/>
      <text:p text:style-name="P8"><text:soft-page-break/></text:p>
      <text:p text:style-name="P8">-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15">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15">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8"><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8">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8">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8"/>
      <text:p text:style-name="P8">- А почему вы не активировали Элементы сами? - спрашиваю я. - Шут с ним, с «Громовержцем», устроили бы веселуху чуть поменьше.</text:p>
      <text:p text:style-name="P8">-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8"/>
      <text:p text:style-name="P8">Луна тяжело дышит.</text:p>
      <text:p text:style-name="P8"/>
      <text:p text:style-name="P8">-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16">Н</text:span>ас в воспоминаниях и Мы никак не можем избавится от них. Извини, Хуман, что Мы вывалили на тебя груз Наших тревог и печалей.</text:p>
      <text:p text:style-name="P8"/>
      <text:p text:style-name="P8">- Это ты извини, - почему-то оправдываюсь я. - Я видел, во что превратился Андориан. Орунгун правда захвачен. Полностью. Там некого освобождать.</text:p>
      <text:p text:style-name="P8"/>
      <text:p text:style-name="P8">Луна, не оборачиваясь, кивает. Её всю пробирает крупная дрожь. Мы продолжаем парить над замком, не снижаясь и не набирая высоту.</text:p>
      <text:p text:style-name="P8"/>
      <text:p text:style-name="P8"><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8"/>
      <text:p text:style-name="P8">Как бы в унисон моему внутреннему диалогу, перед нами открываются ворота в Эогипп. Мы вплываем в них в тишине.</text:p>
      <text:p text:style-name="P8"/>
      <text:p text:style-name="P8">-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8"/>
      <text:p text:style-name="P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8"/>
      <text:p text:style-name="P8">- Летим к вон тому голубому гиганту с тремя зелёными звёздами вокруг, - шепчу направление Луне.</text:p>
      <text:p text:style-name="P8"/>
      <text:p text:style-name="P8">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8"/>
      <text:p text:style-name="P8">- Теперь вон к той двойной звезде алого цвета, - указываю я направление.</text:p>
      <text:p text:style-name="P8"/>
      <text:p text:style-name="P8">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8"/>
      <text:p text:style-name="P8">- Я уже видел такую трансформацию у Сел, не беспокойся. Типа, в Эогиппе вы становитесь похожи на ваших предков-элементалей.</text:p>
      <text:p text:style-name="P8"/>
      <text:p text:style-name="P8">Луна кивает в ответ. Мы подлетаем к звёздам-близнецам.</text:p>
      <text:p text:style-name="P8"/>
      <text:p text:style-name="P8">- Последний ориентир. Видишь тот тусклый фиолетовый гигант у яркого скопления звёзд в виде восьмёрки? Нам туда.</text:p>
      <text:p text:style-name="P8"/>
      <text:p text:style-name="P8">Бока Луны ходят ходуном. Её сердце бьёт как молот <text:s/>в наковальню.</text:p>
      <text:p text:style-name="P8"><text:soft-page-break/>- Одним глазком, договорились? На землю не садимся. От портала далеко не уходим. Полтысячи лет назад мы с Сел еле ноги унесли отсюда.</text:p>
      <text:p text:style-name="P8"/>
      <text:p text:style-name="P8">Луна молча кивает.</text:p>
      <text:p text:style-name="P8"/>
      <text:p text:style-name="P8">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8"/>
      <text:p text:style-name="P132">Луна не слушает меня. Её крылья <text:span text:style-name="T21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2"/>
      <text:p text:style-name="P133">Луна поворачивает ко мне голову и я вижу узкие зрачки в её глазах.</text:p>
      <text:p text:style-name="P132"/>
      <text:p text:style-name="P132"><text:span text:style-name="T217">Последнее, что я слышу сквозь вой ветра - </text:span>торжествующий смех. Никогда бы не подумал, что от холода может быть ТАК больно!</text:p>
      <text:p text:style-name="P8"/>
      <text:p text:style-name="P8">Темнота милосердно опускает завесу над моим сознанием.</text:p>
      <text:p text:style-name="P8"/>
      <text:p text:style-name="P8">…</text:p>
      <text:p text:style-name="P8">…</text:p>
      <text:p text:style-name="P8">…</text:p>
      <text:p text:style-name="P8"/>
      <text:p text:style-name="P8">Монотонность бытия нарушается повторяющимся раздражителем.</text:p>
      <text:p text:style-name="P8"><text:s/></text:p>
      <text:p text:style-name="P8"><text:span text:style-name="T218">Пинг</text:span>… <text:span text:style-name="T218">Пинг</text:span>… <text:span text:style-name="T218">Пинг</text:span>…</text:p>
      <text:p text:style-name="P8"/>
      <text:p text:style-name="P134">«Капли воды» - отстранёно сообщает пробуждающееся сознание. Я открываю глаза.</text:p>
      <text:p text:style-name="P8"/>
      <text:p text:style-name="P8">Каменный свод надо мной теряется в темноте - тусклый свет едва освещает заросшие лиша<text:span text:style-name="T218">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1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18">иоего</text:span> рта вырывается пар — ужасный холод царит в <text:span text:style-name="T218">этом </text:span>каменном мешке.</text:p>
      <text:p text:style-name="P8"/>
      <text:p text:style-name="P8">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8"/>
      <text:p text:style-name="P8">Тихий шорох привлекает внимание. Еле видная в <text:span text:style-name="T21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8"/>
      <text:p text:style-name="P8">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8"/>
      <text:p text:style-name="P8">- Д-дейдра? - из глубин памяти всплывает забытое имя.</text:p>
      <text:p text:style-name="P8"/>
      <text:p text:style-name="P8">Но хотя незнакомка и похожа как две капли воды на мою давно затерявшуюся во тьме веков подружку-пиратку, она отрицательно качает головой.</text:p>
      <text:p text:style-name="P8"/>
      <text:p text:style-name="P8">Выплюнув кусачки на матрас, она закрывает мне рот копытом.</text:p>
      <text:p text:style-name="P8"/>
      <text:p text:style-name="P8">- Тихо, - шепчет она мне в ухо. - Тут за поворотом коридора сидит холодняк. Услышит нас — и всё пропало.</text:p>
      <text:p text:style-name="P8"/>
      <text:p text:style-name="P8">НеДейдра тычет в сторону едва видной в <text:span text:style-name="T218">сумраке</text:span> деревянной двери на массивных ржавых <text:span text:style-name="T218">петлях</text:span>.</text:p>
      <text:p text:style-name="P8"/>
      <text:p text:style-name="P8">Я осматриваю узкую камеру, в которой нахожусь.</text:p>
      <text:p text:style-name="P8"/>
      <text:p text:style-name="P8">- Кто ты? Как я тут очутился? Что происходит? - шепчу на ухо таинственной незнакомке.</text:p>
      <text:p text:style-name="P8"/>
      <text:p text:style-name="P8">Та снова качает головой.</text:p>
      <text:p text:style-name="P8"/>
      <text:p text:style-name="P8">- Потом. Сейчас надо смываться. Идти сможешь?</text:p>
      <text:p text:style-name="P8"/>
      <text:p text:style-name="P8">Я неуверенно встаю. Голова кружится, но меньше. На ногах уже без удивления замечаю кандалы с перекушенной цепью.</text:p>
      <text:p text:style-name="P8"><text:soft-page-break/>- Смогу, если не быстро, - шепчу ей утвердительно.</text:p>
      <text:p text:style-name="P8">- Иди за мной. Только сначала замотай цепи вокруг кандалов, чтобы не звенели. Нет времени их <text:span text:style-name="T218">тут </text:span><text:s/>откусывать.</text:p>
      <text:p text:style-name="P8"/>
      <text:p text:style-name="P8">Поняха <text:span text:style-name="T219">закидывает кусачки за спину</text:span><text:span text:style-name="T218">, </text:span>ныряет под топчан и исчезает.</text:p>
      <text:p text:style-name="P8"/>
      <text:p text:style-name="P8">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8"/>
      <text:p text:style-name="P8">Почему-то мне кажется это правильным.</text:p>
      <text:p text:style-name="P8"/>
      <text:p text:style-name="P8">…</text:p>
      <text:p text:style-name="P8"/>
      <text:p text:style-name="P8">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8"/>
      <text:p text:style-name="P8">-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8"/>
      <text:p text:style-name="P8">- Встречаются кто?</text:p>
      <text:p text:style-name="P8">- Холодняки. Пони, обращённые виндиго <text:span text:style-name="T218">в ледяных рабов</text:span>. <text:span text:style-name="T220">Самые верные прислужники принцессы Луны в прошлой жизни. </text:span>Вы их ещё увидите.</text:p>
      <text:p text:style-name="P8"/>
      <text:p text:style-name="P8">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8"/>
      <text:p text:style-name="P8">- Поскольку узурпаторша усыпила вас, вы не в курсе событий послед<text:span text:style-name="T221">них</text:span> недел<text:span text:style-name="T221">ь</text:span>. Я кратенько введу вас в курс дела, пока будем продвигаться по вентиляции.</text:p>
      <text:p text:style-name="P8">- <text:span text:style-name="T221">Сколько же я</text:span> спал?!!</text:p>
      <text:p text:style-name="P8">- Тише! - Карвед Лайн бросает на меня осуждающий взляд. - Вы проспали <text:span text:style-name="T22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22">ещё </text:span><text:soft-page-break/>до вторжения. Сама принцесса ночи исчезла через сутки <text:span text:style-name="T222">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22">хтонических</text:span> созданий — виндиго. Каждый из них по магической силе равен <text:span text:style-name="T223">всем магам</text:span> Понхэнджа. Они умеют летать, они превращают пони в холодняков <text:span text:style-name="T222">за считанные секунды</text:span>, они принесли холод <text:span text:style-name="T220">и ночь </text:span>в Эквестрию. <text:span text:style-name="T220">Да, в Экевестрии уже две недели длится ночь — и мы не знаем, как долго ещё она продлится. И с</text:span>ейчас, как вы заметили, холодно <text:span text:style-name="T222">по-</text:span>зим<text:span text:style-name="T222">нему</text:span>, хотя только начало осени. Виндиго понижают температуру везде, где находятся.</text:p>
      <text:p text:style-name="P8"/>
      <text:p text:style-name="P8">-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8"/>
      <text:p text:style-name="P135">- Ваша дражайшая супруга объявила розыск <text:span text:style-name="T222">в конце перв</text:span><text:span text:style-name="T221">ого</text:span><text:span text:style-name="T222"> </text:span><text:span text:style-name="T221">дня</text:span><text:span text:style-name="T222"> вашего исчезновения</text:span>, но не решалась вторгнуться на ночную половину замка — это вызвало бы грандиозный дипломатический скандал <text:span text:style-name="T222">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5">Потом же стало слишком поздно.</text:p>
      <text:p text:style-name="P8">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22">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8">- Про какого <text:span text:style-name="T22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8">-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21">две </text:span>недел<text:span text:style-name="T221">и</text:span> наход<text:span text:style-name="T22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22">д</text:span>иархии и примкнула к Найтмэр Мун практически в полном составе.</text:p>
      <text:p text:style-name="P8"/>
      <text:p text:style-name="P136">Библиотекарь спокойным тоном ра<text:span text:style-name="T224">с</text:span>сказывает, как за <text:span text:style-name="T224">пару </text:span>недел<text:span text:style-name="T224">ь</text:span> обрушился мир, который мы с Сел выстраивали полтысячи лет. <text:span text:style-name="T222">Могущественное государство, которое мы основали и </text:span><text:span text:style-name="T224">развивали</text:span><text:span text:style-name="T222"> сотни лет, вылетело в трубу: </text:span><text:span text:style-name="T224">д</text:span><text:span text:style-name="T222">ворцовые фракции самозабвенно сражаются друг с другом, не обращая внимание на поглощающую их страну внешнюю силу. </text:span><text:span text:style-name="T221">Соседние государства с удовольствием откусывают ставшие бесхозными провинции. </text:span><text:span text:style-name="T224">Пони стремительно забывают о достижениях цивилизации, возвращаюсь на первобытный уровень кочевых племён</text:span><text:span text:style-name="T222">.</text:span></text:p>
      <text:p text:style-name="P136"><text:soft-page-break/>Я слушаю его, и внутри у меня всё леденеет, как будто я остался там, в <text:span text:style-name="T222">промёрзшей насквозь </text:span>родине принцесс.</text:p>
      <text:p text:style-name="P8"/>
      <text:p text:style-name="P135">- Полицейская центурия была обращена в холодняков первыми. Тандерстрайку чудом удалось спастись, хотя злые языки говорят, <text:span text:style-name="T222">что </text:span>он <text:span text:style-name="T222">спасся только потому, что </text:span>вместо дежурства сидел в баре. Затем была обращена <text:span text:style-name="T22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22">лишь </text:span>у самых покоев <text:span text:style-name="T222">принцессы </text:span>Селестии, когда <text:span text:style-name="T222">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8">-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21">всего </text:span><text:span text:style-name="T223">полдюжины</text:span><text:span text:style-name="T22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24">почти</text:span> и не надо никого обращать — партия Ночи и так выполняет любой приказ узурпаторши. <text:span text:style-name="T220">Их очень вдохновляет полное отсутствие светлого времени суток.</text:span></text:p>
      <text:p text:style-name="P8">-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8">- За <text:span text:style-name="T224">дюжину дней</text:span> армия узурпаторши завоевала более трёх четвертей Эквестрии. <text:span text:style-name="T224">Впрочем, б</text:span>ольшинство <text:span text:style-name="T22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24">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8"/>
      <text:p text:style-name="P8">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8">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8"/>
      <text:p text:style-name="P8">В неподвижно сидящей у стены тёмной массе невозможно было бы определить живое существо, если бы не зелёные огоньки глаз.</text:p>
      <text:p text:style-name="P8"/>
      <text:p text:style-name="P8">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8"/>
      <text:p text:style-name="P8"><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8"/>
      <text:p text:style-name="P8">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8"><text:s/></text:p>
      <text:p text:style-name="P137">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7">Дальше мы идём молча.</text:p>
      <text:p text:style-name="P8"/>
      <text:p text:style-name="P8">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8"/>
      <text:p text:style-name="P8">-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8"/>
      <text:p text:style-name="P8">Тоннель упирается в кирпичную стену. Водяной поток уходит куда-то под неё. Белая пена пузырится над шипящей водой, уносящейся под камень.</text:p>
      <text:p text:style-name="P8"/>
      <text:p text:style-name="P8">-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8"/>
      <text:p text:style-name="P8">-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8">-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8"/>
      <text:p text:style-name="P8">Я вспоминаю неподвижную фигуру у стены и передёргиваю плечами.</text:p>
      <text:p text:style-name="P8"><text:soft-page-break/></text:p>
      <text:p text:style-name="P8">- Нет-нет, я готов.</text:p>
      <text:p text:style-name="P8"/>
      <text:p text:style-name="P8">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8"/>
      <text:p text:style-name="P8">-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19">сгинуть</text:span>. Ныряем вместе!</text:p>
      <text:p text:style-name="P8"/>
      <text:p text:style-name="P8">Поняха горячая, как печка, её тепло согревает и успокаивает меня. Я благодарно киваю и мы так и шагаем обнявшись в тёмный поток.</text:p>
      <text:p text:style-name="P8"/>
      <text:p text:style-name="P8">Одинокая свеча на полу тоннеля остаётся позади, освещая опустевшие своды коллектора.</text:p>
      <text:p text:style-name="P8"/>
      <text:p text:style-name="P8">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8"/>
      <text:p text:style-name="P8">Поняха просачивается сквозь решётку где-то в стороне. Шарю вслепую скрючёнными от холода пальцами.</text:p>
      <text:p text:style-name="P8">Где-то же здесь, нет?</text:p>
      <text:p text:style-name="P8"/>
      <text:p text:style-name="P8"/>
      <text:p text:style-name="P138">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8">Тщетно.</text:p>
      <text:p text:style-name="P138">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8"/>
      <text:p text:style-name="P8">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8"/>
      <text:p text:style-name="P13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8">Копыто освобождает мой рот.</text:p>
      <text:p text:style-name="P8"/>
      <text:p text:style-name="P8">Я вдыхаю так <text:span text:style-name="T21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8"/>
      <text:p text:style-name="P8">-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8">- Я сам бы себе не простил в этом случае, - <text:span text:style-name="T219">осипшим голосом</text:span> каркаю я. - Второй раз за сутки умирать — многовато, как на мой вкус.</text:p>
      <text:p text:style-name="P8"/>
      <text:p text:style-name="P8">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8"/>
      <text:p text:style-name="P8">- Я уж <text:span text:style-name="T21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8"/>
      <text:p text:style-name="P8">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20">тусклом свете звёзд</text:span>.</text:p>
      <text:p text:style-name="P8"/>
      <text:p text:style-name="P8">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8"/>
      <text:p text:style-name="P8">- Пришли, - облегчённо вздыхает Карвед Лайн. - Ещё пять минут, и Понка о вас позаботится. Нам нельзя тут задерживаться.</text:p>
      <text:p text:style-name="P8"/>
      <text:p text:style-name="P138">Я понимаю, о чём он говорит. Над опушкой, привязанный гайдропами к пням, колышется небольшой дирижабль. <text:span text:style-name="T220">Мягкий</text:span> свет полной луны серебрит лоснящиеся бока воздушного корабля, придавая ему сходство с небесным кашалотом. <text:span text:style-name="T225">Дирижабль закреплён довольно низко от земли — баллон воздушного </text:span><text:soft-page-break/><text:span text:style-name="T225">корабля </text:span><text:span text:style-name="T226">не превышает верхушек сосен</text:span>. Гондола, в которой я угадываю маленькую шлюпку, покачивается в тридцати футах над головой.</text:p>
      <text:p text:style-name="P138">«Хитрожопка» - читаю я на боку посудины. Верёвочная лестница тонкой пуповиной связывает воздушный корабль с землёй.</text:p>
      <text:p text:style-name="P8"/>
      <text:p text:style-name="P8">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19">ывает</text:span> один из двух передних и берётся за второй, когда появляются они.</text:p>
      <text:p text:style-name="P8"/>
      <text:p text:style-name="P8">Холодняки двигаются совершенно бесшумно. Лишь зелёные огоньки глаз да тёмные тени между соснами отмечают их передвижения.</text:p>
      <text:p text:style-name="P8"/>
      <text:p text:style-name="P8">- Быстро! - Понкамина подталкивает меня головой к лестнице.</text:p>
      <text:p text:style-name="P8"/>
      <text:p text:style-name="P8">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8"/>
      <text:p text:style-name="P8">Злость овладевает мной.</text:p>
      <text:p text:style-name="P8"/>
      <text:p text:style-name="P8">-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8"/>
      <text:p text:style-name="P8">Моё намерение срывается на корню — я вижу Понку, резво карабкающуюся по лестнице вслед за мной.</text:p>
      <text:p text:style-name="P8">Перевалившись через борт шлюпки, без сил валюсь на дощат<text:span text:style-name="T225">ое</text:span> <text:span text:style-name="T225">дно</text:span>, <text:span text:style-name="T219">зайдясь</text:span> глубоким надсадным кашлем. Розовая поняха мечется от кормы к носу, обрубая гайдропы и выбрасывая лестницу за борт.</text:p>
      <text:p text:style-name="P8"/>
      <text:p text:style-name="P8">- А библиотекарь?! - выкашливаю из себя последним усилием.</text:p>
      <text:p text:style-name="P8">-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8"/>
      <text:p text:style-name="P8">Сосны за бортом <text:span text:style-name="T225">уходят</text:span> вниз — мы медленно набираем высоту.</text:p>
      <text:p text:style-name="P8"/>
      <text:p text:style-name="P139">- Нам повезло, что с ними не было их хозяев. Виндиго умеют летать, - бормочет розовая пони, смотря вниз. - <text:s/><text:span text:style-name="T225">Они все сейчас с Найтмэр у северных гор.</text:span></text:p>
      <text:p text:style-name="P8"/>
      <text:p text:style-name="P8"><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8"/>
      <text:p text:style-name="P8">-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8"/>
      <text:p text:style-name="P13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8"><text:s/>У меня кружится голова и я без сил опускаюсь на дно шлюпки.</text:p>
      <text:p text:style-name="P8"/>
      <text:p text:style-name="P8">- Да ты весь горишь, - Понка озабоченно касается носом моего лба. - Залазь в каюту, я сварю тебе кофе.</text:p>
      <text:p text:style-name="P8"/>
      <text:p text:style-name="P8">В корме лодки действительно есть крохотная надстройка, где я могу разместиться в сидячем положении.</text:p>
      <text:p text:style-name="P8"/>
      <text:p text:style-name="P8">Сидя на лавочке и укутавшись в шерстяной плед, я с<text:span text:style-name="T22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8"/>
      <text:p text:style-name="P8">Мы летим на север.</text:p>
      <text:p text:style-name="P8"/>
      <text:p text:style-name="P8">…</text:p>
      <text:p text:style-name="P8"/>
      <text:p text:style-name="P8">-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8"/>
      <text:p text:style-name="P8">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8"/>
      <text:p text:style-name="P8">-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25">И т</text:span>огда начали отбирать добровольцев. Естественно, одним из них был Карвед Лайн — как знаток замковых подземелий и коммуникаций.</text:p>
      <text:p text:style-name="P8"/>
      <text:p text:style-name="P8">- А вторым — ты? - я изо всех сил борюсь со сном, крепкий кофе совершенно не оправдывает свою репутацию.</text:p>
      <text:p text:style-name="P8">- Да. Только у меня есть небольшой, но быстрый дирижабль и только я умею им управлять. В армии Свободной Эквестрии есть <text:span text:style-name="T225">ещё </text:span>дирижабли, но они большие и неуклюжие. Их не удалось бы спрятать в лесу.</text:p>
      <text:p text:style-name="P8"/>
      <text:p text:style-name="P8">Я вспоминаю название на борту шлюпки.</text:p>
      <text:p text:style-name="P8"/>
      <text:p text:style-name="P8">- Интересное название у твоего аппарата.</text:p>
      <text:p text:style-name="P8">-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26">переделанная </text:span>шлюпка. Двигатель, впрочем, удалось сохранить — оттого «Хитрожопка» теперь носится быстрее ветра. Хотя на борту тесновато.</text:p>
      <text:p text:style-name="P8"/>
      <text:p text:style-name="P8">Понка насыпает в блюдце печенье и пододвигает ко мне. Форма печенья мне кажется подозрительно знакомой.</text:p>
      <text:p text:style-name="P8"/>
      <text:p text:style-name="P8">- Это сердечки?</text:p>
      <text:p text:style-name="P8">-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8"/>
      <text:p text:style-name="P8">Я пожимаю плечами, и сонно сую одну печеньку в кофе.</text:p>
      <text:p text:style-name="P8"/>
      <text:p text:style-name="P8">- Долго нам лететь?</text:p>
      <text:p text:style-name="P8">- Около трёх дней. Зависит от ветра. Сюда мы летели <text:span text:style-name="T227">двое </text:span>сут<text:span text:style-name="T227">о</text:span>к, но ветер был попутным. Сейчас, к сожалению, наоборот.</text:p>
      <text:p text:style-name="P8"/>
      <text:p text:style-name="P8">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8"><text:soft-page-break/></text:p>
      <text:p text:style-name="P8">- Эй, ты куда?!</text:p>
      <text:p text:style-name="P8">-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8"/>
      <text:p text:style-name="P8">Розовогривая поняха затихает. Я медленно поворачиваюсь к ней. Она лежит, отвернувшись от меня и нарочито громко сопит…</text:p>
      <text:p text:style-name="P8"/>
      <text:p text:style-name="P8">… Мне действительно холодно.</text:p>
      <text:p text:style-name="P8"/>
      <text:p text:style-name="P8">Я вздыхаю и прижимаюсь к ней, обнимая её руками и зарываясь носом в пахнущую травой гриву.</text:p>
      <text:p text:style-name="P8">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8"/>
      <text:p text:style-name="P8">- Хотела бы я себе партнёра для путешествий. Такого, как ты, - бормочет Понка, уткнувшись носом мне в грудь. - Уж мы бы полетали.</text:p>
      <text:p text:style-name="P8"/>
      <text:p text:style-name="P8">Я молча обнимаю её всё крепче. Мой низ постепенно отвердевает, упираясь в живот поняхи. Она в ответ прижимается ко мне сильнее тазом.</text:p>
      <text:p text:style-name="P8"/>
      <text:p text:style-name="P8">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8"/>
      <text:p text:style-name="P8">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8"/>
      <text:p text:style-name="P8">Теперь гондола легонько покачивается не только из-за ветра…</text:p>
      <text:p text:style-name="P8"/>
      <text:p text:style-name="P8">…</text:p>
      <text:p text:style-name="P8"/>
      <text:p text:style-name="P8"><text:span text:style-name="T227">Пять</text:span> дн<text:span text:style-name="T22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8">Но когда прямо по курсу вырастает заснеженное плоскогорье с <text:span text:style-name="T220">огоньками</text:span> палаточного лагеря и тремя громадами боевых дирижаблей в отдалении, я вздыхаю с облегчением.</text:p>
      <text:p text:style-name="P8"/>
      <text:p text:style-name="P8">Возможно, полетаем в другой жизни. В другом месте, в другое время.</text:p>
      <text:p text:style-name="P8">Не сейчас. Начатое надо завершить.</text:p>
      <text:p text:style-name="P8"/>
      <text:p text:style-name="P8">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8">Впрочем, я понимаю их опасения и стараюсь при каждом удобном случае демонстрировать зрачки <text:span text:style-name="T226">своих</text:span> глаз.</text:p>
      <text:p text:style-name="P8"/>
      <text:p text:style-name="P140">Внутрь меня сопровождают четыре гвардейца с занесенными <text:span text:style-name="T226">надо мной </text:span>алебардами.</text:p>
      <text:p text:style-name="P140"/>
      <text:p text:style-name="P140">Селестия сидит спиной ко мне, просматривая развёрнут<text:span text:style-name="T226">ый</text:span> на полу <text:span text:style-name="T226">свиток</text:span>. Так же, не глядя, она жестом отсылает стражников прочь.</text:p>
      <text:p text:style-name="P140"/>
      <text:p text:style-name="P8">Я стою в шатре один — аликорница не удостаивает меня вниманием. Молчание затягивается.</text:p>
      <text:p text:style-name="P8"/>
      <text:p text:style-name="P8">Я делаю два шага вперёд. Свиток оказывается картой Эквестрии с <text:span text:style-name="T226">синими</text:span> и <text:span text:style-name="T226">золотыми</text:span> фишками, расставленными в десятках позиций. В основном, карта уставлена <text:span text:style-name="T226">синими</text:span> фишками, <text:span text:style-name="T226">золотых</text:span> совсем мало.</text:p>
      <text:p text:style-name="P8"/>
      <text:p text:style-name="P8">- Ну привет, что ли, жёнушка? Давно не виделись. Говорят, <text:span text:style-name="T226">почти</text:span> <text:span text:style-name="T226">три</text:span> недели, - пытаюсь язвить я.</text:p>
      <text:p text:style-name="P8"/>
      <text:p text:style-name="P8">Мне неприятен подобный приём и непонятно, как себя вести.</text:p>
      <text:p text:style-name="P8"/>
      <text:p text:style-name="P8">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8"/>
      <text:p text:style-name="P140"><text:span text:style-name="T226">Проклятье</text:span>! Она <text:span text:style-name="T226">знает</text:span>… </text:p>
      <text:p text:style-name="P140">Про нас с Понкой <text:span text:style-name="T226">она узнать </text:span>точно не могла — мы только что прибыли. </text:p>
      <text:p text:style-name="P140">Значит, <text:span text:style-name="T226">узнала </text:span>про нас с Луной…</text:p>
      <text:p text:style-name="P8"><text:soft-page-break/></text:p>
      <text:p text:style-name="P8">-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8"/>
      <text:p text:style-name="P8">- ЗАЧЕМ?!!</text:p>
      <text:p text:style-name="P8"/>
      <text:p text:style-name="P8">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8"/>
      <text:p text:style-name="P8">Ну, всё, развод гарантирован — хорошо, хоть детей нет, алименты платить не придётся.</text:p>
      <text:p text:style-name="P8"/>
      <text:p text:style-name="P141">- Сел, я тебя прошу, давай без истерик, - примирительно поднимаю открытые ладони на уровень груди. - <text:span text:style-name="T22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8">- Мне нет дела до твоих шашней с <text:span text:style-name="T223">моей</text:span> сестрой!!! - рявкает аликорница нормальным голосом. - Зачем ты показал Луне путь к Орунгуну?!!</text:p>
      <text:p text:style-name="P8"/>
      <text:p text:style-name="P8">-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8">-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8">- Она… Она была очень убедительна…</text:p>
      <text:p text:style-name="P8">- А я для тебя, значит, не убедительна? - горько вопрошает Селестия.- <text:s/>Я же предупреждала не делать этого.</text:p>
      <text:p text:style-name="P8">- Не знаю, что на меня нашло, - бормочу я убито. - Извини.</text:p>
      <text:p text:style-name="P8">- Мне не нужны твои извинения. Они не помогут отвоевать четыре пятых Эквестрии, - аликорница раздражённо отворачивается.</text:p>
      <text:p text:style-name="P8">- Что ж… Я в твоём распоряжении. Готов стать в ряды сопротивления в любом звании до рядового включительно. Для помощи.</text:p>
      <text:p text:style-name="P8"/>
      <text:p text:style-name="P8">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8"/>
      <text:p text:style-name="P8">Селестия, наконец, глубоко вздыхает.</text:p>
      <text:p text:style-name="P8"><text:soft-page-break/></text:p>
      <text:p text:style-name="P8">-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8">- Ну… У Луны, то есть, Найтмэр Мун большая армия?</text:p>
      <text:p text:style-name="P8">-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8">- Тогда что же?</text:p>
      <text:p text:style-name="P8">- Жертвы.</text:p>
      <text:p text:style-name="P8">- В смысле? - я непонимающе смотрю на аликорницу. - Они приносят жертвы для боевой магии и вы проигрываете сражения?</text:p>
      <text:p text:style-name="P8">-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8">-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8">- Вот именно, - вздыхает Селестия.</text:p>
      <text:p text:style-name="P8">- Что?! - я начинаю догадываться. - Ты сдала четыре пятых Эквестрии потому, что не хочешь видеть крови?</text:p>
      <text:p text:style-name="P8">-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23">была </text:span>коснуться моих подданных. Это только наше дело, моё и сестры, и больше ничьё. Пони не должны проливать кровь в войне Сестёр.</text:p>
      <text:p text:style-name="P8">- Но так не получится, - растерянно говорю я. - Твой отказ проливать кровь означает твоё поражение. Ты этого хочешь?</text:p>
      <text:p text:style-name="P8">-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8">- Что — но?</text:p>
      <text:p text:style-name="P8">-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8">- Ты смеёшься?! <text:span text:style-name="T223">Ты думаешь, во мне сидит виндиго?</text:span> - я недоверчиво смотрю на аликорницу, но та только молча бьёт копытом в гонг.</text:p>
      <text:p text:style-name="P8"/>
      <text:p text:style-name="P8">Не успеваю я как следует охренеть, как входит стража и по её знаку меня берут в кольцо.</text:p>
      <text:p text:style-name="P8"/>
      <text:p text:style-name="P8"><text:soft-page-break/>- Сел, не глупи! Я же Хуман! Твой Хуман! Ты чего?</text:p>
      <text:p text:style-name="P8"/>
      <text:p text:style-name="P8">Я трепыхаюсь в тисках стражи, но всё тщетно. Меня уводят.</text:p>
      <text:p text:style-name="P8"/>
      <text:p text:style-name="P8">Вот стоило просыпаться, чтобы из одного плена попасть в другой!</text:p>
      <text:p text:style-name="P8"/>
      <text:p text:style-name="P8">…</text:p>
      <text:p text:style-name="P8">…</text:p>
      <text:p text:style-name="P8">…</text:p>
      <text:p text:style-name="P8"/>
      <text:p text:style-name="P8">Я, как обычно, здороваюсь со стражником. Он, как обычно, не отвечает. Заменив отхожее ведро, он удаляется, унося с собой <text:span text:style-name="T228">также </text:span>пустые тарелку с чашкой.</text:p>
      <text:p text:style-name="P8"/>
      <text:p text:style-name="P8">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8"/>
      <text:p text:style-name="P8">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28">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2">С тех пор моё существование проходит на редкость однообразно…</text:p>
      <text:p text:style-name="P8"/>
      <text:p text:style-name="P8">Дверь снова открывается и два стражника завозят в каюту тележку с бочкой. Третий ставит у бочки лавочку и <text:span text:style-name="T228">кладёт</text:span> на неё комплект чистой одежды. Рядом же выкладывает полотенце с мылом и мочалкой.</text:p>
      <text:p text:style-name="P8"/>
      <text:p text:style-name="P8">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8"/>
      <text:p text:style-name="P8"><text:soft-page-break/>Эх, мечты-мечты…</text:p>
      <text:p text:style-name="P8"/>
      <text:p text:style-name="P8">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8"/>
      <text:p text:style-name="P8">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8"/>
      <text:p text:style-name="P8">Теплая вода приветливо принимает меня в свои об<text:span text:style-name="T22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8"/>
      <text:p text:style-name="P8">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8"/>
      <text:p text:style-name="P8">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8"/>
      <text:p text:style-name="P8">Ручка ковшика всё поднимается над бортиком бочки, затем я вижу спутанный ком розовых… водорослей?</text:p>
      <text:p text:style-name="P8"/>
      <text:p text:style-name="P8">Понкамина раздвигает мокрую гриву вокруг носа, выплёвывает дыхательную трубку изо рта и подмигивает мне.</text:p>
      <text:p text:style-name="P8"/>
      <text:p text:style-name="P8">- Зря выпрыгнул, Хуман. У нас ещё не было возможности заняться <text:span text:style-name="T228">обнимашками</text:span> под водой!</text:p>
      <text:p text:style-name="P8">-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8"/>
      <text:p text:style-name="P8">Понка вылазит из бочки и отряхивается.</text:p>
      <text:p text:style-name="P8"/>
      <text:p text:style-name="P8">-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8">- Месяц и прошёл, если я не ошибся в подсчётах, - я указываю на группы палочек в углу.</text:p>
      <text:p text:style-name="P8"><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28">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8"/>
      <text:p text:style-name="P8">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8"/>
      <text:p text:style-name="P8">- Вытрись и оденься, Хуман. Сейчас будет холодно, - предупреждает Понка.</text:p>
      <text:p text:style-name="P8">Её совет весьма уместен, - поняха достаёт из накопытных ножен ножик и молниеносно прорезает дыру в парусине.</text:p>
      <text:p text:style-name="P8">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8"/>
      <text:p text:style-name="P8">- Ты уверена? - переспрашиваю Понку. - Как ты сама-то выберешься? Или ты остаёшься тут вместо меня?</text:p>
      <text:p text:style-name="P8"/>
      <text:p text:style-name="P8">Розовогривая молча лезет в прорезь первой.</text:p>
      <text:p text:style-name="P8">Уже второй раз эта поняха предлагает мне на выбор плен или свободу.</text:p>
      <text:p text:style-name="P8"/>
      <text:p text:style-name="P8">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8">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8"/>
      <text:p text:style-name="P14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2">Не люблю высоту и холод.</text:p>
      <text:p text:style-name="P8"/>
      <text:p text:style-name="P8">Вздохнув поглубже, я ловлю лестницу и начинаю карабкаться вверх.</text:p>
      <text:p text:style-name="P8"><text:soft-page-break/></text:p>
      <text:p text:style-name="P8">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8"/>
      <text:p text:style-name="P8">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28">чуть ли не зубами</text:span> за каждую ступеньку.</text:p>
      <text:p text:style-name="P8"/>
      <text:p text:style-name="P8">Через минуту я переваливаюсь через борт «Хитрожопки» и уютная каюта распахивает мне навстречу свои тёплые обьятия.</text:p>
      <text:p text:style-name="P8"/>
      <text:p text:style-name="P8">…</text:p>
      <text:p text:style-name="P8"/>
      <text:p text:style-name="P8">- Она сказала, что не хочет жертв. Что если воевать, то прольётся кровь, а она её достаточно насмотрелась.</text:p>
      <text:p text:style-name="P8">- И это всё? – Понка старается просверлить меня взглядом.</text:p>
      <text:p text:style-name="P8">- Ну да. То есть, она ещё что-то говорила, но суть именно в этом. Она не хочет крови, - я запиваю печенье глинтвейном.</text:p>
      <text:p text:style-name="P8"/>
      <text:p text:style-name="P8">«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8"/>
      <text:p text:style-name="P8">-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8">- Нет. Крови не будет, - уверенно говорю я, вспоминая Орунгун.</text:p>
      <text:p text:style-name="P8">-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8"/>
      <text:p text:style-name="P8">Понка отправляет в рот горсть печенюшек, ложку варенья и запивает всё брусничным чаем.</text:p>
      <text:p text:style-name="P8"><text:soft-page-break/></text:p>
      <text:p text:style-name="P8">- Нет.</text:p>
      <text:p text:style-name="P8"/>
      <text:p text:style-name="P8">Понка давится печеньем и выкашливает всё на поднос.</text:p>
      <text:p text:style-name="P8"/>
      <text:p text:style-name="P8">- Почему?</text:p>
      <text:p text:style-name="P8">-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29">замёрзнет навечно и </text:span>будет похожа на эти края.</text:p>
      <text:p text:style-name="P8">- Я думаю...</text:p>
      <text:p text:style-name="P8">-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29">только </text:span>ими <text:span text:style-name="T229">и</text:span> ордой пони-зомби в <text:span text:style-name="T229">их </text:span>подчинении! Они не остановятся, пока последний пони не будет обращён. Я уже видел это в родном мире Сел.</text:p>
      <text:p text:style-name="P8"/>
      <text:p text:style-name="P8">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8"/>
      <text:p text:style-name="P8">-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8">- Она ещё говорила, что это только её и сестры дело, – безнадёжно говорю я.</text:p>
      <text:p text:style-name="P8">-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8"/>
      <text:p text:style-name="P8">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29">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8"/>
      <text:p text:style-name="P8"><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8"/>
      <text:p text:style-name="P8">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8"/>
      <text:p text:style-name="P8">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8"/>
      <text:p text:style-name="P8">Я с открытым ртом обозреваю сонную армаду, забыв, зачем вышел. Взгляд ме<text:span text:style-name="T229">чется</text:span> от дирижабля к дирижаблю, от костра к костру.</text:p>
      <text:p text:style-name="P8"/>
      <text:p text:style-name="P8">«Их слишком много. Зря Сел сдавала города без боя. Теперь они все вышли против неё» - проносится у меня в голове.</text:p>
      <text:p text:style-name="P8"/>
      <text:p text:style-name="P8">От длинного как палка колбасы дирижабля отделяется рой светящихся точек и быстро приближается к нам. Я выхожу из ступора и несусь в каюту.</text:p>
      <text:p text:style-name="P8"/>
      <text:p text:style-name="P8">- Понка, нас заметили! За нами погоня!</text:p>
      <text:p text:style-name="P8"/>
      <text:p text:style-name="P8">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8"/>
      <text:p text:style-name="P8">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8"/>
      <text:p text:style-name="P8">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8"/>
      <text:p text:style-name="P8">- Лишь бы порох не отсырел, - ворчит <text:s/>Понка и из ящика на треноге встаёт небольшая, но толстая пушка.</text:p>
      <text:p text:style-name="P8"><text:soft-page-break/>- Ты будешь стрелять? - тупо спрашиваю я.</text:p>
      <text:p text:style-name="P8"/>
      <text:p text:style-name="P8"><text:span text:style-name="T229">Р</text:span>озовогрив<text:span text:style-name="T229">ая</text:span> симпатичн<text:span text:style-name="T229">ая</text:span> понях<text:span text:style-name="T229">а</text:span> как-то не вяжется с <text:span text:style-name="T229">образом </text:span>хладнокровн<text:span text:style-name="T229">ого</text:span> убийц<text:span text:style-name="T229">ы</text:span>. Но Понка в ответ только невозмутимо кивает головой и наводит орудие на приближающийся клин пегасов.</text:p>
      <text:p text:style-name="P8"/>
      <text:p text:style-name="P8">Я не соображаю заткнуть уши и первое время после выстрела глохну — пуш<text:span text:style-name="T229">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29">беспорядочно </text:span>пикируют вниз, с трудом выравниваясь у земли и возвращаются на дирижабль-матку.</text:p>
      <text:p text:style-name="P8"/>
      <text:p text:style-name="P8">-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8"/>
      <text:p text:style-name="P8">- Четыре! На праздновании победы Грифа Карруса в «Небесах Эквестрии» - громогласно возвещает голос с носа лодки.</text:p>
      <text:p text:style-name="P8"/>
      <text:p text:style-name="P8">Мы оборачиваемся, чтобы встретиться взглядами с Найтмэр Мун.</text:p>
      <text:p text:style-name="P8">…</text:p>
      <text:p text:style-name="P8">-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8">- Не бойся Нас. Мы не причиним тебе зла. Ты помог Нам. И Мы не забыли ночь с тобой, хотя и не придаём этому той важности, что наш бывший носитель.</text:p>
      <text:p text:style-name="P8"/>
      <text:p text:style-name="P8">Узкие зрачки насмешливо смотрят, как я пытаюсь нашарить рукой что-нибудь увесистое за собой. <text:span text:style-name="T230">Краем глаза замечаю, как Понка осторожно за спиной разворачивает пушчонку.</text:span></text:p>
      <text:p text:style-name="P8"/>
      <text:p text:style-name="P8">- Что значит «наш бывший носитель»? Что ты сделала с Луной?</text:p>
      <text:p text:style-name="P8">- Она стала частью Нас. Она была частью Нас и раньше — но большей частью. <text:span text:style-name="T230">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8">- О каком счастье ты говоришь? - я, наконец, нашари<text:span text:style-name="T230">ваю</text:span> багор и осторожно перехватываю пальцами чуть пониже, чтобы было удобно замахиваться.</text:p>
      <text:p text:style-name="P14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30">фейерверочная </text:span>пушка <text:span text:style-name="T230">Понки</text:span> выбрасываются за борт.</text:p>
      <text:p text:style-name="P8"><text:soft-page-break/></text:p>
      <text:p text:style-name="P8">- За пушку ответишь, сосулька гнилая! - орёт Понка, трепыхаясь в магическом захвате.</text:p>
      <text:p text:style-name="P8">- Не думаю, что <text:span text:style-name="T230">она</text:span> тебе понадобится, когда ты познаешь любовь зимы.</text:p>
      <text:p text:style-name="P8"/>
      <text:p text:style-name="P8">Розовогривая поняха пытается пнуть ногой Найтмэр, когда та подходит к ней. Найтмэр только презрительно улыбается.</text:p>
      <text:p text:style-name="P8"/>
      <text:p text:style-name="P8">- Извини Нас, Хуман, что Мы не сможем одарить тебя милостью зимы вслед за этой розовой истеричкой. Для тебя Мы устроим процедуру <text:span text:style-name="T230">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30">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30">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8"/>
      <text:p text:style-name="P8">Создание поворачивается к Понке и хищно прищуривает глаза. Узкие зрачки горят зелёным, в их глубине появляются огненные точки.</text:p>
      <text:p text:style-name="P8"/>
      <text:p text:style-name="P8">- Стой!</text:p>
      <text:p text:style-name="P8"/>
      <text:p text:style-name="P8">Найтмэр недоуменно поворачивается ко мне.</text:p>
      <text:p text:style-name="P8"/>
      <text:p text:style-name="P8">-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8">- Эй! Ты кого назвал прислуж... Ай! - Понка замолкает после незаметной, но сильной затрещины с моей стороны.</text:p>
      <text:p text:style-name="P8">- Хм. <text:span text:style-name="T230">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8"/>
      <text:p text:style-name="P8">…</text:p>
      <text:p text:style-name="P8"/>
      <text:p text:style-name="P8">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31">н</text:span>ого флагманского дирижабля Найтмэр Мун, это и его натуральная реализация! То есть, это реальный айсберг <text:span text:style-name="T231">под</text:span> громадн<text:span text:style-name="T231">ы</text:span>м воздушн<text:span text:style-name="T231">ы</text:span>м шар<text:span text:style-name="T231">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31">и</text:span> виндиго вводит в дрожь <text:span text:style-name="T231">одним видом</text:span>.</text:p>
      <text:p text:style-name="P8"/>
      <text:p text:style-name="P144">Впрочем, дрожь вызывает и другой фактор: тут холодно.</text:p>
      <text:p text:style-name="P14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8"/>
      <text:p text:style-name="P8">- Мы снова летим вдоль хребта. Только в обратную сторону. - Понка плотнее кутается в одеяло. - С таким темпом до битвы поужинать не успеем.</text:p>
      <text:p text:style-name="P8">- Проклятье! Надо как-то выбраться отсюда. Надо предупредить Сел. Тут столько сил, что они пощёлкают силы Сопротивления как семечки.</text:p>
      <text:p text:style-name="P8">- Увы, - Понка разводит копытами, - у меня кончилась фантазия. <text:span text:style-name="T231">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8"/>
      <text:p text:style-name="P8">И верно, наш крохотный дирижабль плетётся за «Айсбергом», печально покачивая бортами. Длинный канат соединяет его баллон с баллоном «Айсберга».</text:p>
      <text:p text:style-name="P8"/>
      <text:p text:style-name="P8">- Если бы можно было как-то залезть на на <text:span text:style-name="T231">шар</text:span> «Айсберга» и потом по канату...</text:p>
      <text:p text:style-name="P8">-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8">- Вдобавок, - продолжает розовая поняха, - уже поздно.</text:p>
      <text:p text:style-name="P8"/>
      <text:p text:style-name="P8">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31">и бэт-пони</text:span>. <text:span text:style-name="T231">Они набрасывают друг на дружку сети и беспорядочно планируют вниз бесформенными клубками.</text:span></text:p>
      <text:p text:style-name="P8"/>
      <text:p text:style-name="P8">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32">ь</text:span> какую-то <text:span text:style-name="T232">густую </text:span>жидкость. Судя по цвету и консистенции — <text:soft-page-break/>содержимое выгребной ямы. Холодняки не обращают на это внимани<text:span text:style-name="T232">е</text:span>, методично разрушая ворота копытами. Столпившиеся поодаль сторонники партии Ночи одобрительно наблюдают за <text:span text:style-name="T232">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8"/>
      <text:p text:style-name="P8">- Да они не сопротивляются! - присмотревшись, возмущаюсь я. - Нельзя назвать сопротивлением выливание <text:span text:style-name="T232">говна</text:span> на голову зомбакам, которым пофиг на это!</text:p>
      <text:p text:style-name="P8"/>
      <text:p text:style-name="P8">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8"/>
      <text:p text:style-name="P8">На моих глазах воздушные силы Сопротивления приземляют два <text:span text:style-name="T232">чёрных </text:span>дирижабля, лишившись при этом половины боеспособных эскадрилий.</text:p>
      <text:p text:style-name="P8"/>
      <text:p text:style-name="P8">-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8">- С такими успехами битва закончится через полчаса: все попадут в плен, - мрачно замечаю я.</text:p>
      <text:p text:style-name="P8"/>
      <text:p text:style-name="P8">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33">армии повстанцев</text:span> уже захвачен и попарно связанные воины Селестии мрачно наблюдают за ходом воздушного сражения сидя у частокола.</text:p>
      <text:p text:style-name="P8"/>
      <text:p text:style-name="P8">- Узри миг Нашего торжества, Хуман!</text:p>
      <text:p text:style-name="P8"/>
      <text:p text:style-name="P145">Дверь камеры растворяется и к нам входит улыбающаяся до ушей Найтмер Мун в сопровождении виндиго.</text:p>
      <text:p text:style-name="P145"/>
      <text:p text:style-name="P145">-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33">Мы не успели развлечься как следует!</text:span> <text:span text:style-name="T233">Теперь и</text:span>дём с Нами, Хуман. Мы хотим, чтобы ты видел, как погаснет последняя искра сопротивления на пути воцарения <text:span text:style-name="T233">абсолютной</text:span> Зимы и вечной Ночи!</text:p>
      <text:p text:style-name="P8"><text:soft-page-break/></text:p>
      <text:p text:style-name="P145">В окружении шест<text:span text:style-name="T233">ёрки</text:span> виндиго мы с Понкой идём вслед за Найтмэр на палубу «Айсберга», где припаркована парящая колесница.</text:p>
      <text:p text:style-name="P14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33">иго</text:span> впр<text:span text:style-name="T233">я</text:span>гаются в неё.</text:p>
      <text:p text:style-name="P145"/>
      <text:p text:style-name="P145">Через пару минут мы приближаемся к поверженной «Гордости Эквестрии», где последние защитники ведут бой с наседающим врагом.</text:p>
      <text:p text:style-name="P145">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33">У меня сжимается душа при виде её одинокой фигуры.</text:span></text:p>
      <text:p text:style-name="P8"/>
      <text:p text:style-name="P8">-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8"/>
      <text:p text:style-name="P8">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8"/>
      <text:p text:style-name="P8">-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8"/>
      <text:p text:style-name="P8">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34">Н</text:span>очи медлит, не решаясь приблизиться к принцессе.</text:p>
      <text:p text:style-name="P8"/>
      <text:p text:style-name="P8">- Оставь поединок Нам, - благосклонно кивает ему Найтмэр. - Нам так долго не хватало этого развлечения!</text:p>
      <text:p text:style-name="P8"/>
      <text:p text:style-name="P8">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8"><text:soft-page-break/></text:p>
      <text:p text:style-name="P8">- Ну что же, вспомним былые годы, сестра! - тёмная аликорница хрустит позвонками, разминая шею. — <text:span text:style-name="T233">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35">же к Нам </text:span>и правь вместе с Нами!</text:p>
      <text:p text:style-name="P8"/>
      <text:p text:style-name="P8">Закованая в доспехи белая фигура молча смотрит на Найтмэр. Та тяжко вздыхает.</text:p>
      <text:p text:style-name="P8"/>
      <text:p text:style-name="P8">- Глупо. Ты не оставляешь Нам выхода. Эта игра будет слишком короткой.</text:p>
      <text:p text:style-name="P8"/>
      <text:p text:style-name="P146">Эти слова чёрная аликорница произносит почти нежно, с нотками печали.</text:p>
      <text:p text:style-name="P146"/>
      <text:p text:style-name="P146">Я не успеваю уследить, как <text:s/>Найтмэр молниеносно, без подготовки, прыгает на Селестию, разворачиваясь в воздухе.</text:p>
      <text:p text:style-name="P14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6"/>
      <text:p text:style-name="P14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35">ы</text:span>гает следом и, не давая опомниться, со всего размаха опускается всеми четырьмя копытами на спину пытающей подняться <text:span text:style-name="T235">белой </text:span>аликорницы.</text:p>
      <text:p text:style-name="P146"/>
      <text:p text:style-name="P8">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8"/>
      <text:p text:style-name="P14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6">Управляющий жезл возвращается на место.</text:p>
      <text:p text:style-name="P146"/>
      <text:p text:style-name="P8">-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8"/>
      <text:p text:style-name="P8">Найтмэр со смешком протягивает копыто к шлему Селестии и поднимает забрало.</text:p>
      <text:p text:style-name="P8"/>
      <text:p text:style-name="P8"><text:soft-page-break/>Несколько долгих секунд стоит тишина. Потом над мостиком раздаётся режущий уши визг, переходящий в рёв.</text:p>
      <text:p text:style-name="P8"/>
      <text:p text:style-name="P8">- ОБМА-А-А-<text:span text:style-name="T235">А-А-А-А-А-А-А-А-А-А-А-А-А-</text:span>Н!!!</text:p>
      <text:p text:style-name="P8"/>
      <text:p text:style-name="P146">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6"/>
      <text:p text:style-name="P146">«ВСЕ ПЕЧЕНЬКИ БУДУТ НАШИ!». </text:p>
      <text:p text:style-name="P146"/>
      <text:p text:style-name="P146">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8"/>
      <text:p text:style-name="P8">- ОБМА-А-А-Н!!! Это Мы ВСЕГДА играли командора Брэйвхарта! Это Наша...</text:p>
      <text:p text:style-name="P8"/>
      <text:p text:style-name="P8">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35">солнечной стражи</text:span>.</text:p>
      <text:p text:style-name="P8"/>
      <text:p text:style-name="P8">- Посмотрим, как вы будете смеяться, когда Мы схватим вашу повелительницу и сделаем Нашей слугой <text:span text:style-name="T235">прямо </text:span>перед вами! - вспыхивает Найтмэр. - Второй раз ей Нас не обмануть!</text:p>
      <text:p text:style-name="P8"/>
      <text:p text:style-name="P8">Аликорница пристально вглядывается в небо в том направлении, где скрылся повар-пегас.</text:p>
      <text:p text:style-name="P8"/>
      <text:p text:style-name="P8">-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35">сломаем </text:span>её саму.</text:p>
      <text:p text:style-name="P8">-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8"/>
      <text:p text:style-name="P8">…</text:p>
      <text:p text:style-name="P8"/>
      <text:p text:style-name="P14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6"><text:soft-page-break/>«Мы бы телепортировались прямо в замок, но защитное поле Элементов подавляет телепортацию <text:span text:style-name="T22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6"/>
      <text:p text:style-name="P146">И вот уже третий день мы гонимся на колеснице, запряженной в шестёрку виндиго.</text:p>
      <text:p text:style-name="P146"/>
      <text:p text:style-name="P146">Сначала это была еле видная в <text:span text:style-name="T23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6"/>
      <text:p text:style-name="P146">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35">просто </text:span>нет времени его снять.</text:p>
      <text:p text:style-name="P146"/>
      <text:p text:style-name="P8">За три дня мы пролетаем весь путь, который у нас с Понкой на «Хитрожопке» занял <text:span text:style-name="T227">пять</text:span>. И на горизонте уже виден силовой щит Элементов — только между нами и Сел осталось каких-нибудь сто ярдов.</text:p>
      <text:p text:style-name="P8"/>
      <text:p text:style-name="P8">-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8"/>
      <text:p text:style-name="P8">Из рога чёрной аликорницы вырывается фиолетовая молния и ударяет в светлую фигуру впереди. Та уворачивается.</text:p>
      <text:p text:style-name="P8"/>
      <text:p text:style-name="P8">-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8"/>
      <text:p text:style-name="P8">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8"/>
      <text:p text:style-name="P8">Силовой купол Элементов растёт прямо на глазах. Но всё ещё далеко, гораздо дальше, чем хотелось бы.</text:p>
      <text:p text:style-name="P8"/>
      <text:p text:style-name="P8">-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8"><text:soft-page-break/></text:p>
      <text:p text:style-name="P8">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8"/>
      <text:p text:style-name="P8">- Так-так, сестрица, Нам неудобно дырявить твой роскошный зад, но Мы не можем <text:span text:style-name="T227">тебе </text:span>позволить... ИК!…</text:p>
      <text:p text:style-name="P8"/>
      <text:p text:style-name="P147">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7">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27">о </text:span>друга лбами марионеток.</text:p>
      <text:p text:style-name="P147"/>
      <text:p text:style-name="P148">- Давай, Сел, - бормочу я, яростно терзая зубами узел <text:span text:style-name="T236">на запястьях</text:span>. - Поднажми.</text:p>
      <text:p text:style-name="P8"/>
      <text:p text:style-name="P8">Как будто услы<text:span text:style-name="T22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8"/>
      <text:p text:style-name="P8">Узёл в конце-концов подаётся и петли спадают с затёкших рук, когда меня накрывает тень.</text:p>
      <text:p text:style-name="P8"/>
      <text:p text:style-name="P8">- Мы можем убить тебя прямо сейчас!!! - рычит мне в лицо Найтмэр Мун. - Зачем Нам предатель?</text:p>
      <text:p text:style-name="P8"/>
      <text:p text:style-name="P8">Она с такой силой стучит копытом <text:span text:style-name="T227">о пол</text:span>, что я подпрыгиваю на скамье и валюсь на <text:span text:style-name="T227">дно</text:span> колесницы.</text:p>
      <text:p text:style-name="P8"/>
      <text:p text:style-name="P8">-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8"/>
      <text:p text:style-name="P8">Ноздри тёмной аликорницы гневно расширяются, узкие зрачки буквально пронзают меня насквозь как пара испанских навах.</text:p>
      <text:p text:style-name="P8"/>
      <text:p text:style-name="P8">Я молчу. Найтмэр, в конце концов, раздражённо отворачивается.</text:p>
      <text:p text:style-name="P8"/>
      <text:p text:style-name="P8">- Почему Мы это терпим? - бормочет она сама себе. - Что это за мягкотелость? Это не понравится Великой Зиме.</text:p>
      <text:p text:style-name="P8"/>
      <text:p text:style-name="P8"><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34">лунного света</text:span> на опоясывающей защитный экран ледяной паутине</text:p>
      <text:p text:style-name="P8"/>
      <text:p text:style-name="P8">- Сел!!! Осторожно, сеть!!! - ору я.</text:p>
      <text:p text:style-name="P8"/>
      <text:p text:style-name="P8">Найтмэр лишь надменно хохочет, даже не удостоив меня взглядом.</text:p>
      <text:p text:style-name="P8"/>
      <text:p text:style-name="P8">-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8"/>
      <text:p text:style-name="P149">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34">лунные блики иг</text:span>ра<text:span text:style-name="T234">ю</text:span>т на ледяных нитях как живые. <text:span text:style-name="T23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9"/>
      <text:p text:style-name="P149">Двумя частями.</text:p>
      <text:p text:style-name="P149"/>
      <text:p text:style-name="P149">Некоторое время фрагменты — сама аликорница и её левое крыло — движутся по инерции рядом, но вскоре их траектории расходятся.</text:p>
      <text:p text:style-name="P149"/>
      <text:p text:style-name="P8">- Теперь посмотрим, чьи будут печеньки! - издевательски смеётся Найтмэр. - Вперёд!</text:p>
      <text:p text:style-name="P8"/>
      <text:p text:style-name="P8">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8"/>
      <text:p text:style-name="P8">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37">длинным </text:span>тормозным путём по гравийной дорожке.</text:p>
      <text:p text:style-name="P8"/>
      <text:p text:style-name="P8">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8"><text:soft-page-break/></text:p>
      <text:p text:style-name="P150"><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6">На последних ярдах к защитному </text:span></text:span><text:span text:style-name="Default_20_Paragraph_20_Font"><text:span text:style-name="T1">э</text:span></text:span><text:span text:style-name="Default_20_Paragraph_20_Font"><text:span text:style-name="T6">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50"><text:span text:style-name="Default_20_Paragraph_20_Font"><text:span text:style-name="T238"/></text:span></text:p>
      <text:p text:style-name="P150"><text:span text:style-name="Default_20_Paragraph_20_Font"><text:span text:style-name="T238">Зрение на несколько секунд отключается из-за яркого дневного света, внезапно сменившего мягкий свет звёзд.</text:span></text:span></text:p>
      <text:p text:style-name="P150"><text:span text:style-name="Default_20_Paragraph_20_Font"><text:span text:style-name="T238"/></text:span></text:p>
      <text:p text:style-name="P150"><text:span text:style-name="Default_20_Paragraph_20_Font"><text:span text:style-name="T1">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8"/>
      <text:p text:style-name="P149">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37">кровавая </text:span>борозда. В её конце в изорван<text:span text:style-name="T237">н</text:span>ом дымящемся поварском халате лежит белая аликорница.</text:p>
      <text:p text:style-name="P149">Я окаменевшим истуканом сижу на полу, уставившись прямо вперёд. В голове непрерывно крутится фраза </text:p>
      <text:p text:style-name="P149"/>
      <text:p text:style-name="P149">«Все печеньки будут наши».</text:p>
      <text:p text:style-name="P8"/>
      <text:p text:style-name="P8">- Сел. - пересохшими губами шепчу я. — Вставай.</text:p>
      <text:p text:style-name="P8"/>
      <text:p text:style-name="P8">Я не могу больше говорить — у меня закончился воздух в лёгких. Затаив дыхание, я смотрю на окровавле<text:span text:style-name="T237">н</text:span>ную фигуру на гравийной дорожке.</text:p>
      <text:p text:style-name="P8"/>
      <text:p text:style-name="P8">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8"/>
      <text:p text:style-name="P8">- Вставай, Сел, - шепчу я беззвучно.</text:p>
      <text:p text:style-name="P8"/>
      <text:p text:style-name="P8">Медленно, как солнце встаёт <text:span text:style-name="T237">хмурым</text:span> утр<text:span text:style-name="T23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8"><text:soft-page-break/></text:p>
      <text:p text:style-name="P8">- Мы победили, - бормочу я. - Нет. Ты победила, Сел.</text:p>
      <text:p text:style-name="P8"/>
      <text:p text:style-name="P8">События последних дней высосали меня досуха. У меня нет сил радоваться. Я с трудом встаю с пола колесницы и медленно бреду к арсеналу.</text:p>
      <text:p text:style-name="P8"/>
      <text:p text:style-name="P8">- Кто тут? - слышу слабый голос за спиной. - Где мы?</text:p>
      <text:p text:style-name="P8"/>
      <text:p text:style-name="P8">В колеснице стоит Найтмэр.</text:p>
      <text:p text:style-name="P8"/>
      <text:p text:style-name="P8">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8"/>
      <text:p text:style-name="P8">- Ч-что тут произошло, Хуман?</text:p>
      <text:p text:style-name="P8"/>
      <text:p text:style-name="P8">Я молча нагибаюсь и подбираю с дорожки самый увесистый камень, до которого могу дотянуться.</text:p>
      <text:p text:style-name="P8">Мы молча стоим друг против друга и глаза Луны в конце-концов наполняются страхом.</text:p>
      <text:p text:style-name="P8"/>
      <text:p text:style-name="P8">- Ты угрожаешь Нам? Что плохого Мы тебе сделали?</text:p>
      <text:p text:style-name="P8"/>
      <text:p text:style-name="P8">Я молчу, не сводя с неё глаз. За моей спиной хлопает тяжёлая дверь арсенала.</text:p>
      <text:p text:style-name="P8"/>
      <text:p text:style-name="P8">-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37">по инерции</text:span> падаю вслед за ней.</text:p>
      <text:p text:style-name="P8"/>
      <text:p text:style-name="P8">- Ты ударил Нас! - удивлённо восклицает синяя аликорница.</text:p>
      <text:p text:style-name="P8"/>
      <text:p text:style-name="P8">Я встаю первый и заношу над ней камень. Её глаза наполняются ужасом.</text:p>
      <text:p text:style-name="P8"/>
      <text:p text:style-name="P8">- Не трожь её, - слышу за спиной <text:s/>тихий голос.</text:p>
      <text:p text:style-name="P8"/>
      <text:p text:style-name="P8">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8"/>
      <text:p text:style-name="P8"><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8"/>
      <text:p text:style-name="P8">В конце-концов, Луна заливается слезами и прикрывается крыльями.</text:p>
      <text:p text:style-name="P8"/>
      <text:p text:style-name="P8">- П-почему т-ты... В-вы так относитесь к нам? Что я сделала тебе и Хуману? - бормочет она сквозь слёзы из-под крыльев.</text:p>
      <text:p text:style-name="P8">- С возвращением, сестра, - мягко улыбается Селестия. - Я соскучилась.</text:p>
      <text:p text:style-name="P8">- Она чиста, - поворачивается светлая аликорница ко мне. - Опусти камень, Ху...</text:p>
      <text:p text:style-name="P8"/>
      <text:p text:style-name="P8">Зрачки Луны становятся узкими как у змеи. Рот искривляется в хищном оскале.</text:p>
      <text:p text:style-name="P8"/>
      <text:p text:style-name="P8">- Сел!!!</text:p>
      <text:p text:style-name="P8"/>
      <text:p text:style-name="P8">Мой окрик пропадает впустую.</text:p>
      <text:p text:style-name="P8"/>
      <text:p text:style-name="P8">Стремительным броском кобры Найтмэр изгибает шею и впивается рогом в бок светлой аликорницы.</text:p>
      <text:p text:style-name="P8"/>
      <text:p text:style-name="P8">- Так Ночь всегда побеждает День, а Зима — Лето! - торжествующе смеётся Найтмэр. - Ты проиграла, сестра!</text:p>
      <text:p text:style-name="P8"/>
      <text:p text:style-name="P8">Розовая аура щита охватывает тёмную <text:span text:style-name="T23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8"/>
      <text:p text:style-name="P8">- Мы уже победили щит Элементов один раз — победим и второй! - хрипло смеётся Найтмэр.</text:p>
      <text:p text:style-name="P8"/>
      <text:p text:style-name="P8">Кровь из бока Селестии <text:span text:style-name="T237">хлещет</text:span> по её рогу, заливая глаза и нос. Найтмэр слизывает эту кровь и снова хохочет.</text:p>
      <text:p text:style-name="P8"/>
      <text:p text:style-name="P149">Я вижу это как в замедленной с<text:span text:style-name="T237">ъ</text:span>ёмке, поднимая камень над головой и бросаясь к борющейся паре.</text:p>
      <text:p text:style-name="P149"/>
      <text:p text:style-name="P149">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9"/>
      <text:p text:style-name="P8"><text:soft-page-break/>- Ночь сильнее дня! Не стой у Нас на пути, Хуман — и ты ещё сможешь занять подобающее место у Нашего престола!</text:p>
      <text:p text:style-name="P8">- Ты забыла, сестра, - слабый голос Селестии вмиг прервал дикое хохотание Найтмэр.</text:p>
      <text:p text:style-name="P8">- Что?!! Что Мы забыли, <text:span text:style-name="T237">неудачница</text:span>?</text:p>
      <text:p text:style-name="P8"/>
      <text:p text:style-name="P8">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8"/>
      <text:p text:style-name="P8">-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8"/>
      <text:p text:style-name="P8">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8"/>
      <text:p text:style-name="P8">-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8"/>
      <text:p text:style-name="P8">Золотистый пузырь лопается и Найтмэр летит в зенит подобно камню из пращи. Секунду я ещё слышу её визг, после чего она скрывается из виду.</text:p>
      <text:p text:style-name="P8"/>
      <text:p text:style-name="P8">- Мне очень жаль, что пришлось так поступить, - шепчет Селестия.</text:p>
      <text:p text:style-name="P8"/>
      <text:p text:style-name="P8">Золотая сфера <text:span text:style-name="T239">магии </text:span>осторожно ставит её на ноги <text:span text:style-name="T239">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39">набегая в небольшую лужу</text:span>.</text:p>
      <text:p text:style-name="P8"/>
      <text:p text:style-name="P8">- Щит разогнал, а я направила её на луну. Вдобавок, Щит элементов обернул тело моей сестры локальной оболочкой. Она <text:span text:style-name="T239">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8"/>
      <text:p text:style-name="P8">Аликорница говорит с закрытыми глазами, как во сне. Её голос становится всё тише.</text:p>
      <text:p text:style-name="P8"/>
      <text:p text:style-name="P8">- Сел! Не засыпай!!!</text:p>
      <text:p text:style-name="P8"/>
      <text:p text:style-name="P8">Аликорница открывает глаза и слабо улыбается.</text:p>
      <text:p text:style-name="P8"><text:soft-page-break/></text:p>
      <text:p text:style-name="P8">- Обними же меня, наконец, <text:span text:style-name="T239">мой Хуман</text:span>. Мне станет теплее. Тут... что-то <text:span text:style-name="T239">стало </text:span>слишком холодно.</text:p>
      <text:p text:style-name="P8"/>
      <text:p text:style-name="P151">Очертания аликорницы расплываются передо мной из-за слёз. Я быстро вытираю глаза ладонью и <text:span text:style-name="T239">крепко </text:span>обнимаю Селести<text:span text:style-name="T239">ю</text:span> обеими руками. Та коротко вздыхает и расслаблено <text:span text:style-name="T239">кладёт</text:span> голову мне на плечо. Я прижимаю её к груди и чувствую стук её сердца.</text:p>
      <text:p text:style-name="P8"/>
      <text:p text:style-name="P8">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8"/>
      <text:p text:style-name="P8">- Я... чувствую магию... - <text:span text:style-name="T239">шепчет</text:span> Селестия.</text:p>
      <text:p text:style-name="P8"/>
      <text:p text:style-name="P8">Я отстраняюсь от неё и вижу золотую фигурку аликорницы, раскачивающуюся на цепочке на моей шее.</text:p>
      <text:p text:style-name="P8"/>
      <text:p text:style-name="P152"><text:span text:style-name="Default_20_Paragraph_20_Font"><text:span text:style-name="T1">- Очень знакомая магия... Похоже на моё собственное проклят</text:span></text:span><text:span text:style-name="Default_20_Paragraph_20_Font"><text:span text:style-name="T240">ь</text:span></text:span><text:span text:style-name="Default_20_Paragraph_20_Font"><text:span text:style-name="T1">е «Каменный лёд», только усилен</text:span></text:span><text:span text:style-name="Default_20_Paragraph_20_Font"><text:span text:style-name="T240">н</text:span></text:span><text:span text:style-name="Default_20_Paragraph_20_Font"><text:span text:style-name="T1">ое в сотню раз. Я изобрела его для </text:span></text:span><text:span text:style-name="Default_20_Paragraph_20_Font"><text:span text:style-name="T6">побед</text:span></text:span><text:span text:style-name="Default_20_Paragraph_20_Font"><text:span text:style-name="T1">ы над </text:span></text:span><text:span text:style-name="Default_20_Paragraph_20_Font"><text:span text:style-name="T65">Дискордом </text:span></text:span><text:span text:style-name="Default_20_Paragraph_20_Font"><text:span text:style-name="T241">сотни лет назад</text:span></text:span><text:span text:style-name="Default_20_Paragraph_20_Font"><text:span text:style-name="T1">... Откуда у тебя этот медальон?</text:span></text:span></text:p>
      <text:p text:style-name="P152"><text:span text:style-name="Default_20_Paragraph_20_Font"><text:span text:style-name="T1"/></text:span></text:p>
      <text:p text:style-name="P8">Я пытаюсь снять его, но рука, как прежде, проходит сквозь него.</text:p>
      <text:p text:style-name="P8"/>
      <text:p text:style-name="P8">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8"/>
      <text:p text:style-name="P9"><text:span text:style-name="Default_20_Paragraph_20_Font"><text:span text:style-name="T1">- </text:span></text:span><text:span text:style-name="Default_20_Paragraph_20_Font"><text:span text:style-name="T6">Если я не </text:span></text:span><text:span text:style-name="Default_20_Paragraph_20_Font"><text:span text:style-name="T1">ошибаюсь</text:span></text:span><text:span text:style-name="Default_20_Paragraph_20_Font"><text:span text:style-name="T6"> в природе </text:span></text:span><text:span text:style-name="Default_20_Paragraph_20_Font"><text:span text:style-name="T1">э</text:span></text:span><text:span text:style-name="Default_20_Paragraph_20_Font"><text:span text:style-name="T6">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8">- Сел, что ты говоришь? Как тебе помочь?</text:p>
      <text:p text:style-name="P8">-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8"/>
      <text:p text:style-name="P8">Серое пятно уже охватило всю грудь и расползается на шею, передние ноги и крылья. Скорость распространения пятна увеличивается.</text:p>
      <text:p text:style-name="P8"><text:soft-page-break/></text:p>
      <text:p text:style-name="P8">- Сел!!!</text:p>
      <text:p text:style-name="P8">-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51">…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51">И... знай — я всегда любила тебя…</text:p>
      <text:p text:style-name="P8"/>
      <text:p text:style-name="P8">- Сел, ЧТО МНЕ СДЕЛАТЬ, ЧТОБЫ ПОМОЧЬ?!!</text:p>
      <text:p text:style-name="P8"/>
      <text:p text:style-name="P8">Мой крик теряется в пустоте. Аликорница не отвечает.</text:p>
      <text:p text:style-name="P8"/>
      <text:p text:style-name="P8">Статуи не умеют говорить.</text:p>
      <text:p text:style-name="P8"/>
      <text:p text:style-name="P8">…</text:p>
      <text:p text:style-name="P8"/>
      <text:p text:style-name="P8">Сколько времени я стою, уставившись на каменное изваяние, некогда бывшее моим спутником долгие сотни лет?</text:p>
      <text:p text:style-name="P8"/>
      <text:p text:style-name="P8">Секунды?</text:p>
      <text:p text:style-name="P8">Минуты?</text:p>
      <text:p text:style-name="P8">Часы?</text:p>
      <text:p text:style-name="P8"/>
      <text:p text:style-name="P8">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51"/>
      <text:p text:style-name="P151">Звон усиливается. Воздух в пяти шагах от меня дрожит, в неясном мареве проявляется нечто определённое. Мигая <text:span text:style-name="T239">зелёным</text:span><text:span text:style-name="T242">и пятнами</text:span>, передо мной висит чёрный экран. Зелёные <text:span text:style-name="T242">блики и </text:span>линии на нём складываются в знакомое изображение.</text:p>
      <text:p text:style-name="P8"/>
      <text:p text:style-name="P8">С экрана на меня смотрит Селестия.</text:p>
      <text:p text:style-name="P153">Её измождённое лицо <text:span text:style-name="T242">едва видно из-за помех.</text:span></text:p>
      <text:p text:style-name="P8"/>
      <text:p text:style-name="P8"><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8"/>
      <text:p text:style-name="P8">Изображение на экране мигает и часто прерывается белым шумом, её слова еле можно разобрать сквозь треск <text:span text:style-name="T242">статических </text:span>разрядов и хрипение <text:span text:style-name="T242">помех</text:span>.</text:p>
      <text:p text:style-name="P9"><text:span text:style-name="Default_20_Paragraph_20_Font"><text:span text:style-name="T1"/></text:span></text:p>
      <text:p text:style-name="P154"><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43">реальном </text:span></text:span><text:span text:style-name="Default_20_Paragraph_20_Font"><text:span text:style-name="T1">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43">Война отменена! </text:span></text:span><text:span text:style-name="Default_20_Paragraph_20_Font"><text:span text:style-name="T1">Надеюсь, в твоём м-мире тоже будет всё хорошо. Спасибо тебе, Дедлайн. И... прощай!</text:span></text:span></text:p>
      <text:p text:style-name="P8"/>
      <text:p text:style-name="P8">Мир растворяется в ослепительном сиянии…</text:p>
      <text:p text:style-name="P8"><text:span text:style-name="Default_20_Paragraph_20_Font"><text:span text:style-name="T1"/></text:span></text:p>
      <text:h text:style-name="P6" text:outline-level="2">~~~ Интермедия ~~~</text:h>
      <text:p text:style-name="P2"/>
      <text:p text:style-name="P8">… Я ставлю точку в последнем абзаце.</text:p>
      <text:p text:style-name="P8"/>
      <text:p text:style-name="P9"><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44">M</text:span></text:span><text:span text:style-name="Default_20_Paragraph_20_Font"><text:span text:style-name="T245">LP</text:span></text:span><text:span text:style-name="Default_20_Paragraph_20_Font"><text:span text:style-name="T1">. Ну в самом деле, какой смысл писать фик для мёртвого фэндома, отрывая время от отдыха и сна? </text:span></text:span><text:span text:style-name="Default_20_Paragraph_20_Font"><text:span text:style-name="T246">Бесперспективно</text:span></text:span><text:span text:style-name="Default_20_Paragraph_20_Font"><text:span text:style-name="T1">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44">в лучшем случае,</text:span></text:span><text:span text:style-name="Default_20_Paragraph_20_Font"><text:span text:style-name="T1">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44">2</text:span></text:span><text:span text:style-name="Default_20_Paragraph_20_Font"><text:span text:style-name="T1">» и рулить подводной лодкой в холодных водах </text:span></text:span><text:span text:style-name="Default_20_Paragraph_20_Font"><text:span text:style-name="T244">А</text:span></text:span><text:span text:style-name="Default_20_Paragraph_20_Font"><text:span text:style-name="T1">тлантики.</text:span></text:span></text:p>
      <text:p text:style-name="P8"/>
      <text:p text:style-name="P8">…</text:p>
      <text:p text:style-name="P8"/>
      <text:p text:style-name="P8">И всё же…</text:p>
      <text:p text:style-name="P8"/>
      <text:p text:style-name="P8">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8"/>
      <text:p text:style-name="P155"><text:span text:style-name="Default_20_Paragraph_20_Font"><text:span text:style-name="T1">…И всё же я сделаю ещё одно усилие и допишу самую малость. Почему-то мне кажется это очень важным, а в </text:span></text:span><text:span text:style-name="Default_20_Paragraph_20_Font"><text:span text:style-name="T244">сознании</text:span></text:span><text:span text:style-name="Default_20_Paragraph_20_Font"><text:span text:style-name="T1"> всё время вертятся обрывки фраз: </text:span></text:span></text:p>
      <text:p text:style-name="P155"><text:span text:style-name="Default_20_Paragraph_20_Font"><text:span text:style-name="T2">«Намерение меняет реальность… В другом месте, в другое время...»</text:span></text:span><text:span text:style-name="Default_20_Paragraph_20_Font"><text:span text:style-name="T1">.</text:span></text:span></text:p>
      <text:h text:style-name="P6" text:outline-level="2"><text:soft-page-break/></text:h>
      <text:h text:style-name="P6" text:outline-level="2">Глава 19</text:h>
      <text:p text:style-name="P8"/>
      <text:p text:style-name="P8">…Сияние всё ещё со мной, но дыхание мира меняется. Проникнутый неуловимым оттенком магии воздух Эквуса сменяется гарью резины и палёной ветош<text:span text:style-name="T5">и</text:span>. Я чувствую, как хлопья копоти падают мне на лицо, но не вижу их.</text:p>
      <text:p text:style-name="P8"/>
      <text:p text:style-name="P156">Я вообще ничего не вижу.</text:p>
      <text:p text:style-name="P15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8"/>
      <text:p text:style-name="P8">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8"/>
      <text:p text:style-name="P8">А, может быть, моя настоящая жизнь мне тоже только кажется?</text:p>
      <text:p text:style-name="P8"/>
      <text:p text:style-name="P8">Не знаю. Но теперь столетия жизни в Эквестрии мне кажутся чудным сном, тающим под напором реальности.</text:p>
      <text:p text:style-name="P8"/>
      <text:p text:style-name="P8">Осторожно ощупывая перед собой горячий воздух, поднимаюсь на ноги. Нашарив выход на крышу, открываю дверь и захожу внутрь.</text:p>
      <text:p text:style-name="P8"/>
      <text:p text:style-name="P8">Непонятно зачем, плотно закрываю за собой дверь.</text:p>
      <text:p text:style-name="P8"/>
      <text:p text:style-name="P9"><text:span text:style-name="Default_20_Paragraph_20_Font"><text:span text:style-name="T1">Медленно, ощупывая</text:span></text:span><text:span text:style-name="Default_20_Paragraph_20_Font"><text:span text:style-name="T6"> </text:span></text:span><text:span text:style-name="Default_20_Paragraph_20_Font"><text:span text:style-name="T247">п</text:span></text:span><text:span text:style-name="Default_20_Paragraph_20_Font"><text:span text:style-name="T248">ространство</text:span></text:span><text:span text:style-name="Default_20_Paragraph_20_Font"><text:span text:style-name="T6">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8">Смешно, конечно — кто меня тут увидит? Даже я сам себя увидеть не могу.</text:p>
      <text:p text:style-name="P8"/>
      <text:p text:style-name="P11">Всё, что мне сейчас хочется…</text:p>
      <text:p text:style-name="P8"/>
      <text:p text:style-name="P8">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8"/>
      <text:p text:style-name="P11">… так это войти в свою обетованную <text:span text:style-name="T249">седьмую</text:span> палату, улечься на свою родную койку…</text:p>
      <text:p text:style-name="P8"><text:soft-page-break/></text:p>
      <text:p text:style-name="P8">Три этажа позади. Значит, спустился на родной шестой.</text:p>
      <text:p text:style-name="P8">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8"/>
      <text:p text:style-name="P11">… и умереть.</text:p>
      <text:p text:style-name="P8"/>
      <text:p text:style-name="P8">Дверь в мою палату открыта настежь. Стул, на котором сидел Судья Дредд, перевёрнут и, похоже, сломан в толкучке.</text:p>
      <text:p text:style-name="P8"/>
      <text:p text:style-name="P8">Осторожно вхожу в помещение и пробираюсь к своей койке. На полу явно пролили какую-то жидкость. Надеюсь, кружку воды, а не ночной горшок.</text:p>
      <text:p text:style-name="P8"/>
      <text:p text:style-name="P8">- Кто тут?</text:p>
      <text:p text:style-name="P8"/>
      <text:p text:style-name="P8">Трескучий безжизненный голос может принадлежать только одному владельцу.</text:p>
      <text:p text:style-name="P8"/>
      <text:p text:style-name="P8">- Терминатор, тебя <text:span text:style-name="T249">что, </text:span>не забрали в убежище?</text:p>
      <text:p text:style-name="P8">- А, это ты, Дедлайн... Включи свет, пожалуйста. Слишком темно, я тебя почти не вижу.</text:p>
      <text:p text:style-name="P8"/>
      <text:p text:style-name="P8">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8"/>
      <text:p text:style-name="P157">Пожав плечами, нашариваю на стене выключатель и щёлкаю кнопкой. Электричества нет, но разве это важно?</text:p>
      <text:p text:style-name="P157">Важно намерение.</text:p>
      <text:p text:style-name="P8"/>
      <text:p text:style-name="P8">- Так лучше?</text:p>
      <text:p text:style-name="P8">- Да… Так лучше. Что у тебя с глазами?</text:p>
      <text:p text:style-name="P8">- Это уже совершенно неважно.</text:p>
      <text:p text:style-name="P8"/>
      <text:p text:style-name="P8">Осторожно присаживаюсь на койку. Пружины скрипят под моим весом.</text:p>
      <text:p text:style-name="P8"/>
      <text:p text:style-name="P8">- Ты видел её?.. Ты встретился с ней?.. Какой была встреча?</text:p>
      <text:p text:style-name="P8"><text:soft-page-break/></text:p>
      <text:p text:style-name="P8">Сжимаю виски пальцами, пытаясь вспомнить подробности встречи половины часа назад и одновременно половины тысячи лет.</text:p>
      <text:p text:style-name="P8"/>
      <text:p text:style-name="P8">-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49">в</text:span>но. <text:span text:style-name="T60">Полтысячи лет прошло.</text:span></text:p>
      <text:p text:style-name="P8"/>
      <text:p text:style-name="P8">- <text:span text:style-name="T60">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8">- Что??? Что она просила передать?!!</text:p>
      <text:p text:style-name="P15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8"/>
      <text:p text:style-name="P8">Терминатор хрипло смеётся.</text:p>
      <text:p text:style-name="P8"/>
      <text:p text:style-name="P8">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8"/>
      <text:p text:style-name="P8">Намерение меняет реальность. Где-то я уже это слышал.</text:p>
      <text:p text:style-name="P8">Но где?</text:p>
      <text:p text:style-name="P8">И когда?</text:p>
      <text:p text:style-name="P8">И от кого?</text:p>
      <text:p text:style-name="P8"/>
      <text:p text:style-name="P8">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8"/>
      <text:p text:style-name="P158">На ощупь — крылатый единорог. Или рогатый пегас. Фигурка быстро нагревается и начинает жечь ладонь. Я сжимаю её в руке. <text:span text:style-name="T250">Ощущение</text:span> бол<text:span text:style-name="T250">и пробуждает вспоминание о даре, предложенном Анитой во <text:s/>время нашей последней встречи</text:span>.</text:p>
      <text:p text:style-name="P158"/>
      <text:p text:style-name="P159"><text:span text:style-name="T91">...Но если тебе понадобится помощь — просто с</text:span>кажи «Семь вечностей» <text:span text:style-name="T91">возле наших оболочек </text:span>и после этого давай команды. Вроде «<text:span text:style-name="T90">оператор четыре, </text:span>слома<text:span text:style-name="T90">й</text:span> эту стену» или «<text:span text:style-name="T90">оператор двенадцать, </text:span>раскида<text:span text:style-name="T90">й</text:span> эту преграду». Ты будешь удивлён, ручаюсь!..</text:p>
      <text:p text:style-name="P160"/>
      <text:p text:style-name="P161"><text:soft-page-break/>Ну что же. Кажется, умирать ещё рановато. Пора сделать этот мир чуточку лучше.</text:p>
      <text:p text:style-name="P161">Намерение меняет реальность. </text:p>
      <text:p text:style-name="P8"/>
      <text:p text:style-name="P8">- <text:span text:style-name="T250">Терминатор, ты меня хорошо слышишь?</text:span></text:p>
      <text:p text:style-name="P8">- <text:span text:style-name="T250">Да, Дедлайн.</text:span></text:p>
      <text:p text:style-name="P8">- <text:span text:style-name="T251">Вставай, Терминатор. Пришла пора для </text:span><text:span text:style-name="T250">Сем</text:span><text:span text:style-name="T251">и</text:span><text:span text:style-name="T250"> Вечностей.</text:span></text:p>
      <text:p text:style-name="P8"/>
      <text:p text:style-name="P162">Несколько мгновений ничего не происходит. Потом я слышу скрип кроватных пружин и быстрые шаги.</text:p>
      <text:p text:style-name="P162"/>
      <text:p text:style-name="P162">- Оператор Один, я слушаю.</text:p>
      <text:p text:style-name="P162"/>
      <text:p text:style-name="P162">Голос Терминатора помолодел, <text:span text:style-name="T252">в нём появились металлические нотки.</text:span></text:p>
      <text:p text:style-name="P162"/>
      <text:p text:style-name="P162">- Приведи сюда остальных, Оператор Тридцать четыре. <text:span text:style-name="T251">Вытащи их из подвала</text:span>. <text:span text:style-name="T251">Но не трогай персонал Чертогов. Насилие нам ни к чему.</text:span></text:p>
      <text:p text:style-name="P162">- <text:span text:style-name="T252">Да, </text:span><text:span text:style-name="T253">Первый</text:span>. <text:span text:style-name="T253">Иду.</text:span></text:p>
      <text:p text:style-name="P162"/>
      <text:p text:style-name="P163">Слышу удаляющиеся шаги. Теперь я вспоминаю также и дар Хэвэн.</text:p>
      <text:p text:style-name="P163"/>
      <text:p text:style-name="P164"><text:span text:style-name="T252">…Я </text:span><text:span text:style-name="T9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9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65"><text:span text:style-name="T252">Д</text:span>ля активации возможностей тебе не нужн<text:span text:style-name="T93">о произносить</text:span> кодов<text:span text:style-name="T93">ую</text:span> фраз<text:span text:style-name="T9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65"/>
      <text:p text:style-name="P163">Раз пошла такая пьянка, режь последний огурец! Большей уверенности в моей правоте ещё следует поискать. <text:span text:style-name="T254">Намерение и уверенность — всё, что </text:span><text:span text:style-name="T255">ещё </text:span><text:span text:style-name="T254">держит меня в этом мире.</text:span></text:p>
      <text:p text:style-name="P163"/>
      <text:p text:style-name="P163">Я сосредотачиваюсь. <text:span text:style-name="T251">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63"/>
      <text:p text:style-name="P163">Сначала я чувствую, как восстанавливается кожа на руках. Потом ко мне <text:span text:style-name="T255">одним мигом </text:span>возвращается зрение.</text:p>
      <text:p text:style-name="P163"/>
      <text:p text:style-name="P163">…</text:p>
      <text:p text:style-name="P163"><text:soft-page-break/></text:p>
      <text:p text:style-name="P163">Фу, я лежу на <text:span text:style-name="T256">залитой </text:span><text:span text:style-name="T251">бурой </text:span><text:span text:style-name="T256">кровью </text:span>койке, <text:span text:style-name="T256">устланной</text:span> <text:span text:style-name="T254">выпавшими волосами и </text:span>отвалившимися струпьями! <text:span text:style-name="T257">Какая гадость!</text:span></text:p>
      <text:p text:style-name="P163"/>
      <text:p text:style-name="P166"><text:span text:style-name="T253">Резко в</text:span>скинувшись с постели, я оказываюсь на потолке, вцепившись пальцами рук в <text:span text:style-name="T256">потолочный датчик пожарной сигнализации </text:span><text:span text:style-name="T251">и кронштейн для лампы</text:span><text:span text:style-name="T256">, а пальцами ног упёршись в стену.</text:span></text:p>
      <text:p text:style-name="P167"/>
      <text:p text:style-name="P167">Ни-хре-на-себе!</text:p>
      <text:p text:style-name="P167"/>
      <text:p text:style-name="P168">Мышцы без труда удерживают меня в этой неестественной позе. <text:span text:style-name="T256">Мир играет передо мной новыми красками, я </text:span><text:span text:style-name="T258">отчётливо вижу каждую пылинку в палате </text:span><text:span text:style-name="T259">и могу вычислить траекторию её движения на ближайшие пять секунд,</text:span><text:span text:style-name="T258"> </text:span><text:span text:style-name="T259">я</text:span><text:span text:style-name="T258"> </text:span><text:span text:style-name="T260">чувствую тысячи новых запахов </text:span><text:span text:style-name="T259">и слышу тысячи новых звуков</text:span><text:span text:style-name="T258">. Я чётко различаю спектр солнечного света, отдельные лучи разных цветов, </text:span><text:span text:style-name="T253">некоторым из которых я даже не знаю названия,</text:span><text:span text:style-name="T258"> играют радугой перед моим восхищённым взором.</text:span></text:p>
      <text:p text:style-name="P169"/>
      <text:p text:style-name="P169"><text:span text:style-name="T261">И </text:span><text:span text:style-name="T251">я </text:span><text:span text:style-name="T261">з</text:span><text:span text:style-name="T258">амечаю голубовато-</text:span><text:span text:style-name="T253">серое</text:span><text:span text:style-name="T25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51">Это сияние разрушает живую плоть и даже моему сверхорганизму приходится прикладывать определённые усилия на преодоление </text:span><text:span text:style-name="T260">разрушающего эффекта этого сияния.</text:span></text:p>
      <text:p text:style-name="P166"/>
      <text:p text:style-name="P170">Я отцепляюсь от потолка и пружинисто приземляюсь на пол рядом с койкой. <text:span text:style-name="T260">И практически одновременно с</text:span><text:span text:style-name="T252">лышу грохот выбиваемой двери </text:span><text:span text:style-name="T260">бомбо</text:span><text:span text:style-name="T252">убежища. </text:span><text:span text:style-name="T261">Воздух наполняется приглушенными возгласами выходящих на свободу обитателей Чертогов Разума.</text:span></text:p>
      <text:p text:style-name="P163"/>
      <text:p text:style-name="P171">Надо побыстрее включить их механизмы защиты — радиация кругом нешуточная.</text:p>
      <text:p text:style-name="P171"/>
      <text:p text:style-name="P172">Я со смешком прыгаю <text:span text:style-name="T262">с места</text:span> прямо в зарешеченное окно. То, что не получилось когда-то у Терминатора, получится у меня — пусть он <text:span text:style-name="T253">теперь</text:span> завидует.</text:p>
      <text:p text:style-name="P171"/>
      <text:p text:style-name="P171">При подлёте к решётке моментально раздвигаю <text:span text:style-name="T253">пальцами </text:span>железные прутья, как мягкую проволоку, практически не задержавшись в процессе.</text:p>
      <text:p text:style-name="P171"/>
      <text:p text:style-name="P171">Стекло представляет <text:span text:style-name="T253">собой </text:span>ещё более слабую преграду — <text:span text:style-name="T260">я</text:span> <text:span text:style-name="T260">давлю двумя</text:span> паль<text:span text:style-name="T253">цами </text:span><text:span text:style-name="T260">в центр стекла</text:span>, <text:span text:style-name="T260">прикрывая второй рукой глаза, </text:span>чтобы <text:span text:style-name="T260">не повредить </text:span>осколк<text:span text:style-name="T260">ами</text:span>. Впрочем, даже если бы порезали — не страшно, <text:span text:style-name="T260">я</text:span> <text:span text:style-name="T260">теперь </text:span>мо<text:span text:style-name="T260">гу их</text:span> вылечить за несколько секунд. <text:span text:style-name="T260">З</text:span>ащищаю <text:span text:style-name="T260">глаза</text:span> просто по привычке. <text:span text:style-name="T263">Весь мой организм представляет теперь </text:span><text:span text:style-name="T253">идеальный</text:span><text:span text:style-name="T263"> инструмент, подчиненный одной цели.</text:span></text:p>
      <text:p text:style-name="P171"/>
      <text:p text:style-name="P173"><text:soft-page-break/>Большинство Учителей <text:span text:style-name="T253">безучастно смотрят</text:span> <text:span text:style-name="T253">на стоящего перед ними </text:span>Терминатор<text:span text:style-name="T253">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60">для приземлен</text:span><text:span text:style-name="T264">и</text:span><text:span text:style-name="T260">я </text:span>позу, и залечить порезы <text:span text:style-name="T260">на руках</text:span>.</text:p>
      <text:p text:style-name="P173"/>
      <text:p text:style-name="P174">- Где научился так прыгать, Дед? — Диоген оценивающе поднимает вверх большой палец. — Подскажи, я тоже хочу. Спускаться по лестницам — такая скука!</text:p>
      <text:p text:style-name="P174">- <text:span text:style-name="T265">Сейчас скажу. Только не тебе одному — всем. Все узнают, - я отряхиваюсь от осколков стекла и осматриваю своё будущее воинство.</text:span></text:p>
      <text:p text:style-name="P163">- <text:span text:style-name="T253">Все вышли? — спрашиваю Терминатора.</text:span></text:p>
      <text:p text:style-name="P163"/>
      <text:p text:style-name="P175">Тот отрицательно качает головой.</text:p>
      <text:p text:style-name="P175"/>
      <text:p text:style-name="P175">- Судья Дредд заперся в уборной. Я не хотел повредить его. Но ведь он нам и не нужен?</text:p>
      <text:p text:style-name="P175">- Не нужен, - утвердительно киваю я.</text:p>
      <text:p text:style-name="P175"/>
      <text:p text:style-name="P176">Я всматриваюсь в <text:span text:style-name="T266">тридцать четыре фигуры, стоящие передо мной. </text:span></text:p>
      <text:p text:style-name="P176"/>
      <text:p text:style-name="P176">- <text:span text:style-name="T260">Мне хотелось бы толкнуть возвышенную речь в такой момент, </text:span><text:span text:style-name="T267">мои друзья</text:span><text:span text:style-name="T260">. </text:span><text:span text:style-name="T267">Ведь будущего у нас, скорее всего, нет, и видимся мы в последний раз.</text:span><text:span text:style-name="T260"> Но радиация ждать не будет. Поэтому — просто вставайте под знамя Семи Вечностей. </text:span><text:span text:style-name="T268">Пришло время. </text:span><text:span text:style-name="T267">Никто кроме нас и всякая-тому-подобная пафосная хрень, которую я не умею говорить, а вы не будете слушать.</text:span></text:p>
      <text:p text:style-name="P176"/>
      <text:p text:style-name="P177">Я указываю рукой на запад, на скопление оплавленных небоскрёбов.</text:p>
      <text:p text:style-name="P177">- Как вы, может быть, помните, мы работали над проектом искусственного интеллекта, превратившего страну в одну большую <text:span text:style-name="T269">военно-экономическую машину</text:span>. <text:span text:style-name="T269">Уже неважно, были ли наши страхи </text:span><text:span text:style-name="T270">поражения</text:span><text:span text:style-name="T26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270">Весь мир в радиоактивных руинах.</text:span></text:p>
      <text:p text:style-name="P178">Но!</text:p>
      <text:p text:style-name="P178"/>
      <text:p text:style-name="P178">Я многозначительно поднимаю палец. В унисон этому вдали обруш<text:span text:style-name="T271">ив</text:span>ается одна из покосившихся высоток бизнес-центра.</text:p>
      <text:p text:style-name="P176"/>
      <text:p text:style-name="P176">- <text:span text:style-name="T269">Но остались двадцать шесть узлов </text:span><text:span text:style-name="T270">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76"/>
      <text:p text:style-name="P179"><text:soft-page-break/>Я замолкаю ненадолго, пытаясь прочесть эмоции на лицах Учителей. Проще прочесть эмоции каменных истуканов острова Пасхи.</text:p>
      <text:p text:style-name="P179"/>
      <text:p text:style-name="P179">- Потому что не произойдёт. Хэвэн не возродится. Мы не допусти<text:span text:style-name="T272">м</text:span> это. <text:span text:style-name="T264">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273">Скорее всего, также будет сопротивление самой Хэвэн — она наверняка что-то придумает. </text:span><text:span text:style-name="T264">Но ваши текущие возможности вполне позволят вам пройти </text:span><text:span text:style-name="T273">все преграды</text:span><text:span text:style-name="T264">.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273">Удачи. </text:span><text:span text:style-name="T264">У меня всё.</text:span></text:p>
      <text:p text:style-name="P176"/>
      <text:p text:style-name="P180">Я отворачиваюсь от неровного строя. Не хочется смотреть в лицо тем, кому даёшь безнадёжную задачу. </text:p>
      <text:p text:style-name="P180"/>
      <text:p text:style-name="P180">- Оператор <text:span text:style-name="T273">О</text:span>дин?</text:p>
      <text:p text:style-name="P180">- <text:span text:style-name="T273">Да? — я поворачиваюсь.</text:span></text:p>
      <text:p text:style-name="P180"/>
      <text:p text:style-name="P181">Площадка перед входом в бомбоубежище пуста — только Терминатор стоит на старом месте.</text:p>
      <text:p text:style-name="P181"/>
      <text:p text:style-name="P182">- <text:span text:style-name="T259">А боевой кластер </text:span><text:span text:style-name="T274">бледных</text:span><text:span text:style-name="T259"> — его не нужно уничтожить?</text:span><text:span text:style-name="T275"> </text:span><text:span text:style-name="T276">P</text:span><text:span text:style-name="T277">HOENIX</text:span><text:span text:style-name="T275"> </text:span><text:span text:style-name="T259">не возродится?</text:span></text:p>
      <text:p text:style-name="P182">- <text:span text:style-name="T274">Хороший вопрос</text:span><text:span text:style-name="T259">, - отвечаю я. — </text:span><text:span text:style-name="T274">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82">- Ты не пойдёшь с нами?</text:p>
      <text:p text:style-name="P181">Я отрицательно мотаю головой.</text:p>
      <text:p text:style-name="P181">- Нет. У меня есть сво<text:span text:style-name="T278">я</text:span> зада<text:span text:style-name="T278">ча</text:span>.</text:p>
      <text:p text:style-name="P181"/>
      <text:p text:style-name="P183">Я закрываю глаза. Даже сквозь закрытые веки вижу <text:span text:style-name="T274">постепенно </text:span>испепеляющее мир голубовато-серое сияние. <text:span text:style-name="T259">Я сильнее сжимаю фигурку Селестии в кулаке и сияние распадается на радужный спектр лучей, </text:span><text:span text:style-name="T274">пронизывающих всё живое и разрушающее его.</text:span></text:p>
      <text:p text:style-name="P183"/>
      <text:p text:style-name="P184"><text:span text:style-name="T274">Я сжимаю колючую фигурку ещё крепче, </text:span><text:span text:style-name="T279">её рог впивается мне в ладонь, я чувствую кровь, стекающую по пальцам.</text:span><text:span text:style-name="T274"> </text:span><text:span text:style-name="T27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280">некий третий глаз</text:span><text:span text:style-name="T279">, я </text:span><text:span text:style-name="T280">теперь </text:span><text:span text:style-name="T279">вижу суть вещей и явлений, суть мироздания и времени.</text:span></text:p>
      <text:p text:style-name="P184"/>
      <text:p text:style-name="P184"><text:span text:style-name="T279">Это очень забавно. Мир не сделан печальным, печальным делаем его мы. И в наших же силах всё вернуть.</text:span></text:p>
      <text:p text:style-name="P185"><text:soft-page-break/>Намерение меняет реальность.</text:p>
      <text:p text:style-name="P185">Теперь я понимаю смысл фразы. Всё так просто! <text:span text:style-name="T28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280">д</text:span><text:span text:style-name="T281">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85"/>
      <text:p text:style-name="P186">Поле, по всем признакам не отличимое от магии.</text:p>
      <text:p text:style-name="P184"/>
      <text:p text:style-name="P186">Осталась самая малость — изменить несколько первых триллионов фотонов, чтобы цепная реакция довершила трансформацию по всей планете.</text:p>
      <text:p text:style-name="P186"/>
      <text:p text:style-name="P186">Я сжимаю кулак ещё крепче. Моё тело горит, я чувствую, как огромный поток энегрии <text:span text:style-name="T282">выходит</text:span> через него. Рог фигурки выходит с другой стороны ладони.</text:p>
      <text:p text:style-name="P186">И крохотная искорка слетает с этого рога и растворяется в пространстве. Искорка <text:span text:style-name="T282">настоящей</text:span> частички <text:span text:style-name="T282">Эквуса</text:span>, что разделяется на золотистое облачко и начинает цепную реакцию трансформации радиации в магию.</text:p>
      <text:p text:style-name="P187"/>
      <text:p text:style-name="P186">Я вижу, как бледное сияние <text:span text:style-name="T282">вокруг</text:span> заменяется <text:span text:style-name="T282">аквамариновым и радость наполняет моё существо. Я смеюсь во всё горло, как ребёнок, успешно завершивший особо каверзную проделку.</text:span></text:p>
      <text:p text:style-name="P8"/>
      <text:p text:style-name="P8">- Дедлайн, ты уходишь, - слышу удивлённый хрип Терминатора. - Ты становишься прозрачным. Я вижу <text:span text:style-name="T282">деревья</text:span> сквозь тебя. Она забирает тебя? Скажи, она уцелела? Хэвэн забирает тебя?</text:p>
      <text:p text:style-name="P8"/>
      <text:p text:style-name="P188">Я сухо смеюсь в ответ. <text:span text:style-name="T282">Мой сверхмозг тут же выдаёт мне ответ.</text:span></text:p>
      <text:p text:style-name="P18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8"/>
      <text:p text:style-name="P8">Что ж.</text:p>
      <text:p text:style-name="P8"/>
      <text:p text:style-name="P8">Мне осталось закончить одно дело. Не то, чтобы я в него верил, просто хочется напоследок показать фак мирозданию.</text:p>
      <text:p text:style-name="P8"/>
      <text:p text:style-name="P8">-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8"><text:soft-page-break/></text:p>
      <text:p text:style-name="P8">Ничто…</text:p>
      <text:p text:style-name="P8"/>
      <text:p text:style-name="P189">Энергия в теле заканчивается внезапно, как будто перекрыли вентиль. Вместе с уходом энергии уходит и сознание.</text:p>
      <text:p text:style-name="P189"/>
      <text:p text:style-name="P2">~~~</text:p>
      <text:p text:style-name="P2"/>
      <text:p text:style-name="P8">…Я вновь <text:span text:style-name="T283">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284">Я вижу всё обычным взором, «третий глаз» покинул меня, как и остальные сверхспособности.</text:span></text:p>
      <text:p text:style-name="P8"/>
      <text:p text:style-name="P8">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8"/>
      <text:p text:style-name="P8">И новый приступ дежавю одолевает меня — я наверняка где-то видел этого типа. Готов зуб отдать, мы встречались раньше!</text:p>
      <text:p text:style-name="P8"/>
      <text:p text:style-name="P8">- Привет-привет! - существо снова машет копытом, но уже в приветственном жесте.</text:p>
      <text:p text:style-name="P8">- Ты... Ты что за хрен вообще? – наконец-то обретаю речь я.</text:p>
      <text:p text:style-name="P8">-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8">- Да-да, у меня похожее чувство, - мрачно сообщаю я. - По-моему, мы уже пересекались раньше.</text:p>
      <text:p text:style-name="P8">-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8">- Что?</text:p>
      <text:p text:style-name="P8"/>
      <text:p text:style-name="P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8"><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8">- Да ты же не иначе, как сам Проводник! - в восхищении отвечает Анакорн. - Редчайший тип <text:span text:style-name="T284">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8">-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8">-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8"/>
      <text:p text:style-name="P8">Сверхаликорн подаёт стакан воды.</text:p>
      <text:p text:style-name="P8"/>
      <text:p text:style-name="P8">- И что же ты теперь собираешься делать? - продолжает Анакорн.</text:p>
      <text:p text:style-name="P8">- Не знаю. Вот, думаю, может, сдохнуть прямо тут?</text:p>
      <text:p text:style-name="P8">-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8"/>
      <text:p text:style-name="P8">Я саркастически улыбаюсь в ответ. Да, я хочу. Вот только желание это неосуществимо, если только Анакорн не умеет воскрешать мёртвых.</text:p>
      <text:p text:style-name="P8"/>
      <text:p text:style-name="P8">- Ты умеешь возвращать с того света?</text:p>
      <text:p text:style-name="P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8">-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8">- Да ну, зачем статую? - огорчается Анакорн. - Не буду я превращать тебя в статую. Есть одно решение…</text:p>
      <text:p text:style-name="P8"/>
      <text:p text:style-name="P8"><text:soft-page-break/>Демиург морщит лоб и зависает, уставившись в одну точку.</text:p>
      <text:p text:style-name="P8"/>
      <text:p text:style-name="P8">- И?..</text:p>
      <text:p text:style-name="P8"/>
      <text:p text:style-name="P8">Я замечаю, что мои кисти светятся голубоватым свечением, а кончики пальцев становятся полупрозрачными.</text:p>
      <text:p text:style-name="P8"/>
      <text:p text:style-name="P8">- <text:s/>Тебе пора уходить. Слишком долго находился возле меня. Ты сгораешь, - <text:span text:style-name="T284">замечает</text:span> Анакорн.</text:p>
      <text:p text:style-name="P8">- Так что там насчёт решения? - не отстаю я.</text:p>
      <text:p text:style-name="P8"/>
      <text:p text:style-name="P9"><text:span text:style-name="Default_20_Paragraph_20_Font"><text:span text:style-name="T6">С</text:span></text:span><text:span text:style-name="Default_20_Paragraph_20_Font"><text:span text:style-name="T1">верхаликорн </text:span></text:span><text:span text:style-name="Default_20_Paragraph_20_Font"><text:span text:style-name="T6">морщит лоб, </text:span></text:span><text:span text:style-name="Default_20_Paragraph_20_Font"><text:span text:style-name="T1">сосредот</text:span></text:span><text:span text:style-name="Default_20_Paragraph_20_Font"><text:span text:style-name="T285">о</text:span></text:span><text:span text:style-name="Default_20_Paragraph_20_Font"><text:span text:style-name="T1">чиваясь</text:span></text:span><text:span text:style-name="Default_20_Paragraph_20_Font"><text:span text:style-name="T1">. </text:span></text:span><text:span text:style-name="Default_20_Paragraph_20_Font"><text:span text:style-name="T6">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8"/>
      <text:p text:style-name="P8">-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8">- А за какой дверью Сел?</text:p>
      <text:p text:style-name="P8">-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8"/>
      <text:p text:style-name="P8">Сверхаликорн нетерпеливым жестом указывает в направлении дверей.</text:p>
      <text:p text:style-name="P8"/>
      <text:p text:style-name="P8">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8"/>
      <text:p text:style-name="P8">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8"/>
      <text:p text:style-name="P8">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284">водящий</text:span> мне одним копытом <text:span text:style-name="T284">у горла</text:span> и указывающий вторым на песочные часы, в которых в нижнюю чашу просыпаются последние песчинки.</text:p>
      <text:p text:style-name="P8"/>
      <text:p text:style-name="P8"><text:soft-page-break/>Голубоватое свечение уже расширилось с кистей на руки и торс, последние фаланги пальцев едва видны.</text:p>
      <text:p text:style-name="P8"/>
      <text:p text:style-name="P8">Может, тут и остановиться? Сияющий эфир и каменная статуя — хорошая пара, как по мне.</text:p>
      <text:p text:style-name="P8"/>
      <text:p text:style-name="P8">Нет, эту историю надо пройти до конца.</text:p>
      <text:p text:style-name="P8">Медленно возвращаюсь к светящимся проёмам дверей.</text:p>
      <text:p text:style-name="P8"/>
      <text:p text:style-name="P8">Вот оно!</text:p>
      <text:p text:style-name="P8"/>
      <text:p text:style-name="P8">Останавливаюсь напротив проёма, почувствовав легчайший укол. Делаю шаг к двери — и чувствую знакомое жжение в груди.</text:p>
      <text:p text:style-name="P8"/>
      <text:p text:style-name="P8">- Ну привет-привет, - блаженно улыбаюсь я старой знакомой.</text:p>
      <text:p text:style-name="P8">Прижатая к области сердца рука ощущает очертания фигурки аликорна, как будто выросшей из груди.</text:p>
      <text:p text:style-name="P8"/>
      <text:p text:style-name="P8">Что-то это да значит.</text:p>
      <text:p text:style-name="P8"/>
      <text:p text:style-name="P8">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8"/>
      <text:p text:style-name="P8">Да плевать — если дверь нельзя открыть — её можно выбить. Эта мысль заполняет всё сознание.</text:p>
      <text:p text:style-name="P8">Изо всех сил замахиваюсь ногой и втапливаю по двери. Нога проваливается в дверь, а за ней и весь я.</text:p>
      <text:p text:style-name="P8"/>
      <text:p text:style-name="P8">- Ну, или так, - успеваю подумать я.</text:p>
      <text:p text:style-name="P10"/>
      <text:h text:style-name="P6" text:outline-level="2">Эпилог</text:h>
      <text:p text:style-name="P2"/>
      <text:p text:style-name="P69">~~~5000 лет от основания Эквестрии~~~</text:p>
      <text:p text:style-name="P5"/>
      <text:p text:style-name="P190">Mike Oldfield - In the beginning &amp; Let there be light <text:s text:c="5"/>или <text:s text:c="5"/>Oceania</text:p>
      <text:p text:style-name="P9"><text:a xlink:type="simple" xlink:href="https://www.youtube.com/watch?v=p9BoEuwuzIk" office:target-frame-name="_top" xlink:show="replace" text:style-name="Internet_20_link" text:visited-style-name="Visited_20_Internet_20_Link"><text:span text:style-name="Default_20_Paragraph_20_Font"><text:span text:style-name="T3">https://www.youtube.com/watch?v=p9BoEuwuzIk</text:span></text:span></text:a><text:span text:style-name="Default_20_Paragraph_20_Font"><text:span text:style-name="T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3">https://www.youtube.com/watch?v=aG-_7xXTHjk</text:span></text:span></text:a></text:p>
      <text:p text:style-name="P9"/>
      <text:p text:style-name="Text_20_body"><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4">-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4">-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14">-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4"/>
      <text:p text:style-name="P14">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91"/>
      <text:p text:style-name="P14">…</text:p>
      <text:p text:style-name="P14">…</text:p>
      <text:p text:style-name="P14">…</text:p>
      <text:p text:style-name="P14"/>
      <text:p text:style-name="P14">-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14"/>
      <text:p text:style-name="P14">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4"/>
      <text:p text:style-name="P14">-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text:soft-page-break/>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4"/>
      <text:p text:style-name="P14">-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14">-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4">-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4"/>
      <text:p text:style-name="P14">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33">&lt;Побольше про Дрим, развернуть. Она – пра-пра-правнучка Рєйнбоу Джет (и Дэш)&gt;</text:span></text:span></text:p>
      <text:p text:style-name="P14"/>
      <text:p text:style-name="P14">-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4"/>
      <text:p text:style-name="P14">- А вы сами как думаете? - перебила экскурсовода Рэйнбоу Дрим. - Это плинцесса Селестия, или лабота этой… как её… Эйл Малбл?</text:p>
      <text:p text:style-name="P14"/>
      <text:p text:style-name="P14">Экскурсовод посмотрела на жеребёнка поверх очков и слабо улыбнулась.</text:p>
      <text:p text:style-name="P14"/>
      <text:p text:style-name="P14">-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4"/>
      <text:p text:style-name="P14">-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4">- Дасти Нупс, веди себя прилично! - шикнула на него учительница, - немедленно вернисть в группу!</text:p>
      <text:p text:style-name="P14"><text:soft-page-break/>-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14">-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4"/>
      <text:p text:style-name="P14">-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4">Смех остальных жеребят заглушает её.</text:p>
      <text:p text:style-name="P14">-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4"/>
      <text:p text:style-name="P14">Жеребята хохочут, хлопая друг друга <text:s/>по спинам.</text:p>
      <text:p text:style-name="P14"/>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6">же</text:span></text:span><text:span text:style-name="Default_20_Paragraph_20_Font"><text:span text:style-name="T1">.</text:span></text:span></text:p>
      <text:p text:style-name="P14">- Всё равно умнее, чем верить в мамины сказочки про Хумана и Селестию! - хихикает крупная кобылка в веснушках.</text:p>
      <text:p text:style-name="P14">- Я выласту и стану умнее, чем вы все вместе взятые! Особенно ты, дылда веснусчатая! - мрачно заявляет радужногривая малышка.</text:p>
      <text:p text:style-name="P14">- Агась! Будешь альтернативно умная, как и все кьюти-марочники! - гогочет конопатая.</text:p>
      <text:p text:style-name="P14">-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4">-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4">- ДИНКА ТВЕРДОЛОБ! - ледяной тон учительницы не предвещает ничего доброго. - Мне надо встретиться с твоими родителями! Нам есть о чём погово...</text:p>
      <text:p text:style-name="P14"/>
      <text:p text:style-name="P14"><text:soft-page-break/>… ТЫДЫЩЬ-БАХ-БАБАХ!!!</text:p>
      <text:p text:style-name="P14"/>
      <text:p text:style-name="P14">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4">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4"/>
      <text:p text:style-name="P2">***</text:p>
      <text:p text:style-name="P14"/>
      <text:p text:style-name="P8">Больно.</text:p>
      <text:p text:style-name="P8">Я открываю глаза и вижу фигуру в голубом.</text:p>
      <text:p text:style-name="P8">- Рэйнбоу? Где я? - бормочу я в прострации. Голова адски трещит, картинка перед глазами плывёт и двоится.</text:p>
      <text:p text:style-name="P8">- Э-м-м-м... В музее.</text:p>
      <text:p text:style-name="P8"/>
      <text:p text:style-name="P8">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8">-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8">-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8">- Кто они? - мокрый компресс унимает боль, ко мне возвращается ясность мыслей.</text:p>
      <text:p text:style-name="P14">-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14">Рядом остолбенело застыла высокая кобыла-единорог в очках и твидовом жакете.</text:p>
      <text:p text:style-name="P14">- Они говолят, кьютималочники тупые. Хотя я учусь в одной с ними глуппе — а я ведь на тли года младсе!</text:p>
      <text:p text:style-name="P14"/>
      <text:p text:style-name="P14">Я замечаю знакомую кьютимарку на крупе жеребёнки - <text:s/>радужная молния пронзает облако.</text:p>
      <text:p text:style-name="P14"/>
      <text:p text:style-name="P14">- Постой... Как тебя зовут?</text:p>
      <text:p text:style-name="P14"><text:soft-page-break/>- Ты зе узе назвал меня? - озадаченно спрашивает жеребёнка. - Я Лэйнбоу!</text:p>
      <text:p text:style-name="P14">-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4">- Неа! - разочарованно отвечает та. - Лэйнбоу Длим. <text:s/>Эх! А я думала, ты меня знаес.</text:p>
      <text:p text:style-name="P14">-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6">пла</text:span></text:span><text:span text:style-name="Default_20_Paragraph_20_Font"><text:span text:style-name="T1">-</text:span></text:span><text:span text:style-name="Default_20_Paragraph_20_Font"><text:span text:style-name="T6">пла</text:span></text:span><text:span text:style-name="Default_20_Paragraph_20_Font"><text:span text:style-name="T1">-</text:span></text:span><text:span text:style-name="Default_20_Paragraph_20_Font"><text:span text:style-name="T6">пла</text:span></text:span><text:span text:style-name="Default_20_Paragraph_20_Font"><text:span text:style-name="T1">-и есё много </text:span></text:span><text:span text:style-name="Default_20_Paragraph_20_Font"><text:span text:style-name="T6">л</text:span></text:span><text:span text:style-name="Default_20_Paragraph_20_Font"><text:span text:style-name="T1">аз </text:span></text:span><text:span text:style-name="Default_20_Paragraph_20_Font"><text:span text:style-name="T6">пла</text:span></text:span><text:span text:style-name="Default_20_Paragraph_20_Font"><text:span text:style-name="T1">-бабуска основала академию Вонделболтов пять тысясь лет назад.</text:span></text:span></text:p>
      <text:p text:style-name="P14">- Пять тысяч?!! - не верю я. - Пять тысяч лет назад?</text:p>
      <text:p text:style-name="P14">-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4"/>
      <text:p text:style-name="Text_20_body"><text:span text:style-name="Default_20_Paragraph_20_Font"><text:span text:style-name="T1">Я ошеломлённо осматриваю музей. </text:span></text:span><text:span text:style-name="Default_20_Paragraph_20_Font"><text:span text:style-name="T6">Вижу </text:span></text:span><text:span text:style-name="Default_20_Paragraph_20_Font"><text:span text:style-name="T1">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1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4"/>
      <text:p text:style-name="P14">Всё-таки, гад этот Анакорн! И шутки у него сволочные. Жаль, я ему не врезал, когда имел возможность.</text:p>
      <text:p text:style-name="P14">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4"/>
      <text:p text:style-name="P14">- Так всё же, какой она была, моя пла-пла-плабабуска? - слышу я настойчивый голосок.</text:p>
      <text:p text:style-name="P14"/>
      <text:p text:style-name="P14">Я поворачиваюсь к жеребёнку и присаживаюсь перед ней на корточки. Треплю её по голове и чмокаю в губы.</text:p>
      <text:p text:style-name="P14">- Не слушай своих глупых подруг. Будь такой, какой была твоя прабабушка, малышка. Она была офигенной.</text:p>
      <text:p text:style-name="P14"/>
      <text:p text:style-name="P14">Я подхожу к статуе.</text:p>
      <text:p text:style-name="P14"/>
      <text:p text:style-name="P14">- Сел…</text:p>
      <text:p text:style-name="P14"/>
      <text:p text:style-name="P14">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91">&lt;Развернуть боль Анона от осознания потери&gt;</text:p>
      <text:p text:style-name="P14"/>
      <text:p text:style-name="P14"><text:soft-page-break/>-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14">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4">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91">&lt;развернуть страдания Анона&gt;</text:p>
      <text:p text:style-name="P14"/>
      <text:p text:style-name="P14">Меня накрывает тень.</text:p>
      <text:p text:style-name="P14"/>
      <text:p text:style-name="P14">- Я обещала встретиться, и я выполнила своё обещание, мой маленький человек, - Селестия устало опускает голову мне на плечо.</text:p>
      <text:p text:style-name="P14"/>
      <text:p text:style-name="P14">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4"/>
      <text:p text:style-name="P14">-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14">Селестия в ответ прижимает меня к себе единственным крылом.</text:p>
      <text:p text:style-name="P14"/>
      <text:p text:style-name="P14">- Ну же, Анон, не стоит так переживать, я же сказала, что буду ждать. Когда это я тебя обманывала?</text:p>
      <text:p text:style-name="P14">- Ты… Ты… Глупая ты лошадь… - бормочу я, крепче вжимаясь лицом в белоснежную шею.</text:p>
      <text:p text:style-name="P14">Аликорница только вздыхает.</text:p>
      <text:p text:style-name="P14"/>
      <text:p text:style-name="P14">-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14"/>
      <text:p text:style-name="P14">Наконец я отрываюсь от неё и вытираю ладонью слёзы. И у меня снова перехватывает дыхание – от ужаса при виде израненой аликорницы.</text:p>
      <text:p text:style-name="P14">- Сел!!!</text:p>
      <text:p text:style-name="P14">-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4"/>
      <text:p text:style-name="P14"><text:soft-page-break/>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14"/>
      <text:p text:style-name="P14">-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4">-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14"/>
      <text:p text:style-name="P1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4"/>
      <text:p text:style-name="P14">- Мы рады, что ты вернулась, Сестра.</text:p>
      <text:p text:style-name="P14"/>
      <text:p text:style-name="P14">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4"/>
      <text:p text:style-name="P14">…</text:p>
      <text:p text:style-name="P14"/>
      <text:p text:style-name="P14">- ЛУНА! - Селестия притягивает сестру к себе, заключая в объятиях. - Я не надеялась увидеть тебя живой! Ты вернулась!</text:p>
      <text:p text:style-name="P14">-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4">- Я так скучала! Я так переживала!</text:p>
      <text:p text:style-name="P14">-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14"/>
      <text:p text:style-name="P14">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4"/>
      <text:p text:style-name="P14">- Луна?!! Ты ничего не хочешь мне сказать?</text:p>
      <text:p text:style-name="P14"><text:soft-page-break/></text:p>
      <text:p text:style-name="P14">Тёмная аликорница со вздохом отвлекается от сестриной гривы, в которую зарылась носом.</text:p>
      <text:p text:style-name="P14"/>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14"/>
      <text:p text:style-name="P14">Тёмная аликорница вновь зарывается мордой в гриву сестры. Я слышу вздох Селестии и её успокаивающий шёпот. Я тоже прощающе подмигиваю Луне.</text:p>
      <text:p text:style-name="P14"/>
      <text:p text:style-name="P14">-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4">- Твоя правда, Сестра, - согласилась с ней Луна. - Мы хотели сказать тебе об этом позже, но ты сама всё поняла.</text:p>
      <text:p text:style-name="P14"/>
      <text:p text:style-name="P14">Старшая аликорница смотрит на младшую и обе согласно кивают.</text:p>
      <text:p text:style-name="P14"/>
      <text:p text:style-name="P14">- Хуман, мы хотели бы вернуться. - Селестия с тревогой смотрит на меня. - Пойдёшь ли ты с нами?</text:p>
      <text:p text:style-name="P14">- Вернуться? Куда?</text:p>
      <text:p text:style-name="P14">-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14">- А потом?</text:p>
      <text:p text:style-name="P14">-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4"/>
      <text:p text:style-name="P14">Я смотрю на небо, на облака, на солнце и улыбаюсь.</text:p>
      <text:p text:style-name="P14"/>
      <text:p text:style-name="P14"><text:soft-page-break/>-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4">-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4"/>
      <text:p text:style-name="P14">Мне кажется, или я вижу в вечерних лучах солнца краску, залившую щеки Луны?</text:p>
      <text:p text:style-name="P14">Я смеюсь. Всё стало на свои места, как в старые добрые времена.</text:p>
      <text:p text:style-name="P14"/>
      <text:p text:style-name="P14">- Тогда помчали?</text:p>
      <text:p text:style-name="P14">- Да. - Селестия поворачивается к Луне. - Как в тот раз, после битвы у Холодной скалы?</text:p>
      <text:p text:style-name="P14">- Да. По другому ты сейчас и не сможешь.</text:p>
      <text:p text:style-name="P14"/>
      <text:p text:style-name="P14">Луна подходит вплотную к Селестии со стороны отсутствующего крыла, бок к боку, и крепко обнимает раненую аликорницу крылом.</text:p>
      <text:p text:style-name="P14">- Проверим силы. Раз. Два. Три! - Луна взмахивает свободным крылом.</text:p>
      <text:p text:style-name="P14">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4"/>
      <text:p text:style-name="P14">Тандем крутит восьмёрки и виражи в вечернем небе, поднимается в высоту и падает в стремительных пике. Наконец, они приземляются.</text:p>
      <text:p text:style-name="P14"/>
      <text:p text:style-name="P14">- Хуман, - обращается ко мне Селестия, - Хотела бы я нести тебя сейчас… Увы – раны не позволят. Садись на Луну, пожалуйста…</text:p>
      <text:p text:style-name="P14">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4">Честное слово, Сел могла бы придумать что-нибудь получше, чем ездить на этой фурии, Хуман!</text:p>
      <text:p text:style-name="P14"/>
      <text:p text:style-name="P14">Внезапно строгую морду освещает улыбка и бирюзовый глаз подмигивает мне.</text:p>
      <text:p text:style-name="P14"/>
      <text:p text:style-name="P14">- Ты всё ещё боишься нас, Хуман. После стольких-то лет знакомства. Это забавляет. Садись! (1)</text:p>
      <text:p text:style-name="P14"/>
      <text:p text:style-name="P14">…</text:p>
      <text:p text:style-name="P14"/>
      <text:p text:style-name="P14">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text:soft-page-break/>озыла и поцеловала Хумана, а потом тётя-экскулсовод стала плинцессой Луной и они все вместе обнялись и полетели в небо!</text:p>
      <text:p text:style-name="P14">Высоко-высоко в небо!</text:p>
      <text:p text:style-name="P14"/>
      <text:p text:style-name="P14">(1) В глубине искорёженного шлема экспоната №502 загорается жёлтый огонёк. Зелёные буквы бегут на небольшом потрескавшемся экранчике.</text:p>
      <text:p text:style-name="P14"/>
      <text:p text:style-name="P14">- Регистрация присутствия хозяина.</text:p>
      <text:p text:style-name="P14">- Регистрация увеличения дистанции с хозяином.</text:p>
      <text:p text:style-name="P14">- Отсутствие инструкций.</text:p>
      <text:p text:style-name="P14">- Активация протокола поддержания дистанции необходимой для принятия инструкций хозяина.</text:p>
      <text:p text:style-name="P14"/>
      <text:p text:style-name="P14"/>
      <text:p text:style-name="P14">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4">Вскоре слегка скрежещущая фигура скрывается в лучах заходящего солнца вслед за троицей сказочных созданий.</text:p>
      <text:p text:style-name="P14"/>
      <text:p text:style-name="P14"/>
      <text:h text:style-name="P6" text:outline-level="2">Конец</text:h>
      <text:p text:style-name="P14"/>
      <text:p text:style-name="P10"/>
      <text:p text:style-name="P8"/>
      <text:p text:style-name="P8"/>
      <text:p text:style-name="P8"/>
      <text:p text:style-name="P8"/>
      <text:p text:style-name="P10">Крепкий орешек, развоплощение не повлияло твой характер. Как был хамом, так и остался.</text:p>
      <text:p text:style-name="P10">- Мы ведь виделись раньше, да? Почему-то ты кажешься мне знакомым, - угрюмо замечаю я. - Хотя, хоть убей, не вспомню, где.</text:p>
      <text:p text:style-name="P1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0">- Хреново, - ещё угрюмее говорю я. - Полчаса назад попал в эпицентр ядерного взрыва.</text:p>
      <text:p text:style-name="P1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0"><text:soft-page-break/></text:p>
      <text:p text:style-name="P10">Я молча прикидываю, смогу ли дотянуться до его носа кулаком? А ногой?</text:p>
      <text:p text:style-name="P10">Анакорн как будто понимает, что я замышляю. Он отступает шаг назад и примирительно поднимает вверх копыто.</text:p>
      <text:p text:style-name="P10"/>
      <text:p text:style-name="P10">-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0"/>
      <text:p text:style-name="P19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0"/>
      <text:p text:style-name="P10">-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0"/>
      <text:p text:style-name="P10">-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0">- Стоп-стоп-стоп! Помедленнее, я нихрена не понял! - хватаюсь за голову я. - Какая-такая подружка? Какая просьба? Какой мир? Что за бред?</text:p>
      <text:p text:style-name="P8"/>
      <text:p text:style-name="P9"><text:span text:style-name="Default_20_Paragraph_20_Font"><text:span text:style-name="T1">&lt;</text:span></text:span><text:span text:style-name="Default_20_Paragraph_20_Font"><text:span text:style-name="T3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9"><text:span text:style-name="Default_20_Paragraph_20_Font"><text:span text:style-name="T33">Эпилог.)</text:span></text:span><text:span text:style-name="Default_20_Paragraph_20_Font"><text:span text:style-name="T1">&gt;</text:span></text:span></text:p>
      <text:p text:style-name="P8"/>
      <text:p text:style-name="P8"/>
      <text:p text:style-name="P9"><text:span text:style-name="Default_20_Paragraph_20_Font"><text:span text:style-name="T1">(</text:span></text:span><text:span text:style-name="Default_20_Paragraph_20_Font"><text:span text:style-name="T3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33">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8"/>
      <text:p text:style-name="P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93"/>
      <text:p text:style-name="P9"><text:span text:style-name="Default_20_Paragraph_20_Font"><text:span text:style-name="T286">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9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9"><text:span text:style-name="Default_20_Paragraph_20_Font"><text:span text:style-name="T28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0"/>
      <text:p text:style-name="P10">…</text:p>
      <text:p text:style-name="P194"/>
      <text:p text:style-name="P8"/>
      <text:p text:style-name="P8"/>
      <text:p text:style-name="P8"/>
      <text:p text:style-name="P2">***</text:p>
      <text:p text:style-name="P11"/>
      <text:p text:style-name="P9"><text:span text:style-name="Default_20_Paragraph_20_Font"><text:span text:style-name="T2"><text:s/></text:span></text:span><text:span text:style-name="Default_20_Paragraph_20_Font"><text:span text:style-name="T28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7"/>
      <text:p text:style-name="P17"><text:soft-page-break/>Я устало смеюсь. Юджин сделал этический модуль слишком эмоциональным, но это выглядит порой так забавно!</text:p>
      <text:p text:style-name="P17">- Нет ничего проще. Если бы ты спросилда меня раньше, я бы тебе сказал. Со стороны это моментально видно.</text:p>
      <text:p text:style-name="P17">- Что?!! Говори!</text:p>
      <text:p text:style-name="P1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7">- И где же мне найти желающих на такое? Я даже с трудом понимаю концепцию души, не то, чтобы поверить в её существование.</text:p>
      <text:p text:style-name="P17"/>
      <text:p text:style-name="P17">Разочарование сквозит в выражении морды трансцендентной лошади, в её поникших ушах и обвислом хвосте. Я усмехаюсь.</text:p>
      <text:p text:style-name="P17"/>
      <text:p text:style-name="P17">- Ты в упор не видишь очевидного. Расскажи-ка, каким образом я могу присутствовать тут, рядом с тобой в виртуальном мире?</text:p>
      <text:p text:style-name="P17">Хэвэн недовольно морщит нос, но начинает объяснять, как пятилетнему ребёнку.</text:p>
      <text:p text:style-name="P1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7">- Правильно, - киваю я, - и как, по-твоему, можно назвать цифровой слепок сознания?</text:p>
      <text:p text:style-name="P17">- Н-не понимаю, к чему ты клонишь? - запинается Хэвэн. Я вижу, что она начинает понимать.</text:p>
      <text:p text:style-name="P17">-</text:p>
      <text:p text:style-name="P11"/>
      <text:p text:style-name="P11"><text:s/>Информационный слепок сознания неточен, сканируется, в основном, память, <text:s/>логический аппарат и эмоции.</text:p>
      <text:p text:style-name="P11"/>
      <text:p text:style-name="P9"><text:span text:style-name="Default_20_Paragraph_20_Font"><text:span text:style-name="T1">&lt;</text:span></text:span><text:span text:style-name="Default_20_Paragraph_20_Font"><text:span text:style-name="T33">Зарождение проекта «Семь вечностей» и любовь Хэвэн к Дедлайну</text:span></text:span><text:span text:style-name="Default_20_Paragraph_20_Font"><text:span text:style-name="T1">&gt;</text:span></text:span></text:p>
      <text:p text:style-name="P8"/>
      <text:p text:style-name="P8"/>
      <text:p text:style-name="P8"/>
      <text:p text:style-name="P8"/>
      <text:p text:style-name="P8"><text:soft-page-break/></text:p>
      <text:h text:style-name="P6" text:outline-level="2">12</text:h>
      <text:p text:style-name="P8"/>
      <text:p text:style-name="P8"/>
      <text:p text:style-name="P2">***</text:p>
      <text:p text:style-name="P2"/>
      <text:p text:style-name="P8"/>
      <text:p text:style-name="P8"/>
      <text:p text:style-name="P8"/>
      <text:p text:style-name="P8">&lt;мир-громоотвод — в том месте, где размещён боевой модуль PHOENIX&gt;</text:p>
      <text:p text:style-name="P8">&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8"/>
      <text:p text:style-name="P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8"/>
      <text:p text:style-name="P8"/>
      <text:p text:style-name="P8"/>
      <text:p text:style-name="P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
      <text:p text:style-name="P10"/>
      <text:p text:style-name="P10">&lt;Ещё одна глава. Больничный быт Дедлайна / Развитие болезни Джет. Одеяло&gt;</text:p>
      <text:p text:style-name="P8">(добавить <text:s/>быта в Чертогах Разума и общения с “овощами”)</text:p>
      <text:p text:style-name="P8"/>
      <text:p text:style-name="P8"/>
      <text:p text:style-name="P8">пол’т на єкспериментальном образце первой ступени ракеті (остальніе не сделані)</text:p>
      <text:p text:style-name="P8"/>
      <text:p text:style-name="P8">===================================================</text:p>
      <text:p text:style-name="P8">… Вы и есть сопротивление!</text:p>
      <text:p text:style-name="P8">&lt;временная петля&gt;</text:p>
      <text:p text:style-name="P8"><text:soft-page-break/></text:p>
      <text:p text:style-name="P8"/>
      <text:p text:style-name="P8"/>
      <text:p text:style-name="P19"/>
      <text:p text:style-name="P8"/>
      <text:p text:style-name="P9"><text:span text:style-name="Default_20_Paragraph_20_Font"><text:span text:style-name="T1">&lt;</text:span></text:span><text:span text:style-name="Default_20_Paragraph_20_Font"><text:span text:style-name="T3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8"/>
      <text:p text:style-name="P10"/>
      <text:p text:style-name="P10">Шаги Армагеддона;</text:p>
      <text:p text:style-name="P10"/>
      <text:p text:style-name="P10"/>
      <text:p text:style-name="P10">встреча с единорогами</text:p>
      <text:p text:style-name="P1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0">Потом – путешествие на “Хитрожопке”, апгрейд её до дирижабля</text:p>
      <text:p text:style-name="P10"/>
      <text:p text:style-name="P10">=========================================</text:p>
      <text:p text:style-name="P10"/>
      <text:p text:style-name="P1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0"/>
      <text:p text:style-name="P1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0">==========================================</text:p>
      <text:p text:style-name="P10">Анакорн Анону: Что-то мне твоё лицо кажется знакомым. Мы раньше встречались?</text:p>
      <text:p text:style-name="P10">- Каким образом? – усмехнулся Анон.</text:p>
      <text:p text:style-name="P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8"/>
      <text:p text:style-name="P8">- Как мне звать тебя, Учитель? - прозвучала стандартная фраза начала Диалога, - Я желаю взять у… Ооо!..</text:p>
      <text:p text:style-name="P8"/>
      <text:p text:style-name="P8"><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8"/>
      <text:p text:style-name="P8">- Мой первый Учитель… Я узнала тебя… Мне тебя не хватало.</text:p>
      <text:p text:style-name="P8"/>
      <text:p text:style-name="P8">Деревья расступились и на поляну вышла Хэвэн.</text:p>
      <text:p text:style-name="P8"/>
      <text:p text:style-name="P9"><text:span text:style-name="Default_20_Paragraph_20_Font"><text:span text:style-name="T1">- Не могу сказать, что это взаимно, Хэв, -</text:span></text:span><text:span text:style-name="Default_20_Paragraph_20_Font"><text:span text:style-name="T3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8"/>
      <text:p text:style-name="P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8"/>
      <text:p text:style-name="P8"/>
      <text:p text:style-name="P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8"/>
      <text:p text:style-name="P8">Хэвэн предлагает Дедлайну присесть на пенёк – тот отказывается (подозревает, что это – кресло).</text:p>
      <text:p text:style-name="P8">===============================================</text:p>
      <text:p text:style-name="P10"/>
      <text:p text:style-name="P8">Рэра чуть шевельнула ухом и немедленно открыла один глаз.</text:p>
      <text:p text:style-name="P8"/>
      <text:p text:style-name="P8">- ПАПА!!! ОН СОГЛАСЕН!!!</text:p>
      <text:p text:style-name="P10"/>
      <text:p text:style-name="P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8">ТЫ! Я! КРОВАТЬ! БЫСТРО!!! (мамка из табуна Твердолобов)</text:p>
      <text:p text:style-name="P8">.</text:p>
      <text:p text:style-name="P8">.</text:p>
      <text:p text:style-name="P8"><text:soft-page-break/>.</text:p>
      <text:p text:style-name="P8">&lt;Попадает в табун мамок и тёток, но его спасает Дейдра на Хитрожопке&gt;</text:p>
      <text:p text:style-name="P10">&lt;Хум видит молодую Селестию в латах&gt;</text:p>
      <text:p text:style-name="P10">&lt;Сел учит Хумана магии и готовит его своим партнёром&gt;</text:p>
      <text:p text:style-name="P10">&lt;Сел применяет свою “термоядерную пушку” в роге&gt;</text:p>
      <text:h text:style-name="P6" text:outline-level="2"/>
      <text:p text:style-name="P8"/>
      <text:p text:style-name="P10">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0">Селестия бесконечно счастлива, что у неё есть помощник - Анон</text:p>
      <text:p text:style-name="P9"><text:span text:style-name="Default_20_Paragraph_20_Font"><text:span text:style-name="T1">(</text:span></text:span><text:span text:style-name="Default_20_Paragraph_20_Font"><text:span text:style-name="T3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0"/>
      <text:p text:style-name="P10">Я ввалился в приёмную. Голова аликорницы покоилась на столе, глаза были закрыты. При стуке двери лишь чуть дёрнулось ухо.</text:p>
      <text:p text:style-name="P10">- Сел, меня волнует состояние наших отношений в последнее время, - начал я издалека.</text:p>
      <text:p text:style-name="P10">- Да? - пробормотала аликорница не открывая глаз.</text:p>
      <text:p text:style-name="P10"/>
      <text:p text:style-name="P10">Тут что-то не так, Анон!</text:p>
      <text:p text:style-name="P10"/>
      <text:p text:style-name="P10">- Как ты могла вчера заснуть во время секса?!! - я возмущенно уставился на аликорницу.</text:p>
      <text:p text:style-name="P10">Селестия открыла один глаз и страдальчески улыбнулась.</text:p>
      <text:p text:style-name="P9"><text:span text:style-name="Default_20_Paragraph_20_Font"><text:span text:style-name="T3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0">- Маленькое неудобство? - я аж поперхнулся. - Сел, мне неинтересно трахать бревно. Если ты так устаёшь – поделись работой. Зачем ещё нужны мужья?</text:p>
      <text:p text:style-name="P10">&lt;Сцена с напившейся Селестией&gt;</text:p>
      <text:p text:style-name="P1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text:span text:style-name="Default_20_Paragraph_20_Font"><text:span text:style-name="T1">&lt;</text:span></text:span><text:span text:style-name="Default_20_Paragraph_20_Font"><text:span text:style-name="T3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0"><text:soft-page-break/>&lt;Отправка Анона на Луну с Луной&gt;</text:p>
      <text:p text:style-name="P9"><text:span text:style-name="Default_20_Paragraph_20_Font"><text:span text:style-name="T33">&lt;Сцена с голым Аноном и Луной</text:span></text:span><text:span text:style-name="Default_20_Paragraph_20_Font"><text:span text:style-name="T1">&gt;</text:span></text:span></text:p>
      <text:p text:style-name="P195"/>
      <text:p text:style-name="P10"/>
      <text:p text:style-name="P10"/>
      <text:p text:style-name="P10"/>
      <text:p text:style-name="P10"/>
      <text:p text:style-name="P10">======================================================</text:p>
      <text:p text:style-name="P8">- А-А-А-А-А-А-А-А!!!</text:p>
      <text:p text:style-name="P8"/>
      <text:p text:style-name="P8">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8"/>
      <text:p text:style-name="P8">- Это определённо не пегас. И вообще не пони, - заметила старшая.</text:p>
      <text:p text:style-name="P8">-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8"/>
      <text:p text:style-name="P8">Вопящая фигура поравнялась с аликорницами и продолжила низвержение в пропасть.</text:p>
      <text:p text:style-name="P8"/>
      <text:p text:style-name="P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8"/>
      <text:p text:style-name="P8">Прыжок аликорницы с края площадки перешёл в затяжное пике, конечной целью которого была быстро приближающаяся к земле тёмная фигура.</text:p>
      <text:p text:style-name="P8"/>
      <text:p text:style-name="P8">-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0"/>
      <text:p text:style-name="P10"/>
      <text:p text:style-name="P10"/>
      <text:p text:style-name="P10"/>
      <text:p text:style-name="P11"/>
      <text:p text:style-name="P9"><text:span text:style-name="Default_20_Paragraph_20_Font"><text:span text:style-name="T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pan></text:span><text:soft-page-break/><text:span text:style-name="Default_20_Paragraph_20_Font"><text:span text:style-name="T2">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28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2">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8"/>
      <text:p text:style-name="P8"/>
      <text:p text:style-name="P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3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9">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9">— тот, на седьмой волне, который избежал фолаута. Где Сел окаменела. Эпилог </text:span></text:span><text:span text:style-name="Default_20_Paragraph_20_Font"><text:span text:style-name="T1">&gt;</text:span></text:span></text:p>
      <text:p text:style-name="P8">======================================</text:p>
      <text:p text:style-name="P9"><text:soft-page-break/><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3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8"/>
      <text:p text:style-name="P8">===================================</text:p>
      <text:p text:style-name="P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
      <text:p text:style-name="P2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text:span text:style-name="Default_20_Paragraph_20_Font"><text:span text:style-name="T290">Действие начинается снова с </text:span></text:span><text:span text:style-name="Default_20_Paragraph_20_Font"><text:span text:style-name="T291">первой</text:span></text:span><text:span text:style-name="Default_20_Paragraph_20_Font"><text:span text:style-name="T29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9">=============================</text:p>
      <text:p text:style-name="P8">&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8"/>
      <text:p text:style-name="P1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0"/>
      <text:p text:style-name="P1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text:p>
      <text:p text:style-name="P9"><text:soft-page-break/><text:span text:style-name="Default_20_Paragraph_20_Font"><text:span text:style-name="T3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0">=======================================</text:p>
      <text:p text:style-name="P9"><text:span text:style-name="Default_20_Paragraph_20_Font"><text:span text:style-name="T2">&lt;</text:span></text:span><text:span text:style-name="Default_20_Paragraph_20_Font"><text:span text:style-name="T28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2">&gt;</text:span></text:span></text:p>
      <text:p text:style-name="P17"/>
      <text:p text:style-name="P9"><text:span text:style-name="Default_20_Paragraph_20_Font"><text:span text:style-name="T2">(</text:span></text:span><text:span text:style-name="Default_20_Paragraph_20_Font"><text:span text:style-name="T288">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2">)</text:span></text:span></text:p>
      <text:p text:style-name="P11"/>
      <text:p text:style-name="P11"/>
      <text:p text:style-name="P11">(Дедлайн был в психушке без памяти два месяца, а не два года)</text:p>
      <text:p text:style-name="P11"/>
      <text:p text:style-name="P11"/>
      <text:p text:style-name="P9"><text:span text:style-name="Default_20_Paragraph_20_Font"><text:span text:style-name="T2">&lt;</text:span></text:span><text:span text:style-name="Default_20_Paragraph_20_Font"><text:span text:style-name="T288">Учителя отвечают на вопросы Хэвэн, на которые она сама не может найти ответы</text:span></text:span><text:span text:style-name="Default_20_Paragraph_20_Font"><text:span text:style-name="T2">&gt;</text:span></text:span></text:p>
      <text:p text:style-name="P11">(добавить Аниту в психушку)</text:p>
      <text:p text:style-name="P11">(необходимость вернуться — предотвратить закрытие проекта и остановку Хэвэн)</text:p>
      <text:p text:style-name="P11">&lt;киберсекс с Хэвэн&gt;</text:p>
      <text:p text:style-name="P11">====================</text:p>
      <text:p text:style-name="P9"><text:span text:style-name="Default_20_Paragraph_20_Font"><text:span text:style-name="T2">&lt;</text:span></text:span><text:span text:style-name="Default_20_Paragraph_20_Font"><text:span text:style-name="T288">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2">&gt;</text:span></text:span></text:p>
      <text:p text:style-name="P11"/>
      <text:p text:style-name="P8"/>
      <text:p text:style-name="P8"><text:soft-page-break/></text:p>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196"/>
      <text:p text:style-name="P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9">Pink Floyd “Keep Talking” <text:a xlink:type="simple" xlink:href="https://www.youtube.com/watch?v=CVhYW6e3qc8" office:target-frame-name="_top" xlink:show="replace" text:style-name="Internet_20_link" text:visited-style-name="Visited_20_Internet_20_Link">https://www.youtube.com/watch?v=CVhYW6e3qc8</text:a></text:p>
      <text:p text:style-name="P9"/>
      <text:p text:style-name="P9">Daft Punk - Veridis Quo</text:p>
      <text:p text:style-name="P9">https://www.youtube.com/watch?v=HhZaHf8RP6g</text:p>
      <text:p text:style-name="P9"><text:a xlink:type="simple" xlink:href="https://www.youtube.com/watch?v=ySLc8gZ3oEc" office:target-frame-name="_top" xlink:show="replace" text:style-name="Internet_20_link" text:visited-style-name="Visited_20_Internet_20_Link">https://www.youtube.com/watch?v=ySLc8gZ3oEc</text:a></text:p>
      <text:p text:style-name="P9"/>
      <text:p text:style-name="P9">Eye Of The Tiger</text:p>
      <text:p text:style-name="P9"/>
      <text:p text:style-name="P9">Alphaville – Forever Young</text:p>
      <text:p text:style-name="P9">The Doors “Light My Fire”</text:p>
      <text:p text:style-name="P9">Pink Floyd “Another Brick In The Wall” (https://www.youtube.com/watch?v=krYK1jWz0Lo <text:s/>),</text:p>
      <text:p text:style-name="P9">“Is the anybody here” (Pulse)</text:p>
      <text:p text:style-name="P9">“Marooned”</text:p>
      <text:p text:style-name="P9">&lt;Pink Floyd - «Hey you» (Pulse)&gt;</text:p>
      <text:p text:style-name="P9"/>
      <text:p text:style-name="P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9">&lt;<text:span text:style-name="Default_20_Paragraph_20_Font"><text:span text:style-name="T32">Pink Floyd — Kepp Talking (Pulse), Hey you (Pulse), Sorrow (Pulse), High Hopes (Pulse)</text:span></text:span>&gt;</text:p>
      <text:p text:style-name="P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9">Oasis — Wonderwall (<text:a xlink:type="simple" xlink:href="https://www.youtube.com/watch?v=6hzrDeceEKc" office:target-frame-name="_top" xlink:show="replace" text:style-name="Internet_20_link" text:visited-style-name="Visited_20_Internet_20_Link">https://www.youtube.com/watch?v=6hzrDeceEKc</text:a> )</text:p>
      <text:p text:style-name="P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text:soft-page-break/>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9"><text:a xlink:type="simple" xlink:href="https://www.youtube.com/watch?v=nGhoBnx3Pt0" office:target-frame-name="_top" xlink:show="replace" text:style-name="Internet_20_link" text:visited-style-name="Visited_20_Internet_20_Link">https://www.youtube.com/watch?v=nGhoBnx3Pt0</text:a></text:p>
      <text:p text:style-name="P9"><text:a xlink:type="simple" xlink:href="https://www.youtube.com/watch?v=UVWiArQL_oI" office:target-frame-name="_top" xlink:show="replace" text:style-name="Internet_20_link" text:visited-style-name="Visited_20_Internet_20_Link">https://www.youtube.com/watch?v=UVWiArQL_oI</text:a></text:p>
      <text:p text:style-name="P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9"><text:span text:style-name="Default_20_Paragraph_20_Font"><text:span text:style-name="T29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292">)</text:span></text:span></text:p>
      <text:p text:style-name="P197">Pink Floyd “Another Brick In The Wall”</text:p>
      <text:p text:style-name="P9"><text:a xlink:type="simple" xlink:href="https://www.youtube.com/watch?v=rvk5D1iI2LA" office:target-frame-name="_top" xlink:show="replace" text:style-name="Internet_20_link" text:visited-style-name="Visited_20_Internet_20_Link">https://www.youtube.com/watch?v=rvk5D1iI2LA</text:a></text:p>
      <text:h text:style-name="P198" text:outline-level="1"><text:span text:style-name="Default_20_Paragraph_20_Font"><text:span text:style-name="T293">Mark Knopfler - Marbletown - Córdoba 2010</text:span></text:span></text:h>
      <text:p text:style-name="P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19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199"/>
      <text:p text:style-name="P19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199"><text:tab/><text:tab/>Lost city <text:a xlink:type="simple" xlink:href="https://www.youtube.com/watch?v=YZUoGbF7WLE" office:target-frame-name="_top" xlink:show="replace" text:style-name="Internet_20_link" text:visited-style-name="Visited_20_Internet_20_Link">https://www.youtube.com/watch?v=YZUoGbF7WLE</text:a></text:p>
      <text:p text:style-name="P199">Outrunner – Day dream <text:a xlink:type="simple" xlink:href="https://www.youtube.com/watch?v=s8KLEossy_k" text:style-name="Internet_20_link" text:visited-style-name="Visited_20_Internet_20_Link">https://www.youtube.com/watch?v=s8KLEossy_k</text:a></text:p>
      <text:p text:style-name="P200">Outrunner – Hidden World https://www.youtube.com/watch?v=MEFE9653Z2k</text:p>
      <text:h text:style-name="P198" text:outline-level="1">Wastelander X – Aftermath <text:a xlink:type="simple" xlink:href="https://www.youtube.com/watch?v=cRNYvL9gD9o" text:style-name="Internet_20_link" text:visited-style-name="Visited_20_Internet_20_Link">https://www.youtube.com/watch?v=cRNYvL9gD9o</text:a></text:h>
      <text:p text:style-name="P1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4-12-24T02:56:06.127000000</dc:date>
    <meta:editing-cycles>106</meta:editing-cycles>
    <meta:editing-duration>P39DT10H9M39S</meta:editing-duration>
    <meta:document-statistic meta:table-count="0" meta:image-count="0" meta:object-count="0" meta:page-count="357" meta:paragraph-count="4783" meta:word-count="114709" meta:character-count="738986" meta:non-whitespace-character-count="627562"/>
    <meta:template xlink:type="simple" xlink:actuate="onRequest" xlink:title="" xlink:href="Normal"/>
  </office:meta>
</office:document-meta>
</file>